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新細明體" svg:font-family="新細明體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7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8">
      <style:table-cell-properties style:text-align-source="fix" style:repeat-content="false" style:vertical-align="automatic"/>
      <style:paragraph-properties fo:text-align="start" fo:margin-left="0cm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6" table:number-columns-repeated="1012" table:default-cell-style-name="ce2"/>
        <table:table-row table:style-name="ro1">
          <table:table-cell table:style-name="ce2" office:value-type="string">
            <text:p>地區</text:p>
          </table:table-cell>
          <table:table-cell office:value-type="string">
            <text:p>日期</text:p>
          </table:table-cell>
          <table:table-cell office:value-type="string">
            <text:p>農曆</text:p>
          </table:table-cell>
          <table:table-cell/>
          <table:table-cell office:value-type="string">
            <text:p>月出時刻</text:p>
          </table:table-cell>
          <table:table-cell office:value-type="string">
            <text:p>方位角</text:p>
          </table:table-cell>
          <table:table-cell/>
          <table:table-cell office:value-type="string">
            <text:p>過中天</text:p>
          </table:table-cell>
          <table:table-cell office:value-type="string">
            <text:p>仰角</text:p>
          </table:table-cell>
          <table:table-cell/>
          <table:table-cell office:value-type="string">
            <text:p>月沒時刻</text:p>
          </table:table-cell>
          <table:table-cell office:value-type="string">
            <text:p>方位角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01">
            <text:p>2019-01-01</text:p>
          </table:table-cell>
          <table:table-cell table:style-name="ce1" office:value-type="string">
            <text:p>農曆11月26日</text:p>
          </table:table-cell>
          <table:table-cell/>
          <table:table-cell table:style-name="ce1" office:value-type="time" office:time-value="PT02H08M00S">
            <text:p>02:08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08H01M00S">
            <text:p>08:01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3H49M00S">
            <text:p>13:49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02">
            <text:p>2019-01-02</text:p>
          </table:table-cell>
          <table:table-cell table:style-name="ce1" office:value-type="string">
            <text:p>農曆11月27日</text:p>
          </table:table-cell>
          <table:table-cell table:style-name="ce1"/>
          <table:table-cell table:style-name="ce1" office:value-type="time" office:time-value="PT03H04M00S">
            <text:p>03:04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08H48M00S">
            <text:p>08:48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4H29M00S">
            <text:p>14:29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03">
            <text:p>2019-01-03</text:p>
          </table:table-cell>
          <table:table-cell table:style-name="ce1" office:value-type="string">
            <text:p>農曆11月28日</text:p>
          </table:table-cell>
          <table:table-cell table:style-name="ce1"/>
          <table:table-cell table:style-name="ce1" office:value-type="time" office:time-value="PT03H59M00S">
            <text:p>03:5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09H37M00S">
            <text:p>09:37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5H12M00S">
            <text:p>15:12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04">
            <text:p>2019-01-04</text:p>
          </table:table-cell>
          <table:table-cell table:style-name="ce1" office:value-type="string">
            <text:p>農曆11月29日</text:p>
          </table:table-cell>
          <table:table-cell table:style-name="ce1"/>
          <table:table-cell table:style-name="ce1" office:value-type="time" office:time-value="PT04H54M00S">
            <text:p>04:54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0H26M00S">
            <text:p>10:26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5H57M00S">
            <text:p>15:57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05">
            <text:p>2019-01-05</text:p>
          </table:table-cell>
          <table:table-cell table:style-name="ce1" office:value-type="string">
            <text:p>農曆11月30日</text:p>
          </table:table-cell>
          <table:table-cell table:style-name="ce1"/>
          <table:table-cell table:style-name="ce1" office:value-type="time" office:time-value="PT05H47M00S">
            <text:p>05:47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1H16M00S">
            <text:p>11:16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6H45M00S">
            <text:p>16:45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06">
            <text:p>2019-01-06</text:p>
          </table:table-cell>
          <table:table-cell table:style-name="ce1" office:value-type="string">
            <text:p>農曆12月1日</text:p>
          </table:table-cell>
          <table:table-cell table:style-name="ce1"/>
          <table:table-cell table:style-name="ce1" office:value-type="time" office:time-value="PT06H38M00S">
            <text:p>06:38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7H35M00S">
            <text:p>17:35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07">
            <text:p>2019-01-07</text:p>
          </table:table-cell>
          <table:table-cell table:style-name="ce1" office:value-type="string">
            <text:p>農曆12月2日</text:p>
          </table:table-cell>
          <table:table-cell table:style-name="ce1"/>
          <table:table-cell table:style-name="ce1" office:value-type="time" office:time-value="PT07H25M00S">
            <text:p>07:25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2H55M00S">
            <text:p>12:5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08">
            <text:p>2019-01-08</text:p>
          </table:table-cell>
          <table:table-cell table:style-name="ce1" office:value-type="string">
            <text:p>農曆12月3日</text:p>
          </table:table-cell>
          <table:table-cell table:style-name="ce1"/>
          <table:table-cell table:style-name="ce1" office:value-type="time" office:time-value="PT08H10M00S">
            <text:p>08:10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3H43M00S">
            <text:p>13:43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9H18M00S">
            <text:p>19:18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09">
            <text:p>2019-01-09</text:p>
          </table:table-cell>
          <table:table-cell table:style-name="ce1" office:value-type="string">
            <text:p>農曆12月4日</text:p>
          </table:table-cell>
          <table:table-cell table:style-name="ce1"/>
          <table:table-cell table:style-name="ce1" office:value-type="time" office:time-value="PT08H50M00S">
            <text:p>08:50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4H28M00S">
            <text:p>14:28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20H09M00S">
            <text:p>20:09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10">
            <text:p>2019-01-10</text:p>
          </table:table-cell>
          <table:table-cell table:style-name="ce1" office:value-type="string">
            <text:p>農曆12月5日</text:p>
          </table:table-cell>
          <table:table-cell/>
          <table:table-cell table:style-name="ce1" office:value-type="time" office:time-value="PT09H28M00S">
            <text:p>09:28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5H13M00S">
            <text:p>15:13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21H00M00S">
            <text:p>21:00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11">
            <text:p>2019-01-11</text:p>
          </table:table-cell>
          <table:table-cell table:style-name="ce1" office:value-type="string">
            <text:p>農曆12月6日</text:p>
          </table:table-cell>
          <table:table-cell table:style-name="ce1"/>
          <table:table-cell table:style-name="ce1" office:value-type="time" office:time-value="PT10H04M00S">
            <text:p>10:04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5H56M00S">
            <text:p>15:56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21H51M00S">
            <text:p>21:51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12">
            <text:p>2019-01-12</text:p>
          </table:table-cell>
          <table:table-cell table:style-name="ce1" office:value-type="string">
            <text:p>農曆12月7日</text:p>
          </table:table-cell>
          <table:table-cell table:style-name="ce1"/>
          <table:table-cell table:style-name="ce1" office:value-type="time" office:time-value="PT10H38M00S">
            <text:p>10:38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6H38M00S">
            <text:p>16:38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22H42M00S">
            <text:p>22:42</text:p>
          </table:table-cell>
          <table:table-cell office:value-type="float" office:value="266">
            <text:p>26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13">
            <text:p>2019-01-13</text:p>
          </table:table-cell>
          <table:table-cell table:style-name="ce1" office:value-type="string">
            <text:p>農曆12月8日</text:p>
          </table:table-cell>
          <table:table-cell table:style-name="ce1"/>
          <table:table-cell table:style-name="ce1" office:value-type="time" office:time-value="PT11H12M00S">
            <text:p>11:12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7H20M00S">
            <text:p>17:20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23H33M00S">
            <text:p>23:33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14">
            <text:p>2019-01-14</text:p>
          </table:table-cell>
          <table:table-cell table:style-name="ce1" office:value-type="string">
            <text:p>農曆12月9日</text:p>
          </table:table-cell>
          <table:table-cell table:style-name="ce1"/>
          <table:table-cell table:style-name="ce1" office:value-type="time" office:time-value="PT11H46M00S">
            <text:p>11:46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8H04M00S">
            <text:p>18:04</text:p>
          </table:table-cell>
          <table:table-cell office:value-type="string">
            <text:p>70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15">
            <text:p>2019-01-15</text:p>
          </table:table-cell>
          <table:table-cell table:style-name="ce1" office:value-type="string">
            <text:p>農曆12月10日</text:p>
          </table:table-cell>
          <table:table-cell table:style-name="ce1"/>
          <table:table-cell table:style-name="ce1" office:value-type="time" office:time-value="PT12H23M00S">
            <text:p>12:23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8H50M00S">
            <text:p>18:50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00H26M00S">
            <text:p>00:26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16">
            <text:p>2019-01-16</text:p>
          </table:table-cell>
          <table:table-cell table:style-name="ce1" office:value-type="string">
            <text:p>農曆12月11日</text:p>
          </table:table-cell>
          <table:table-cell table:style-name="ce1"/>
          <table:table-cell table:style-name="ce1" office:value-type="time" office:time-value="PT13H02M00S">
            <text:p>13:02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9H39M00S">
            <text:p>19:39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01H22M00S">
            <text:p>01:22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17">
            <text:p>2019-01-17</text:p>
          </table:table-cell>
          <table:table-cell table:style-name="ce1" office:value-type="string">
            <text:p>農曆12月12日</text:p>
          </table:table-cell>
          <table:table-cell table:style-name="ce1"/>
          <table:table-cell table:style-name="ce1" office:value-type="time" office:time-value="PT13H46M00S">
            <text:p>13:46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20H31M00S">
            <text:p>20:31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02H20M00S">
            <text:p>02:20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18">
            <text:p>2019-01-18</text:p>
          </table:table-cell>
          <table:table-cell table:style-name="ce1" office:value-type="string">
            <text:p>農曆12月13日</text:p>
          </table:table-cell>
          <table:table-cell table:style-name="ce1"/>
          <table:table-cell table:style-name="ce1" office:value-type="time" office:time-value="PT14H36M00S">
            <text:p>14:36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21H29M00S">
            <text:p>21:29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03H21M00S">
            <text:p>03:21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19">
            <text:p>2019-01-19</text:p>
          </table:table-cell>
          <table:table-cell table:style-name="ce1" office:value-type="string">
            <text:p>農曆12月14日</text:p>
          </table:table-cell>
          <table:table-cell table:style-name="ce1"/>
          <table:table-cell table:style-name="ce1" office:value-type="time" office:time-value="PT15H32M00S">
            <text:p>15:32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22H30M00S">
            <text:p>22:30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4H24M00S">
            <text:p>04:24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20">
            <text:p>2019-01-20</text:p>
          </table:table-cell>
          <table:table-cell table:style-name="ce1" office:value-type="string">
            <text:p>農曆12月15日</text:p>
          </table:table-cell>
          <table:table-cell table:style-name="ce1"/>
          <table:table-cell table:style-name="ce1" office:value-type="time" office:time-value="PT16H34M00S">
            <text:p>16:34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23H33M00S">
            <text:p>23:3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5H28M00S">
            <text:p>05:28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21">
            <text:p>2019-01-21</text:p>
          </table:table-cell>
          <table:table-cell table:style-name="ce1" office:value-type="string">
            <text:p>農曆12月16日</text:p>
          </table:table-cell>
          <table:table-cell table:style-name="ce1"/>
          <table:table-cell table:style-name="ce1" office:value-type="time" office:time-value="PT17H41M00S">
            <text:p>17:41</text:p>
          </table:table-cell>
          <table:table-cell office:value-type="float" office:value="68">
            <text:p>68</text:p>
          </table:table-cell>
          <table:table-cell table:number-columns-repeated="4"/>
          <table:table-cell table:style-name="ce1" office:value-type="time" office:time-value="PT06H30M00S">
            <text:p>06:30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22">
            <text:p>2019-01-22</text:p>
          </table:table-cell>
          <table:table-cell table:style-name="ce1" office:value-type="string">
            <text:p>農曆12月17日</text:p>
          </table:table-cell>
          <table:table-cell table:style-name="ce1"/>
          <table:table-cell table:style-name="ce1" office:value-type="time" office:time-value="PT18H49M00S">
            <text:p>18:49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00H36M00S">
            <text:p>00:36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7H28M00S">
            <text:p>07:28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23">
            <text:p>2019-01-23</text:p>
          </table:table-cell>
          <table:table-cell table:style-name="ce1" office:value-type="string">
            <text:p>農曆12月18日</text:p>
          </table:table-cell>
          <table:table-cell table:style-name="ce1"/>
          <table:table-cell table:style-name="ce1" office:value-type="time" office:time-value="PT19H57M00S">
            <text:p>19:57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01H37M00S">
            <text:p>01:37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08H20M00S">
            <text:p>08:20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24">
            <text:p>2019-01-24</text:p>
          </table:table-cell>
          <table:table-cell table:style-name="ce1" office:value-type="string">
            <text:p>農曆12月19日</text:p>
          </table:table-cell>
          <table:table-cell table:style-name="ce1"/>
          <table:table-cell table:style-name="ce1" office:value-type="time" office:time-value="PT21H02M00S">
            <text:p>21:02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02H35M00S">
            <text:p>02:35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09H07M00S">
            <text:p>09:07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25">
            <text:p>2019-01-25</text:p>
          </table:table-cell>
          <table:table-cell table:style-name="ce1" office:value-type="string">
            <text:p>農曆12月20日</text:p>
          </table:table-cell>
          <table:table-cell table:style-name="ce1"/>
          <table:table-cell table:style-name="ce1" office:value-type="time" office:time-value="PT22H04M00S">
            <text:p>22:04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03H29M00S">
            <text:p>03:2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09H50M00S">
            <text:p>09:50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26">
            <text:p>2019-01-26</text:p>
          </table:table-cell>
          <table:table-cell table:style-name="ce1" office:value-type="string">
            <text:p>農曆12月21日</text:p>
          </table:table-cell>
          <table:table-cell table:style-name="ce1"/>
          <table:table-cell table:style-name="ce1" office:value-type="time" office:time-value="PT23H04M00S">
            <text:p>23:04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04H20M00S">
            <text:p>04:20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0H31M00S">
            <text:p>10:31</text:p>
          </table:table-cell>
          <table:table-cell office:value-type="float" office:value="269">
            <text:p>26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27">
            <text:p>2019-01-27</text:p>
          </table:table-cell>
          <table:table-cell table:style-name="ce1" office:value-type="string">
            <text:p>農曆12月22日</text:p>
          </table:table-cell>
          <table:table-cell table:style-name="ce1"/>
          <table:table-cell table:number-columns-repeated="3"/>
          <table:table-cell table:style-name="ce1" office:value-type="time" office:time-value="PT05H10M00S">
            <text:p>05:10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1H10M00S">
            <text:p>11:10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28">
            <text:p>2019-01-28</text:p>
          </table:table-cell>
          <table:table-cell table:style-name="ce1" office:value-type="string">
            <text:p>農曆12月23日</text:p>
          </table:table-cell>
          <table:table-cell table:style-name="ce1"/>
          <table:table-cell table:style-name="ce1" office:value-type="time" office:time-value="PT00H02M00S">
            <text:p>00:02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05H58M00S">
            <text:p>05:58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29">
            <text:p>2019-01-29</text:p>
          </table:table-cell>
          <table:table-cell table:style-name="ce1" office:value-type="string">
            <text:p>農曆12月24日</text:p>
          </table:table-cell>
          <table:table-cell table:style-name="ce1"/>
          <table:table-cell table:style-name="ce1" office:value-type="time" office:time-value="PT00H59M00S">
            <text:p>00:59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06H46M00S">
            <text:p>06:46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2H29M00S">
            <text:p>12:29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30">
            <text:p>2019-01-30</text:p>
          </table:table-cell>
          <table:table-cell table:style-name="ce1" office:value-type="string">
            <text:p>農曆12月25日</text:p>
          </table:table-cell>
          <table:table-cell table:style-name="ce1"/>
          <table:table-cell table:style-name="ce1" office:value-type="time" office:time-value="PT01H55M00S">
            <text:p>01:55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07H35M00S">
            <text:p>07:35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3H11M00S">
            <text:p>13:11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1-31">
            <text:p>2019-01-31</text:p>
          </table:table-cell>
          <table:table-cell table:style-name="ce1" office:value-type="string">
            <text:p>農曆12月26日</text:p>
          </table:table-cell>
          <table:table-cell table:style-name="ce1"/>
          <table:table-cell table:style-name="ce1" office:value-type="time" office:time-value="PT02H50M00S">
            <text:p>02:50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08H24M00S">
            <text:p>08:24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3H55M00S">
            <text:p>13:55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01">
            <text:p>2019-02-01</text:p>
          </table:table-cell>
          <table:table-cell table:style-name="ce1" office:value-type="string">
            <text:p>農曆12月27日</text:p>
          </table:table-cell>
          <table:table-cell table:style-name="ce1"/>
          <table:table-cell table:style-name="ce1" office:value-type="time" office:time-value="PT03H43M00S">
            <text:p>03:43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09H13M00S">
            <text:p>09:1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4H42M00S">
            <text:p>14:42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02">
            <text:p>2019-02-02</text:p>
          </table:table-cell>
          <table:table-cell table:style-name="ce1" office:value-type="string">
            <text:p>農曆12月28日</text:p>
          </table:table-cell>
          <table:table-cell table:style-name="ce1"/>
          <table:table-cell table:style-name="ce1" office:value-type="time" office:time-value="PT04H34M00S">
            <text:p>04:34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0H03M00S">
            <text:p>10:0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5H31M00S">
            <text:p>15:31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03">
            <text:p>2019-02-03</text:p>
          </table:table-cell>
          <table:table-cell table:style-name="ce1" office:value-type="string">
            <text:p>農曆12月29日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0H51M00S">
            <text:p>10:51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6H21M00S">
            <text:p>16:21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04">
            <text:p>2019-02-04</text:p>
          </table:table-cell>
          <table:table-cell table:style-name="ce1" office:value-type="string">
            <text:p>農曆12月30日</text:p>
          </table:table-cell>
          <table:table-cell table:style-name="ce1"/>
          <table:table-cell table:style-name="ce1" office:value-type="time" office:time-value="PT06H08M00S">
            <text:p>06:08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39M00S">
            <text:p>11:39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05">
            <text:p>2019-02-05</text:p>
          </table:table-cell>
          <table:table-cell table:style-name="ce1" office:value-type="string">
            <text:p>農曆1月1日</text:p>
          </table:table-cell>
          <table:table-cell table:style-name="ce1"/>
          <table:table-cell table:style-name="ce1" office:value-type="time" office:time-value="PT06H49M00S">
            <text:p>06:4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26M00S">
            <text:p>12:26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06">
            <text:p>2019-02-06</text:p>
          </table:table-cell>
          <table:table-cell table:style-name="ce1" office:value-type="string">
            <text:p>農曆1月2日</text:p>
          </table:table-cell>
          <table:table-cell table:style-name="ce1"/>
          <table:table-cell table:style-name="ce1" office:value-type="time" office:time-value="PT07H28M00S">
            <text:p>07:28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3H10M00S">
            <text:p>13:1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8H56M00S">
            <text:p>18:56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07">
            <text:p>2019-02-07</text:p>
          </table:table-cell>
          <table:table-cell table:style-name="ce1" office:value-type="string">
            <text:p>農曆1月3日</text:p>
          </table:table-cell>
          <table:table-cell table:style-name="ce1"/>
          <table:table-cell table:style-name="ce1" office:value-type="time" office:time-value="PT08H04M00S">
            <text:p>08:04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3H54M00S">
            <text:p>13:54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9H47M00S">
            <text:p>19:47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08">
            <text:p>2019-02-08</text:p>
          </table:table-cell>
          <table:table-cell table:style-name="ce1" office:value-type="string">
            <text:p>農曆1月4日</text:p>
          </table:table-cell>
          <table:table-cell/>
          <table:table-cell table:style-name="ce1" office:value-type="time" office:time-value="PT08H39M00S">
            <text:p>08:39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4H36M00S">
            <text:p>14:36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20H37M00S">
            <text:p>20:37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09">
            <text:p>2019-02-09</text:p>
          </table:table-cell>
          <table:table-cell table:style-name="ce1" office:value-type="string">
            <text:p>農曆1月5日</text:p>
          </table:table-cell>
          <table:table-cell table:style-name="ce1"/>
          <table:table-cell table:style-name="ce1" office:value-type="time" office:time-value="PT09H13M00S">
            <text:p>09:13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5H18M00S">
            <text:p>15:18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21H28M00S">
            <text:p>21:28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10">
            <text:p>2019-02-10</text:p>
          </table:table-cell>
          <table:table-cell table:style-name="ce1" office:value-type="string">
            <text:p>農曆1月6日</text:p>
          </table:table-cell>
          <table:table-cell table:style-name="ce1"/>
          <table:table-cell table:style-name="ce1" office:value-type="time" office:time-value="PT09H46M00S">
            <text:p>09:46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6H01M00S">
            <text:p>16:01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22H20M00S">
            <text:p>22:20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11">
            <text:p>2019-02-11</text:p>
          </table:table-cell>
          <table:table-cell table:style-name="ce1" office:value-type="string">
            <text:p>農曆1月7日</text:p>
          </table:table-cell>
          <table:table-cell table:style-name="ce1"/>
          <table:table-cell table:style-name="ce1" office:value-type="time" office:time-value="PT10H21M00S">
            <text:p>10:21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6H45M00S">
            <text:p>16:45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23H13M00S">
            <text:p>23:13</text:p>
          </table:table-cell>
          <table:table-cell office:value-type="float" office:value="280">
            <text:p>28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12">
            <text:p>2019-02-12</text:p>
          </table:table-cell>
          <table:table-cell table:style-name="ce1" office:value-type="string">
            <text:p>農曆1月8日</text:p>
          </table:table-cell>
          <table:table-cell table:style-name="ce1"/>
          <table:table-cell table:style-name="ce1" office:value-type="time" office:time-value="PT10H58M00S">
            <text:p>10:58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7H31M00S">
            <text:p>17:31</text:p>
          </table:table-cell>
          <table:table-cell office:value-type="string">
            <text:p>77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13">
            <text:p>2019-02-13</text:p>
          </table:table-cell>
          <table:table-cell table:style-name="ce1" office:value-type="string">
            <text:p>農曆1月9日</text:p>
          </table:table-cell>
          <table:table-cell table:style-name="ce1"/>
          <table:table-cell table:style-name="ce1" office:value-type="time" office:time-value="PT11H39M00S">
            <text:p>11:3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00H08M00S">
            <text:p>00:08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14">
            <text:p>2019-02-14</text:p>
          </table:table-cell>
          <table:table-cell table:style-name="ce1" office:value-type="string">
            <text:p>農曆1月10日</text:p>
          </table:table-cell>
          <table:table-cell table:style-name="ce1"/>
          <table:table-cell table:style-name="ce1" office:value-type="time" office:time-value="PT12H24M00S">
            <text:p>12:2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9H13M00S">
            <text:p>19:13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1H06M00S">
            <text:p>01:06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15">
            <text:p>2019-02-15</text:p>
          </table:table-cell>
          <table:table-cell table:style-name="ce1" office:value-type="string">
            <text:p>農曆1月11日</text:p>
          </table:table-cell>
          <table:table-cell table:style-name="ce1"/>
          <table:table-cell table:style-name="ce1" office:value-type="time" office:time-value="PT13H15M00S">
            <text:p>13:15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20H10M00S">
            <text:p>20:10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2H06M00S">
            <text:p>02:06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16">
            <text:p>2019-02-16</text:p>
          </table:table-cell>
          <table:table-cell table:style-name="ce1" office:value-type="string">
            <text:p>農曆1月12日</text:p>
          </table:table-cell>
          <table:table-cell table:style-name="ce1"/>
          <table:table-cell table:style-name="ce1" office:value-type="time" office:time-value="PT14H12M00S">
            <text:p>14:12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21H11M00S">
            <text:p>21:11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3H08M00S">
            <text:p>03:08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17">
            <text:p>2019-02-17</text:p>
          </table:table-cell>
          <table:table-cell table:style-name="ce1" office:value-type="string">
            <text:p>農曆1月13日</text:p>
          </table:table-cell>
          <table:table-cell table:style-name="ce1"/>
          <table:table-cell table:style-name="ce1" office:value-type="time" office:time-value="PT15H15M00S">
            <text:p>15:15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22H13M00S">
            <text:p>22:1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4H09M00S">
            <text:p>04:09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18">
            <text:p>2019-02-18</text:p>
          </table:table-cell>
          <table:table-cell table:style-name="ce1" office:value-type="string">
            <text:p>農曆1月14日</text:p>
          </table:table-cell>
          <table:table-cell table:style-name="ce1"/>
          <table:table-cell table:style-name="ce1" office:value-type="time" office:time-value="PT16H23M00S">
            <text:p>16:23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23H15M00S">
            <text:p>23:15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05H08M00S">
            <text:p>05:08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19">
            <text:p>2019-02-19</text:p>
          </table:table-cell>
          <table:table-cell table:style-name="ce1" office:value-type="string">
            <text:p>農曆1月15日</text:p>
          </table:table-cell>
          <table:table-cell table:style-name="ce1"/>
          <table:table-cell table:style-name="ce1" office:value-type="time" office:time-value="PT17H31M00S">
            <text:p>17:31</text:p>
          </table:table-cell>
          <table:table-cell office:value-type="float" office:value="73">
            <text:p>73</text:p>
          </table:table-cell>
          <table:table-cell table:number-columns-repeated="4"/>
          <table:table-cell table:style-name="ce1" office:value-type="time" office:time-value="PT06H03M00S">
            <text:p>06:03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20">
            <text:p>2019-02-20</text:p>
          </table:table-cell>
          <table:table-cell table:style-name="ce1" office:value-type="string">
            <text:p>農曆1月16日</text:p>
          </table:table-cell>
          <table:table-cell table:style-name="ce1"/>
          <table:table-cell table:style-name="ce1" office:value-type="time" office:time-value="PT18H39M00S">
            <text:p>18:39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00H15M00S">
            <text:p>00:15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06H53M00S">
            <text:p>06:53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21">
            <text:p>2019-02-21</text:p>
          </table:table-cell>
          <table:table-cell table:style-name="ce1" office:value-type="string">
            <text:p>農曆1月17日</text:p>
          </table:table-cell>
          <table:table-cell table:style-name="ce1"/>
          <table:table-cell table:style-name="ce1" office:value-type="time" office:time-value="PT19H45M00S">
            <text:p>19:45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01H12M00S">
            <text:p>01:12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07H40M00S">
            <text:p>07:40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22">
            <text:p>2019-02-22</text:p>
          </table:table-cell>
          <table:table-cell table:style-name="ce1" office:value-type="string">
            <text:p>農曆1月18日</text:p>
          </table:table-cell>
          <table:table-cell table:style-name="ce1"/>
          <table:table-cell table:style-name="ce1" office:value-type="time" office:time-value="PT20H48M00S">
            <text:p>20:48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02H07M00S">
            <text:p>02:07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08H23M00S">
            <text:p>08:23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23">
            <text:p>2019-02-23</text:p>
          </table:table-cell>
          <table:table-cell table:style-name="ce1" office:value-type="string">
            <text:p>農曆1月19日</text:p>
          </table:table-cell>
          <table:table-cell table:style-name="ce1"/>
          <table:table-cell table:style-name="ce1" office:value-type="time" office:time-value="PT21H50M00S">
            <text:p>21:50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02H59M00S">
            <text:p>02:59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09H04M00S">
            <text:p>09:04</text:p>
          </table:table-cell>
          <table:table-cell office:value-type="float" office:value="266">
            <text:p>26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24">
            <text:p>2019-02-24</text:p>
          </table:table-cell>
          <table:table-cell table:style-name="ce1" office:value-type="string">
            <text:p>農曆1月20日</text:p>
          </table:table-cell>
          <table:table-cell table:style-name="ce1"/>
          <table:table-cell table:style-name="ce1" office:value-type="time" office:time-value="PT22H49M00S">
            <text:p>22:49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03H50M00S">
            <text:p>03:50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09H45M00S">
            <text:p>09:45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25">
            <text:p>2019-02-25</text:p>
          </table:table-cell>
          <table:table-cell table:style-name="ce1" office:value-type="string">
            <text:p>農曆1月21日</text:p>
          </table:table-cell>
          <table:table-cell table:style-name="ce1"/>
          <table:table-cell table:style-name="ce1" office:value-type="time" office:time-value="PT23H48M00S">
            <text:p>23:48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04H40M00S">
            <text:p>04:4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0H26M00S">
            <text:p>10:26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26">
            <text:p>2019-02-26</text:p>
          </table:table-cell>
          <table:table-cell table:style-name="ce1" office:value-type="string">
            <text:p>農曆1月22日</text:p>
          </table:table-cell>
          <table:table-cell table:style-name="ce1"/>
          <table:table-cell table:number-columns-repeated="3"/>
          <table:table-cell table:style-name="ce1" office:value-type="time" office:time-value="PT05H30M00S">
            <text:p>05:3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1H08M00S">
            <text:p>11:08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27">
            <text:p>2019-02-27</text:p>
          </table:table-cell>
          <table:table-cell table:style-name="ce1" office:value-type="string">
            <text:p>農曆1月23日</text:p>
          </table:table-cell>
          <table:table-cell table:style-name="ce1"/>
          <table:table-cell table:style-name="ce1" office:value-type="time" office:time-value="PT00H44M00S">
            <text:p>00:44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06H19M00S">
            <text:p>06:19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2-28">
            <text:p>2019-02-28</text:p>
          </table:table-cell>
          <table:table-cell table:style-name="ce1" office:value-type="string">
            <text:p>農曆1月24日</text:p>
          </table:table-cell>
          <table:table-cell table:style-name="ce1"/>
          <table:table-cell table:style-name="ce1" office:value-type="time" office:time-value="PT01H39M00S">
            <text:p>01:39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07H09M00S">
            <text:p>07:09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2H39M00S">
            <text:p>12:39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01">
            <text:p>2019-03-01</text:p>
          </table:table-cell>
          <table:table-cell table:style-name="ce1" office:value-type="string">
            <text:p>農曆1月25日</text:p>
          </table:table-cell>
          <table:table-cell table:style-name="ce1"/>
          <table:table-cell table:style-name="ce1" office:value-type="time" office:time-value="PT02H31M00S">
            <text:p>02:31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7H59M00S">
            <text:p>07:59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3H27M00S">
            <text:p>13:27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02">
            <text:p>2019-03-02</text:p>
          </table:table-cell>
          <table:table-cell table:style-name="ce1" office:value-type="string">
            <text:p>農曆1月26日</text:p>
          </table:table-cell>
          <table:table-cell table:style-name="ce1"/>
          <table:table-cell table:style-name="ce1" office:value-type="time" office:time-value="PT03H20M00S">
            <text:p>03:20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8H48M00S">
            <text:p>08:48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4H17M00S">
            <text:p>14:17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03">
            <text:p>2019-03-03</text:p>
          </table:table-cell>
          <table:table-cell table:style-name="ce1" office:value-type="string">
            <text:p>農曆1月27日</text:p>
          </table:table-cell>
          <table:table-cell table:style-name="ce1"/>
          <table:table-cell table:style-name="ce1" office:value-type="time" office:time-value="PT04H06M00S">
            <text:p>04:06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09H36M00S">
            <text:p>09:36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5H08M00S">
            <text:p>15:08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04">
            <text:p>2019-03-04</text:p>
          </table:table-cell>
          <table:table-cell table:style-name="ce1" office:value-type="string">
            <text:p>農曆1月28日</text:p>
          </table:table-cell>
          <table:table-cell table:style-name="ce1"/>
          <table:table-cell table:style-name="ce1" office:value-type="time" office:time-value="PT04H49M00S">
            <text:p>04:49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0H23M00S">
            <text:p>10:23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6H00M00S">
            <text:p>16:00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05">
            <text:p>2019-03-05</text:p>
          </table:table-cell>
          <table:table-cell table:style-name="ce1" office:value-type="string">
            <text:p>農曆1月29日</text:p>
          </table:table-cell>
          <table:table-cell table:style-name="ce1"/>
          <table:table-cell table:style-name="ce1" office:value-type="time" office:time-value="PT05H28M00S">
            <text:p>05:28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1H08M00S">
            <text:p>11:08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6H52M00S">
            <text:p>16:52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06">
            <text:p>2019-03-06</text:p>
          </table:table-cell>
          <table:table-cell table:style-name="ce1" office:value-type="string">
            <text:p>農曆1月30日</text:p>
          </table:table-cell>
          <table:table-cell table:style-name="ce1"/>
          <table:table-cell table:style-name="ce1" office:value-type="time" office:time-value="PT06H05M00S">
            <text:p>06:05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7H43M00S">
            <text:p>17:43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07">
            <text:p>2019-03-07</text:p>
          </table:table-cell>
          <table:table-cell table:style-name="ce1" office:value-type="string">
            <text:p>農曆2月1日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2H35M00S">
            <text:p>12:35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08">
            <text:p>2019-03-08</text:p>
          </table:table-cell>
          <table:table-cell table:style-name="ce1" office:value-type="string">
            <text:p>農曆2月2日</text:p>
          </table:table-cell>
          <table:table-cell table:style-name="ce1"/>
          <table:table-cell table:style-name="ce1" office:value-type="time" office:time-value="PT07H14M00S">
            <text:p>07:14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3H17M00S">
            <text:p>13:17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9H25M00S">
            <text:p>19:25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09">
            <text:p>2019-03-09</text:p>
          </table:table-cell>
          <table:table-cell table:style-name="ce1" office:value-type="string">
            <text:p>農曆2月3日</text:p>
          </table:table-cell>
          <table:table-cell table:style-name="ce1"/>
          <table:table-cell table:style-name="ce1" office:value-type="time" office:time-value="PT07H48M00S">
            <text:p>07:48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4H00M00S">
            <text:p>14:00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20H16M00S">
            <text:p>20:16</text:p>
          </table:table-cell>
          <table:table-cell office:value-type="float" office:value="273">
            <text:p>27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10">
            <text:p>2019-03-10</text:p>
          </table:table-cell>
          <table:table-cell table:style-name="ce1" office:value-type="string">
            <text:p>農曆2月4日</text:p>
          </table:table-cell>
          <table:table-cell/>
          <table:table-cell table:style-name="ce1" office:value-type="time" office:time-value="PT08H22M00S">
            <text:p>08:22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4H43M00S">
            <text:p>14:43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21H09M00S">
            <text:p>21:09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11">
            <text:p>2019-03-11</text:p>
          </table:table-cell>
          <table:table-cell table:style-name="ce1" office:value-type="string">
            <text:p>農曆2月5日</text:p>
          </table:table-cell>
          <table:table-cell table:style-name="ce1"/>
          <table:table-cell table:style-name="ce1" office:value-type="time" office:time-value="PT08H58M00S">
            <text:p>08:58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5H28M00S">
            <text:p>15:28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22H03M00S">
            <text:p>22:03</text:p>
          </table:table-cell>
          <table:table-cell office:value-type="float" office:value="283">
            <text:p>28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12">
            <text:p>2019-03-12</text:p>
          </table:table-cell>
          <table:table-cell table:style-name="ce1" office:value-type="string">
            <text:p>農曆2月6日</text:p>
          </table:table-cell>
          <table:table-cell table:style-name="ce1"/>
          <table:table-cell table:style-name="ce1" office:value-type="time" office:time-value="PT09H37M00S">
            <text:p>09:37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6H16M00S">
            <text:p>16:16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22H59M00S">
            <text:p>22:59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13">
            <text:p>2019-03-13</text:p>
          </table:table-cell>
          <table:table-cell table:style-name="ce1" office:value-type="string">
            <text:p>農曆2月7日</text:p>
          </table:table-cell>
          <table:table-cell table:style-name="ce1"/>
          <table:table-cell table:style-name="ce1" office:value-type="time" office:time-value="PT10H19M00S">
            <text:p>10:19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23H57M00S">
            <text:p>23:57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14">
            <text:p>2019-03-14</text:p>
          </table:table-cell>
          <table:table-cell table:style-name="ce1" office:value-type="string">
            <text:p>農曆2月8日</text:p>
          </table:table-cell>
          <table:table-cell table:style-name="ce1"/>
          <table:table-cell table:style-name="ce1" office:value-type="time" office:time-value="PT11H07M00S">
            <text:p>11:07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string">
            <text:p>86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15">
            <text:p>2019-03-15</text:p>
          </table:table-cell>
          <table:table-cell table:style-name="ce1" office:value-type="string">
            <text:p>農曆2月9日</text:p>
          </table:table-cell>
          <table:table-cell table:style-name="ce1"/>
          <table:table-cell table:style-name="ce1" office:value-type="time" office:time-value="PT12H00M00S">
            <text:p>12:00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8H57M00S">
            <text:p>18:57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0H56M00S">
            <text:p>00:56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16">
            <text:p>2019-03-16</text:p>
          </table:table-cell>
          <table:table-cell table:style-name="ce1" office:value-type="string">
            <text:p>農曆2月10日</text:p>
          </table:table-cell>
          <table:table-cell table:style-name="ce1"/>
          <table:table-cell table:style-name="ce1" office:value-type="time" office:time-value="PT12H58M00S">
            <text:p>12:5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9H57M00S">
            <text:p>19:57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1H56M00S">
            <text:p>01:56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17">
            <text:p>2019-03-17</text:p>
          </table:table-cell>
          <table:table-cell table:style-name="ce1" office:value-type="string">
            <text:p>農曆2月11日</text:p>
          </table:table-cell>
          <table:table-cell table:style-name="ce1"/>
          <table:table-cell table:style-name="ce1" office:value-type="time" office:time-value="PT14H02M00S">
            <text:p>14:02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20H57M00S">
            <text:p>20:57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02H53M00S">
            <text:p>02:53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18">
            <text:p>2019-03-18</text:p>
          </table:table-cell>
          <table:table-cell table:style-name="ce1" office:value-type="string">
            <text:p>農曆2月12日</text:p>
          </table:table-cell>
          <table:table-cell table:style-name="ce1"/>
          <table:table-cell table:style-name="ce1" office:value-type="time" office:time-value="PT15H08M00S">
            <text:p>15:08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21H56M00S">
            <text:p>21:56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03H48M00S">
            <text:p>03:48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19">
            <text:p>2019-03-19</text:p>
          </table:table-cell>
          <table:table-cell table:style-name="ce1" office:value-type="string">
            <text:p>農曆2月13日</text:p>
          </table:table-cell>
          <table:table-cell table:style-name="ce1"/>
          <table:table-cell table:style-name="ce1" office:value-type="time" office:time-value="PT16H15M00S">
            <text:p>16:15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22H54M00S">
            <text:p>22:54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04H40M00S">
            <text:p>04:40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20">
            <text:p>2019-03-20</text:p>
          </table:table-cell>
          <table:table-cell table:style-name="ce1" office:value-type="string">
            <text:p>農曆2月14日</text:p>
          </table:table-cell>
          <table:table-cell table:style-name="ce1"/>
          <table:table-cell table:style-name="ce1" office:value-type="time" office:time-value="PT17H21M00S">
            <text:p>17:21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23H49M00S">
            <text:p>23:4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05H27M00S">
            <text:p>05:27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21">
            <text:p>2019-03-21</text:p>
          </table:table-cell>
          <table:table-cell table:style-name="ce1" office:value-type="string">
            <text:p>農曆2月15日</text:p>
          </table:table-cell>
          <table:table-cell table:style-name="ce1"/>
          <table:table-cell table:style-name="ce1" office:value-type="time" office:time-value="PT18H26M00S">
            <text:p>18:26</text:p>
          </table:table-cell>
          <table:table-cell office:value-type="float" office:value="88">
            <text:p>88</text:p>
          </table:table-cell>
          <table:table-cell table:number-columns-repeated="4"/>
          <table:table-cell table:style-name="ce1" office:value-type="time" office:time-value="PT06H11M00S">
            <text:p>06:11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22">
            <text:p>2019-03-22</text:p>
          </table:table-cell>
          <table:table-cell table:style-name="ce1" office:value-type="string">
            <text:p>農曆2月16日</text:p>
          </table:table-cell>
          <table:table-cell table:style-name="ce1"/>
          <table:table-cell table:style-name="ce1" office:value-type="time" office:time-value="PT19H30M00S">
            <text:p>19:30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00H43M00S">
            <text:p>00:43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06H54M00S">
            <text:p>06:54</text:p>
          </table:table-cell>
          <table:table-cell office:value-type="float" office:value="269">
            <text:p>26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23">
            <text:p>2019-03-23</text:p>
          </table:table-cell>
          <table:table-cell table:style-name="ce1" office:value-type="string">
            <text:p>農曆2月17日</text:p>
          </table:table-cell>
          <table:table-cell table:style-name="ce1"/>
          <table:table-cell table:style-name="ce1" office:value-type="time" office:time-value="PT20H32M00S">
            <text:p>20:32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01H35M00S">
            <text:p>01:35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07H36M00S">
            <text:p>07:36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24">
            <text:p>2019-03-24</text:p>
          </table:table-cell>
          <table:table-cell table:style-name="ce1" office:value-type="string">
            <text:p>農曆2月18日</text:p>
          </table:table-cell>
          <table:table-cell table:style-name="ce1"/>
          <table:table-cell table:style-name="ce1" office:value-type="time" office:time-value="PT21H33M00S">
            <text:p>21:33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02H27M00S">
            <text:p>02:27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08H18M00S">
            <text:p>08:18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25">
            <text:p>2019-03-25</text:p>
          </table:table-cell>
          <table:table-cell table:style-name="ce1" office:value-type="string">
            <text:p>農曆2月19日</text:p>
          </table:table-cell>
          <table:table-cell table:style-name="ce1"/>
          <table:table-cell table:style-name="ce1" office:value-type="time" office:time-value="PT22H32M00S">
            <text:p>22:32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03H19M00S">
            <text:p>03:19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09H01M00S">
            <text:p>09:01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26">
            <text:p>2019-03-26</text:p>
          </table:table-cell>
          <table:table-cell table:style-name="ce1" office:value-type="string">
            <text:p>農曆2月20日</text:p>
          </table:table-cell>
          <table:table-cell table:style-name="ce1"/>
          <table:table-cell table:style-name="ce1" office:value-type="time" office:time-value="PT23H30M00S">
            <text:p>23:30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04H10M00S">
            <text:p>04:10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09H45M00S">
            <text:p>09:45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27">
            <text:p>2019-03-27</text:p>
          </table:table-cell>
          <table:table-cell table:style-name="ce1" office:value-type="string">
            <text:p>農曆2月21日</text:p>
          </table:table-cell>
          <table:table-cell table:style-name="ce1"/>
          <table:table-cell table:number-columns-repeated="3"/>
          <table:table-cell table:style-name="ce1" office:value-type="time" office:time-value="PT05H02M00S">
            <text:p>05:02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0H32M00S">
            <text:p>10:32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28">
            <text:p>2019-03-28</text:p>
          </table:table-cell>
          <table:table-cell table:style-name="ce1" office:value-type="string">
            <text:p>農曆2月22日</text:p>
          </table:table-cell>
          <table:table-cell table:style-name="ce1"/>
          <table:table-cell table:style-name="ce1" office:value-type="time" office:time-value="PT00H24M00S">
            <text:p>00:24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5H53M00S">
            <text:p>05:5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1H21M00S">
            <text:p>11:21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29">
            <text:p>2019-03-29</text:p>
          </table:table-cell>
          <table:table-cell table:style-name="ce1" office:value-type="string">
            <text:p>農曆2月23日</text:p>
          </table:table-cell>
          <table:table-cell table:style-name="ce1"/>
          <table:table-cell table:style-name="ce1" office:value-type="time" office:time-value="PT01H16M00S">
            <text:p>01:16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6H43M00S">
            <text:p>06:4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2H11M00S">
            <text:p>12:11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30">
            <text:p>2019-03-30</text:p>
          </table:table-cell>
          <table:table-cell table:style-name="ce1" office:value-type="string">
            <text:p>農曆2月24日</text:p>
          </table:table-cell>
          <table:table-cell table:style-name="ce1"/>
          <table:table-cell table:style-name="ce1" office:value-type="time" office:time-value="PT02H03M00S">
            <text:p>02:03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07H32M00S">
            <text:p>07:32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3H03M00S">
            <text:p>13:03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3-31">
            <text:p>2019-03-31</text:p>
          </table:table-cell>
          <table:table-cell table:style-name="ce1" office:value-type="string">
            <text:p>農曆2月25日</text:p>
          </table:table-cell>
          <table:table-cell table:style-name="ce1"/>
          <table:table-cell table:style-name="ce1" office:value-type="time" office:time-value="PT02H47M00S">
            <text:p>02:47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08H20M00S">
            <text:p>08:20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3H54M00S">
            <text:p>13:54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01">
            <text:p>2019-04-01</text:p>
          </table:table-cell>
          <table:table-cell table:style-name="ce1" office:value-type="string">
            <text:p>農曆2月26日</text:p>
          </table:table-cell>
          <table:table-cell table:style-name="ce1"/>
          <table:table-cell table:style-name="ce1" office:value-type="time" office:time-value="PT03H28M00S">
            <text:p>03:28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09H05M00S">
            <text:p>09:05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4H46M00S">
            <text:p>14:46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02">
            <text:p>2019-04-02</text:p>
          </table:table-cell>
          <table:table-cell table:style-name="ce1" office:value-type="string">
            <text:p>農曆2月27日</text:p>
          </table:table-cell>
          <table:table-cell table:style-name="ce1"/>
          <table:table-cell table:style-name="ce1" office:value-type="time" office:time-value="PT04H05M00S">
            <text:p>04:05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09H50M00S">
            <text:p>09:50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5H37M00S">
            <text:p>15:37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03">
            <text:p>2019-04-03</text:p>
          </table:table-cell>
          <table:table-cell table:style-name="ce1" office:value-type="string">
            <text:p>農曆2月28日</text:p>
          </table:table-cell>
          <table:table-cell table:style-name="ce1"/>
          <table:table-cell table:style-name="ce1" office:value-type="time" office:time-value="PT04H41M00S">
            <text:p>04:41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0H33M00S">
            <text:p>10:33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6H28M00S">
            <text:p>16:28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04">
            <text:p>2019-04-04</text:p>
          </table:table-cell>
          <table:table-cell table:style-name="ce1" office:value-type="string">
            <text:p>農曆2月29日</text:p>
          </table:table-cell>
          <table:table-cell table:style-name="ce1"/>
          <table:table-cell table:style-name="ce1" office:value-type="time" office:time-value="PT05H15M00S">
            <text:p>05:15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1H15M00S">
            <text:p>11:15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7H20M00S">
            <text:p>17:20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05">
            <text:p>2019-04-05</text:p>
          </table:table-cell>
          <table:table-cell table:style-name="ce1" office:value-type="string">
            <text:p>農曆3月1日</text:p>
          </table:table-cell>
          <table:table-cell table:style-name="ce1"/>
          <table:table-cell table:style-name="ce1" office:value-type="time" office:time-value="PT05H49M00S">
            <text:p>05:49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1H58M00S">
            <text:p>11:58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06">
            <text:p>2019-04-06</text:p>
          </table:table-cell>
          <table:table-cell table:style-name="ce1" office:value-type="string">
            <text:p>農曆3月2日</text:p>
          </table:table-cell>
          <table:table-cell table:style-name="ce1"/>
          <table:table-cell table:style-name="ce1" office:value-type="time" office:time-value="PT06H23M00S">
            <text:p>06:23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2H41M00S">
            <text:p>12:41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9H04M00S">
            <text:p>19:04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07">
            <text:p>2019-04-07</text:p>
          </table:table-cell>
          <table:table-cell table:style-name="ce1" office:value-type="string">
            <text:p>農曆3月3日</text:p>
          </table:table-cell>
          <table:table-cell table:style-name="ce1"/>
          <table:table-cell table:style-name="ce1" office:value-type="time" office:time-value="PT06H59M00S">
            <text:p>06:59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3H26M00S">
            <text:p>13:26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9H59M00S">
            <text:p>19:59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08">
            <text:p>2019-04-08</text:p>
          </table:table-cell>
          <table:table-cell table:style-name="ce1" office:value-type="string">
            <text:p>農曆3月4日</text:p>
          </table:table-cell>
          <table:table-cell/>
          <table:table-cell table:style-name="ce1" office:value-type="time" office:time-value="PT07H37M00S">
            <text:p>07:37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4H14M00S">
            <text:p>14:14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20H55M00S">
            <text:p>20:55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09">
            <text:p>2019-04-09</text:p>
          </table:table-cell>
          <table:table-cell table:style-name="ce1" office:value-type="string">
            <text:p>農曆3月5日</text:p>
          </table:table-cell>
          <table:table-cell table:style-name="ce1"/>
          <table:table-cell table:style-name="ce1" office:value-type="time" office:time-value="PT08H18M00S">
            <text:p>08:18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5H03M00S">
            <text:p>15:03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21H52M00S">
            <text:p>21:52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10">
            <text:p>2019-04-10</text:p>
          </table:table-cell>
          <table:table-cell table:style-name="ce1" office:value-type="string">
            <text:p>農曆3月6日</text:p>
          </table:table-cell>
          <table:table-cell table:style-name="ce1"/>
          <table:table-cell table:style-name="ce1" office:value-type="time" office:time-value="PT09H04M00S">
            <text:p>09:04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5H56M00S">
            <text:p>15:56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22H51M00S">
            <text:p>22:51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11">
            <text:p>2019-04-11</text:p>
          </table:table-cell>
          <table:table-cell table:style-name="ce1" office:value-type="string">
            <text:p>農曆3月7日</text:p>
          </table:table-cell>
          <table:table-cell table:style-name="ce1"/>
          <table:table-cell table:style-name="ce1" office:value-type="time" office:time-value="PT09H55M00S">
            <text:p>09:55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6H52M00S">
            <text:p>16:5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23H50M00S">
            <text:p>23:50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12">
            <text:p>2019-04-12</text:p>
          </table:table-cell>
          <table:table-cell table:style-name="ce1" office:value-type="string">
            <text:p>農曆3月8日</text:p>
          </table:table-cell>
          <table:table-cell table:style-name="ce1"/>
          <table:table-cell table:style-name="ce1" office:value-type="time" office:time-value="PT10H51M00S">
            <text:p>10:51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7H49M00S">
            <text:p>17:49</text:p>
          </table:table-cell>
          <table:table-cell office:value-type="string">
            <text:p>87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13">
            <text:p>2019-04-13</text:p>
          </table:table-cell>
          <table:table-cell table:style-name="ce1" office:value-type="string">
            <text:p>農曆3月9日</text:p>
          </table:table-cell>
          <table:table-cell table:style-name="ce1"/>
          <table:table-cell table:style-name="ce1" office:value-type="time" office:time-value="PT11H51M00S">
            <text:p>11:51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0H47M00S">
            <text:p>00:47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14">
            <text:p>2019-04-14</text:p>
          </table:table-cell>
          <table:table-cell table:style-name="ce1" office:value-type="string">
            <text:p>農曆3月10日</text:p>
          </table:table-cell>
          <table:table-cell table:style-name="ce1"/>
          <table:table-cell table:style-name="ce1" office:value-type="time" office:time-value="PT12H54M00S">
            <text:p>12:54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9H45M00S">
            <text:p>19:45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01H41M00S">
            <text:p>01:41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15">
            <text:p>2019-04-15</text:p>
          </table:table-cell>
          <table:table-cell table:style-name="ce1" office:value-type="string">
            <text:p>農曆3月11日</text:p>
          </table:table-cell>
          <table:table-cell table:style-name="ce1"/>
          <table:table-cell table:style-name="ce1" office:value-type="time" office:time-value="PT13H58M00S">
            <text:p>13:58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20H41M00S">
            <text:p>20:41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02H32M00S">
            <text:p>02:32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16">
            <text:p>2019-04-16</text:p>
          </table:table-cell>
          <table:table-cell table:style-name="ce1" office:value-type="string">
            <text:p>農曆3月12日</text:p>
          </table:table-cell>
          <table:table-cell table:style-name="ce1"/>
          <table:table-cell table:style-name="ce1" office:value-type="time" office:time-value="PT15H03M00S">
            <text:p>15:03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21H36M00S">
            <text:p>21:36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03H19M00S">
            <text:p>03:19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17">
            <text:p>2019-04-17</text:p>
          </table:table-cell>
          <table:table-cell table:style-name="ce1" office:value-type="string">
            <text:p>農曆3月13日</text:p>
          </table:table-cell>
          <table:table-cell table:style-name="ce1"/>
          <table:table-cell table:style-name="ce1" office:value-type="time" office:time-value="PT16H07M00S">
            <text:p>16:07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22H29M00S">
            <text:p>22:29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04H03M00S">
            <text:p>04:03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18">
            <text:p>2019-04-18</text:p>
          </table:table-cell>
          <table:table-cell table:style-name="ce1" office:value-type="string">
            <text:p>農曆3月14日</text:p>
          </table:table-cell>
          <table:table-cell table:style-name="ce1"/>
          <table:table-cell table:style-name="ce1" office:value-type="time" office:time-value="PT17H10M00S">
            <text:p>17:10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23H21M00S">
            <text:p>23:21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04H45M00S">
            <text:p>04:45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19">
            <text:p>2019-04-19</text:p>
          </table:table-cell>
          <table:table-cell table:style-name="ce1" office:value-type="string">
            <text:p>農曆3月15日</text:p>
          </table:table-cell>
          <table:table-cell table:style-name="ce1"/>
          <table:table-cell table:style-name="ce1" office:value-type="time" office:time-value="PT18H13M00S">
            <text:p>18:13</text:p>
          </table:table-cell>
          <table:table-cell office:value-type="float" office:value="97">
            <text:p>97</text:p>
          </table:table-cell>
          <table:table-cell table:number-columns-repeated="4"/>
          <table:table-cell table:style-name="ce1" office:value-type="time" office:time-value="PT05H26M00S">
            <text:p>05:26</text:p>
          </table:table-cell>
          <table:table-cell office:value-type="float" office:value="266">
            <text:p>26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20">
            <text:p>2019-04-20</text:p>
          </table:table-cell>
          <table:table-cell table:style-name="ce1" office:value-type="string">
            <text:p>農曆3月16日</text:p>
          </table:table-cell>
          <table:table-cell table:style-name="ce1"/>
          <table:table-cell table:style-name="ce1" office:value-type="time" office:time-value="PT19H15M00S">
            <text:p>19:15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00H13M00S">
            <text:p>00:13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06H08M00S">
            <text:p>06:08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21">
            <text:p>2019-04-21</text:p>
          </table:table-cell>
          <table:table-cell table:style-name="ce1" office:value-type="string">
            <text:p>農曆3月17日</text:p>
          </table:table-cell>
          <table:table-cell table:style-name="ce1"/>
          <table:table-cell table:style-name="ce1" office:value-type="time" office:time-value="PT20H16M00S">
            <text:p>20:1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01H05M00S">
            <text:p>01:05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06H51M00S">
            <text:p>06:51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22">
            <text:p>2019-04-22</text:p>
          </table:table-cell>
          <table:table-cell table:style-name="ce1" office:value-type="string">
            <text:p>農曆3月18日</text:p>
          </table:table-cell>
          <table:table-cell table:style-name="ce1"/>
          <table:table-cell table:style-name="ce1" office:value-type="time" office:time-value="PT21H15M00S">
            <text:p>21:15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01H57M00S">
            <text:p>01:57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07H35M00S">
            <text:p>07:35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23">
            <text:p>2019-04-23</text:p>
          </table:table-cell>
          <table:table-cell table:style-name="ce1" office:value-type="string">
            <text:p>農曆3月19日</text:p>
          </table:table-cell>
          <table:table-cell table:style-name="ce1"/>
          <table:table-cell table:style-name="ce1" office:value-type="time" office:time-value="PT22H13M00S">
            <text:p>22:13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2H50M00S">
            <text:p>02:50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08H22M00S">
            <text:p>08:22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24">
            <text:p>2019-04-24</text:p>
          </table:table-cell>
          <table:table-cell table:style-name="ce1" office:value-type="string">
            <text:p>農曆3月20日</text:p>
          </table:table-cell>
          <table:table-cell table:style-name="ce1"/>
          <table:table-cell table:style-name="ce1" office:value-type="time" office:time-value="PT23H07M00S">
            <text:p>23:07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03H43M00S">
            <text:p>03:4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9H11M00S">
            <text:p>09:11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25">
            <text:p>2019-04-25</text:p>
          </table:table-cell>
          <table:table-cell table:style-name="ce1" office:value-type="string">
            <text:p>農曆3月21日</text:p>
          </table:table-cell>
          <table:table-cell table:style-name="ce1"/>
          <table:table-cell table:style-name="ce1" office:value-type="time" office:time-value="PT23H57M00S">
            <text:p>23:57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4H35M00S">
            <text:p>04:3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0H02M00S">
            <text:p>10:02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26">
            <text:p>2019-04-26</text:p>
          </table:table-cell>
          <table:table-cell table:style-name="ce1" office:value-type="string">
            <text:p>農曆3月22日</text:p>
          </table:table-cell>
          <table:table-cell table:style-name="ce1"/>
          <table:table-cell table:number-columns-repeated="3"/>
          <table:table-cell table:style-name="ce1" office:value-type="time" office:time-value="PT05H25M00S">
            <text:p>05:25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0H54M00S">
            <text:p>10:54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27">
            <text:p>2019-04-27</text:p>
          </table:table-cell>
          <table:table-cell table:style-name="ce1" office:value-type="string">
            <text:p>農曆3月23日</text:p>
          </table:table-cell>
          <table:table-cell table:style-name="ce1"/>
          <table:table-cell table:style-name="ce1" office:value-type="time" office:time-value="PT00H43M00S">
            <text:p>00:43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06H14M00S">
            <text:p>06:14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28">
            <text:p>2019-04-28</text:p>
          </table:table-cell>
          <table:table-cell table:style-name="ce1" office:value-type="string">
            <text:p>農曆3月24日</text:p>
          </table:table-cell>
          <table:table-cell table:style-name="ce1"/>
          <table:table-cell table:style-name="ce1" office:value-type="time" office:time-value="PT01H26M00S">
            <text:p>01:26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07H01M00S">
            <text:p>07:01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2H38M00S">
            <text:p>12:38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29">
            <text:p>2019-04-29</text:p>
          </table:table-cell>
          <table:table-cell table:style-name="ce1" office:value-type="string">
            <text:p>農曆3月25日</text:p>
          </table:table-cell>
          <table:table-cell table:style-name="ce1"/>
          <table:table-cell table:style-name="ce1" office:value-type="time" office:time-value="PT02H04M00S">
            <text:p>02:04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07H45M00S">
            <text:p>07:45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3H30M00S">
            <text:p>13:30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4-30">
            <text:p>2019-04-30</text:p>
          </table:table-cell>
          <table:table-cell table:style-name="ce1" office:value-type="string">
            <text:p>農曆3月26日</text:p>
          </table:table-cell>
          <table:table-cell table:style-name="ce1"/>
          <table:table-cell table:style-name="ce1" office:value-type="time" office:time-value="PT02H40M00S">
            <text:p>02:40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08H29M00S">
            <text:p>08:29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4H21M00S">
            <text:p>14:21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01">
            <text:p>2019-05-01</text:p>
          </table:table-cell>
          <table:table-cell table:style-name="ce1" office:value-type="string">
            <text:p>農曆3月27日</text:p>
          </table:table-cell>
          <table:table-cell table:style-name="ce1"/>
          <table:table-cell table:style-name="ce1" office:value-type="time" office:time-value="PT03H15M00S">
            <text:p>03:15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09H11M00S">
            <text:p>09:11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5H12M00S">
            <text:p>15:12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02">
            <text:p>2019-05-02</text:p>
          </table:table-cell>
          <table:table-cell table:style-name="ce1" office:value-type="string">
            <text:p>農曆3月28日</text:p>
          </table:table-cell>
          <table:table-cell table:style-name="ce1"/>
          <table:table-cell table:style-name="ce1" office:value-type="time" office:time-value="PT03H49M00S">
            <text:p>03:49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09H54M00S">
            <text:p>09:54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6H04M00S">
            <text:p>16:04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03">
            <text:p>2019-05-03</text:p>
          </table:table-cell>
          <table:table-cell table:style-name="ce1" office:value-type="string">
            <text:p>農曆3月29日</text:p>
          </table:table-cell>
          <table:table-cell table:style-name="ce1"/>
          <table:table-cell table:style-name="ce1" office:value-type="time" office:time-value="PT04H23M00S">
            <text:p>04:23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0H37M00S">
            <text:p>10:37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6H56M00S">
            <text:p>16:56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04">
            <text:p>2019-05-04</text:p>
          </table:table-cell>
          <table:table-cell table:style-name="ce1" office:value-type="string">
            <text:p>農曆3月30日</text:p>
          </table:table-cell>
          <table:table-cell table:style-name="ce1"/>
          <table:table-cell table:style-name="ce1" office:value-type="time" office:time-value="PT04H58M00S">
            <text:p>04:58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22M00S">
            <text:p>11:22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7H51M00S">
            <text:p>17:51</text:p>
          </table:table-cell>
          <table:table-cell office:value-type="float" office:value="280">
            <text:p>28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05">
            <text:p>2019-05-05</text:p>
          </table:table-cell>
          <table:table-cell table:style-name="ce1" office:value-type="string">
            <text:p>農曆4月1日</text:p>
          </table:table-cell>
          <table:table-cell table:style-name="ce1"/>
          <table:table-cell table:style-name="ce1" office:value-type="time" office:time-value="PT05H35M00S">
            <text:p>05:35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8H47M00S">
            <text:p>18:47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06">
            <text:p>2019-05-06</text:p>
          </table:table-cell>
          <table:table-cell table:style-name="ce1" office:value-type="string">
            <text:p>農曆4月2日</text:p>
          </table:table-cell>
          <table:table-cell table:style-name="ce1"/>
          <table:table-cell table:style-name="ce1" office:value-type="time" office:time-value="PT06H16M00S">
            <text:p>06:16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2H58M00S">
            <text:p>12:58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9H46M00S">
            <text:p>19:46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07">
            <text:p>2019-05-07</text:p>
          </table:table-cell>
          <table:table-cell table:style-name="ce1" office:value-type="string">
            <text:p>農曆4月3日</text:p>
          </table:table-cell>
          <table:table-cell table:style-name="ce1"/>
          <table:table-cell table:style-name="ce1" office:value-type="time" office:time-value="PT07H01M00S">
            <text:p>07:01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3H51M00S">
            <text:p>13:51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20H45M00S">
            <text:p>20:45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08">
            <text:p>2019-05-08</text:p>
          </table:table-cell>
          <table:table-cell table:style-name="ce1" office:value-type="string">
            <text:p>農曆4月4日</text:p>
          </table:table-cell>
          <table:table-cell/>
          <table:table-cell table:style-name="ce1" office:value-type="time" office:time-value="PT07H51M00S">
            <text:p>07:51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4H47M00S">
            <text:p>14:47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21H45M00S">
            <text:p>21:45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09">
            <text:p>2019-05-09</text:p>
          </table:table-cell>
          <table:table-cell table:style-name="ce1" office:value-type="string">
            <text:p>農曆4月5日</text:p>
          </table:table-cell>
          <table:table-cell table:style-name="ce1"/>
          <table:table-cell table:style-name="ce1" office:value-type="time" office:time-value="PT08H46M00S">
            <text:p>08:4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5H45M00S">
            <text:p>15:45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22H44M00S">
            <text:p>22:44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10">
            <text:p>2019-05-10</text:p>
          </table:table-cell>
          <table:table-cell table:style-name="ce1" office:value-type="string">
            <text:p>農曆4月6日</text:p>
          </table:table-cell>
          <table:table-cell table:style-name="ce1"/>
          <table:table-cell table:style-name="ce1" office:value-type="time" office:time-value="PT09H45M00S">
            <text:p>09:45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6H43M00S">
            <text:p>16:4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23H39M00S">
            <text:p>23:39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11">
            <text:p>2019-05-11</text:p>
          </table:table-cell>
          <table:table-cell table:style-name="ce1" office:value-type="string">
            <text:p>農曆4月7日</text:p>
          </table:table-cell>
          <table:table-cell table:style-name="ce1"/>
          <table:table-cell table:style-name="ce1" office:value-type="time" office:time-value="PT10H47M00S">
            <text:p>10:47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7H40M00S">
            <text:p>17:40</text:p>
          </table:table-cell>
          <table:table-cell office:value-type="string">
            <text:p>84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12">
            <text:p>2019-05-12</text:p>
          </table:table-cell>
          <table:table-cell table:style-name="ce1" office:value-type="string">
            <text:p>農曆4月8日</text:p>
          </table:table-cell>
          <table:table-cell table:style-name="ce1"/>
          <table:table-cell table:style-name="ce1" office:value-type="time" office:time-value="PT11H50M00S">
            <text:p>11:50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00H30M00S">
            <text:p>00:30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13">
            <text:p>2019-05-13</text:p>
          </table:table-cell>
          <table:table-cell table:style-name="ce1" office:value-type="string">
            <text:p>農曆4月9日</text:p>
          </table:table-cell>
          <table:table-cell table:style-name="ce1"/>
          <table:table-cell table:style-name="ce1" office:value-type="time" office:time-value="PT12H53M00S">
            <text:p>12:53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9H30M00S">
            <text:p>19:30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01H17M00S">
            <text:p>01:17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14">
            <text:p>2019-05-14</text:p>
          </table:table-cell>
          <table:table-cell table:style-name="ce1" office:value-type="string">
            <text:p>農曆4月10日</text:p>
          </table:table-cell>
          <table:table-cell table:style-name="ce1"/>
          <table:table-cell table:style-name="ce1" office:value-type="time" office:time-value="PT13H55M00S">
            <text:p>13:55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20H21M00S">
            <text:p>20:21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02H01M00S">
            <text:p>02:01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15">
            <text:p>2019-05-15</text:p>
          </table:table-cell>
          <table:table-cell table:style-name="ce1" office:value-type="string">
            <text:p>農曆4月11日</text:p>
          </table:table-cell>
          <table:table-cell table:style-name="ce1"/>
          <table:table-cell table:style-name="ce1" office:value-type="time" office:time-value="PT14H57M00S">
            <text:p>14:57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21H12M00S">
            <text:p>21:12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02H42M00S">
            <text:p>02:42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16">
            <text:p>2019-05-16</text:p>
          </table:table-cell>
          <table:table-cell table:style-name="ce1" office:value-type="string">
            <text:p>農曆4月12日</text:p>
          </table:table-cell>
          <table:table-cell table:style-name="ce1"/>
          <table:table-cell table:style-name="ce1" office:value-type="time" office:time-value="PT15H58M00S">
            <text:p>15:58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22H02M00S">
            <text:p>22:02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03H22M00S">
            <text:p>03:22</text:p>
          </table:table-cell>
          <table:table-cell office:value-type="float" office:value="269">
            <text:p>26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17">
            <text:p>2019-05-17</text:p>
          </table:table-cell>
          <table:table-cell table:style-name="ce1" office:value-type="string">
            <text:p>農曆4月13日</text:p>
          </table:table-cell>
          <table:table-cell table:style-name="ce1"/>
          <table:table-cell table:style-name="ce1" office:value-type="time" office:time-value="PT16H59M00S">
            <text:p>16:59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22H53M00S">
            <text:p>22:53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04H02M00S">
            <text:p>04:02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18">
            <text:p>2019-05-18</text:p>
          </table:table-cell>
          <table:table-cell table:style-name="ce1" office:value-type="string">
            <text:p>農曆4月14日</text:p>
          </table:table-cell>
          <table:table-cell table:style-name="ce1"/>
          <table:table-cell table:style-name="ce1" office:value-type="time" office:time-value="PT18H00M00S">
            <text:p>18:00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23H45M00S">
            <text:p>23:45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04H43M00S">
            <text:p>04:43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19">
            <text:p>2019-05-19</text:p>
          </table:table-cell>
          <table:table-cell table:style-name="ce1" office:value-type="string">
            <text:p>農曆4月15日</text:p>
          </table:table-cell>
          <table:table-cell table:style-name="ce1"/>
          <table:table-cell table:style-name="ce1" office:value-type="time" office:time-value="PT19H00M00S">
            <text:p>19:00</text:p>
          </table:table-cell>
          <table:table-cell office:value-type="float" office:value="110">
            <text:p>110</text:p>
          </table:table-cell>
          <table:table-cell table:number-columns-repeated="4"/>
          <table:table-cell table:style-name="ce1" office:value-type="time" office:time-value="PT05H26M00S">
            <text:p>05:26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20">
            <text:p>2019-05-20</text:p>
          </table:table-cell>
          <table:table-cell table:style-name="ce1" office:value-type="string">
            <text:p>農曆4月16日</text:p>
          </table:table-cell>
          <table:table-cell table:style-name="ce1"/>
          <table:table-cell table:style-name="ce1" office:value-type="time" office:time-value="PT19H59M00S">
            <text:p>19:59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00H37M00S">
            <text:p>00:37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06H12M00S">
            <text:p>06:12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21">
            <text:p>2019-05-21</text:p>
          </table:table-cell>
          <table:table-cell table:style-name="ce1" office:value-type="string">
            <text:p>農曆4月17日</text:p>
          </table:table-cell>
          <table:table-cell table:style-name="ce1"/>
          <table:table-cell table:style-name="ce1" office:value-type="time" office:time-value="PT20H56M00S">
            <text:p>20:56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1H30M00S">
            <text:p>01:30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07H00M00S">
            <text:p>07:00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22">
            <text:p>2019-05-22</text:p>
          </table:table-cell>
          <table:table-cell table:style-name="ce1" office:value-type="string">
            <text:p>農曆4月18日</text:p>
          </table:table-cell>
          <table:table-cell table:style-name="ce1"/>
          <table:table-cell table:style-name="ce1" office:value-type="time" office:time-value="PT21H49M00S">
            <text:p>21:4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02H24M00S">
            <text:p>02:24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7H51M00S">
            <text:p>07:51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23">
            <text:p>2019-05-23</text:p>
          </table:table-cell>
          <table:table-cell table:style-name="ce1" office:value-type="string">
            <text:p>農曆4月19日</text:p>
          </table:table-cell>
          <table:table-cell table:style-name="ce1"/>
          <table:table-cell table:style-name="ce1" office:value-type="time" office:time-value="PT22H37M00S">
            <text:p>22:37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3H16M00S">
            <text:p>03:16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8H43M00S">
            <text:p>08:43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24">
            <text:p>2019-05-24</text:p>
          </table:table-cell>
          <table:table-cell table:style-name="ce1" office:value-type="string">
            <text:p>農曆4月20日</text:p>
          </table:table-cell>
          <table:table-cell table:style-name="ce1"/>
          <table:table-cell table:style-name="ce1" office:value-type="time" office:time-value="PT23H21M00S">
            <text:p>23:21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04H06M00S">
            <text:p>04:06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09H36M00S">
            <text:p>09:36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25">
            <text:p>2019-05-25</text:p>
          </table:table-cell>
          <table:table-cell table:style-name="ce1" office:value-type="string">
            <text:p>農曆4月21日</text:p>
          </table:table-cell>
          <table:table-cell table:style-name="ce1"/>
          <table:table-cell table:number-columns-repeated="3"/>
          <table:table-cell table:style-name="ce1" office:value-type="time" office:time-value="PT04H54M00S">
            <text:p>04:54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0H29M00S">
            <text:p>10:29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26">
            <text:p>2019-05-26</text:p>
          </table:table-cell>
          <table:table-cell table:style-name="ce1" office:value-type="string">
            <text:p>農曆4月22日</text:p>
          </table:table-cell>
          <table:table-cell table:style-name="ce1"/>
          <table:table-cell table:style-name="ce1" office:value-type="time" office:time-value="PT00H02M00S">
            <text:p>00:02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05H40M00S">
            <text:p>05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1H21M00S">
            <text:p>11:21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27">
            <text:p>2019-05-27</text:p>
          </table:table-cell>
          <table:table-cell table:style-name="ce1" office:value-type="string">
            <text:p>農曆4月23日</text:p>
          </table:table-cell>
          <table:table-cell table:style-name="ce1"/>
          <table:table-cell table:style-name="ce1" office:value-type="time" office:time-value="PT00H39M00S">
            <text:p>00:39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06H24M00S">
            <text:p>06:24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2H12M00S">
            <text:p>12:12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28">
            <text:p>2019-05-28</text:p>
          </table:table-cell>
          <table:table-cell table:style-name="ce1" office:value-type="string">
            <text:p>農曆4月24日</text:p>
          </table:table-cell>
          <table:table-cell table:style-name="ce1"/>
          <table:table-cell table:style-name="ce1" office:value-type="time" office:time-value="PT01H14M00S">
            <text:p>01:14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07H07M00S">
            <text:p>07:07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3H03M00S">
            <text:p>13:03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29">
            <text:p>2019-05-29</text:p>
          </table:table-cell>
          <table:table-cell table:style-name="ce1" office:value-type="string">
            <text:p>農曆4月25日</text:p>
          </table:table-cell>
          <table:table-cell table:style-name="ce1"/>
          <table:table-cell table:style-name="ce1" office:value-type="time" office:time-value="PT01H48M00S">
            <text:p>01:48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07H49M00S">
            <text:p>07:49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3H54M00S">
            <text:p>13:54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30">
            <text:p>2019-05-30</text:p>
          </table:table-cell>
          <table:table-cell table:style-name="ce1" office:value-type="string">
            <text:p>農曆4月26日</text:p>
          </table:table-cell>
          <table:table-cell table:style-name="ce1"/>
          <table:table-cell table:style-name="ce1" office:value-type="time" office:time-value="PT02H21M00S">
            <text:p>02:21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08H31M00S">
            <text:p>08:31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4H46M00S">
            <text:p>14:46</text:p>
          </table:table-cell>
          <table:table-cell office:value-type="float" office:value="273">
            <text:p>27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5-31">
            <text:p>2019-05-31</text:p>
          </table:table-cell>
          <table:table-cell table:style-name="ce1" office:value-type="string">
            <text:p>農曆4月27日</text:p>
          </table:table-cell>
          <table:table-cell table:style-name="ce1"/>
          <table:table-cell table:style-name="ce1" office:value-type="time" office:time-value="PT02H55M00S">
            <text:p>02:55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09H15M00S">
            <text:p>09:15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5H40M00S">
            <text:p>15:40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01">
            <text:p>2019-06-01</text:p>
          </table:table-cell>
          <table:table-cell table:style-name="ce1" office:value-type="string">
            <text:p>農曆4月28日</text:p>
          </table:table-cell>
          <table:table-cell table:style-name="ce1"/>
          <table:table-cell table:style-name="ce1" office:value-type="time" office:time-value="PT03H31M00S">
            <text:p>03:31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0H01M00S">
            <text:p>10:01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6H35M00S">
            <text:p>16:35</text:p>
          </table:table-cell>
          <table:table-cell office:value-type="float" office:value="283">
            <text:p>28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02">
            <text:p>2019-06-02</text:p>
          </table:table-cell>
          <table:table-cell table:style-name="ce1" office:value-type="string">
            <text:p>農曆4月29日</text:p>
          </table:table-cell>
          <table:table-cell table:style-name="ce1"/>
          <table:table-cell table:style-name="ce1" office:value-type="time" office:time-value="PT04H10M00S">
            <text:p>04:10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0H50M00S">
            <text:p>10:50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7H33M00S">
            <text:p>17:33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03">
            <text:p>2019-06-03</text:p>
          </table:table-cell>
          <table:table-cell table:style-name="ce1" office:value-type="string">
            <text:p>農曆5月1日</text:p>
          </table:table-cell>
          <table:table-cell table:style-name="ce1"/>
          <table:table-cell table:style-name="ce1" office:value-type="time" office:time-value="PT04H54M00S">
            <text:p>04:54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04">
            <text:p>2019-06-04</text:p>
          </table:table-cell>
          <table:table-cell table:style-name="ce1" office:value-type="string">
            <text:p>農曆5月2日</text:p>
          </table:table-cell>
          <table:table-cell table:style-name="ce1"/>
          <table:table-cell table:style-name="ce1" office:value-type="time" office:time-value="PT05H43M00S">
            <text:p>05:43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38M00S">
            <text:p>12:38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9H35M00S">
            <text:p>19:35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05">
            <text:p>2019-06-05</text:p>
          </table:table-cell>
          <table:table-cell table:style-name="ce1" office:value-type="string">
            <text:p>農曆5月3日</text:p>
          </table:table-cell>
          <table:table-cell table:style-name="ce1"/>
          <table:table-cell table:style-name="ce1" office:value-type="time" office:time-value="PT06H37M00S">
            <text:p>06:3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3H36M00S">
            <text:p>13:36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20H36M00S">
            <text:p>20:36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06">
            <text:p>2019-06-06</text:p>
          </table:table-cell>
          <table:table-cell table:style-name="ce1" office:value-type="string">
            <text:p>農曆5月4日</text:p>
          </table:table-cell>
          <table:table-cell table:style-name="ce1"/>
          <table:table-cell table:style-name="ce1" office:value-type="time" office:time-value="PT07H36M00S">
            <text:p>07:3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4H36M00S">
            <text:p>14:36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21H34M00S">
            <text:p>21:34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07">
            <text:p>2019-06-07</text:p>
          </table:table-cell>
          <table:table-cell table:style-name="ce1" office:value-type="string">
            <text:p>農曆5月5日</text:p>
          </table:table-cell>
          <table:table-cell/>
          <table:table-cell table:style-name="ce1" office:value-type="time" office:time-value="PT08H39M00S">
            <text:p>08:3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5H35M00S">
            <text:p>15:35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22H28M00S">
            <text:p>22:28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08">
            <text:p>2019-06-08</text:p>
          </table:table-cell>
          <table:table-cell table:style-name="ce1" office:value-type="string">
            <text:p>農曆5月6日</text:p>
          </table:table-cell>
          <table:table-cell table:style-name="ce1"/>
          <table:table-cell table:style-name="ce1" office:value-type="time" office:time-value="PT09H43M00S">
            <text:p>09:43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6H32M00S">
            <text:p>16:3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23H17M00S">
            <text:p>23:17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09">
            <text:p>2019-06-09</text:p>
          </table:table-cell>
          <table:table-cell table:style-name="ce1" office:value-type="string">
            <text:p>農曆5月7日</text:p>
          </table:table-cell>
          <table:table-cell table:style-name="ce1"/>
          <table:table-cell table:style-name="ce1" office:value-type="time" office:time-value="PT10H47M00S">
            <text:p>10:47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7H27M00S">
            <text:p>17:27</text:p>
          </table:table-cell>
          <table:table-cell office:value-type="string">
            <text:p>78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10">
            <text:p>2019-06-10</text:p>
          </table:table-cell>
          <table:table-cell table:style-name="ce1" office:value-type="string">
            <text:p>農曆5月8日</text:p>
          </table:table-cell>
          <table:table-cell table:style-name="ce1"/>
          <table:table-cell table:style-name="ce1" office:value-type="time" office:time-value="PT11H49M00S">
            <text:p>11:49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00H01M00S">
            <text:p>00:01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11">
            <text:p>2019-06-11</text:p>
          </table:table-cell>
          <table:table-cell table:style-name="ce1" office:value-type="string">
            <text:p>農曆5月9日</text:p>
          </table:table-cell>
          <table:table-cell table:style-name="ce1"/>
          <table:table-cell table:style-name="ce1" office:value-type="time" office:time-value="PT12H50M00S">
            <text:p>12:50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9H09M00S">
            <text:p>19:09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00H43M00S">
            <text:p>00:43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12">
            <text:p>2019-06-12</text:p>
          </table:table-cell>
          <table:table-cell table:style-name="ce1" office:value-type="string">
            <text:p>農曆5月10日</text:p>
          </table:table-cell>
          <table:table-cell table:style-name="ce1"/>
          <table:table-cell table:style-name="ce1" office:value-type="time" office:time-value="PT13H50M00S">
            <text:p>13:50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9H58M00S">
            <text:p>19:58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01H22M00S">
            <text:p>01:22</text:p>
          </table:table-cell>
          <table:table-cell office:value-type="float" office:value="271">
            <text:p>27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13">
            <text:p>2019-06-13</text:p>
          </table:table-cell>
          <table:table-cell table:style-name="ce1" office:value-type="string">
            <text:p>農曆5月11日</text:p>
          </table:table-cell>
          <table:table-cell table:style-name="ce1"/>
          <table:table-cell table:style-name="ce1" office:value-type="time" office:time-value="PT14H50M00S">
            <text:p>14:50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20H47M00S">
            <text:p>20:47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02H01M00S">
            <text:p>02:01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14">
            <text:p>2019-06-14</text:p>
          </table:table-cell>
          <table:table-cell table:style-name="ce1" office:value-type="string">
            <text:p>農曆5月12日</text:p>
          </table:table-cell>
          <table:table-cell table:style-name="ce1"/>
          <table:table-cell table:style-name="ce1" office:value-type="time" office:time-value="PT15H49M00S">
            <text:p>15:49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21H37M00S">
            <text:p>21:37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02H41M00S">
            <text:p>02:41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15">
            <text:p>2019-06-15</text:p>
          </table:table-cell>
          <table:table-cell table:style-name="ce1" office:value-type="string">
            <text:p>農曆5月13日</text:p>
          </table:table-cell>
          <table:table-cell table:style-name="ce1"/>
          <table:table-cell table:style-name="ce1" office:value-type="time" office:time-value="PT16H48M00S">
            <text:p>16:4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22H28M00S">
            <text:p>22:28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03H22M00S">
            <text:p>03:22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16">
            <text:p>2019-06-16</text:p>
          </table:table-cell>
          <table:table-cell table:style-name="ce1" office:value-type="string">
            <text:p>農曆5月14日</text:p>
          </table:table-cell>
          <table:table-cell table:style-name="ce1"/>
          <table:table-cell table:style-name="ce1" office:value-type="time" office:time-value="PT17H47M00S">
            <text:p>17:47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23H21M00S">
            <text:p>23:21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04H05M00S">
            <text:p>04:05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17">
            <text:p>2019-06-17</text:p>
          </table:table-cell>
          <table:table-cell table:style-name="ce1" office:value-type="string">
            <text:p>農曆5月15日</text:p>
          </table:table-cell>
          <table:table-cell table:style-name="ce1"/>
          <table:table-cell table:style-name="ce1" office:value-type="time" office:time-value="PT18H44M00S">
            <text:p>18:44</text:p>
          </table:table-cell>
          <table:table-cell office:value-type="float" office:value="114">
            <text:p>114</text:p>
          </table:table-cell>
          <table:table-cell table:number-columns-repeated="4"/>
          <table:table-cell table:style-name="ce1" office:value-type="time" office:time-value="PT04H52M00S">
            <text:p>04:52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18">
            <text:p>2019-06-18</text:p>
          </table:table-cell>
          <table:table-cell table:style-name="ce1" office:value-type="string">
            <text:p>農曆5月16日</text:p>
          </table:table-cell>
          <table:table-cell table:style-name="ce1"/>
          <table:table-cell table:style-name="ce1" office:value-type="time" office:time-value="PT19H39M00S">
            <text:p>19:3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00H13M00S">
            <text:p>00:1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5H41M00S">
            <text:p>05:41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19">
            <text:p>2019-06-19</text:p>
          </table:table-cell>
          <table:table-cell table:style-name="ce1" office:value-type="string">
            <text:p>農曆5月17日</text:p>
          </table:table-cell>
          <table:table-cell table:style-name="ce1"/>
          <table:table-cell table:style-name="ce1" office:value-type="time" office:time-value="PT20H30M00S">
            <text:p>20:30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1H06M00S">
            <text:p>01:06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6H33M00S">
            <text:p>06:33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20">
            <text:p>2019-06-20</text:p>
          </table:table-cell>
          <table:table-cell table:style-name="ce1" office:value-type="string">
            <text:p>農曆5月18日</text:p>
          </table:table-cell>
          <table:table-cell table:style-name="ce1"/>
          <table:table-cell table:style-name="ce1" office:value-type="time" office:time-value="PT21H16M00S">
            <text:p>21:16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01H57M00S">
            <text:p>01:57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7H26M00S">
            <text:p>07:26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21">
            <text:p>2019-06-21</text:p>
          </table:table-cell>
          <table:table-cell table:style-name="ce1" office:value-type="string">
            <text:p>農曆5月19日</text:p>
          </table:table-cell>
          <table:table-cell table:style-name="ce1"/>
          <table:table-cell table:style-name="ce1" office:value-type="time" office:time-value="PT21H58M00S">
            <text:p>21:58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02H47M00S">
            <text:p>02:4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08H20M00S">
            <text:p>08:20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22">
            <text:p>2019-06-22</text:p>
          </table:table-cell>
          <table:table-cell table:style-name="ce1" office:value-type="string">
            <text:p>農曆5月20日</text:p>
          </table:table-cell>
          <table:table-cell table:style-name="ce1"/>
          <table:table-cell table:style-name="ce1" office:value-type="time" office:time-value="PT22H37M00S">
            <text:p>22:37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03H34M00S">
            <text:p>03:34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09H12M00S">
            <text:p>09:12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23">
            <text:p>2019-06-23</text:p>
          </table:table-cell>
          <table:table-cell table:style-name="ce1" office:value-type="string">
            <text:p>農曆5月21日</text:p>
          </table:table-cell>
          <table:table-cell table:style-name="ce1"/>
          <table:table-cell table:style-name="ce1" office:value-type="time" office:time-value="PT23H13M00S">
            <text:p>23:13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04H19M00S">
            <text:p>04:19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0H04M00S">
            <text:p>10:04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24">
            <text:p>2019-06-24</text:p>
          </table:table-cell>
          <table:table-cell table:style-name="ce1" office:value-type="string">
            <text:p>農曆5月22日</text:p>
          </table:table-cell>
          <table:table-cell table:style-name="ce1"/>
          <table:table-cell table:style-name="ce1" office:value-type="time" office:time-value="PT23H47M00S">
            <text:p>23:47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05H02M00S">
            <text:p>05:02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0H55M00S">
            <text:p>10:55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25">
            <text:p>2019-06-25</text:p>
          </table:table-cell>
          <table:table-cell table:style-name="ce1" office:value-type="string">
            <text:p>農曆5月23日</text:p>
          </table:table-cell>
          <table:table-cell table:style-name="ce1"/>
          <table:table-cell table:number-columns-repeated="3"/>
          <table:table-cell table:style-name="ce1" office:value-type="time" office:time-value="PT05H44M00S">
            <text:p>05:44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26">
            <text:p>2019-06-26</text:p>
          </table:table-cell>
          <table:table-cell table:style-name="ce1" office:value-type="string">
            <text:p>農曆5月24日</text:p>
          </table:table-cell>
          <table:table-cell table:style-name="ce1"/>
          <table:table-cell table:style-name="ce1" office:value-type="time" office:time-value="PT00H19M00S">
            <text:p>00:19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06H26M00S">
            <text:p>06:26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2H36M00S">
            <text:p>12:36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27">
            <text:p>2019-06-27</text:p>
          </table:table-cell>
          <table:table-cell table:style-name="ce1" office:value-type="string">
            <text:p>農曆5月25日</text:p>
          </table:table-cell>
          <table:table-cell table:style-name="ce1"/>
          <table:table-cell table:style-name="ce1" office:value-type="time" office:time-value="PT00H53M00S">
            <text:p>00:53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07H08M00S">
            <text:p>07:08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3H28M00S">
            <text:p>13:28</text:p>
          </table:table-cell>
          <table:table-cell office:value-type="float" office:value="276">
            <text:p>27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28">
            <text:p>2019-06-28</text:p>
          </table:table-cell>
          <table:table-cell table:style-name="ce1" office:value-type="string">
            <text:p>農曆5月26日</text:p>
          </table:table-cell>
          <table:table-cell table:style-name="ce1"/>
          <table:table-cell table:style-name="ce1" office:value-type="time" office:time-value="PT01H27M00S">
            <text:p>01:27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07H52M00S">
            <text:p>07:52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4H22M00S">
            <text:p>14:22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29">
            <text:p>2019-06-29</text:p>
          </table:table-cell>
          <table:table-cell table:style-name="ce1" office:value-type="string">
            <text:p>農曆5月27日</text:p>
          </table:table-cell>
          <table:table-cell table:style-name="ce1"/>
          <table:table-cell table:style-name="ce1" office:value-type="time" office:time-value="PT02H04M00S">
            <text:p>02:04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08H39M00S">
            <text:p>08:39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5H18M00S">
            <text:p>15:18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6-30">
            <text:p>2019-06-30</text:p>
          </table:table-cell>
          <table:table-cell table:style-name="ce1" office:value-type="string">
            <text:p>農曆5月28日</text:p>
          </table:table-cell>
          <table:table-cell table:style-name="ce1"/>
          <table:table-cell table:style-name="ce1" office:value-type="time" office:time-value="PT02H45M00S">
            <text:p>02:45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09H29M00S">
            <text:p>09:29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6H17M00S">
            <text:p>16:17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01">
            <text:p>2019-07-01</text:p>
          </table:table-cell>
          <table:table-cell table:style-name="ce1" office:value-type="string">
            <text:p>農曆5月29日</text:p>
          </table:table-cell>
          <table:table-cell table:style-name="ce1"/>
          <table:table-cell table:style-name="ce1" office:value-type="time" office:time-value="PT03H31M00S">
            <text:p>03:31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0H23M00S">
            <text:p>10:23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02">
            <text:p>2019-07-02</text:p>
          </table:table-cell>
          <table:table-cell table:style-name="ce1" office:value-type="string">
            <text:p>農曆5月30日</text:p>
          </table:table-cell>
          <table:table-cell table:style-name="ce1"/>
          <table:table-cell table:style-name="ce1" office:value-type="time" office:time-value="PT04H24M00S">
            <text:p>04:24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21M00S">
            <text:p>11:21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21M00S">
            <text:p>18:21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03">
            <text:p>2019-07-03</text:p>
          </table:table-cell>
          <table:table-cell table:style-name="ce1" office:value-type="string">
            <text:p>農曆6月1日</text:p>
          </table:table-cell>
          <table:table-cell table:style-name="ce1"/>
          <table:table-cell table:style-name="ce1" office:value-type="time" office:time-value="PT05H22M00S">
            <text:p>05:22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22M00S">
            <text:p>12:2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9H22M00S">
            <text:p>19:22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04">
            <text:p>2019-07-04</text:p>
          </table:table-cell>
          <table:table-cell table:style-name="ce1" office:value-type="string">
            <text:p>農曆6月2日</text:p>
          </table:table-cell>
          <table:table-cell table:style-name="ce1"/>
          <table:table-cell table:style-name="ce1" office:value-type="time" office:time-value="PT06H25M00S">
            <text:p>06:25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3H23M00S">
            <text:p>13:2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20H19M00S">
            <text:p>20:19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05">
            <text:p>2019-07-05</text:p>
          </table:table-cell>
          <table:table-cell table:style-name="ce1" office:value-type="string">
            <text:p>農曆6月3日</text:p>
          </table:table-cell>
          <table:table-cell table:style-name="ce1"/>
          <table:table-cell table:style-name="ce1" office:value-type="time" office:time-value="PT07H31M00S">
            <text:p>07:31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4H23M00S">
            <text:p>14:23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21H12M00S">
            <text:p>21:12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06">
            <text:p>2019-07-06</text:p>
          </table:table-cell>
          <table:table-cell table:style-name="ce1" office:value-type="string">
            <text:p>農曆6月4日</text:p>
          </table:table-cell>
          <table:table-cell table:style-name="ce1"/>
          <table:table-cell table:style-name="ce1" office:value-type="time" office:time-value="PT08H37M00S">
            <text:p>08:37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5H21M00S">
            <text:p>15:21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21H59M00S">
            <text:p>21:59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07">
            <text:p>2019-07-07</text:p>
          </table:table-cell>
          <table:table-cell table:style-name="ce1" office:value-type="string">
            <text:p>農曆6月5日</text:p>
          </table:table-cell>
          <table:table-cell/>
          <table:table-cell table:style-name="ce1" office:value-type="time" office:time-value="PT09H41M00S">
            <text:p>09:41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6H15M00S">
            <text:p>16:15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22H43M00S">
            <text:p>22:43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08">
            <text:p>2019-07-08</text:p>
          </table:table-cell>
          <table:table-cell table:style-name="ce1" office:value-type="string">
            <text:p>農曆6月6日</text:p>
          </table:table-cell>
          <table:table-cell table:style-name="ce1"/>
          <table:table-cell table:style-name="ce1" office:value-type="time" office:time-value="PT10H44M00S">
            <text:p>10:44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7H06M00S">
            <text:p>17:06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23H23M00S">
            <text:p>23:23</text:p>
          </table:table-cell>
          <table:table-cell office:value-type="float" office:value="273">
            <text:p>27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09">
            <text:p>2019-07-09</text:p>
          </table:table-cell>
          <table:table-cell table:style-name="ce1" office:value-type="string">
            <text:p>農曆6月7日</text:p>
          </table:table-cell>
          <table:table-cell table:style-name="ce1"/>
          <table:table-cell table:style-name="ce1" office:value-type="time" office:time-value="PT11H45M00S">
            <text:p>11:45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string">
            <text:p>63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10">
            <text:p>2019-07-10</text:p>
          </table:table-cell>
          <table:table-cell table:style-name="ce1" office:value-type="string">
            <text:p>農曆6月8日</text:p>
          </table:table-cell>
          <table:table-cell table:style-name="ce1"/>
          <table:table-cell table:style-name="ce1" office:value-type="time" office:time-value="PT12H45M00S">
            <text:p>12:45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00H02M00S">
            <text:p>00:02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11">
            <text:p>2019-07-11</text:p>
          </table:table-cell>
          <table:table-cell table:style-name="ce1" office:value-type="string">
            <text:p>農曆6月9日</text:p>
          </table:table-cell>
          <table:table-cell table:style-name="ce1"/>
          <table:table-cell table:style-name="ce1" office:value-type="time" office:time-value="PT13H43M00S">
            <text:p>13:43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9H34M00S">
            <text:p>19:34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00H41M00S">
            <text:p>00:41</text:p>
          </table:table-cell>
          <table:table-cell office:value-type="float" office:value="261">
            <text:p>26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12">
            <text:p>2019-07-12</text:p>
          </table:table-cell>
          <table:table-cell table:style-name="ce1" office:value-type="string">
            <text:p>農曆6月10日</text:p>
          </table:table-cell>
          <table:table-cell table:style-name="ce1"/>
          <table:table-cell table:style-name="ce1" office:value-type="time" office:time-value="PT14H42M00S">
            <text:p>14:42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20H24M00S">
            <text:p>20:24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01H21M00S">
            <text:p>01:21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13">
            <text:p>2019-07-13</text:p>
          </table:table-cell>
          <table:table-cell table:style-name="ce1" office:value-type="string">
            <text:p>農曆6月11日</text:p>
          </table:table-cell>
          <table:table-cell table:style-name="ce1"/>
          <table:table-cell table:style-name="ce1" office:value-type="time" office:time-value="PT15H40M00S">
            <text:p>15:40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21H15M00S">
            <text:p>21:15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02H03M00S">
            <text:p>02:03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14">
            <text:p>2019-07-14</text:p>
          </table:table-cell>
          <table:table-cell table:style-name="ce1" office:value-type="string">
            <text:p>農曆6月12日</text:p>
          </table:table-cell>
          <table:table-cell table:style-name="ce1"/>
          <table:table-cell table:style-name="ce1" office:value-type="time" office:time-value="PT16H37M00S">
            <text:p>16:37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22H07M00S">
            <text:p>22:07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2H48M00S">
            <text:p>02:48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15">
            <text:p>2019-07-15</text:p>
          </table:table-cell>
          <table:table-cell table:style-name="ce1" office:value-type="string">
            <text:p>農曆6月13日</text:p>
          </table:table-cell>
          <table:table-cell table:style-name="ce1"/>
          <table:table-cell table:style-name="ce1" office:value-type="time" office:time-value="PT17H32M00S">
            <text:p>17:32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22H59M00S">
            <text:p>22:5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3H36M00S">
            <text:p>03:36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16">
            <text:p>2019-07-16</text:p>
          </table:table-cell>
          <table:table-cell table:style-name="ce1" office:value-type="string">
            <text:p>農曆6月14日</text:p>
          </table:table-cell>
          <table:table-cell table:style-name="ce1"/>
          <table:table-cell table:style-name="ce1" office:value-type="time" office:time-value="PT18H24M00S">
            <text:p>18:24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23H51M00S">
            <text:p>23:5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4H26M00S">
            <text:p>04:26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17">
            <text:p>2019-07-17</text:p>
          </table:table-cell>
          <table:table-cell table:style-name="ce1" office:value-type="string">
            <text:p>農曆6月15日</text:p>
          </table:table-cell>
          <table:table-cell table:style-name="ce1"/>
          <table:table-cell table:style-name="ce1" office:value-type="time" office:time-value="PT19H11M00S">
            <text:p>19:11</text:p>
          </table:table-cell>
          <table:table-cell office:value-type="float" office:value="113">
            <text:p>113</text:p>
          </table:table-cell>
          <table:table-cell table:number-columns-repeated="4"/>
          <table:table-cell table:style-name="ce1" office:value-type="time" office:time-value="PT05H18M00S">
            <text:p>05:18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18">
            <text:p>2019-07-18</text:p>
          </table:table-cell>
          <table:table-cell table:style-name="ce1" office:value-type="string">
            <text:p>農曆6月16日</text:p>
          </table:table-cell>
          <table:table-cell table:style-name="ce1"/>
          <table:table-cell table:style-name="ce1" office:value-type="time" office:time-value="PT19H55M00S">
            <text:p>19:55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00H41M00S">
            <text:p>00:41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06H12M00S">
            <text:p>06:12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19">
            <text:p>2019-07-19</text:p>
          </table:table-cell>
          <table:table-cell table:style-name="ce1" office:value-type="string">
            <text:p>農曆6月17日</text:p>
          </table:table-cell>
          <table:table-cell table:style-name="ce1"/>
          <table:table-cell table:style-name="ce1" office:value-type="time" office:time-value="PT20H35M00S">
            <text:p>20:35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01H29M00S">
            <text:p>01:29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07H05M00S">
            <text:p>07:05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20">
            <text:p>2019-07-20</text:p>
          </table:table-cell>
          <table:table-cell table:style-name="ce1" office:value-type="string">
            <text:p>農曆6月18日</text:p>
          </table:table-cell>
          <table:table-cell table:style-name="ce1"/>
          <table:table-cell table:style-name="ce1" office:value-type="time" office:time-value="PT21H12M00S">
            <text:p>21:12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02H14M00S">
            <text:p>02:14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07H57M00S">
            <text:p>07:57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21">
            <text:p>2019-07-21</text:p>
          </table:table-cell>
          <table:table-cell table:style-name="ce1" office:value-type="string">
            <text:p>農曆6月19日</text:p>
          </table:table-cell>
          <table:table-cell table:style-name="ce1"/>
          <table:table-cell table:style-name="ce1" office:value-type="time" office:time-value="PT21H46M00S">
            <text:p>21:46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02H58M00S">
            <text:p>02:58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08H48M00S">
            <text:p>08:48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22">
            <text:p>2019-07-22</text:p>
          </table:table-cell>
          <table:table-cell table:style-name="ce1" office:value-type="string">
            <text:p>農曆6月20日</text:p>
          </table:table-cell>
          <table:table-cell table:style-name="ce1"/>
          <table:table-cell table:style-name="ce1" office:value-type="time" office:time-value="PT22H19M00S">
            <text:p>22:19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03H40M00S">
            <text:p>03:40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09H39M00S">
            <text:p>09:39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23">
            <text:p>2019-07-23</text:p>
          </table:table-cell>
          <table:table-cell table:style-name="ce1" office:value-type="string">
            <text:p>農曆6月21日</text:p>
          </table:table-cell>
          <table:table-cell table:style-name="ce1"/>
          <table:table-cell table:style-name="ce1" office:value-type="time" office:time-value="PT22H52M00S">
            <text:p>22:52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04H22M00S">
            <text:p>04:22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0H29M00S">
            <text:p>10:29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24">
            <text:p>2019-07-24</text:p>
          </table:table-cell>
          <table:table-cell table:style-name="ce1" office:value-type="string">
            <text:p>農曆6月22日</text:p>
          </table:table-cell>
          <table:table-cell table:style-name="ce1"/>
          <table:table-cell table:style-name="ce1" office:value-type="time" office:time-value="PT23H25M00S">
            <text:p>23:25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05H03M00S">
            <text:p>05:03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1H19M00S">
            <text:p>11:19</text:p>
          </table:table-cell>
          <table:table-cell office:value-type="float" office:value="273">
            <text:p>27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25">
            <text:p>2019-07-25</text:p>
          </table:table-cell>
          <table:table-cell table:style-name="ce1" office:value-type="string">
            <text:p>農曆6月23日</text:p>
          </table:table-cell>
          <table:table-cell table:style-name="ce1"/>
          <table:table-cell table:number-columns-repeated="3"/>
          <table:table-cell table:style-name="ce1" office:value-type="time" office:time-value="PT05H46M00S">
            <text:p>05:46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2H11M00S">
            <text:p>12:11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26">
            <text:p>2019-07-26</text:p>
          </table:table-cell>
          <table:table-cell table:style-name="ce1" office:value-type="string">
            <text:p>農曆6月24日</text:p>
          </table:table-cell>
          <table:table-cell table:style-name="ce1"/>
          <table:table-cell table:style-name="ce1" office:value-type="time" office:time-value="PT00H00M00S">
            <text:p>00:00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06H30M00S">
            <text:p>06:30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3H05M00S">
            <text:p>13:05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27">
            <text:p>2019-07-27</text:p>
          </table:table-cell>
          <table:table-cell table:style-name="ce1" office:value-type="string">
            <text:p>農曆6月25日</text:p>
          </table:table-cell>
          <table:table-cell table:style-name="ce1"/>
          <table:table-cell table:style-name="ce1" office:value-type="time" office:time-value="PT00H38M00S">
            <text:p>00:38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07H18M00S">
            <text:p>07:18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4H02M00S">
            <text:p>14:02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28">
            <text:p>2019-07-28</text:p>
          </table:table-cell>
          <table:table-cell table:style-name="ce1" office:value-type="string">
            <text:p>農曆6月26日</text:p>
          </table:table-cell>
          <table:table-cell table:style-name="ce1"/>
          <table:table-cell table:style-name="ce1" office:value-type="time" office:time-value="PT01H21M00S">
            <text:p>01:21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08H09M00S">
            <text:p>08:09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5H01M00S">
            <text:p>15:01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29">
            <text:p>2019-07-29</text:p>
          </table:table-cell>
          <table:table-cell table:style-name="ce1" office:value-type="string">
            <text:p>農曆6月27日</text:p>
          </table:table-cell>
          <table:table-cell table:style-name="ce1"/>
          <table:table-cell table:style-name="ce1" office:value-type="time" office:time-value="PT02H09M00S">
            <text:p>02:0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09H04M00S">
            <text:p>09:04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6H02M00S">
            <text:p>16:02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30">
            <text:p>2019-07-30</text:p>
          </table:table-cell>
          <table:table-cell table:style-name="ce1" office:value-type="string">
            <text:p>農曆6月28日</text:p>
          </table:table-cell>
          <table:table-cell table:style-name="ce1"/>
          <table:table-cell table:style-name="ce1" office:value-type="time" office:time-value="PT03H04M00S">
            <text:p>03:04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0H03M00S">
            <text:p>10:0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7H04M00S">
            <text:p>17:04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7-31">
            <text:p>2019-07-31</text:p>
          </table:table-cell>
          <table:table-cell table:style-name="ce1" office:value-type="string">
            <text:p>農曆6月29日</text:p>
          </table:table-cell>
          <table:table-cell table:style-name="ce1"/>
          <table:table-cell table:style-name="ce1" office:value-type="time" office:time-value="PT04H05M00S">
            <text:p>04:05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05M00S">
            <text:p>11:05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03M00S">
            <text:p>18:03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01">
            <text:p>2019-08-01</text:p>
          </table:table-cell>
          <table:table-cell table:style-name="ce1" office:value-type="string">
            <text:p>農曆7月1日</text:p>
          </table:table-cell>
          <table:table-cell table:style-name="ce1"/>
          <table:table-cell table:style-name="ce1" office:value-type="time" office:time-value="PT05H10M00S">
            <text:p>05:10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8H59M00S">
            <text:p>18:59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02">
            <text:p>2019-08-02</text:p>
          </table:table-cell>
          <table:table-cell table:style-name="ce1" office:value-type="string">
            <text:p>農曆7月2日</text:p>
          </table:table-cell>
          <table:table-cell table:style-name="ce1"/>
          <table:table-cell table:style-name="ce1" office:value-type="time" office:time-value="PT06H18M00S">
            <text:p>06:18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3H07M00S">
            <text:p>13:07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9H50M00S">
            <text:p>19:50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03">
            <text:p>2019-08-03</text:p>
          </table:table-cell>
          <table:table-cell table:style-name="ce1" office:value-type="string">
            <text:p>農曆7月3日</text:p>
          </table:table-cell>
          <table:table-cell table:style-name="ce1"/>
          <table:table-cell table:style-name="ce1" office:value-type="time" office:time-value="PT07H26M00S">
            <text:p>07:26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4H04M00S">
            <text:p>14:04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20H37M00S">
            <text:p>20:37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04">
            <text:p>2019-08-04</text:p>
          </table:table-cell>
          <table:table-cell table:style-name="ce1" office:value-type="string">
            <text:p>農曆7月4日</text:p>
          </table:table-cell>
          <table:table-cell table:style-name="ce1"/>
          <table:table-cell table:style-name="ce1" office:value-type="time" office:time-value="PT08H32M00S">
            <text:p>08:32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4H59M00S">
            <text:p>14:59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21H20M00S">
            <text:p>21:20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05">
            <text:p>2019-08-05</text:p>
          </table:table-cell>
          <table:table-cell table:style-name="ce1" office:value-type="string">
            <text:p>農曆7月5日</text:p>
          </table:table-cell>
          <table:table-cell table:style-name="ce1"/>
          <table:table-cell table:style-name="ce1" office:value-type="time" office:time-value="PT09H35M00S">
            <text:p>09:35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5H51M00S">
            <text:p>15:51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22H01M00S">
            <text:p>22:01</text:p>
          </table:table-cell>
          <table:table-cell office:value-type="float" office:value="269">
            <text:p>26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06">
            <text:p>2019-08-06</text:p>
          </table:table-cell>
          <table:table-cell table:style-name="ce1" office:value-type="string">
            <text:p>農曆7月6日</text:p>
          </table:table-cell>
          <table:table-cell/>
          <table:table-cell table:style-name="ce1" office:value-type="time" office:time-value="PT10H37M00S">
            <text:p>10:37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6H42M00S">
            <text:p>16:42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22H41M00S">
            <text:p>22:41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07">
            <text:p>2019-08-07</text:p>
          </table:table-cell>
          <table:table-cell table:style-name="ce1" office:value-type="string">
            <text:p>農曆7月7日</text:p>
          </table:table-cell>
          <table:table-cell table:style-name="ce1"/>
          <table:table-cell table:style-name="ce1" office:value-type="time" office:time-value="PT11H37M00S">
            <text:p>11:37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7H32M00S">
            <text:p>17:32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23H21M00S">
            <text:p>23:21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08">
            <text:p>2019-08-08</text:p>
          </table:table-cell>
          <table:table-cell table:style-name="ce1" office:value-type="string">
            <text:p>農曆7月8日</text:p>
          </table:table-cell>
          <table:table-cell table:style-name="ce1"/>
          <table:table-cell table:style-name="ce1" office:value-type="time" office:time-value="PT12H37M00S">
            <text:p>12:37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string">
            <text:p>50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09">
            <text:p>2019-08-09</text:p>
          </table:table-cell>
          <table:table-cell table:style-name="ce1" office:value-type="string">
            <text:p>農曆7月9日</text:p>
          </table:table-cell>
          <table:table-cell table:style-name="ce1"/>
          <table:table-cell table:style-name="ce1" office:value-type="time" office:time-value="PT13H35M00S">
            <text:p>13:35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9H12M00S">
            <text:p>19:12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00H03M00S">
            <text:p>00:03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10">
            <text:p>2019-08-10</text:p>
          </table:table-cell>
          <table:table-cell table:style-name="ce1" office:value-type="string">
            <text:p>農曆7月10日</text:p>
          </table:table-cell>
          <table:table-cell table:style-name="ce1"/>
          <table:table-cell table:style-name="ce1" office:value-type="time" office:time-value="PT14H32M00S">
            <text:p>14:3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20H04M00S">
            <text:p>20:0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00H47M00S">
            <text:p>00:47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11">
            <text:p>2019-08-11</text:p>
          </table:table-cell>
          <table:table-cell table:style-name="ce1" office:value-type="string">
            <text:p>農曆7月11日</text:p>
          </table:table-cell>
          <table:table-cell table:style-name="ce1"/>
          <table:table-cell table:style-name="ce1" office:value-type="time" office:time-value="PT15H27M00S">
            <text:p>15:27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20H55M00S">
            <text:p>20:5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1H33M00S">
            <text:p>01:33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12">
            <text:p>2019-08-12</text:p>
          </table:table-cell>
          <table:table-cell table:style-name="ce1" office:value-type="string">
            <text:p>農曆7月12日</text:p>
          </table:table-cell>
          <table:table-cell table:style-name="ce1"/>
          <table:table-cell table:style-name="ce1" office:value-type="time" office:time-value="PT16H20M00S">
            <text:p>16:2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21H47M00S">
            <text:p>21:47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2H22M00S">
            <text:p>02:22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13">
            <text:p>2019-08-13</text:p>
          </table:table-cell>
          <table:table-cell table:style-name="ce1" office:value-type="string">
            <text:p>農曆7月13日</text:p>
          </table:table-cell>
          <table:table-cell table:style-name="ce1"/>
          <table:table-cell table:style-name="ce1" office:value-type="time" office:time-value="PT17H08M00S">
            <text:p>17:08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22H37M00S">
            <text:p>22:37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3H14M00S">
            <text:p>03:14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14">
            <text:p>2019-08-14</text:p>
          </table:table-cell>
          <table:table-cell table:style-name="ce1" office:value-type="string">
            <text:p>農曆7月14日</text:p>
          </table:table-cell>
          <table:table-cell table:style-name="ce1"/>
          <table:table-cell table:style-name="ce1" office:value-type="time" office:time-value="PT17H53M00S">
            <text:p>17:53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23H25M00S">
            <text:p>23:25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04H06M00S">
            <text:p>04:06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15">
            <text:p>2019-08-15</text:p>
          </table:table-cell>
          <table:table-cell table:style-name="ce1" office:value-type="string">
            <text:p>農曆7月15日</text:p>
          </table:table-cell>
          <table:table-cell table:style-name="ce1"/>
          <table:table-cell table:style-name="ce1" office:value-type="time" office:time-value="PT18H34M00S">
            <text:p>18:34</text:p>
          </table:table-cell>
          <table:table-cell office:value-type="float" office:value="109">
            <text:p>109</text:p>
          </table:table-cell>
          <table:table-cell table:number-columns-repeated="4"/>
          <table:table-cell table:style-name="ce1" office:value-type="time" office:time-value="PT04H59M00S">
            <text:p>04:59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16">
            <text:p>2019-08-16</text:p>
          </table:table-cell>
          <table:table-cell table:style-name="ce1" office:value-type="string">
            <text:p>農曆7月16日</text:p>
          </table:table-cell>
          <table:table-cell table:style-name="ce1"/>
          <table:table-cell table:style-name="ce1" office:value-type="time" office:time-value="PT19H12M00S">
            <text:p>19:12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00H11M00S">
            <text:p>00:11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05H52M00S">
            <text:p>05:52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17">
            <text:p>2019-08-17</text:p>
          </table:table-cell>
          <table:table-cell table:style-name="ce1" office:value-type="string">
            <text:p>農曆7月17日</text:p>
          </table:table-cell>
          <table:table-cell table:style-name="ce1"/>
          <table:table-cell table:style-name="ce1" office:value-type="time" office:time-value="PT19H47M00S">
            <text:p>19:47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00H56M00S">
            <text:p>00:56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06H43M00S">
            <text:p>06:43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18">
            <text:p>2019-08-18</text:p>
          </table:table-cell>
          <table:table-cell table:style-name="ce1" office:value-type="string">
            <text:p>農曆7月18日</text:p>
          </table:table-cell>
          <table:table-cell table:style-name="ce1"/>
          <table:table-cell table:style-name="ce1" office:value-type="time" office:time-value="PT20H20M00S">
            <text:p>20:20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01H38M00S">
            <text:p>01:38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07H34M00S">
            <text:p>07:34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19">
            <text:p>2019-08-19</text:p>
          </table:table-cell>
          <table:table-cell table:style-name="ce1" office:value-type="string">
            <text:p>農曆7月19日</text:p>
          </table:table-cell>
          <table:table-cell table:style-name="ce1"/>
          <table:table-cell table:style-name="ce1" office:value-type="time" office:time-value="PT20H52M00S">
            <text:p>20:52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02H20M00S">
            <text:p>02:20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08H24M00S">
            <text:p>08:24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20">
            <text:p>2019-08-20</text:p>
          </table:table-cell>
          <table:table-cell table:style-name="ce1" office:value-type="string">
            <text:p>農曆7月20日</text:p>
          </table:table-cell>
          <table:table-cell table:style-name="ce1"/>
          <table:table-cell table:style-name="ce1" office:value-type="time" office:time-value="PT21H25M00S">
            <text:p>21:25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03H01M00S">
            <text:p>03:01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09H14M00S">
            <text:p>09:14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21">
            <text:p>2019-08-21</text:p>
          </table:table-cell>
          <table:table-cell table:style-name="ce1" office:value-type="string">
            <text:p>農曆7月21日</text:p>
          </table:table-cell>
          <table:table-cell table:style-name="ce1"/>
          <table:table-cell table:style-name="ce1" office:value-type="time" office:time-value="PT21H59M00S">
            <text:p>21:59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03H43M00S">
            <text:p>03:43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0H05M00S">
            <text:p>10:05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22">
            <text:p>2019-08-22</text:p>
          </table:table-cell>
          <table:table-cell table:style-name="ce1" office:value-type="string">
            <text:p>農曆7月22日</text:p>
          </table:table-cell>
          <table:table-cell table:style-name="ce1"/>
          <table:table-cell table:style-name="ce1" office:value-type="time" office:time-value="PT22H35M00S">
            <text:p>22:35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04H25M00S">
            <text:p>04:25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0H57M00S">
            <text:p>10:57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23">
            <text:p>2019-08-23</text:p>
          </table:table-cell>
          <table:table-cell table:style-name="ce1" office:value-type="string">
            <text:p>農曆7月23日</text:p>
          </table:table-cell>
          <table:table-cell table:style-name="ce1"/>
          <table:table-cell table:style-name="ce1" office:value-type="time" office:time-value="PT23H14M00S">
            <text:p>23:14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05H11M00S">
            <text:p>05:11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24">
            <text:p>2019-08-24</text:p>
          </table:table-cell>
          <table:table-cell table:style-name="ce1" office:value-type="string">
            <text:p>農曆7月24日</text:p>
          </table:table-cell>
          <table:table-cell table:style-name="ce1"/>
          <table:table-cell table:style-name="ce1" office:value-type="time" office:time-value="PT23H59M00S">
            <text:p>23:59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05H59M00S">
            <text:p>05:59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2H48M00S">
            <text:p>12:48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25">
            <text:p>2019-08-25</text:p>
          </table:table-cell>
          <table:table-cell table:style-name="ce1" office:value-type="string">
            <text:p>農曆7月25日</text:p>
          </table:table-cell>
          <table:table-cell table:style-name="ce1"/>
          <table:table-cell table:number-columns-repeated="3"/>
          <table:table-cell table:style-name="ce1" office:value-type="time" office:time-value="PT06H51M00S">
            <text:p>06:51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3H46M00S">
            <text:p>13:46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26">
            <text:p>2019-08-26</text:p>
          </table:table-cell>
          <table:table-cell table:style-name="ce1" office:value-type="string">
            <text:p>農曆7月26日</text:p>
          </table:table-cell>
          <table:table-cell table:style-name="ce1"/>
          <table:table-cell table:style-name="ce1" office:value-type="time" office:time-value="PT00H49M00S">
            <text:p>00:49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07H47M00S">
            <text:p>07:47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4H46M00S">
            <text:p>14:46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27">
            <text:p>2019-08-27</text:p>
          </table:table-cell>
          <table:table-cell table:style-name="ce1" office:value-type="string">
            <text:p>農曆7月27日</text:p>
          </table:table-cell>
          <table:table-cell table:style-name="ce1"/>
          <table:table-cell table:style-name="ce1" office:value-type="time" office:time-value="PT01H46M00S">
            <text:p>01:4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8H46M00S">
            <text:p>08:4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5H46M00S">
            <text:p>15:46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28">
            <text:p>2019-08-28</text:p>
          </table:table-cell>
          <table:table-cell table:style-name="ce1" office:value-type="string">
            <text:p>農曆7月28日</text:p>
          </table:table-cell>
          <table:table-cell table:style-name="ce1"/>
          <table:table-cell table:style-name="ce1" office:value-type="time" office:time-value="PT02H48M00S">
            <text:p>02:4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09H47M00S">
            <text:p>09:47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6H43M00S">
            <text:p>16:43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29">
            <text:p>2019-08-29</text:p>
          </table:table-cell>
          <table:table-cell table:style-name="ce1" office:value-type="string">
            <text:p>農曆7月29日</text:p>
          </table:table-cell>
          <table:table-cell table:style-name="ce1"/>
          <table:table-cell table:style-name="ce1" office:value-type="time" office:time-value="PT03H55M00S">
            <text:p>03:55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0H47M00S">
            <text:p>10:47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7H36M00S">
            <text:p>17:36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30">
            <text:p>2019-08-30</text:p>
          </table:table-cell>
          <table:table-cell table:style-name="ce1" office:value-type="string">
            <text:p>農曆8月1日</text:p>
          </table:table-cell>
          <table:table-cell table:style-name="ce1"/>
          <table:table-cell table:style-name="ce1" office:value-type="time" office:time-value="PT05H03M00S">
            <text:p>05:03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8-31">
            <text:p>2019-08-31</text:p>
          </table:table-cell>
          <table:table-cell table:style-name="ce1" office:value-type="string">
            <text:p>農曆8月2日</text:p>
          </table:table-cell>
          <table:table-cell table:style-name="ce1"/>
          <table:table-cell table:style-name="ce1" office:value-type="time" office:time-value="PT06H11M00S">
            <text:p>06:11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2H44M00S">
            <text:p>12:44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9H11M00S">
            <text:p>19:11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01">
            <text:p>2019-09-01</text:p>
          </table:table-cell>
          <table:table-cell table:style-name="ce1" office:value-type="string">
            <text:p>農曆8月3日</text:p>
          </table:table-cell>
          <table:table-cell table:style-name="ce1"/>
          <table:table-cell table:style-name="ce1" office:value-type="time" office:time-value="PT07H17M00S">
            <text:p>07:17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3H39M00S">
            <text:p>13:39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9H54M00S">
            <text:p>19:54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02">
            <text:p>2019-09-02</text:p>
          </table:table-cell>
          <table:table-cell table:style-name="ce1" office:value-type="string">
            <text:p>農曆8月4日</text:p>
          </table:table-cell>
          <table:table-cell table:style-name="ce1"/>
          <table:table-cell table:style-name="ce1" office:value-type="time" office:time-value="PT08H22M00S">
            <text:p>08:22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4H32M00S">
            <text:p>14:32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20H36M00S">
            <text:p>20:36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03">
            <text:p>2019-09-03</text:p>
          </table:table-cell>
          <table:table-cell table:style-name="ce1" office:value-type="string">
            <text:p>農曆8月5日</text:p>
          </table:table-cell>
          <table:table-cell table:style-name="ce1"/>
          <table:table-cell table:style-name="ce1" office:value-type="time" office:time-value="PT09H25M00S">
            <text:p>09:25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5H24M00S">
            <text:p>15:24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21H17M00S">
            <text:p>21:17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04">
            <text:p>2019-09-04</text:p>
          </table:table-cell>
          <table:table-cell table:style-name="ce1" office:value-type="string">
            <text:p>農曆8月6日</text:p>
          </table:table-cell>
          <table:table-cell table:style-name="ce1"/>
          <table:table-cell table:style-name="ce1" office:value-type="time" office:time-value="PT10H27M00S">
            <text:p>10:27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6H15M00S">
            <text:p>16:15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21H59M00S">
            <text:p>21:59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05">
            <text:p>2019-09-05</text:p>
          </table:table-cell>
          <table:table-cell table:style-name="ce1" office:value-type="string">
            <text:p>農曆8月7日</text:p>
          </table:table-cell>
          <table:table-cell/>
          <table:table-cell table:style-name="ce1" office:value-type="time" office:time-value="PT11H28M00S">
            <text:p>11:2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22H43M00S">
            <text:p>22:43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06">
            <text:p>2019-09-06</text:p>
          </table:table-cell>
          <table:table-cell table:style-name="ce1" office:value-type="string">
            <text:p>農曆8月8日</text:p>
          </table:table-cell>
          <table:table-cell table:style-name="ce1"/>
          <table:table-cell table:style-name="ce1" office:value-type="time" office:time-value="PT12H27M00S">
            <text:p>12:27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7H59M00S">
            <text:p>17:59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23H30M00S">
            <text:p>23:30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07">
            <text:p>2019-09-07</text:p>
          </table:table-cell>
          <table:table-cell table:style-name="ce1" office:value-type="string">
            <text:p>農曆8月9日</text:p>
          </table:table-cell>
          <table:table-cell table:style-name="ce1"/>
          <table:table-cell table:style-name="ce1" office:value-type="time" office:time-value="PT13H23M00S">
            <text:p>13:23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8H52M00S">
            <text:p>18:52</text:p>
          </table:table-cell>
          <table:table-cell office:value-type="string">
            <text:p>42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08">
            <text:p>2019-09-08</text:p>
          </table:table-cell>
          <table:table-cell table:style-name="ce1" office:value-type="string">
            <text:p>農曆8月10日</text:p>
          </table:table-cell>
          <table:table-cell table:style-name="ce1"/>
          <table:table-cell table:style-name="ce1" office:value-type="time" office:time-value="PT14H17M00S">
            <text:p>14:17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9H43M00S">
            <text:p>19:43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0H19M00S">
            <text:p>00:19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09">
            <text:p>2019-09-09</text:p>
          </table:table-cell>
          <table:table-cell table:style-name="ce1" office:value-type="string">
            <text:p>農曆8月11日</text:p>
          </table:table-cell>
          <table:table-cell table:style-name="ce1"/>
          <table:table-cell table:style-name="ce1" office:value-type="time" office:time-value="PT15H07M00S">
            <text:p>15:07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20H34M00S">
            <text:p>20:34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1H10M00S">
            <text:p>01:10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10">
            <text:p>2019-09-10</text:p>
          </table:table-cell>
          <table:table-cell table:style-name="ce1" office:value-type="string">
            <text:p>農曆8月12日</text:p>
          </table:table-cell>
          <table:table-cell table:style-name="ce1"/>
          <table:table-cell table:style-name="ce1" office:value-type="time" office:time-value="PT15H52M00S">
            <text:p>15:5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21H22M00S">
            <text:p>21:22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02H02M00S">
            <text:p>02:02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11">
            <text:p>2019-09-11</text:p>
          </table:table-cell>
          <table:table-cell table:style-name="ce1" office:value-type="string">
            <text:p>農曆8月13日</text:p>
          </table:table-cell>
          <table:table-cell table:style-name="ce1"/>
          <table:table-cell table:style-name="ce1" office:value-type="time" office:time-value="PT16H34M00S">
            <text:p>16:34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22H09M00S">
            <text:p>22:09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02H55M00S">
            <text:p>02:55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12">
            <text:p>2019-09-12</text:p>
          </table:table-cell>
          <table:table-cell table:style-name="ce1" office:value-type="string">
            <text:p>農曆8月14日</text:p>
          </table:table-cell>
          <table:table-cell table:style-name="ce1"/>
          <table:table-cell table:style-name="ce1" office:value-type="time" office:time-value="PT17H12M00S">
            <text:p>17:12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22H54M00S">
            <text:p>22:54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03H47M00S">
            <text:p>03:47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13">
            <text:p>2019-09-13</text:p>
          </table:table-cell>
          <table:table-cell table:style-name="ce1" office:value-type="string">
            <text:p>農曆8月15日</text:p>
          </table:table-cell>
          <table:table-cell table:style-name="ce1"/>
          <table:table-cell table:style-name="ce1" office:value-type="time" office:time-value="PT17H48M00S">
            <text:p>17:48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23H37M00S">
            <text:p>23:37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04H39M00S">
            <text:p>04:39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14">
            <text:p>2019-09-14</text:p>
          </table:table-cell>
          <table:table-cell table:style-name="ce1" office:value-type="string">
            <text:p>農曆8月16日</text:p>
          </table:table-cell>
          <table:table-cell table:style-name="ce1"/>
          <table:table-cell table:style-name="ce1" office:value-type="time" office:time-value="PT18H22M00S">
            <text:p>18:22</text:p>
          </table:table-cell>
          <table:table-cell office:value-type="float" office:value="97">
            <text:p>97</text:p>
          </table:table-cell>
          <table:table-cell table:number-columns-repeated="4"/>
          <table:table-cell table:style-name="ce1" office:value-type="time" office:time-value="PT05H30M00S">
            <text:p>05:30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15">
            <text:p>2019-09-15</text:p>
          </table:table-cell>
          <table:table-cell table:style-name="ce1" office:value-type="string">
            <text:p>農曆8月17日</text:p>
          </table:table-cell>
          <table:table-cell table:style-name="ce1"/>
          <table:table-cell table:style-name="ce1" office:value-type="time" office:time-value="PT18H54M00S">
            <text:p>18:54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00H19M00S">
            <text:p>00:19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06H20M00S">
            <text:p>06:20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16">
            <text:p>2019-09-16</text:p>
          </table:table-cell>
          <table:table-cell table:style-name="ce1" office:value-type="string">
            <text:p>農曆8月18日</text:p>
          </table:table-cell>
          <table:table-cell table:style-name="ce1"/>
          <table:table-cell table:style-name="ce1" office:value-type="time" office:time-value="PT19H27M00S">
            <text:p>19:27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01H00M00S">
            <text:p>01:00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07H10M00S">
            <text:p>07:10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17">
            <text:p>2019-09-17</text:p>
          </table:table-cell>
          <table:table-cell table:style-name="ce1" office:value-type="string">
            <text:p>農曆8月19日</text:p>
          </table:table-cell>
          <table:table-cell table:style-name="ce1"/>
          <table:table-cell table:style-name="ce1" office:value-type="time" office:time-value="PT20H00M00S">
            <text:p>20:00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01H41M00S">
            <text:p>01:41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08H01M00S">
            <text:p>08:01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18">
            <text:p>2019-09-18</text:p>
          </table:table-cell>
          <table:table-cell table:style-name="ce1" office:value-type="string">
            <text:p>農曆8月20日</text:p>
          </table:table-cell>
          <table:table-cell table:style-name="ce1"/>
          <table:table-cell table:style-name="ce1" office:value-type="time" office:time-value="PT20H35M00S">
            <text:p>20:35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02H24M00S">
            <text:p>02:24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08H53M00S">
            <text:p>08:53</text:p>
          </table:table-cell>
          <table:table-cell office:value-type="float" office:value="280">
            <text:p>28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19">
            <text:p>2019-09-19</text:p>
          </table:table-cell>
          <table:table-cell table:style-name="ce1" office:value-type="string">
            <text:p>農曆8月21日</text:p>
          </table:table-cell>
          <table:table-cell table:style-name="ce1"/>
          <table:table-cell table:style-name="ce1" office:value-type="time" office:time-value="PT21H12M00S">
            <text:p>21:12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03H08M00S">
            <text:p>03:08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09H46M00S">
            <text:p>09:46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20">
            <text:p>2019-09-20</text:p>
          </table:table-cell>
          <table:table-cell table:style-name="ce1" office:value-type="string">
            <text:p>農曆8月22日</text:p>
          </table:table-cell>
          <table:table-cell table:style-name="ce1"/>
          <table:table-cell table:style-name="ce1" office:value-type="time" office:time-value="PT21H54M00S">
            <text:p>21:54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03H54M00S">
            <text:p>03:54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0H41M00S">
            <text:p>10:41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21">
            <text:p>2019-09-21</text:p>
          </table:table-cell>
          <table:table-cell table:style-name="ce1" office:value-type="string">
            <text:p>農曆8月23日</text:p>
          </table:table-cell>
          <table:table-cell table:style-name="ce1"/>
          <table:table-cell table:style-name="ce1" office:value-type="time" office:time-value="PT22H41M00S">
            <text:p>22:41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04H44M00S">
            <text:p>04:44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1H37M00S">
            <text:p>11:37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22">
            <text:p>2019-09-22</text:p>
          </table:table-cell>
          <table:table-cell table:style-name="ce1" office:value-type="string">
            <text:p>農曆8月24日</text:p>
          </table:table-cell>
          <table:table-cell table:style-name="ce1"/>
          <table:table-cell table:style-name="ce1" office:value-type="time" office:time-value="PT23H33M00S">
            <text:p>23:33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5H37M00S">
            <text:p>05:37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2H35M00S">
            <text:p>12:35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23">
            <text:p>2019-09-23</text:p>
          </table:table-cell>
          <table:table-cell table:style-name="ce1" office:value-type="string">
            <text:p>農曆8月25日</text:p>
          </table:table-cell>
          <table:table-cell table:style-name="ce1"/>
          <table:table-cell table:number-columns-repeated="3"/>
          <table:table-cell table:style-name="ce1" office:value-type="time" office:time-value="PT06H33M00S">
            <text:p>06:33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3H33M00S">
            <text:p>13:33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24">
            <text:p>2019-09-24</text:p>
          </table:table-cell>
          <table:table-cell table:style-name="ce1" office:value-type="string">
            <text:p>農曆8月26日</text:p>
          </table:table-cell>
          <table:table-cell table:style-name="ce1"/>
          <table:table-cell table:style-name="ce1" office:value-type="time" office:time-value="PT00H31M00S">
            <text:p>00:31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7H31M00S">
            <text:p>07:31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4H29M00S">
            <text:p>14:29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25">
            <text:p>2019-09-25</text:p>
          </table:table-cell>
          <table:table-cell table:style-name="ce1" office:value-type="string">
            <text:p>農曆8月27日</text:p>
          </table:table-cell>
          <table:table-cell table:style-name="ce1"/>
          <table:table-cell table:style-name="ce1" office:value-type="time" office:time-value="PT01H34M00S">
            <text:p>01:34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08H30M00S">
            <text:p>08:30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5H23M00S">
            <text:p>15:23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26">
            <text:p>2019-09-26</text:p>
          </table:table-cell>
          <table:table-cell table:style-name="ce1" office:value-type="string">
            <text:p>農曆8月28日</text:p>
          </table:table-cell>
          <table:table-cell table:style-name="ce1"/>
          <table:table-cell table:style-name="ce1" office:value-type="time" office:time-value="PT02H40M00S">
            <text:p>02:40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09H29M00S">
            <text:p>09:29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6H12M00S">
            <text:p>16:12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27">
            <text:p>2019-09-27</text:p>
          </table:table-cell>
          <table:table-cell table:style-name="ce1" office:value-type="string">
            <text:p>農曆8月29日</text:p>
          </table:table-cell>
          <table:table-cell table:style-name="ce1"/>
          <table:table-cell table:style-name="ce1" office:value-type="time" office:time-value="PT03H47M00S">
            <text:p>03:47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0H26M00S">
            <text:p>10:26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6H59M00S">
            <text:p>16:59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28">
            <text:p>2019-09-28</text:p>
          </table:table-cell>
          <table:table-cell table:style-name="ce1" office:value-type="string">
            <text:p>農曆8月30日</text:p>
          </table:table-cell>
          <table:table-cell table:style-name="ce1"/>
          <table:table-cell table:style-name="ce1" office:value-type="time" office:time-value="PT04H54M00S">
            <text:p>04:54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1H21M00S">
            <text:p>11:21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7H43M00S">
            <text:p>17:43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29">
            <text:p>2019-09-29</text:p>
          </table:table-cell>
          <table:table-cell table:style-name="ce1" office:value-type="string">
            <text:p>農曆9月1日</text:p>
          </table:table-cell>
          <table:table-cell table:style-name="ce1"/>
          <table:table-cell table:style-name="ce1" office:value-type="time" office:time-value="PT06H00M00S">
            <text:p>06:00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2H16M00S">
            <text:p>12:16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09-30">
            <text:p>2019-09-30</text:p>
          </table:table-cell>
          <table:table-cell table:style-name="ce1" office:value-type="string">
            <text:p>農曆9月2日</text:p>
          </table:table-cell>
          <table:table-cell table:style-name="ce1"/>
          <table:table-cell table:style-name="ce1" office:value-type="time" office:time-value="PT07H05M00S">
            <text:p>07:05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3H09M00S">
            <text:p>13:09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9H08M00S">
            <text:p>19:08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01">
            <text:p>2019-10-01</text:p>
          </table:table-cell>
          <table:table-cell table:style-name="ce1" office:value-type="string">
            <text:p>農曆9月3日</text:p>
          </table:table-cell>
          <table:table-cell table:style-name="ce1"/>
          <table:table-cell table:style-name="ce1" office:value-type="time" office:time-value="PT08H10M00S">
            <text:p>08:10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4H03M00S">
            <text:p>14:03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9H51M00S">
            <text:p>19:51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02">
            <text:p>2019-10-02</text:p>
          </table:table-cell>
          <table:table-cell table:style-name="ce1" office:value-type="string">
            <text:p>農曆9月4日</text:p>
          </table:table-cell>
          <table:table-cell table:style-name="ce1"/>
          <table:table-cell table:style-name="ce1" office:value-type="time" office:time-value="PT09H13M00S">
            <text:p>09:13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4H56M00S">
            <text:p>14:56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20H36M00S">
            <text:p>20:36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03">
            <text:p>2019-10-03</text:p>
          </table:table-cell>
          <table:table-cell table:style-name="ce1" office:value-type="string">
            <text:p>農曆9月5日</text:p>
          </table:table-cell>
          <table:table-cell table:style-name="ce1"/>
          <table:table-cell table:style-name="ce1" office:value-type="time" office:time-value="PT10H15M00S">
            <text:p>10:15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5H50M00S">
            <text:p>15:50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21H23M00S">
            <text:p>21:23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04">
            <text:p>2019-10-04</text:p>
          </table:table-cell>
          <table:table-cell table:style-name="ce1" office:value-type="string">
            <text:p>農曆9月6日</text:p>
          </table:table-cell>
          <table:table-cell/>
          <table:table-cell table:style-name="ce1" office:value-type="time" office:time-value="PT11H15M00S">
            <text:p>11:1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6H44M00S">
            <text:p>16:44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22H12M00S">
            <text:p>22:12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05">
            <text:p>2019-10-05</text:p>
          </table:table-cell>
          <table:table-cell table:style-name="ce1" office:value-type="string">
            <text:p>農曆9月7日</text:p>
          </table:table-cell>
          <table:table-cell table:style-name="ce1"/>
          <table:table-cell table:style-name="ce1" office:value-type="time" office:time-value="PT12H11M00S">
            <text:p>12:1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23H03M00S">
            <text:p>23:03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06">
            <text:p>2019-10-06</text:p>
          </table:table-cell>
          <table:table-cell table:style-name="ce1" office:value-type="string">
            <text:p>農曆9月8日</text:p>
          </table:table-cell>
          <table:table-cell table:style-name="ce1"/>
          <table:table-cell table:style-name="ce1" office:value-type="time" office:time-value="PT13H03M00S">
            <text:p>13:03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23H56M00S">
            <text:p>23:56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07">
            <text:p>2019-10-07</text:p>
          </table:table-cell>
          <table:table-cell table:style-name="ce1" office:value-type="string">
            <text:p>農曆9月9日</text:p>
          </table:table-cell>
          <table:table-cell table:style-name="ce1"/>
          <table:table-cell table:style-name="ce1" office:value-type="time" office:time-value="PT13H51M00S">
            <text:p>13:51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9H19M00S">
            <text:p>19:19</text:p>
          </table:table-cell>
          <table:table-cell office:value-type="string">
            <text:p>44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08">
            <text:p>2019-10-08</text:p>
          </table:table-cell>
          <table:table-cell table:style-name="ce1" office:value-type="string">
            <text:p>農曆9月10日</text:p>
          </table:table-cell>
          <table:table-cell table:style-name="ce1"/>
          <table:table-cell table:style-name="ce1" office:value-type="time" office:time-value="PT14H34M00S">
            <text:p>14:34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20H07M00S">
            <text:p>20:07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00H49M00S">
            <text:p>00:49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09">
            <text:p>2019-10-09</text:p>
          </table:table-cell>
          <table:table-cell table:style-name="ce1" office:value-type="string">
            <text:p>農曆9月11日</text:p>
          </table:table-cell>
          <table:table-cell table:style-name="ce1"/>
          <table:table-cell table:style-name="ce1" office:value-type="time" office:time-value="PT15H13M00S">
            <text:p>15:13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20H52M00S">
            <text:p>20:52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01H42M00S">
            <text:p>01:42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10">
            <text:p>2019-10-10</text:p>
          </table:table-cell>
          <table:table-cell table:style-name="ce1" office:value-type="string">
            <text:p>農曆9月12日</text:p>
          </table:table-cell>
          <table:table-cell table:style-name="ce1"/>
          <table:table-cell table:style-name="ce1" office:value-type="time" office:time-value="PT15H49M00S">
            <text:p>15:49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21H35M00S">
            <text:p>21:35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02H34M00S">
            <text:p>02:34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11">
            <text:p>2019-10-11</text:p>
          </table:table-cell>
          <table:table-cell table:style-name="ce1" office:value-type="string">
            <text:p>農曆9月13日</text:p>
          </table:table-cell>
          <table:table-cell table:style-name="ce1"/>
          <table:table-cell table:style-name="ce1" office:value-type="time" office:time-value="PT16H23M00S">
            <text:p>16:23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22H18M00S">
            <text:p>22:18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03H25M00S">
            <text:p>03:25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12">
            <text:p>2019-10-12</text:p>
          </table:table-cell>
          <table:table-cell table:style-name="ce1" office:value-type="string">
            <text:p>農曆9月14日</text:p>
          </table:table-cell>
          <table:table-cell table:style-name="ce1"/>
          <table:table-cell table:style-name="ce1" office:value-type="time" office:time-value="PT16H56M00S">
            <text:p>16:56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22H59M00S">
            <text:p>22:59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04H16M00S">
            <text:p>04:16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13">
            <text:p>2019-10-13</text:p>
          </table:table-cell>
          <table:table-cell table:style-name="ce1" office:value-type="string">
            <text:p>農曆9月15日</text:p>
          </table:table-cell>
          <table:table-cell table:style-name="ce1"/>
          <table:table-cell table:style-name="ce1" office:value-type="time" office:time-value="PT17H28M00S">
            <text:p>17:28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23H40M00S">
            <text:p>23:40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05H06M00S">
            <text:p>05:06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14">
            <text:p>2019-10-14</text:p>
          </table:table-cell>
          <table:table-cell table:style-name="ce1" office:value-type="string">
            <text:p>農曆9月16日</text:p>
          </table:table-cell>
          <table:table-cell table:style-name="ce1"/>
          <table:table-cell table:style-name="ce1" office:value-type="time" office:time-value="PT18H01M00S">
            <text:p>18:01</text:p>
          </table:table-cell>
          <table:table-cell office:value-type="float" office:value="84">
            <text:p>84</text:p>
          </table:table-cell>
          <table:table-cell table:number-columns-repeated="4"/>
          <table:table-cell table:style-name="ce1" office:value-type="time" office:time-value="PT05H57M00S">
            <text:p>05:57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15">
            <text:p>2019-10-15</text:p>
          </table:table-cell>
          <table:table-cell table:style-name="ce1" office:value-type="string">
            <text:p>農曆9月17日</text:p>
          </table:table-cell>
          <table:table-cell table:style-name="ce1"/>
          <table:table-cell table:style-name="ce1" office:value-type="time" office:time-value="PT18H36M00S">
            <text:p>18:36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00H23M00S">
            <text:p>00:23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06H49M00S">
            <text:p>06:49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16">
            <text:p>2019-10-16</text:p>
          </table:table-cell>
          <table:table-cell table:style-name="ce1" office:value-type="string">
            <text:p>農曆9月18日</text:p>
          </table:table-cell>
          <table:table-cell table:style-name="ce1"/>
          <table:table-cell table:style-name="ce1" office:value-type="time" office:time-value="PT19H13M00S">
            <text:p>19:13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01H06M00S">
            <text:p>01:06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07H42M00S">
            <text:p>07:42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17">
            <text:p>2019-10-17</text:p>
          </table:table-cell>
          <table:table-cell table:style-name="ce1" office:value-type="string">
            <text:p>農曆9月19日</text:p>
          </table:table-cell>
          <table:table-cell table:style-name="ce1"/>
          <table:table-cell table:style-name="ce1" office:value-type="time" office:time-value="PT19H53M00S">
            <text:p>19:53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01H52M00S">
            <text:p>01:52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08H37M00S">
            <text:p>08:37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18">
            <text:p>2019-10-18</text:p>
          </table:table-cell>
          <table:table-cell table:style-name="ce1" office:value-type="string">
            <text:p>農曆9月20日</text:p>
          </table:table-cell>
          <table:table-cell table:style-name="ce1"/>
          <table:table-cell table:style-name="ce1" office:value-type="time" office:time-value="PT20H38M00S">
            <text:p>20:3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02H41M00S">
            <text:p>02:41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9H33M00S">
            <text:p>09:33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19">
            <text:p>2019-10-19</text:p>
          </table:table-cell>
          <table:table-cell table:style-name="ce1" office:value-type="string">
            <text:p>農曆9月21日</text:p>
          </table:table-cell>
          <table:table-cell table:style-name="ce1"/>
          <table:table-cell table:style-name="ce1" office:value-type="time" office:time-value="PT21H28M00S">
            <text:p>21:28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3H33M00S">
            <text:p>03:3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0H30M00S">
            <text:p>10:30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20">
            <text:p>2019-10-20</text:p>
          </table:table-cell>
          <table:table-cell table:style-name="ce1" office:value-type="string">
            <text:p>農曆9月22日</text:p>
          </table:table-cell>
          <table:table-cell table:style-name="ce1"/>
          <table:table-cell table:style-name="ce1" office:value-type="time" office:time-value="PT22H23M00S">
            <text:p>22:23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4H27M00S">
            <text:p>04:27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1H27M00S">
            <text:p>11:27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21">
            <text:p>2019-10-21</text:p>
          </table:table-cell>
          <table:table-cell table:style-name="ce1" office:value-type="string">
            <text:p>農曆9月23日</text:p>
          </table:table-cell>
          <table:table-cell table:style-name="ce1"/>
          <table:table-cell table:style-name="ce1" office:value-type="time" office:time-value="PT23H22M00S">
            <text:p>23:22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05H23M00S">
            <text:p>05:23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2H23M00S">
            <text:p>12:23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22">
            <text:p>2019-10-22</text:p>
          </table:table-cell>
          <table:table-cell table:style-name="ce1" office:value-type="string">
            <text:p>農曆9月24日</text:p>
          </table:table-cell>
          <table:table-cell table:style-name="ce1"/>
          <table:table-cell table:number-columns-repeated="3"/>
          <table:table-cell table:style-name="ce1" office:value-type="time" office:time-value="PT06H20M00S">
            <text:p>06:20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3H15M00S">
            <text:p>13:15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23">
            <text:p>2019-10-23</text:p>
          </table:table-cell>
          <table:table-cell table:style-name="ce1" office:value-type="string">
            <text:p>農曆9月25日</text:p>
          </table:table-cell>
          <table:table-cell table:style-name="ce1"/>
          <table:table-cell table:style-name="ce1" office:value-type="time" office:time-value="PT00H25M00S">
            <text:p>00:25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07H17M00S">
            <text:p>07:17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4H05M00S">
            <text:p>14:05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24">
            <text:p>2019-10-24</text:p>
          </table:table-cell>
          <table:table-cell table:style-name="ce1" office:value-type="string">
            <text:p>農曆9月26日</text:p>
          </table:table-cell>
          <table:table-cell table:style-name="ce1"/>
          <table:table-cell table:style-name="ce1" office:value-type="time" office:time-value="PT01H29M00S">
            <text:p>01:2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08H13M00S">
            <text:p>08:13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4H51M00S">
            <text:p>14:51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25">
            <text:p>2019-10-25</text:p>
          </table:table-cell>
          <table:table-cell table:style-name="ce1" office:value-type="string">
            <text:p>農曆9月27日</text:p>
          </table:table-cell>
          <table:table-cell table:style-name="ce1"/>
          <table:table-cell table:style-name="ce1" office:value-type="time" office:time-value="PT02H34M00S">
            <text:p>02:34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09H07M00S">
            <text:p>09:0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5H34M00S">
            <text:p>15:34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26">
            <text:p>2019-10-26</text:p>
          </table:table-cell>
          <table:table-cell table:style-name="ce1" office:value-type="string">
            <text:p>農曆9月28日</text:p>
          </table:table-cell>
          <table:table-cell table:style-name="ce1"/>
          <table:table-cell table:style-name="ce1" office:value-type="time" office:time-value="PT03H39M00S">
            <text:p>03:39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0H00M00S">
            <text:p>10:00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6H16M00S">
            <text:p>16:16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27">
            <text:p>2019-10-27</text:p>
          </table:table-cell>
          <table:table-cell table:style-name="ce1" office:value-type="string">
            <text:p>農曆9月29日</text:p>
          </table:table-cell>
          <table:table-cell table:style-name="ce1"/>
          <table:table-cell table:style-name="ce1" office:value-type="time" office:time-value="PT04H43M00S">
            <text:p>04:43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0H53M00S">
            <text:p>10:53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6H57M00S">
            <text:p>16:57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28">
            <text:p>2019-10-28</text:p>
          </table:table-cell>
          <table:table-cell table:style-name="ce1" office:value-type="string">
            <text:p>農曆10月1日</text:p>
          </table:table-cell>
          <table:table-cell table:style-name="ce1"/>
          <table:table-cell table:style-name="ce1" office:value-type="time" office:time-value="PT05H48M00S">
            <text:p>05:48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40M00S">
            <text:p>17:40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29">
            <text:p>2019-10-29</text:p>
          </table:table-cell>
          <table:table-cell table:style-name="ce1" office:value-type="string">
            <text:p>農曆10月2日</text:p>
          </table:table-cell>
          <table:table-cell table:style-name="ce1"/>
          <table:table-cell table:style-name="ce1" office:value-type="time" office:time-value="PT06H52M00S">
            <text:p>06:52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2H40M00S">
            <text:p>12:4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8H24M00S">
            <text:p>18:24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30">
            <text:p>2019-10-30</text:p>
          </table:table-cell>
          <table:table-cell table:style-name="ce1" office:value-type="string">
            <text:p>農曆10月3日</text:p>
          </table:table-cell>
          <table:table-cell table:style-name="ce1"/>
          <table:table-cell table:style-name="ce1" office:value-type="time" office:time-value="PT07H56M00S">
            <text:p>07:56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3H35M00S">
            <text:p>13:35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9H11M00S">
            <text:p>19:11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0-31">
            <text:p>2019-10-31</text:p>
          </table:table-cell>
          <table:table-cell table:style-name="ce1" office:value-type="string">
            <text:p>農曆10月4日</text:p>
          </table:table-cell>
          <table:table-cell table:style-name="ce1"/>
          <table:table-cell table:style-name="ce1" office:value-type="time" office:time-value="PT08H59M00S">
            <text:p>08:59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4H31M00S">
            <text:p>14:31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20H00M00S">
            <text:p>20:00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01">
            <text:p>2019-11-01</text:p>
          </table:table-cell>
          <table:table-cell table:style-name="ce1" office:value-type="string">
            <text:p>農曆10月5日</text:p>
          </table:table-cell>
          <table:table-cell table:style-name="ce1"/>
          <table:table-cell table:style-name="ce1" office:value-type="time" office:time-value="PT09H59M00S">
            <text:p>09:5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5H26M00S">
            <text:p>15:26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20H52M00S">
            <text:p>20:52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02">
            <text:p>2019-11-02</text:p>
          </table:table-cell>
          <table:table-cell table:style-name="ce1" office:value-type="string">
            <text:p>農曆10月6日</text:p>
          </table:table-cell>
          <table:table-cell/>
          <table:table-cell table:style-name="ce1" office:value-type="time" office:time-value="PT10H55M00S">
            <text:p>10:5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6H20M00S">
            <text:p>16:20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21H46M00S">
            <text:p>21:46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03">
            <text:p>2019-11-03</text:p>
          </table:table-cell>
          <table:table-cell table:style-name="ce1" office:value-type="string">
            <text:p>農曆10月7日</text:p>
          </table:table-cell>
          <table:table-cell table:style-name="ce1"/>
          <table:table-cell table:style-name="ce1" office:value-type="time" office:time-value="PT11H45M00S">
            <text:p>11:45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7H12M00S">
            <text:p>17:12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22H41M00S">
            <text:p>22:41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04">
            <text:p>2019-11-04</text:p>
          </table:table-cell>
          <table:table-cell table:style-name="ce1" office:value-type="string">
            <text:p>農曆10月8日</text:p>
          </table:table-cell>
          <table:table-cell table:style-name="ce1"/>
          <table:table-cell table:style-name="ce1" office:value-type="time" office:time-value="PT12H31M00S">
            <text:p>12:31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8H02M00S">
            <text:p>18:0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23H34M00S">
            <text:p>23:34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05">
            <text:p>2019-11-05</text:p>
          </table:table-cell>
          <table:table-cell table:style-name="ce1" office:value-type="string">
            <text:p>農曆10月9日</text:p>
          </table:table-cell>
          <table:table-cell table:style-name="ce1"/>
          <table:table-cell table:style-name="ce1" office:value-type="time" office:time-value="PT13H12M00S">
            <text:p>13:12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string">
            <text:p>48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06">
            <text:p>2019-11-06</text:p>
          </table:table-cell>
          <table:table-cell table:style-name="ce1" office:value-type="string">
            <text:p>農曆10月10日</text:p>
          </table:table-cell>
          <table:table-cell table:style-name="ce1"/>
          <table:table-cell table:style-name="ce1" office:value-type="time" office:time-value="PT13H49M00S">
            <text:p>13:49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9H32M00S">
            <text:p>19:32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00H27M00S">
            <text:p>00:27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07">
            <text:p>2019-11-07</text:p>
          </table:table-cell>
          <table:table-cell table:style-name="ce1" office:value-type="string">
            <text:p>農曆10月11日</text:p>
          </table:table-cell>
          <table:table-cell table:style-name="ce1"/>
          <table:table-cell table:style-name="ce1" office:value-type="time" office:time-value="PT14H24M00S">
            <text:p>14:24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20H15M00S">
            <text:p>20:15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01H19M00S">
            <text:p>01:19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08">
            <text:p>2019-11-08</text:p>
          </table:table-cell>
          <table:table-cell table:style-name="ce1" office:value-type="string">
            <text:p>農曆10月12日</text:p>
          </table:table-cell>
          <table:table-cell table:style-name="ce1"/>
          <table:table-cell table:style-name="ce1" office:value-type="time" office:time-value="PT14H57M00S">
            <text:p>14:57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20H56M00S">
            <text:p>20:56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02H10M00S">
            <text:p>02:10</text:p>
          </table:table-cell>
          <table:table-cell office:value-type="float" office:value="261">
            <text:p>26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09">
            <text:p>2019-11-09</text:p>
          </table:table-cell>
          <table:table-cell table:style-name="ce1" office:value-type="string">
            <text:p>農曆10月13日</text:p>
          </table:table-cell>
          <table:table-cell table:style-name="ce1"/>
          <table:table-cell table:style-name="ce1" office:value-type="time" office:time-value="PT15H29M00S">
            <text:p>15:29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21H38M00S">
            <text:p>21:38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03H00M00S">
            <text:p>03:00</text:p>
          </table:table-cell>
          <table:table-cell office:value-type="float" office:value="266">
            <text:p>26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10">
            <text:p>2019-11-10</text:p>
          </table:table-cell>
          <table:table-cell table:style-name="ce1" office:value-type="string">
            <text:p>農曆10月14日</text:p>
          </table:table-cell>
          <table:table-cell table:style-name="ce1"/>
          <table:table-cell table:style-name="ce1" office:value-type="time" office:time-value="PT16H02M00S">
            <text:p>16:02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22H20M00S">
            <text:p>22:20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03H51M00S">
            <text:p>03:51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11">
            <text:p>2019-11-11</text:p>
          </table:table-cell>
          <table:table-cell table:style-name="ce1" office:value-type="string">
            <text:p>農曆10月15日</text:p>
          </table:table-cell>
          <table:table-cell table:style-name="ce1"/>
          <table:table-cell table:style-name="ce1" office:value-type="time" office:time-value="PT16H36M00S">
            <text:p>16:36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23H03M00S">
            <text:p>23:03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04H42M00S">
            <text:p>04:42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12">
            <text:p>2019-11-12</text:p>
          </table:table-cell>
          <table:table-cell table:style-name="ce1" office:value-type="string">
            <text:p>農曆10月16日</text:p>
          </table:table-cell>
          <table:table-cell table:style-name="ce1"/>
          <table:table-cell table:style-name="ce1" office:value-type="time" office:time-value="PT17H12M00S">
            <text:p>17:12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23H49M00S">
            <text:p>23:49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05H35M00S">
            <text:p>05:35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13">
            <text:p>2019-11-13</text:p>
          </table:table-cell>
          <table:table-cell table:style-name="ce1" office:value-type="string">
            <text:p>農曆10月17日</text:p>
          </table:table-cell>
          <table:table-cell table:style-name="ce1"/>
          <table:table-cell table:style-name="ce1" office:value-type="time" office:time-value="PT17H51M00S">
            <text:p>17:51</text:p>
          </table:table-cell>
          <table:table-cell office:value-type="float" office:value="71">
            <text:p>71</text:p>
          </table:table-cell>
          <table:table-cell table:number-columns-repeated="4"/>
          <table:table-cell table:style-name="ce1" office:value-type="time" office:time-value="PT06H30M00S">
            <text:p>06:30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14">
            <text:p>2019-11-14</text:p>
          </table:table-cell>
          <table:table-cell table:style-name="ce1" office:value-type="string">
            <text:p>農曆10月18日</text:p>
          </table:table-cell>
          <table:table-cell table:style-name="ce1"/>
          <table:table-cell table:style-name="ce1" office:value-type="time" office:time-value="PT18H35M00S">
            <text:p>18:35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00H37M00S">
            <text:p>00:37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07H27M00S">
            <text:p>07:27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15">
            <text:p>2019-11-15</text:p>
          </table:table-cell>
          <table:table-cell table:style-name="ce1" office:value-type="string">
            <text:p>農曆10月19日</text:p>
          </table:table-cell>
          <table:table-cell table:style-name="ce1"/>
          <table:table-cell table:style-name="ce1" office:value-type="time" office:time-value="PT19H24M00S">
            <text:p>19:2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1H29M00S">
            <text:p>01:29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8H25M00S">
            <text:p>08:25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16">
            <text:p>2019-11-16</text:p>
          </table:table-cell>
          <table:table-cell table:style-name="ce1" office:value-type="string">
            <text:p>農曆10月20日</text:p>
          </table:table-cell>
          <table:table-cell table:style-name="ce1"/>
          <table:table-cell table:style-name="ce1" office:value-type="time" office:time-value="PT20H18M00S">
            <text:p>20:1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02H23M00S">
            <text:p>02:23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9H23M00S">
            <text:p>09:23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17">
            <text:p>2019-11-17</text:p>
          </table:table-cell>
          <table:table-cell table:style-name="ce1" office:value-type="string">
            <text:p>農曆10月21日</text:p>
          </table:table-cell>
          <table:table-cell table:style-name="ce1"/>
          <table:table-cell table:style-name="ce1" office:value-type="time" office:time-value="PT21H16M00S">
            <text:p>21:1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3H19M00S">
            <text:p>03:19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0H20M00S">
            <text:p>10:20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18">
            <text:p>2019-11-18</text:p>
          </table:table-cell>
          <table:table-cell table:style-name="ce1" office:value-type="string">
            <text:p>農曆10月22日</text:p>
          </table:table-cell>
          <table:table-cell table:style-name="ce1"/>
          <table:table-cell table:style-name="ce1" office:value-type="time" office:time-value="PT22H18M00S">
            <text:p>22:1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04H16M00S">
            <text:p>04:16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1H13M00S">
            <text:p>11:13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19">
            <text:p>2019-11-19</text:p>
          </table:table-cell>
          <table:table-cell table:style-name="ce1" office:value-type="string">
            <text:p>農曆10月23日</text:p>
          </table:table-cell>
          <table:table-cell table:style-name="ce1"/>
          <table:table-cell table:style-name="ce1" office:value-type="time" office:time-value="PT23H20M00S">
            <text:p>23:20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05H12M00S">
            <text:p>05:1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20">
            <text:p>2019-11-20</text:p>
          </table:table-cell>
          <table:table-cell table:style-name="ce1" office:value-type="string">
            <text:p>農曆10月24日</text:p>
          </table:table-cell>
          <table:table-cell table:style-name="ce1"/>
          <table:table-cell table:number-columns-repeated="3"/>
          <table:table-cell table:style-name="ce1" office:value-type="time" office:time-value="PT06H07M00S">
            <text:p>06:07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2H48M00S">
            <text:p>12:48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21">
            <text:p>2019-11-21</text:p>
          </table:table-cell>
          <table:table-cell table:style-name="ce1" office:value-type="string">
            <text:p>農曆10月25日</text:p>
          </table:table-cell>
          <table:table-cell table:style-name="ce1"/>
          <table:table-cell table:style-name="ce1" office:value-type="time" office:time-value="PT00H23M00S">
            <text:p>00:23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07H00M00S">
            <text:p>07:00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3H31M00S">
            <text:p>13:31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22">
            <text:p>2019-11-22</text:p>
          </table:table-cell>
          <table:table-cell table:style-name="ce1" office:value-type="string">
            <text:p>農曆10月26日</text:p>
          </table:table-cell>
          <table:table-cell table:style-name="ce1"/>
          <table:table-cell table:style-name="ce1" office:value-type="time" office:time-value="PT01H25M00S">
            <text:p>01:25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07H51M00S">
            <text:p>07:51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4H12M00S">
            <text:p>14:12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23">
            <text:p>2019-11-23</text:p>
          </table:table-cell>
          <table:table-cell table:style-name="ce1" office:value-type="string">
            <text:p>農曆10月27日</text:p>
          </table:table-cell>
          <table:table-cell table:style-name="ce1"/>
          <table:table-cell table:style-name="ce1" office:value-type="time" office:time-value="PT02H28M00S">
            <text:p>02:28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08H42M00S">
            <text:p>08:42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4H51M00S">
            <text:p>14:51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24">
            <text:p>2019-11-24</text:p>
          </table:table-cell>
          <table:table-cell table:style-name="ce1" office:value-type="string">
            <text:p>農曆10月28日</text:p>
          </table:table-cell>
          <table:table-cell table:style-name="ce1"/>
          <table:table-cell table:style-name="ce1" office:value-type="time" office:time-value="PT03H30M00S">
            <text:p>03:30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09H34M00S">
            <text:p>09:34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5H32M00S">
            <text:p>15:32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25">
            <text:p>2019-11-25</text:p>
          </table:table-cell>
          <table:table-cell table:style-name="ce1" office:value-type="string">
            <text:p>農曆10月29日</text:p>
          </table:table-cell>
          <table:table-cell table:style-name="ce1"/>
          <table:table-cell table:style-name="ce1" office:value-type="time" office:time-value="PT04H33M00S">
            <text:p>04:33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0H26M00S">
            <text:p>10:26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6H14M00S">
            <text:p>16:14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26">
            <text:p>2019-11-26</text:p>
          </table:table-cell>
          <table:table-cell table:style-name="ce1" office:value-type="string">
            <text:p>農曆11月1日</text:p>
          </table:table-cell>
          <table:table-cell table:style-name="ce1"/>
          <table:table-cell table:style-name="ce1" office:value-type="time" office:time-value="PT05H37M00S">
            <text:p>05:37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1H20M00S">
            <text:p>11:2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6H59M00S">
            <text:p>16:59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27">
            <text:p>2019-11-27</text:p>
          </table:table-cell>
          <table:table-cell table:style-name="ce1" office:value-type="string">
            <text:p>農曆11月2日</text:p>
          </table:table-cell>
          <table:table-cell table:style-name="ce1"/>
          <table:table-cell table:style-name="ce1" office:value-type="time" office:time-value="PT06H40M00S">
            <text:p>06:40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2H15M00S">
            <text:p>12:15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7H47M00S">
            <text:p>17:47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28">
            <text:p>2019-11-28</text:p>
          </table:table-cell>
          <table:table-cell table:style-name="ce1" office:value-type="string">
            <text:p>農曆11月3日</text:p>
          </table:table-cell>
          <table:table-cell table:style-name="ce1"/>
          <table:table-cell table:style-name="ce1" office:value-type="time" office:time-value="PT07H42M00S">
            <text:p>07:4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3H11M00S">
            <text:p>13:1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29">
            <text:p>2019-11-29</text:p>
          </table:table-cell>
          <table:table-cell table:style-name="ce1" office:value-type="string">
            <text:p>農曆11月4日</text:p>
          </table:table-cell>
          <table:table-cell table:style-name="ce1"/>
          <table:table-cell table:style-name="ce1" office:value-type="time" office:time-value="PT08H41M00S">
            <text:p>08:41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4H07M00S">
            <text:p>14:07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9H32M00S">
            <text:p>19:32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1-30">
            <text:p>2019-11-30</text:p>
          </table:table-cell>
          <table:table-cell table:style-name="ce1" office:value-type="string">
            <text:p>農曆11月5日</text:p>
          </table:table-cell>
          <table:table-cell table:style-name="ce1"/>
          <table:table-cell table:style-name="ce1" office:value-type="time" office:time-value="PT09H35M00S">
            <text:p>09:3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5H01M00S">
            <text:p>15:0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20H28M00S">
            <text:p>20:28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01">
            <text:p>2019-12-01</text:p>
          </table:table-cell>
          <table:table-cell table:style-name="ce1" office:value-type="string">
            <text:p>農曆11月6日</text:p>
          </table:table-cell>
          <table:table-cell/>
          <table:table-cell table:style-name="ce1" office:value-type="time" office:time-value="PT10H24M00S">
            <text:p>10:24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5H53M00S">
            <text:p>15:5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21H23M00S">
            <text:p>21:23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02">
            <text:p>2019-12-02</text:p>
          </table:table-cell>
          <table:table-cell table:style-name="ce1" office:value-type="string">
            <text:p>農曆11月7日</text:p>
          </table:table-cell>
          <table:table-cell table:style-name="ce1"/>
          <table:table-cell table:style-name="ce1" office:value-type="time" office:time-value="PT11H08M00S">
            <text:p>11:08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6H41M00S">
            <text:p>16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22H17M00S">
            <text:p>22:17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03">
            <text:p>2019-12-03</text:p>
          </table:table-cell>
          <table:table-cell table:style-name="ce1" office:value-type="string">
            <text:p>農曆11月8日</text:p>
          </table:table-cell>
          <table:table-cell table:style-name="ce1"/>
          <table:table-cell table:style-name="ce1" office:value-type="time" office:time-value="PT11H47M00S">
            <text:p>11:47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7H27M00S">
            <text:p>17:27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23H10M00S">
            <text:p>23:10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04">
            <text:p>2019-12-04</text:p>
          </table:table-cell>
          <table:table-cell table:style-name="ce1" office:value-type="string">
            <text:p>農曆11月9日</text:p>
          </table:table-cell>
          <table:table-cell table:style-name="ce1"/>
          <table:table-cell table:style-name="ce1" office:value-type="time" office:time-value="PT12H23M00S">
            <text:p>12:23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string">
            <text:p>54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05">
            <text:p>2019-12-05</text:p>
          </table:table-cell>
          <table:table-cell table:style-name="ce1" office:value-type="string">
            <text:p>農曆11月10日</text:p>
          </table:table-cell>
          <table:table-cell table:style-name="ce1"/>
          <table:table-cell table:style-name="ce1" office:value-type="time" office:time-value="PT12H57M00S">
            <text:p>12:57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8H52M00S">
            <text:p>18:52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00H02M00S">
            <text:p>00:02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06">
            <text:p>2019-12-06</text:p>
          </table:table-cell>
          <table:table-cell table:style-name="ce1" office:value-type="string">
            <text:p>農曆11月11日</text:p>
          </table:table-cell>
          <table:table-cell table:style-name="ce1"/>
          <table:table-cell table:style-name="ce1" office:value-type="time" office:time-value="PT13H29M00S">
            <text:p>13:29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9H33M00S">
            <text:p>19:33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00H52M00S">
            <text:p>00:52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07">
            <text:p>2019-12-07</text:p>
          </table:table-cell>
          <table:table-cell table:style-name="ce1" office:value-type="string">
            <text:p>農曆11月12日</text:p>
          </table:table-cell>
          <table:table-cell table:style-name="ce1"/>
          <table:table-cell table:style-name="ce1" office:value-type="time" office:time-value="PT14H01M00S">
            <text:p>14:01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20H14M00S">
            <text:p>20:14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01H42M00S">
            <text:p>01:42</text:p>
          </table:table-cell>
          <table:table-cell office:value-type="float" office:value="269">
            <text:p>26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08">
            <text:p>2019-12-08</text:p>
          </table:table-cell>
          <table:table-cell table:style-name="ce1" office:value-type="string">
            <text:p>農曆11月13日</text:p>
          </table:table-cell>
          <table:table-cell table:style-name="ce1"/>
          <table:table-cell table:style-name="ce1" office:value-type="time" office:time-value="PT14H34M00S">
            <text:p>14:34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20H57M00S">
            <text:p>20:57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02H33M00S">
            <text:p>02:33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09">
            <text:p>2019-12-09</text:p>
          </table:table-cell>
          <table:table-cell table:style-name="ce1" office:value-type="string">
            <text:p>農曆11月14日</text:p>
          </table:table-cell>
          <table:table-cell table:style-name="ce1"/>
          <table:table-cell table:style-name="ce1" office:value-type="time" office:time-value="PT15H09M00S">
            <text:p>15:09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21H42M00S">
            <text:p>21:42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03H25M00S">
            <text:p>03:25</text:p>
          </table:table-cell>
          <table:table-cell office:value-type="float" office:value="280">
            <text:p>28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10">
            <text:p>2019-12-10</text:p>
          </table:table-cell>
          <table:table-cell table:style-name="ce1" office:value-type="string">
            <text:p>農曆11月15日</text:p>
          </table:table-cell>
          <table:table-cell table:style-name="ce1"/>
          <table:table-cell table:style-name="ce1" office:value-type="time" office:time-value="PT15H47M00S">
            <text:p>15:47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22H29M00S">
            <text:p>22:29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04H19M00S">
            <text:p>04:19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11">
            <text:p>2019-12-11</text:p>
          </table:table-cell>
          <table:table-cell table:style-name="ce1" office:value-type="string">
            <text:p>農曆11月16日</text:p>
          </table:table-cell>
          <table:table-cell table:style-name="ce1"/>
          <table:table-cell table:style-name="ce1" office:value-type="time" office:time-value="PT16H29M00S">
            <text:p>16:29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23H20M00S">
            <text:p>23:20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05H16M00S">
            <text:p>05:16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12">
            <text:p>2019-12-12</text:p>
          </table:table-cell>
          <table:table-cell table:style-name="ce1" office:value-type="string">
            <text:p>農曆11月17日</text:p>
          </table:table-cell>
          <table:table-cell table:style-name="ce1"/>
          <table:table-cell table:style-name="ce1" office:value-type="time" office:time-value="PT17H17M00S">
            <text:p>17:17</text:p>
          </table:table-cell>
          <table:table-cell office:value-type="float" office:value="66">
            <text:p>66</text:p>
          </table:table-cell>
          <table:table-cell table:number-columns-repeated="4"/>
          <table:table-cell table:style-name="ce1" office:value-type="time" office:time-value="PT06H14M00S">
            <text:p>06:14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13">
            <text:p>2019-12-13</text:p>
          </table:table-cell>
          <table:table-cell table:style-name="ce1" office:value-type="string">
            <text:p>農曆11月18日</text:p>
          </table:table-cell>
          <table:table-cell table:style-name="ce1"/>
          <table:table-cell table:style-name="ce1" office:value-type="time" office:time-value="PT18H10M00S">
            <text:p>18:10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00H14M00S">
            <text:p>00:14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7H14M00S">
            <text:p>07:14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14">
            <text:p>2019-12-14</text:p>
          </table:table-cell>
          <table:table-cell table:style-name="ce1" office:value-type="string">
            <text:p>農曆11月19日</text:p>
          </table:table-cell>
          <table:table-cell table:style-name="ce1"/>
          <table:table-cell table:style-name="ce1" office:value-type="time" office:time-value="PT19H09M00S">
            <text:p>19:09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1H11M00S">
            <text:p>01:1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8H13M00S">
            <text:p>08:13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15">
            <text:p>2019-12-15</text:p>
          </table:table-cell>
          <table:table-cell table:style-name="ce1" office:value-type="string">
            <text:p>農曆11月20日</text:p>
          </table:table-cell>
          <table:table-cell table:style-name="ce1"/>
          <table:table-cell table:style-name="ce1" office:value-type="time" office:time-value="PT20H10M00S">
            <text:p>20:10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02H10M00S">
            <text:p>02:1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9H09M00S">
            <text:p>09:09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16">
            <text:p>2019-12-16</text:p>
          </table:table-cell>
          <table:table-cell table:style-name="ce1" office:value-type="string">
            <text:p>農曆11月21日</text:p>
          </table:table-cell>
          <table:table-cell table:style-name="ce1"/>
          <table:table-cell table:style-name="ce1" office:value-type="time" office:time-value="PT21H14M00S">
            <text:p>21:1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03H07M00S">
            <text:p>03:07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0H01M00S">
            <text:p>10:01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17">
            <text:p>2019-12-17</text:p>
          </table:table-cell>
          <table:table-cell table:style-name="ce1" office:value-type="string">
            <text:p>農曆11月22日</text:p>
          </table:table-cell>
          <table:table-cell table:style-name="ce1"/>
          <table:table-cell table:style-name="ce1" office:value-type="time" office:time-value="PT22H17M00S">
            <text:p>22:17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04H03M00S">
            <text:p>04:03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0H48M00S">
            <text:p>10:48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18">
            <text:p>2019-12-18</text:p>
          </table:table-cell>
          <table:table-cell table:style-name="ce1" office:value-type="string">
            <text:p>農曆11月23日</text:p>
          </table:table-cell>
          <table:table-cell table:style-name="ce1"/>
          <table:table-cell table:style-name="ce1" office:value-type="time" office:time-value="PT23H19M00S">
            <text:p>23:19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04H57M00S">
            <text:p>04:57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1H32M00S">
            <text:p>11:32</text:p>
          </table:table-cell>
          <table:table-cell office:value-type="float" office:value="283">
            <text:p>28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19">
            <text:p>2019-12-19</text:p>
          </table:table-cell>
          <table:table-cell table:style-name="ce1" office:value-type="string">
            <text:p>農曆11月24日</text:p>
          </table:table-cell>
          <table:table-cell table:style-name="ce1"/>
          <table:table-cell table:number-columns-repeated="3"/>
          <table:table-cell table:style-name="ce1" office:value-type="time" office:time-value="PT05H49M00S">
            <text:p>05:49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2H12M00S">
            <text:p>12:12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20">
            <text:p>2019-12-20</text:p>
          </table:table-cell>
          <table:table-cell table:style-name="ce1" office:value-type="string">
            <text:p>農曆11月25日</text:p>
          </table:table-cell>
          <table:table-cell table:style-name="ce1"/>
          <table:table-cell table:style-name="ce1" office:value-type="time" office:time-value="PT00H20M00S">
            <text:p>00:20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06H39M00S">
            <text:p>06:39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2H51M00S">
            <text:p>12:51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21">
            <text:p>2019-12-21</text:p>
          </table:table-cell>
          <table:table-cell table:style-name="ce1" office:value-type="string">
            <text:p>農曆11月26日</text:p>
          </table:table-cell>
          <table:table-cell table:style-name="ce1"/>
          <table:table-cell table:style-name="ce1" office:value-type="time" office:time-value="PT01H21M00S">
            <text:p>01:21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07H28M00S">
            <text:p>07:28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3H30M00S">
            <text:p>13:30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22">
            <text:p>2019-12-22</text:p>
          </table:table-cell>
          <table:table-cell table:style-name="ce1" office:value-type="string">
            <text:p>農曆11月27日</text:p>
          </table:table-cell>
          <table:table-cell table:style-name="ce1"/>
          <table:table-cell table:style-name="ce1" office:value-type="time" office:time-value="PT02H22M00S">
            <text:p>02:22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08H18M00S">
            <text:p>08:18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4H10M00S">
            <text:p>14:10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23">
            <text:p>2019-12-23</text:p>
          </table:table-cell>
          <table:table-cell table:style-name="ce1" office:value-type="string">
            <text:p>農曆11月28日</text:p>
          </table:table-cell>
          <table:table-cell table:style-name="ce1"/>
          <table:table-cell table:style-name="ce1" office:value-type="time" office:time-value="PT03H23M00S">
            <text:p>03:23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09H10M00S">
            <text:p>09:1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4H52M00S">
            <text:p>14:52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24">
            <text:p>2019-12-24</text:p>
          </table:table-cell>
          <table:table-cell table:style-name="ce1" office:value-type="string">
            <text:p>農曆11月29日</text:p>
          </table:table-cell>
          <table:table-cell table:style-name="ce1"/>
          <table:table-cell table:style-name="ce1" office:value-type="time" office:time-value="PT04H25M00S">
            <text:p>04:25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0H03M00S">
            <text:p>10:03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5H37M00S">
            <text:p>15:37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25">
            <text:p>2019-12-25</text:p>
          </table:table-cell>
          <table:table-cell table:style-name="ce1" office:value-type="string">
            <text:p>農曆11月30日</text:p>
          </table:table-cell>
          <table:table-cell table:style-name="ce1"/>
          <table:table-cell table:style-name="ce1" office:value-type="time" office:time-value="PT05H26M00S">
            <text:p>05:26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0H58M00S">
            <text:p>10:58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6H27M00S">
            <text:p>16:27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26">
            <text:p>2019-12-26</text:p>
          </table:table-cell>
          <table:table-cell table:style-name="ce1" office:value-type="string">
            <text:p>農曆12月1日</text:p>
          </table:table-cell>
          <table:table-cell table:style-name="ce1"/>
          <table:table-cell table:style-name="ce1" office:value-type="time" office:time-value="PT06H26M00S">
            <text:p>06:26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27">
            <text:p>2019-12-27</text:p>
          </table:table-cell>
          <table:table-cell table:style-name="ce1" office:value-type="string">
            <text:p>農曆12月2日</text:p>
          </table:table-cell>
          <table:table-cell table:style-name="ce1"/>
          <table:table-cell table:style-name="ce1" office:value-type="time" office:time-value="PT07H23M00S">
            <text:p>07:23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2H48M00S">
            <text:p>12:48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28">
            <text:p>2019-12-28</text:p>
          </table:table-cell>
          <table:table-cell table:style-name="ce1" office:value-type="string">
            <text:p>農曆12月3日</text:p>
          </table:table-cell>
          <table:table-cell table:style-name="ce1"/>
          <table:table-cell table:style-name="ce1" office:value-type="time" office:time-value="PT08H15M00S">
            <text:p>08:15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3H42M00S">
            <text:p>13:42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9H10M00S">
            <text:p>19:10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29">
            <text:p>2019-12-29</text:p>
          </table:table-cell>
          <table:table-cell table:style-name="ce1" office:value-type="string">
            <text:p>農曆12月4日</text:p>
          </table:table-cell>
          <table:table-cell table:style-name="ce1"/>
          <table:table-cell table:style-name="ce1" office:value-type="time" office:time-value="PT09H01M00S">
            <text:p>09:01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4H32M00S">
            <text:p>14:32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20H06M00S">
            <text:p>20:06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30">
            <text:p>2019-12-30</text:p>
          </table:table-cell>
          <table:table-cell table:style-name="ce1" office:value-type="string">
            <text:p>農曆12月5日</text:p>
          </table:table-cell>
          <table:table-cell/>
          <table:table-cell table:style-name="ce1" office:value-type="time" office:time-value="PT09H43M00S">
            <text:p>09:43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5H20M00S">
            <text:p>15:2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21H00M00S">
            <text:p>21:00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19-12-31">
            <text:p>2019-12-31</text:p>
          </table:table-cell>
          <table:table-cell table:style-name="ce1" office:value-type="string">
            <text:p>農曆12月6日</text:p>
          </table:table-cell>
          <table:table-cell table:style-name="ce1"/>
          <table:table-cell table:style-name="ce1" office:value-type="time" office:time-value="PT10H21M00S">
            <text:p>10:21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6H05M00S">
            <text:p>16:05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21H52M00S">
            <text:p>21:52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01">
            <text:p>2020-01-01</text:p>
          </table:table-cell>
          <table:table-cell table:style-name="ce1" office:value-type="string">
            <text:p>農曆12月7日</text:p>
          </table:table-cell>
          <table:table-cell table:style-name="ce1"/>
          <table:table-cell table:style-name="ce1" office:value-type="time" office:time-value="PT10H55M00S">
            <text:p>10:55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6H47M00S">
            <text:p>16:47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22H43M00S">
            <text:p>22:43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02">
            <text:p>2020-01-02</text:p>
          </table:table-cell>
          <table:table-cell table:style-name="ce1" office:value-type="string">
            <text:p>農曆12月8日</text:p>
          </table:table-cell>
          <table:table-cell/>
          <table:table-cell table:style-name="ce1" office:value-type="time" office:time-value="PT11H28M00S">
            <text:p>11:28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7H28M00S">
            <text:p>17:28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23H33M00S">
            <text:p>23:33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03">
            <text:p>2020-01-03</text:p>
          </table:table-cell>
          <table:table-cell table:style-name="ce1" office:value-type="string">
            <text:p>農曆12月9日</text:p>
          </table:table-cell>
          <table:table-cell/>
          <table:table-cell table:style-name="ce1" office:value-type="time" office:time-value="PT12H00M00S">
            <text:p>12:00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8H09M00S">
            <text:p>18:09</text:p>
          </table:table-cell>
          <table:table-cell office:value-type="string">
            <text:p>66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04">
            <text:p>2020-01-04</text:p>
          </table:table-cell>
          <table:table-cell table:style-name="ce1" office:value-type="string">
            <text:p>農曆12月10日</text:p>
          </table:table-cell>
          <table:table-cell/>
          <table:table-cell table:style-name="ce1" office:value-type="time" office:time-value="PT12H32M00S">
            <text:p>12:32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8H50M00S">
            <text:p>18:50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00H23M00S">
            <text:p>00:23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05">
            <text:p>2020-01-05</text:p>
          </table:table-cell>
          <table:table-cell table:style-name="ce1" office:value-type="string">
            <text:p>農曆12月11日</text:p>
          </table:table-cell>
          <table:table-cell/>
          <table:table-cell table:style-name="ce1" office:value-type="time" office:time-value="PT13H05M00S">
            <text:p>13:05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9H33M00S">
            <text:p>19:33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01H14M00S">
            <text:p>01:14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06">
            <text:p>2020-01-06</text:p>
          </table:table-cell>
          <table:table-cell table:style-name="ce1" office:value-type="string">
            <text:p>農曆12月12日</text:p>
          </table:table-cell>
          <table:table-cell/>
          <table:table-cell table:style-name="ce1" office:value-type="time" office:time-value="PT13H41M00S">
            <text:p>13:41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20H19M00S">
            <text:p>20:19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02H06M00S">
            <text:p>02:06</text:p>
          </table:table-cell>
          <table:table-cell office:value-type="float" office:value="283">
            <text:p>28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07">
            <text:p>2020-01-07</text:p>
          </table:table-cell>
          <table:table-cell table:style-name="ce1" office:value-type="string">
            <text:p>農曆12月13日</text:p>
          </table:table-cell>
          <table:table-cell/>
          <table:table-cell table:style-name="ce1" office:value-type="time" office:time-value="PT14H21M00S">
            <text:p>14:21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21H08M00S">
            <text:p>21:08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3H01M00S">
            <text:p>03:01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08">
            <text:p>2020-01-08</text:p>
          </table:table-cell>
          <table:table-cell table:style-name="ce1" office:value-type="string">
            <text:p>農曆12月14日</text:p>
          </table:table-cell>
          <table:table-cell/>
          <table:table-cell table:style-name="ce1" office:value-type="time" office:time-value="PT15H06M00S">
            <text:p>15:06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22H00M00S">
            <text:p>22:00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3H59M00S">
            <text:p>03:59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09">
            <text:p>2020-01-09</text:p>
          </table:table-cell>
          <table:table-cell table:style-name="ce1" office:value-type="string">
            <text:p>農曆12月15日</text:p>
          </table:table-cell>
          <table:table-cell/>
          <table:table-cell table:style-name="ce1" office:value-type="time" office:time-value="PT15H57M00S">
            <text:p>15:57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22H57M00S">
            <text:p>22:57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4H58M00S">
            <text:p>04:58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10">
            <text:p>2020-01-10</text:p>
          </table:table-cell>
          <table:table-cell table:style-name="ce1" office:value-type="string">
            <text:p>農曆12月16日</text:p>
          </table:table-cell>
          <table:table-cell/>
          <table:table-cell table:style-name="ce1" office:value-type="time" office:time-value="PT16H54M00S">
            <text:p>16:54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23H56M00S">
            <text:p>23:5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5H58M00S">
            <text:p>05:58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11">
            <text:p>2020-01-11</text:p>
          </table:table-cell>
          <table:table-cell table:style-name="ce1" office:value-type="string">
            <text:p>農曆12月17日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65">
            <text:p>65</text:p>
          </table:table-cell>
          <table:table-cell table:number-columns-repeated="4"/>
          <table:table-cell table:style-name="ce1" office:value-type="time" office:time-value="PT06H57M00S">
            <text:p>06:57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12">
            <text:p>2020-01-12</text:p>
          </table:table-cell>
          <table:table-cell table:style-name="ce1" office:value-type="string">
            <text:p>農曆12月18日</text:p>
          </table:table-cell>
          <table:table-cell/>
          <table:table-cell table:style-name="ce1" office:value-type="time" office:time-value="PT19H01M00S">
            <text:p>19:0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00H56M00S">
            <text:p>00:56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7H52M00S">
            <text:p>07:52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13">
            <text:p>2020-01-13</text:p>
          </table:table-cell>
          <table:table-cell table:style-name="ce1" office:value-type="string">
            <text:p>農曆12月19日</text:p>
          </table:table-cell>
          <table:table-cell/>
          <table:table-cell table:style-name="ce1" office:value-type="time" office:time-value="PT20H07M00S">
            <text:p>20:07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01H54M00S">
            <text:p>01:54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8H43M00S">
            <text:p>08:43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14">
            <text:p>2020-01-14</text:p>
          </table:table-cell>
          <table:table-cell table:style-name="ce1" office:value-type="string">
            <text:p>農曆12月20日</text:p>
          </table:table-cell>
          <table:table-cell/>
          <table:table-cell table:style-name="ce1" office:value-type="time" office:time-value="PT21H11M00S">
            <text:p>21:11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02H51M00S">
            <text:p>02:51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09H29M00S">
            <text:p>09:29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15">
            <text:p>2020-01-15</text:p>
          </table:table-cell>
          <table:table-cell table:style-name="ce1" office:value-type="string">
            <text:p>農曆12月21日</text:p>
          </table:table-cell>
          <table:table-cell/>
          <table:table-cell table:style-name="ce1" office:value-type="time" office:time-value="PT22H14M00S">
            <text:p>22:14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03H44M00S">
            <text:p>03:44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0H12M00S">
            <text:p>10:12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16">
            <text:p>2020-01-16</text:p>
          </table:table-cell>
          <table:table-cell table:style-name="ce1" office:value-type="string">
            <text:p>農曆12月22日</text:p>
          </table:table-cell>
          <table:table-cell/>
          <table:table-cell table:style-name="ce1" office:value-type="time" office:time-value="PT23H16M00S">
            <text:p>23:16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04H36M00S">
            <text:p>04:36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0H52M00S">
            <text:p>10:52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17">
            <text:p>2020-01-17</text:p>
          </table:table-cell>
          <table:table-cell table:style-name="ce1" office:value-type="string">
            <text:p>農曆12月23日</text:p>
          </table:table-cell>
          <table:table-cell table:number-columns-repeated="4"/>
          <table:table-cell table:style-name="ce1" office:value-type="time" office:time-value="PT05H26M00S">
            <text:p>05:26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1H31M00S">
            <text:p>11:31</text:p>
          </table:table-cell>
          <table:table-cell office:value-type="float" office:value="266">
            <text:p>26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18">
            <text:p>2020-01-18</text:p>
          </table:table-cell>
          <table:table-cell table:style-name="ce1" office:value-type="string">
            <text:p>農曆12月24日</text:p>
          </table:table-cell>
          <table:table-cell/>
          <table:table-cell table:style-name="ce1" office:value-type="time" office:time-value="PT00H16M00S">
            <text:p>00:16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06H16M00S">
            <text:p>06:16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19">
            <text:p>2020-01-19</text:p>
          </table:table-cell>
          <table:table-cell table:style-name="ce1" office:value-type="string">
            <text:p>農曆12月25日</text:p>
          </table:table-cell>
          <table:table-cell/>
          <table:table-cell table:style-name="ce1" office:value-type="time" office:time-value="PT01H17M00S">
            <text:p>01:17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07H06M00S">
            <text:p>07:06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2H51M00S">
            <text:p>12:51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20">
            <text:p>2020-01-20</text:p>
          </table:table-cell>
          <table:table-cell table:style-name="ce1" office:value-type="string">
            <text:p>農曆12月26日</text:p>
          </table:table-cell>
          <table:table-cell/>
          <table:table-cell table:style-name="ce1" office:value-type="time" office:time-value="PT02H17M00S">
            <text:p>02:17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07H58M00S">
            <text:p>07:58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3H34M00S">
            <text:p>13:34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21">
            <text:p>2020-01-21</text:p>
          </table:table-cell>
          <table:table-cell table:style-name="ce1" office:value-type="string">
            <text:p>農曆12月27日</text:p>
          </table:table-cell>
          <table:table-cell/>
          <table:table-cell table:style-name="ce1" office:value-type="time" office:time-value="PT03H18M00S">
            <text:p>03:18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08H51M00S">
            <text:p>08:51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4H21M00S">
            <text:p>14:21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22">
            <text:p>2020-01-22</text:p>
          </table:table-cell>
          <table:table-cell table:style-name="ce1" office:value-type="string">
            <text:p>農曆12月28日</text:p>
          </table:table-cell>
          <table:table-cell/>
          <table:table-cell table:style-name="ce1" office:value-type="time" office:time-value="PT04H17M00S">
            <text:p>04:17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09H45M00S">
            <text:p>09:4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5H11M00S">
            <text:p>15:11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23">
            <text:p>2020-01-23</text:p>
          </table:table-cell>
          <table:table-cell table:style-name="ce1" office:value-type="string">
            <text:p>農曆12月29日</text:p>
          </table:table-cell>
          <table:table-cell/>
          <table:table-cell table:style-name="ce1" office:value-type="time" office:time-value="PT05H14M00S">
            <text:p>05:14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0H39M00S">
            <text:p>10:39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6H05M00S">
            <text:p>16:05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24">
            <text:p>2020-01-24</text:p>
          </table:table-cell>
          <table:table-cell table:style-name="ce1" office:value-type="string">
            <text:p>農曆12月30日</text:p>
          </table:table-cell>
          <table:table-cell/>
          <table:table-cell table:style-name="ce1" office:value-type="time" office:time-value="PT06H07M00S">
            <text:p>06:07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1H33M00S">
            <text:p>11:33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0M00S">
            <text:p>17:00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25">
            <text:p>2020-01-25</text:p>
          </table:table-cell>
          <table:table-cell table:style-name="ce1" office:value-type="string">
            <text:p>農曆1月1日</text:p>
          </table:table-cell>
          <table:table-cell/>
          <table:table-cell table:style-name="ce1" office:value-type="time" office:time-value="PT06H55M00S">
            <text:p>06:5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2H24M00S">
            <text:p>12:2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55M00S">
            <text:p>17:55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26">
            <text:p>2020-01-26</text:p>
          </table:table-cell>
          <table:table-cell table:style-name="ce1" office:value-type="string">
            <text:p>農曆1月2日</text:p>
          </table:table-cell>
          <table:table-cell/>
          <table:table-cell table:style-name="ce1" office:value-type="time" office:time-value="PT07H38M00S">
            <text:p>07:38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3H13M00S">
            <text:p>13:13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8H50M00S">
            <text:p>18:50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27">
            <text:p>2020-01-27</text:p>
          </table:table-cell>
          <table:table-cell table:style-name="ce1" office:value-type="string">
            <text:p>農曆1月3日</text:p>
          </table:table-cell>
          <table:table-cell/>
          <table:table-cell table:style-name="ce1" office:value-type="time" office:time-value="PT08H18M00S">
            <text:p>08:18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3H59M00S">
            <text:p>13:59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9H43M00S">
            <text:p>19:43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28">
            <text:p>2020-01-28</text:p>
          </table:table-cell>
          <table:table-cell table:style-name="ce1" office:value-type="string">
            <text:p>農曆1月4日</text:p>
          </table:table-cell>
          <table:table-cell/>
          <table:table-cell table:style-name="ce1" office:value-type="time" office:time-value="PT08H54M00S">
            <text:p>08:54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4H42M00S">
            <text:p>14:42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20H35M00S">
            <text:p>20:35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29">
            <text:p>2020-01-29</text:p>
          </table:table-cell>
          <table:table-cell table:style-name="ce1" office:value-type="string">
            <text:p>農曆1月5日</text:p>
          </table:table-cell>
          <table:table-cell/>
          <table:table-cell table:style-name="ce1" office:value-type="time" office:time-value="PT09H27M00S">
            <text:p>09:27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5H24M00S">
            <text:p>15:24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21H25M00S">
            <text:p>21:25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30">
            <text:p>2020-01-30</text:p>
          </table:table-cell>
          <table:table-cell table:style-name="ce1" office:value-type="string">
            <text:p>農曆1月6日</text:p>
          </table:table-cell>
          <table:table-cell/>
          <table:table-cell table:style-name="ce1" office:value-type="time" office:time-value="PT09H59M00S">
            <text:p>09:59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6H05M00S">
            <text:p>16:05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22H15M00S">
            <text:p>22:15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1-31">
            <text:p>2020-01-31</text:p>
          </table:table-cell>
          <table:table-cell table:style-name="ce1" office:value-type="string">
            <text:p>農曆1月7日</text:p>
          </table:table-cell>
          <table:table-cell/>
          <table:table-cell table:style-name="ce1" office:value-type="time" office:time-value="PT10H30M00S">
            <text:p>10:30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6H45M00S">
            <text:p>16:45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23H05M00S">
            <text:p>23:05</text:p>
          </table:table-cell>
          <table:table-cell office:value-type="float" office:value="276">
            <text:p>27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01">
            <text:p>2020-02-01</text:p>
          </table:table-cell>
          <table:table-cell table:style-name="ce1" office:value-type="string">
            <text:p>農曆1月8日</text:p>
          </table:table-cell>
          <table:table-cell/>
          <table:table-cell table:style-name="ce1" office:value-type="time" office:time-value="PT11H03M00S">
            <text:p>11:03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7H27M00S">
            <text:p>17:2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23H56M00S">
            <text:p>23:56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02">
            <text:p>2020-02-02</text:p>
          </table:table-cell>
          <table:table-cell table:style-name="ce1" office:value-type="string">
            <text:p>農曆1月9日</text:p>
          </table:table-cell>
          <table:table-cell/>
          <table:table-cell table:style-name="ce1" office:value-type="time" office:time-value="PT11H37M00S">
            <text:p>11:37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string">
            <text:p>78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03">
            <text:p>2020-02-03</text:p>
          </table:table-cell>
          <table:table-cell table:style-name="ce1" office:value-type="string">
            <text:p>農曆1月10日</text:p>
          </table:table-cell>
          <table:table-cell/>
          <table:table-cell table:style-name="ce1" office:value-type="time" office:time-value="PT12H14M00S">
            <text:p>12:14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8H57M00S">
            <text:p>18:57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00H49M00S">
            <text:p>00:49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04">
            <text:p>2020-02-04</text:p>
          </table:table-cell>
          <table:table-cell table:style-name="ce1" office:value-type="string">
            <text:p>農曆1月11日</text:p>
          </table:table-cell>
          <table:table-cell/>
          <table:table-cell table:style-name="ce1" office:value-type="time" office:time-value="PT12H55M00S">
            <text:p>12:55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9H46M00S">
            <text:p>19:46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01H44M00S">
            <text:p>01:44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05">
            <text:p>2020-02-05</text:p>
          </table:table-cell>
          <table:table-cell table:style-name="ce1" office:value-type="string">
            <text:p>農曆1月12日</text:p>
          </table:table-cell>
          <table:table-cell/>
          <table:table-cell table:style-name="ce1" office:value-type="time" office:time-value="PT13H42M00S">
            <text:p>13:42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20H40M00S">
            <text:p>20:40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2H41M00S">
            <text:p>02:41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06">
            <text:p>2020-02-06</text:p>
          </table:table-cell>
          <table:table-cell table:style-name="ce1" office:value-type="string">
            <text:p>農曆1月13日</text:p>
          </table:table-cell>
          <table:table-cell/>
          <table:table-cell table:style-name="ce1" office:value-type="time" office:time-value="PT14H36M00S">
            <text:p>14:3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21H37M00S">
            <text:p>21:37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3H40M00S">
            <text:p>03:40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07">
            <text:p>2020-02-07</text:p>
          </table:table-cell>
          <table:table-cell table:style-name="ce1" office:value-type="string">
            <text:p>農曆1月14日</text:p>
          </table:table-cell>
          <table:table-cell/>
          <table:table-cell table:style-name="ce1" office:value-type="time" office:time-value="PT15H35M00S">
            <text:p>15:35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22H37M00S">
            <text:p>22:37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4H39M00S">
            <text:p>04:39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08">
            <text:p>2020-02-08</text:p>
          </table:table-cell>
          <table:table-cell table:style-name="ce1" office:value-type="string">
            <text:p>農曆1月15日</text:p>
          </table:table-cell>
          <table:table-cell/>
          <table:table-cell table:style-name="ce1" office:value-type="time" office:time-value="PT16H40M00S">
            <text:p>16:40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23H37M00S">
            <text:p>23:37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05H36M00S">
            <text:p>05:36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09">
            <text:p>2020-02-09</text:p>
          </table:table-cell>
          <table:table-cell table:style-name="ce1" office:value-type="string">
            <text:p>農曆1月16日</text:p>
          </table:table-cell>
          <table:table-cell/>
          <table:table-cell table:style-name="ce1" office:value-type="time" office:time-value="PT17H47M00S">
            <text:p>17:47</text:p>
          </table:table-cell>
          <table:table-cell office:value-type="float" office:value="70">
            <text:p>70</text:p>
          </table:table-cell>
          <table:table-cell table:number-columns-repeated="4"/>
          <table:table-cell table:style-name="ce1" office:value-type="time" office:time-value="PT06H30M00S">
            <text:p>06:30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10">
            <text:p>2020-02-10</text:p>
          </table:table-cell>
          <table:table-cell table:style-name="ce1" office:value-type="string">
            <text:p>農曆1月17日</text:p>
          </table:table-cell>
          <table:table-cell/>
          <table:table-cell table:style-name="ce1" office:value-type="time" office:time-value="PT18H54M00S">
            <text:p>18:54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00H36M00S">
            <text:p>00:36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07H20M00S">
            <text:p>07:20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11">
            <text:p>2020-02-11</text:p>
          </table:table-cell>
          <table:table-cell table:style-name="ce1" office:value-type="string">
            <text:p>農曆1月18日</text:p>
          </table:table-cell>
          <table:table-cell/>
          <table:table-cell table:style-name="ce1" office:value-type="time" office:time-value="PT20H00M00S">
            <text:p>20:00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01H33M00S">
            <text:p>01:33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08H05M00S">
            <text:p>08:05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12">
            <text:p>2020-02-12</text:p>
          </table:table-cell>
          <table:table-cell table:style-name="ce1" office:value-type="string">
            <text:p>農曆1月19日</text:p>
          </table:table-cell>
          <table:table-cell/>
          <table:table-cell table:style-name="ce1" office:value-type="time" office:time-value="PT21H05M00S">
            <text:p>21:05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02H27M00S">
            <text:p>02:27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08H48M00S">
            <text:p>08:48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13">
            <text:p>2020-02-13</text:p>
          </table:table-cell>
          <table:table-cell table:style-name="ce1" office:value-type="string">
            <text:p>農曆1月20日</text:p>
          </table:table-cell>
          <table:table-cell/>
          <table:table-cell table:style-name="ce1" office:value-type="time" office:time-value="PT22H08M00S">
            <text:p>22:08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03H20M00S">
            <text:p>03:20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09H29M00S">
            <text:p>09:29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14">
            <text:p>2020-02-14</text:p>
          </table:table-cell>
          <table:table-cell table:style-name="ce1" office:value-type="string">
            <text:p>農曆1月21日</text:p>
          </table:table-cell>
          <table:table-cell/>
          <table:table-cell table:style-name="ce1" office:value-type="time" office:time-value="PT23H10M00S">
            <text:p>23:10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04H11M00S">
            <text:p>04:11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0H09M00S">
            <text:p>10:09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15">
            <text:p>2020-02-15</text:p>
          </table:table-cell>
          <table:table-cell table:style-name="ce1" office:value-type="string">
            <text:p>農曆1月22日</text:p>
          </table:table-cell>
          <table:table-cell table:number-columns-repeated="4"/>
          <table:table-cell table:style-name="ce1" office:value-type="time" office:time-value="PT05H02M00S">
            <text:p>05:02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0H50M00S">
            <text:p>10:50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16">
            <text:p>2020-02-16</text:p>
          </table:table-cell>
          <table:table-cell table:style-name="ce1" office:value-type="string">
            <text:p>農曆1月23日</text:p>
          </table:table-cell>
          <table:table-cell/>
          <table:table-cell table:style-name="ce1" office:value-type="time" office:time-value="PT00H12M00S">
            <text:p>00:12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05H54M00S">
            <text:p>05:54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1H33M00S">
            <text:p>11:33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17">
            <text:p>2020-02-17</text:p>
          </table:table-cell>
          <table:table-cell table:style-name="ce1" office:value-type="string">
            <text:p>農曆1月24日</text:p>
          </table:table-cell>
          <table:table-cell/>
          <table:table-cell table:style-name="ce1" office:value-type="time" office:time-value="PT01H13M00S">
            <text:p>01:13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06H47M00S">
            <text:p>06:4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2H19M00S">
            <text:p>12:19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18">
            <text:p>2020-02-18</text:p>
          </table:table-cell>
          <table:table-cell table:style-name="ce1" office:value-type="string">
            <text:p>農曆1月25日</text:p>
          </table:table-cell>
          <table:table-cell/>
          <table:table-cell table:style-name="ce1" office:value-type="time" office:time-value="PT02H12M00S">
            <text:p>02:1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7H41M00S">
            <text:p>07:4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3H08M00S">
            <text:p>13:08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19">
            <text:p>2020-02-19</text:p>
          </table:table-cell>
          <table:table-cell table:style-name="ce1" office:value-type="string">
            <text:p>農曆1月26日</text:p>
          </table:table-cell>
          <table:table-cell/>
          <table:table-cell table:style-name="ce1" office:value-type="time" office:time-value="PT03H09M00S">
            <text:p>03:09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08H35M00S">
            <text:p>08:35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4H00M00S">
            <text:p>14:00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20">
            <text:p>2020-02-20</text:p>
          </table:table-cell>
          <table:table-cell table:style-name="ce1" office:value-type="string">
            <text:p>農曆1月27日</text:p>
          </table:table-cell>
          <table:table-cell/>
          <table:table-cell table:style-name="ce1" office:value-type="time" office:time-value="PT04H03M00S">
            <text:p>04:03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09H28M00S">
            <text:p>09:28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4H54M00S">
            <text:p>14:54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21">
            <text:p>2020-02-21</text:p>
          </table:table-cell>
          <table:table-cell table:style-name="ce1" office:value-type="string">
            <text:p>農曆1月28日</text:p>
          </table:table-cell>
          <table:table-cell/>
          <table:table-cell table:style-name="ce1" office:value-type="time" office:time-value="PT04H52M00S">
            <text:p>04:52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0H19M00S">
            <text:p>10:19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5H49M00S">
            <text:p>15:49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22">
            <text:p>2020-02-22</text:p>
          </table:table-cell>
          <table:table-cell table:style-name="ce1" office:value-type="string">
            <text:p>農曆1月29日</text:p>
          </table:table-cell>
          <table:table-cell/>
          <table:table-cell table:style-name="ce1" office:value-type="time" office:time-value="PT05H36M00S">
            <text:p>05:36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1H08M00S">
            <text:p>11:08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6H43M00S">
            <text:p>16:43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23">
            <text:p>2020-02-23</text:p>
          </table:table-cell>
          <table:table-cell table:style-name="ce1" office:value-type="string">
            <text:p>農曆2月1日</text:p>
          </table:table-cell>
          <table:table-cell/>
          <table:table-cell table:style-name="ce1" office:value-type="time" office:time-value="PT06H16M00S">
            <text:p>06:16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24">
            <text:p>2020-02-24</text:p>
          </table:table-cell>
          <table:table-cell table:style-name="ce1" office:value-type="string">
            <text:p>農曆2月2日</text:p>
          </table:table-cell>
          <table:table-cell/>
          <table:table-cell table:style-name="ce1" office:value-type="time" office:time-value="PT06H53M00S">
            <text:p>06:53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2H39M00S">
            <text:p>12:39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25">
            <text:p>2020-02-25</text:p>
          </table:table-cell>
          <table:table-cell table:style-name="ce1" office:value-type="string">
            <text:p>農曆2月3日</text:p>
          </table:table-cell>
          <table:table-cell/>
          <table:table-cell table:style-name="ce1" office:value-type="time" office:time-value="PT07H27M00S">
            <text:p>07:27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3H21M00S">
            <text:p>13:21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9H20M00S">
            <text:p>19:20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26">
            <text:p>2020-02-26</text:p>
          </table:table-cell>
          <table:table-cell table:style-name="ce1" office:value-type="string">
            <text:p>農曆2月4日</text:p>
          </table:table-cell>
          <table:table-cell/>
          <table:table-cell table:style-name="ce1" office:value-type="time" office:time-value="PT07H59M00S">
            <text:p>07:59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4H02M00S">
            <text:p>14:02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20H10M00S">
            <text:p>20:10</text:p>
          </table:table-cell>
          <table:table-cell office:value-type="float" office:value="269">
            <text:p>26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27">
            <text:p>2020-02-27</text:p>
          </table:table-cell>
          <table:table-cell table:style-name="ce1" office:value-type="string">
            <text:p>農曆2月5日</text:p>
          </table:table-cell>
          <table:table-cell/>
          <table:table-cell table:style-name="ce1" office:value-type="time" office:time-value="PT08H31M00S">
            <text:p>08:31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4H43M00S">
            <text:p>14:43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20H59M00S">
            <text:p>20:59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28">
            <text:p>2020-02-28</text:p>
          </table:table-cell>
          <table:table-cell table:style-name="ce1" office:value-type="string">
            <text:p>農曆2月6日</text:p>
          </table:table-cell>
          <table:table-cell/>
          <table:table-cell table:style-name="ce1" office:value-type="time" office:time-value="PT09H02M00S">
            <text:p>09:02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5H24M00S">
            <text:p>15:24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21H50M00S">
            <text:p>21:50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2-29">
            <text:p>2020-02-29</text:p>
          </table:table-cell>
          <table:table-cell table:style-name="ce1" office:value-type="string">
            <text:p>農曆2月7日</text:p>
          </table:table-cell>
          <table:table-cell/>
          <table:table-cell table:style-name="ce1" office:value-type="time" office:time-value="PT09H35M00S">
            <text:p>09:35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6H06M00S">
            <text:p>16:06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22H41M00S">
            <text:p>22:41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01">
            <text:p>2020-03-01</text:p>
          </table:table-cell>
          <table:table-cell table:style-name="ce1" office:value-type="string">
            <text:p>農曆2月8日</text:p>
          </table:table-cell>
          <table:table-cell/>
          <table:table-cell table:style-name="ce1" office:value-type="time" office:time-value="PT10H11M00S">
            <text:p>10:11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6H50M00S">
            <text:p>16:50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23H34M00S">
            <text:p>23:34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02">
            <text:p>2020-03-02</text:p>
          </table:table-cell>
          <table:table-cell table:style-name="ce1" office:value-type="string">
            <text:p>農曆2月9日</text:p>
          </table:table-cell>
          <table:table-cell/>
          <table:table-cell table:style-name="ce1" office:value-type="time" office:time-value="PT10H49M00S">
            <text:p>10:49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string">
            <text:p>84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03">
            <text:p>2020-03-03</text:p>
          </table:table-cell>
          <table:table-cell table:style-name="ce1" office:value-type="string">
            <text:p>農曆2月10日</text:p>
          </table:table-cell>
          <table:table-cell/>
          <table:table-cell table:style-name="ce1" office:value-type="time" office:time-value="PT11H33M00S">
            <text:p>11:33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0H29M00S">
            <text:p>00:29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04">
            <text:p>2020-03-04</text:p>
          </table:table-cell>
          <table:table-cell table:style-name="ce1" office:value-type="string">
            <text:p>農曆2月11日</text:p>
          </table:table-cell>
          <table:table-cell/>
          <table:table-cell table:style-name="ce1" office:value-type="time" office:time-value="PT12H22M00S">
            <text:p>12:22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9H22M00S">
            <text:p>19:22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1H26M00S">
            <text:p>01:26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05">
            <text:p>2020-03-05</text:p>
          </table:table-cell>
          <table:table-cell table:style-name="ce1" office:value-type="string">
            <text:p>農曆2月12日</text:p>
          </table:table-cell>
          <table:table-cell/>
          <table:table-cell table:style-name="ce1" office:value-type="time" office:time-value="PT13H17M00S">
            <text:p>13:17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20H19M00S">
            <text:p>20:19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2H23M00S">
            <text:p>02:23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06">
            <text:p>2020-03-06</text:p>
          </table:table-cell>
          <table:table-cell table:style-name="ce1" office:value-type="string">
            <text:p>農曆2月13日</text:p>
          </table:table-cell>
          <table:table-cell/>
          <table:table-cell table:style-name="ce1" office:value-type="time" office:time-value="PT14H18M00S">
            <text:p>14:18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21H17M00S">
            <text:p>21:17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3H20M00S">
            <text:p>03:20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07">
            <text:p>2020-03-07</text:p>
          </table:table-cell>
          <table:table-cell table:style-name="ce1" office:value-type="string">
            <text:p>農曆2月14日</text:p>
          </table:table-cell>
          <table:table-cell/>
          <table:table-cell table:style-name="ce1" office:value-type="time" office:time-value="PT15H22M00S">
            <text:p>15:22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22H16M00S">
            <text:p>22:16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4H14M00S">
            <text:p>04:14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08">
            <text:p>2020-03-08</text:p>
          </table:table-cell>
          <table:table-cell table:style-name="ce1" office:value-type="string">
            <text:p>農曆2月15日</text:p>
          </table:table-cell>
          <table:table-cell/>
          <table:table-cell table:style-name="ce1" office:value-type="time" office:time-value="PT16H29M00S">
            <text:p>16:2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23H14M00S">
            <text:p>23:14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05H05M00S">
            <text:p>05:05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09">
            <text:p>2020-03-09</text:p>
          </table:table-cell>
          <table:table-cell table:style-name="ce1" office:value-type="string">
            <text:p>農曆2月16日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float" office:value="79">
            <text:p>79</text:p>
          </table:table-cell>
          <table:table-cell table:number-columns-repeated="4"/>
          <table:table-cell table:style-name="ce1" office:value-type="time" office:time-value="PT05H53M00S">
            <text:p>05:53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10">
            <text:p>2020-03-10</text:p>
          </table:table-cell>
          <table:table-cell table:style-name="ce1" office:value-type="string">
            <text:p>農曆2月17日</text:p>
          </table:table-cell>
          <table:table-cell/>
          <table:table-cell table:style-name="ce1" office:value-type="time" office:time-value="PT18H44M00S">
            <text:p>18:44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00H10M00S">
            <text:p>00:10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06H38M00S">
            <text:p>06:38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11">
            <text:p>2020-03-11</text:p>
          </table:table-cell>
          <table:table-cell table:style-name="ce1" office:value-type="string">
            <text:p>農曆2月18日</text:p>
          </table:table-cell>
          <table:table-cell/>
          <table:table-cell table:style-name="ce1" office:value-type="time" office:time-value="PT19H50M00S">
            <text:p>19:50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01H05M00S">
            <text:p>01:05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07H20M00S">
            <text:p>07:20</text:p>
          </table:table-cell>
          <table:table-cell office:value-type="float" office:value="271">
            <text:p>27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12">
            <text:p>2020-03-12</text:p>
          </table:table-cell>
          <table:table-cell table:style-name="ce1" office:value-type="string">
            <text:p>農曆2月19日</text:p>
          </table:table-cell>
          <table:table-cell/>
          <table:table-cell table:style-name="ce1" office:value-type="time" office:time-value="PT20H55M00S">
            <text:p>20:55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01H59M00S">
            <text:p>01:59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08H02M00S">
            <text:p>08:02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13">
            <text:p>2020-03-13</text:p>
          </table:table-cell>
          <table:table-cell table:style-name="ce1" office:value-type="string">
            <text:p>農曆2月20日</text:p>
          </table:table-cell>
          <table:table-cell/>
          <table:table-cell table:style-name="ce1" office:value-type="time" office:time-value="PT22H00M00S">
            <text:p>22:00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02H52M00S">
            <text:p>02:52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08H44M00S">
            <text:p>08:44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14">
            <text:p>2020-03-14</text:p>
          </table:table-cell>
          <table:table-cell table:style-name="ce1" office:value-type="string">
            <text:p>農曆2月21日</text:p>
          </table:table-cell>
          <table:table-cell/>
          <table:table-cell table:style-name="ce1" office:value-type="time" office:time-value="PT23H03M00S">
            <text:p>23:03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03H46M00S">
            <text:p>03:46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09H28M00S">
            <text:p>09:28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15">
            <text:p>2020-03-15</text:p>
          </table:table-cell>
          <table:table-cell table:style-name="ce1" office:value-type="string">
            <text:p>農曆2月22日</text:p>
          </table:table-cell>
          <table:table-cell table:number-columns-repeated="4"/>
          <table:table-cell table:style-name="ce1" office:value-type="time" office:time-value="PT04H41M00S">
            <text:p>04:4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0H14M00S">
            <text:p>10:14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16">
            <text:p>2020-03-16</text:p>
          </table:table-cell>
          <table:table-cell table:style-name="ce1" office:value-type="string">
            <text:p>農曆2月23日</text:p>
          </table:table-cell>
          <table:table-cell/>
          <table:table-cell table:style-name="ce1" office:value-type="time" office:time-value="PT00H05M00S">
            <text:p>00:0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5H36M00S">
            <text:p>05:36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1H03M00S">
            <text:p>11:03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17">
            <text:p>2020-03-17</text:p>
          </table:table-cell>
          <table:table-cell table:style-name="ce1" office:value-type="string">
            <text:p>農曆2月24日</text:p>
          </table:table-cell>
          <table:table-cell/>
          <table:table-cell table:style-name="ce1" office:value-type="time" office:time-value="PT01H05M00S">
            <text:p>01:0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06H30M00S">
            <text:p>06:30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18">
            <text:p>2020-03-18</text:p>
          </table:table-cell>
          <table:table-cell table:style-name="ce1" office:value-type="string">
            <text:p>農曆2月25日</text:p>
          </table:table-cell>
          <table:table-cell/>
          <table:table-cell table:style-name="ce1" office:value-type="time" office:time-value="PT02H00M00S">
            <text:p>02:00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07H24M00S">
            <text:p>07:24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2H49M00S">
            <text:p>12:49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19">
            <text:p>2020-03-19</text:p>
          </table:table-cell>
          <table:table-cell table:style-name="ce1" office:value-type="string">
            <text:p>農曆2月26日</text:p>
          </table:table-cell>
          <table:table-cell/>
          <table:table-cell table:style-name="ce1" office:value-type="time" office:time-value="PT02H50M00S">
            <text:p>02:50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08H16M00S">
            <text:p>08:16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3H44M00S">
            <text:p>13:44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20">
            <text:p>2020-03-20</text:p>
          </table:table-cell>
          <table:table-cell table:style-name="ce1" office:value-type="string">
            <text:p>農曆2月27日</text:p>
          </table:table-cell>
          <table:table-cell/>
          <table:table-cell table:style-name="ce1" office:value-type="time" office:time-value="PT03H36M00S">
            <text:p>03:36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09H06M00S">
            <text:p>09:06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4H39M00S">
            <text:p>14:39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21">
            <text:p>2020-03-21</text:p>
          </table:table-cell>
          <table:table-cell table:style-name="ce1" office:value-type="string">
            <text:p>農曆2月28日</text:p>
          </table:table-cell>
          <table:table-cell/>
          <table:table-cell table:style-name="ce1" office:value-type="time" office:time-value="PT04H17M00S">
            <text:p>04:17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09H53M00S">
            <text:p>09:53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5H32M00S">
            <text:p>15:32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22">
            <text:p>2020-03-22</text:p>
          </table:table-cell>
          <table:table-cell table:style-name="ce1" office:value-type="string">
            <text:p>農曆2月29日</text:p>
          </table:table-cell>
          <table:table-cell/>
          <table:table-cell table:style-name="ce1" office:value-type="time" office:time-value="PT04H54M00S">
            <text:p>04:54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0H37M00S">
            <text:p>10:37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6H24M00S">
            <text:p>16:24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23">
            <text:p>2020-03-23</text:p>
          </table:table-cell>
          <table:table-cell table:style-name="ce1" office:value-type="string">
            <text:p>農曆2月30日</text:p>
          </table:table-cell>
          <table:table-cell/>
          <table:table-cell table:style-name="ce1" office:value-type="time" office:time-value="PT05H29M00S">
            <text:p>05:29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1H20M00S">
            <text:p>11:20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24">
            <text:p>2020-03-24</text:p>
          </table:table-cell>
          <table:table-cell table:style-name="ce1" office:value-type="string">
            <text:p>農曆3月1日</text:p>
          </table:table-cell>
          <table:table-cell/>
          <table:table-cell table:style-name="ce1" office:value-type="time" office:time-value="PT06H01M00S">
            <text:p>06:01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2H01M00S">
            <text:p>12:01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25">
            <text:p>2020-03-25</text:p>
          </table:table-cell>
          <table:table-cell table:style-name="ce1" office:value-type="string">
            <text:p>農曆3月2日</text:p>
          </table:table-cell>
          <table:table-cell/>
          <table:table-cell table:style-name="ce1" office:value-type="time" office:time-value="PT06H33M00S">
            <text:p>06:33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2H42M00S">
            <text:p>12:42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8H55M00S">
            <text:p>18:55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26">
            <text:p>2020-03-26</text:p>
          </table:table-cell>
          <table:table-cell table:style-name="ce1" office:value-type="string">
            <text:p>農曆3月3日</text:p>
          </table:table-cell>
          <table:table-cell/>
          <table:table-cell table:style-name="ce1" office:value-type="time" office:time-value="PT07H04M00S">
            <text:p>07:04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3H22M00S">
            <text:p>13:22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9H46M00S">
            <text:p>19:46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27">
            <text:p>2020-03-27</text:p>
          </table:table-cell>
          <table:table-cell table:style-name="ce1" office:value-type="string">
            <text:p>農曆3月4日</text:p>
          </table:table-cell>
          <table:table-cell/>
          <table:table-cell table:style-name="ce1" office:value-type="time" office:time-value="PT07H36M00S">
            <text:p>07:36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4H04M00S">
            <text:p>14:04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20H37M00S">
            <text:p>20:37</text:p>
          </table:table-cell>
          <table:table-cell office:value-type="float" office:value="283">
            <text:p>28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28">
            <text:p>2020-03-28</text:p>
          </table:table-cell>
          <table:table-cell table:style-name="ce1" office:value-type="string">
            <text:p>農曆3月5日</text:p>
          </table:table-cell>
          <table:table-cell/>
          <table:table-cell table:style-name="ce1" office:value-type="time" office:time-value="PT08H10M00S">
            <text:p>08:10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4H47M00S">
            <text:p>14:47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21H29M00S">
            <text:p>21:29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29">
            <text:p>2020-03-29</text:p>
          </table:table-cell>
          <table:table-cell table:style-name="ce1" office:value-type="string">
            <text:p>農曆3月6日</text:p>
          </table:table-cell>
          <table:table-cell/>
          <table:table-cell table:style-name="ce1" office:value-type="time" office:time-value="PT08H48M00S">
            <text:p>08:48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5H33M00S">
            <text:p>15:33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22H23M00S">
            <text:p>22:23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30">
            <text:p>2020-03-30</text:p>
          </table:table-cell>
          <table:table-cell table:style-name="ce1" office:value-type="string">
            <text:p>農曆3月7日</text:p>
          </table:table-cell>
          <table:table-cell/>
          <table:table-cell table:style-name="ce1" office:value-type="time" office:time-value="PT09H29M00S">
            <text:p>09:29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6H22M00S">
            <text:p>16:22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23H18M00S">
            <text:p>23:18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3-31">
            <text:p>2020-03-31</text:p>
          </table:table-cell>
          <table:table-cell table:style-name="ce1" office:value-type="string">
            <text:p>農曆3月8日</text:p>
          </table:table-cell>
          <table:table-cell/>
          <table:table-cell table:style-name="ce1" office:value-type="time" office:time-value="PT10H15M00S">
            <text:p>10:15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string">
            <text:p>88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01">
            <text:p>2020-04-01</text:p>
          </table:table-cell>
          <table:table-cell table:style-name="ce1" office:value-type="string">
            <text:p>農曆3月9日</text:p>
          </table:table-cell>
          <table:table-cell/>
          <table:table-cell table:style-name="ce1" office:value-type="time" office:time-value="PT11H06M00S">
            <text:p>11:0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00H14M00S">
            <text:p>00:14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02">
            <text:p>2020-04-02</text:p>
          </table:table-cell>
          <table:table-cell table:style-name="ce1" office:value-type="string">
            <text:p>農曆3月10日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9H04M00S">
            <text:p>19:04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1H09M00S">
            <text:p>01:09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03">
            <text:p>2020-04-03</text:p>
          </table:table-cell>
          <table:table-cell table:style-name="ce1" office:value-type="string">
            <text:p>農曆3月11日</text:p>
          </table:table-cell>
          <table:table-cell/>
          <table:table-cell table:style-name="ce1" office:value-type="time" office:time-value="PT13H04M00S">
            <text:p>13:04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20H01M00S">
            <text:p>20:01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2H03M00S">
            <text:p>02:03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04">
            <text:p>2020-04-04</text:p>
          </table:table-cell>
          <table:table-cell table:style-name="ce1" office:value-type="string">
            <text:p>農曆3月12日</text:p>
          </table:table-cell>
          <table:table-cell/>
          <table:table-cell table:style-name="ce1" office:value-type="time" office:time-value="PT14H08M00S">
            <text:p>14:08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20H57M00S">
            <text:p>20:57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02H54M00S">
            <text:p>02:54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05">
            <text:p>2020-04-05</text:p>
          </table:table-cell>
          <table:table-cell table:style-name="ce1" office:value-type="string">
            <text:p>農曆3月13日</text:p>
          </table:table-cell>
          <table:table-cell/>
          <table:table-cell table:style-name="ce1" office:value-type="time" office:time-value="PT15H13M00S">
            <text:p>15:13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21H53M00S">
            <text:p>21:53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03H42M00S">
            <text:p>03:42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06">
            <text:p>2020-04-06</text:p>
          </table:table-cell>
          <table:table-cell table:style-name="ce1" office:value-type="string">
            <text:p>農曆3月14日</text:p>
          </table:table-cell>
          <table:table-cell/>
          <table:table-cell table:style-name="ce1" office:value-type="time" office:time-value="PT16H20M00S">
            <text:p>16:20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22H47M00S">
            <text:p>22:47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04H26M00S">
            <text:p>04:26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07">
            <text:p>2020-04-07</text:p>
          </table:table-cell>
          <table:table-cell table:style-name="ce1" office:value-type="string">
            <text:p>農曆3月15日</text:p>
          </table:table-cell>
          <table:table-cell/>
          <table:table-cell table:style-name="ce1" office:value-type="time" office:time-value="PT17H26M00S">
            <text:p>17:26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23H41M00S">
            <text:p>23:41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05H09M00S">
            <text:p>05:09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08">
            <text:p>2020-04-08</text:p>
          </table:table-cell>
          <table:table-cell table:style-name="ce1" office:value-type="string">
            <text:p>農曆3月16日</text:p>
          </table:table-cell>
          <table:table-cell/>
          <table:table-cell table:style-name="ce1" office:value-type="time" office:time-value="PT18H32M00S">
            <text:p>18:32</text:p>
          </table:table-cell>
          <table:table-cell office:value-type="float" office:value="95">
            <text:p>95</text:p>
          </table:table-cell>
          <table:table-cell table:number-columns-repeated="4"/>
          <table:table-cell table:style-name="ce1" office:value-type="time" office:time-value="PT05H51M00S">
            <text:p>05:51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09">
            <text:p>2020-04-09</text:p>
          </table:table-cell>
          <table:table-cell table:style-name="ce1" office:value-type="string">
            <text:p>農曆3月17日</text:p>
          </table:table-cell>
          <table:table-cell/>
          <table:table-cell table:style-name="ce1" office:value-type="time" office:time-value="PT19H39M00S">
            <text:p>19:39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00H36M00S">
            <text:p>00:36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06H33M00S">
            <text:p>06:33</text:p>
          </table:table-cell>
          <table:table-cell office:value-type="float" office:value="261">
            <text:p>26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10">
            <text:p>2020-04-10</text:p>
          </table:table-cell>
          <table:table-cell table:style-name="ce1" office:value-type="string">
            <text:p>農曆3月18日</text:p>
          </table:table-cell>
          <table:table-cell/>
          <table:table-cell table:style-name="ce1" office:value-type="time" office:time-value="PT20H45M00S">
            <text:p>20:45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01H31M00S">
            <text:p>01:31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07H17M00S">
            <text:p>07:17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11">
            <text:p>2020-04-11</text:p>
          </table:table-cell>
          <table:table-cell table:style-name="ce1" office:value-type="string">
            <text:p>農曆3月19日</text:p>
          </table:table-cell>
          <table:table-cell/>
          <table:table-cell table:style-name="ce1" office:value-type="time" office:time-value="PT21H51M00S">
            <text:p>21:51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02H27M00S">
            <text:p>02:27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08H04M00S">
            <text:p>08:04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12">
            <text:p>2020-04-12</text:p>
          </table:table-cell>
          <table:table-cell table:style-name="ce1" office:value-type="string">
            <text:p>農曆3月20日</text:p>
          </table:table-cell>
          <table:table-cell/>
          <table:table-cell table:style-name="ce1" office:value-type="time" office:time-value="PT22H54M00S">
            <text:p>22:54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03H24M00S">
            <text:p>03:2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08H54M00S">
            <text:p>08:54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13">
            <text:p>2020-04-13</text:p>
          </table:table-cell>
          <table:table-cell table:style-name="ce1" office:value-type="string">
            <text:p>農曆3月21日</text:p>
          </table:table-cell>
          <table:table-cell/>
          <table:table-cell table:style-name="ce1" office:value-type="time" office:time-value="PT23H53M00S">
            <text:p>23:53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04H21M00S">
            <text:p>04:21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9H46M00S">
            <text:p>09:46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14">
            <text:p>2020-04-14</text:p>
          </table:table-cell>
          <table:table-cell table:style-name="ce1" office:value-type="string">
            <text:p>農曆3月22日</text:p>
          </table:table-cell>
          <table:table-cell table:number-columns-repeated="4"/>
          <table:table-cell table:style-name="ce1" office:value-type="time" office:time-value="PT05H17M00S">
            <text:p>05:17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0H42M00S">
            <text:p>10:42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15">
            <text:p>2020-04-15</text:p>
          </table:table-cell>
          <table:table-cell table:style-name="ce1" office:value-type="string">
            <text:p>農曆3月23日</text:p>
          </table:table-cell>
          <table:table-cell/>
          <table:table-cell table:style-name="ce1" office:value-type="time" office:time-value="PT00H47M00S">
            <text:p>00:47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06H11M00S">
            <text:p>06:11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1H37M00S">
            <text:p>11:37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16">
            <text:p>2020-04-16</text:p>
          </table:table-cell>
          <table:table-cell table:style-name="ce1" office:value-type="string">
            <text:p>農曆3月24日</text:p>
          </table:table-cell>
          <table:table-cell/>
          <table:table-cell table:style-name="ce1" office:value-type="time" office:time-value="PT01H35M00S">
            <text:p>01:3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7H03M00S">
            <text:p>07:03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2H33M00S">
            <text:p>12:33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17">
            <text:p>2020-04-17</text:p>
          </table:table-cell>
          <table:table-cell table:style-name="ce1" office:value-type="string">
            <text:p>農曆3月25日</text:p>
          </table:table-cell>
          <table:table-cell/>
          <table:table-cell table:style-name="ce1" office:value-type="time" office:time-value="PT02H17M00S">
            <text:p>02:17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07H51M00S">
            <text:p>07:5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3H27M00S">
            <text:p>13:27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18">
            <text:p>2020-04-18</text:p>
          </table:table-cell>
          <table:table-cell table:style-name="ce1" office:value-type="string">
            <text:p>農曆3月26日</text:p>
          </table:table-cell>
          <table:table-cell/>
          <table:table-cell table:style-name="ce1" office:value-type="time" office:time-value="PT02H56M00S">
            <text:p>02:56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08H36M00S">
            <text:p>08:36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4H20M00S">
            <text:p>14:20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19">
            <text:p>2020-04-19</text:p>
          </table:table-cell>
          <table:table-cell table:style-name="ce1" office:value-type="string">
            <text:p>農曆3月27日</text:p>
          </table:table-cell>
          <table:table-cell/>
          <table:table-cell table:style-name="ce1" office:value-type="time" office:time-value="PT03H31M00S">
            <text:p>03:31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09H19M00S">
            <text:p>09:19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5H12M00S">
            <text:p>15:12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20">
            <text:p>2020-04-20</text:p>
          </table:table-cell>
          <table:table-cell table:style-name="ce1" office:value-type="string">
            <text:p>農曆3月28日</text:p>
          </table:table-cell>
          <table:table-cell/>
          <table:table-cell table:style-name="ce1" office:value-type="time" office:time-value="PT04H04M00S">
            <text:p>04:04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0H00M00S">
            <text:p>10:00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6H02M00S">
            <text:p>16:02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21">
            <text:p>2020-04-21</text:p>
          </table:table-cell>
          <table:table-cell table:style-name="ce1" office:value-type="string">
            <text:p>農曆3月29日</text:p>
          </table:table-cell>
          <table:table-cell/>
          <table:table-cell table:style-name="ce1" office:value-type="time" office:time-value="PT04H35M00S">
            <text:p>04:35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10H41M00S">
            <text:p>10:41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6H52M00S">
            <text:p>16:52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22">
            <text:p>2020-04-22</text:p>
          </table:table-cell>
          <table:table-cell table:style-name="ce1" office:value-type="string">
            <text:p>農曆3月30日</text:p>
          </table:table-cell>
          <table:table-cell/>
          <table:table-cell table:style-name="ce1" office:value-type="time" office:time-value="PT05H06M00S">
            <text:p>05:06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1H22M00S">
            <text:p>11:22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7H42M00S">
            <text:p>17:42</text:p>
          </table:table-cell>
          <table:table-cell office:value-type="float" office:value="276">
            <text:p>27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23">
            <text:p>2020-04-23</text:p>
          </table:table-cell>
          <table:table-cell table:style-name="ce1" office:value-type="string">
            <text:p>農曆4月1日</text:p>
          </table:table-cell>
          <table:table-cell/>
          <table:table-cell table:style-name="ce1" office:value-type="time" office:time-value="PT05H38M00S">
            <text:p>05:38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2H03M00S">
            <text:p>12:03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24">
            <text:p>2020-04-24</text:p>
          </table:table-cell>
          <table:table-cell table:style-name="ce1" office:value-type="string">
            <text:p>農曆4月2日</text:p>
          </table:table-cell>
          <table:table-cell/>
          <table:table-cell table:style-name="ce1" office:value-type="time" office:time-value="PT06H12M00S">
            <text:p>06:12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2H46M00S">
            <text:p>12:46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9H25M00S">
            <text:p>19:25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25">
            <text:p>2020-04-25</text:p>
          </table:table-cell>
          <table:table-cell table:style-name="ce1" office:value-type="string">
            <text:p>農曆4月3日</text:p>
          </table:table-cell>
          <table:table-cell/>
          <table:table-cell table:style-name="ce1" office:value-type="time" office:time-value="PT06H48M00S">
            <text:p>06:48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3H31M00S">
            <text:p>13:31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20H19M00S">
            <text:p>20:19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26">
            <text:p>2020-04-26</text:p>
          </table:table-cell>
          <table:table-cell table:style-name="ce1" office:value-type="string">
            <text:p>農曆4月4日</text:p>
          </table:table-cell>
          <table:table-cell/>
          <table:table-cell table:style-name="ce1" office:value-type="time" office:time-value="PT07H28M00S">
            <text:p>07:28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4H19M00S">
            <text:p>14:19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21H14M00S">
            <text:p>21:14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27">
            <text:p>2020-04-27</text:p>
          </table:table-cell>
          <table:table-cell table:style-name="ce1" office:value-type="string">
            <text:p>農曆4月5日</text:p>
          </table:table-cell>
          <table:table-cell/>
          <table:table-cell table:style-name="ce1" office:value-type="time" office:time-value="PT08H12M00S">
            <text:p>08:12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5H10M00S">
            <text:p>15:10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22H10M00S">
            <text:p>22:10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28">
            <text:p>2020-04-28</text:p>
          </table:table-cell>
          <table:table-cell table:style-name="ce1" office:value-type="string">
            <text:p>農曆4月6日</text:p>
          </table:table-cell>
          <table:table-cell/>
          <table:table-cell table:style-name="ce1" office:value-type="time" office:time-value="PT09H01M00S">
            <text:p>09:01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6H03M00S">
            <text:p>16:03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23H05M00S">
            <text:p>23:05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29">
            <text:p>2020-04-29</text:p>
          </table:table-cell>
          <table:table-cell table:style-name="ce1" office:value-type="string">
            <text:p>農曆4月7日</text:p>
          </table:table-cell>
          <table:table-cell/>
          <table:table-cell table:style-name="ce1" office:value-type="time" office:time-value="PT09H55M00S">
            <text:p>09:55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6H57M00S">
            <text:p>16:5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23H58M00S">
            <text:p>23:58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4-30">
            <text:p>2020-04-30</text:p>
          </table:table-cell>
          <table:table-cell table:style-name="ce1" office:value-type="string">
            <text:p>農曆4月8日</text:p>
          </table:table-cell>
          <table:table-cell/>
          <table:table-cell table:style-name="ce1" office:value-type="time" office:time-value="PT10H54M00S">
            <text:p>10:5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7H53M00S">
            <text:p>17:53</text:p>
          </table:table-cell>
          <table:table-cell office:value-type="string">
            <text:p>87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01">
            <text:p>2020-05-01</text:p>
          </table:table-cell>
          <table:table-cell table:style-name="ce1" office:value-type="string">
            <text:p>農曆4月9日</text:p>
          </table:table-cell>
          <table:table-cell/>
          <table:table-cell table:style-name="ce1" office:value-type="time" office:time-value="PT11H55M00S">
            <text:p>11:55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0H49M00S">
            <text:p>00:49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02">
            <text:p>2020-05-02</text:p>
          </table:table-cell>
          <table:table-cell table:style-name="ce1" office:value-type="string">
            <text:p>農曆4月10日</text:p>
          </table:table-cell>
          <table:table-cell/>
          <table:table-cell table:style-name="ce1" office:value-type="time" office:time-value="PT12H58M00S">
            <text:p>12:58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9H42M00S">
            <text:p>19:42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01H36M00S">
            <text:p>01:36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03">
            <text:p>2020-05-03</text:p>
          </table:table-cell>
          <table:table-cell table:style-name="ce1" office:value-type="string">
            <text:p>農曆4月11日</text:p>
          </table:table-cell>
          <table:table-cell/>
          <table:table-cell table:style-name="ce1" office:value-type="time" office:time-value="PT14H01M00S">
            <text:p>14:01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20H34M00S">
            <text:p>20:34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02H20M00S">
            <text:p>02:20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04">
            <text:p>2020-05-04</text:p>
          </table:table-cell>
          <table:table-cell table:style-name="ce1" office:value-type="string">
            <text:p>農曆4月12日</text:p>
          </table:table-cell>
          <table:table-cell/>
          <table:table-cell table:style-name="ce1" office:value-type="time" office:time-value="PT15H05M00S">
            <text:p>15:05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21H27M00S">
            <text:p>21:27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03H02M00S">
            <text:p>03:02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05">
            <text:p>2020-05-05</text:p>
          </table:table-cell>
          <table:table-cell table:style-name="ce1" office:value-type="string">
            <text:p>農曆4月13日</text:p>
          </table:table-cell>
          <table:table-cell/>
          <table:table-cell table:style-name="ce1" office:value-type="time" office:time-value="PT16H10M00S">
            <text:p>16:10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22H20M00S">
            <text:p>22:20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03H42M00S">
            <text:p>03:42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06">
            <text:p>2020-05-06</text:p>
          </table:table-cell>
          <table:table-cell table:style-name="ce1" office:value-type="string">
            <text:p>農曆4月14日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23H13M00S">
            <text:p>23:13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04H23M00S">
            <text:p>04:23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07">
            <text:p>2020-05-07</text:p>
          </table:table-cell>
          <table:table-cell table:style-name="ce1" office:value-type="string">
            <text:p>農曆4月15日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float" office:value="105">
            <text:p>105</text:p>
          </table:table-cell>
          <table:table-cell table:number-columns-repeated="4"/>
          <table:table-cell table:style-name="ce1" office:value-type="time" office:time-value="PT05H05M00S">
            <text:p>05:05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08">
            <text:p>2020-05-08</text:p>
          </table:table-cell>
          <table:table-cell table:style-name="ce1" office:value-type="string">
            <text:p>農曆4月16日</text:p>
          </table:table-cell>
          <table:table-cell/>
          <table:table-cell table:style-name="ce1" office:value-type="time" office:time-value="PT19H29M00S">
            <text:p>19:29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00H09M00S">
            <text:p>00:09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05H51M00S">
            <text:p>05:51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09">
            <text:p>2020-05-09</text:p>
          </table:table-cell>
          <table:table-cell table:style-name="ce1" office:value-type="string">
            <text:p>農曆4月17日</text:p>
          </table:table-cell>
          <table:table-cell/>
          <table:table-cell table:style-name="ce1" office:value-type="time" office:time-value="PT20H35M00S">
            <text:p>20:3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1H06M00S">
            <text:p>01:06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06H39M00S">
            <text:p>06:39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10">
            <text:p>2020-05-10</text:p>
          </table:table-cell>
          <table:table-cell table:style-name="ce1" office:value-type="string">
            <text:p>農曆4月18日</text:p>
          </table:table-cell>
          <table:table-cell/>
          <table:table-cell table:style-name="ce1" office:value-type="time" office:time-value="PT21H38M00S">
            <text:p>21:38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02H05M00S">
            <text:p>02:0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7H32M00S">
            <text:p>07:32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11">
            <text:p>2020-05-11</text:p>
          </table:table-cell>
          <table:table-cell table:style-name="ce1" office:value-type="string">
            <text:p>農曆4月19日</text:p>
          </table:table-cell>
          <table:table-cell/>
          <table:table-cell table:style-name="ce1" office:value-type="time" office:time-value="PT22H36M00S">
            <text:p>22:36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03H03M00S">
            <text:p>03:03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8H28M00S">
            <text:p>08:28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12">
            <text:p>2020-05-12</text:p>
          </table:table-cell>
          <table:table-cell table:style-name="ce1" office:value-type="string">
            <text:p>農曆4月20日</text:p>
          </table:table-cell>
          <table:table-cell/>
          <table:table-cell table:style-name="ce1" office:value-type="time" office:time-value="PT23H29M00S">
            <text:p>23:2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04H01M00S">
            <text:p>04:01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9H25M00S">
            <text:p>09:25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13">
            <text:p>2020-05-13</text:p>
          </table:table-cell>
          <table:table-cell table:style-name="ce1" office:value-type="string">
            <text:p>農曆4月21日</text:p>
          </table:table-cell>
          <table:table-cell table:number-columns-repeated="4"/>
          <table:table-cell table:style-name="ce1" office:value-type="time" office:time-value="PT04H55M00S">
            <text:p>04:5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0H23M00S">
            <text:p>10:23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14">
            <text:p>2020-05-14</text:p>
          </table:table-cell>
          <table:table-cell table:style-name="ce1" office:value-type="string">
            <text:p>農曆4月22日</text:p>
          </table:table-cell>
          <table:table-cell/>
          <table:table-cell table:style-name="ce1" office:value-type="time" office:time-value="PT00H15M00S">
            <text:p>00:15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05H46M00S">
            <text:p>05:46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1H19M00S">
            <text:p>11:19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15">
            <text:p>2020-05-15</text:p>
          </table:table-cell>
          <table:table-cell table:style-name="ce1" office:value-type="string">
            <text:p>農曆4月23日</text:p>
          </table:table-cell>
          <table:table-cell/>
          <table:table-cell table:style-name="ce1" office:value-type="time" office:time-value="PT00H55M00S">
            <text:p>00:55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06H33M00S">
            <text:p>06:33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2H14M00S">
            <text:p>12:14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16">
            <text:p>2020-05-16</text:p>
          </table:table-cell>
          <table:table-cell table:style-name="ce1" office:value-type="string">
            <text:p>農曆4月24日</text:p>
          </table:table-cell>
          <table:table-cell/>
          <table:table-cell table:style-name="ce1" office:value-type="time" office:time-value="PT01H32M00S">
            <text:p>01:32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07H17M00S">
            <text:p>07:17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3H06M00S">
            <text:p>13:06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17">
            <text:p>2020-05-17</text:p>
          </table:table-cell>
          <table:table-cell table:style-name="ce1" office:value-type="string">
            <text:p>農曆4月25日</text:p>
          </table:table-cell>
          <table:table-cell/>
          <table:table-cell table:style-name="ce1" office:value-type="time" office:time-value="PT02H05M00S">
            <text:p>02:05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07H59M00S">
            <text:p>07:59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3H57M00S">
            <text:p>13:57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18">
            <text:p>2020-05-18</text:p>
          </table:table-cell>
          <table:table-cell table:style-name="ce1" office:value-type="string">
            <text:p>農曆4月26日</text:p>
          </table:table-cell>
          <table:table-cell/>
          <table:table-cell table:style-name="ce1" office:value-type="time" office:time-value="PT02H37M00S">
            <text:p>02:37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08H40M00S">
            <text:p>08:40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4H47M00S">
            <text:p>14:47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19">
            <text:p>2020-05-19</text:p>
          </table:table-cell>
          <table:table-cell table:style-name="ce1" office:value-type="string">
            <text:p>農曆4月27日</text:p>
          </table:table-cell>
          <table:table-cell/>
          <table:table-cell table:style-name="ce1" office:value-type="time" office:time-value="PT03H08M00S">
            <text:p>03:08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09H20M00S">
            <text:p>09:20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5H37M00S">
            <text:p>15:37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20">
            <text:p>2020-05-20</text:p>
          </table:table-cell>
          <table:table-cell table:style-name="ce1" office:value-type="string">
            <text:p>農曆4月28日</text:p>
          </table:table-cell>
          <table:table-cell/>
          <table:table-cell table:style-name="ce1" office:value-type="time" office:time-value="PT03H39M00S">
            <text:p>03:39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0H01M00S">
            <text:p>10:01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6H27M00S">
            <text:p>16:27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21">
            <text:p>2020-05-21</text:p>
          </table:table-cell>
          <table:table-cell table:style-name="ce1" office:value-type="string">
            <text:p>農曆4月29日</text:p>
          </table:table-cell>
          <table:table-cell/>
          <table:table-cell table:style-name="ce1" office:value-type="time" office:time-value="PT04H12M00S">
            <text:p>04:12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0H43M00S">
            <text:p>10:43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22">
            <text:p>2020-05-22</text:p>
          </table:table-cell>
          <table:table-cell table:style-name="ce1" office:value-type="string">
            <text:p>農曆4月30日</text:p>
          </table:table-cell>
          <table:table-cell/>
          <table:table-cell table:style-name="ce1" office:value-type="time" office:time-value="PT04H48M00S">
            <text:p>04:48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1H28M00S">
            <text:p>11:28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8H13M00S">
            <text:p>18:13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23">
            <text:p>2020-05-23</text:p>
          </table:table-cell>
          <table:table-cell table:style-name="ce1" office:value-type="string">
            <text:p>農曆閏4月1日</text:p>
          </table:table-cell>
          <table:table-cell/>
          <table:table-cell table:style-name="ce1" office:value-type="time" office:time-value="PT05H26M00S">
            <text:p>05:26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15M00S">
            <text:p>12:15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9H08M00S">
            <text:p>19:08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24">
            <text:p>2020-05-24</text:p>
          </table:table-cell>
          <table:table-cell table:style-name="ce1" office:value-type="string">
            <text:p>農曆閏4月2日</text:p>
          </table:table-cell>
          <table:table-cell/>
          <table:table-cell table:style-name="ce1" office:value-type="time" office:time-value="PT06H09M00S">
            <text:p>06:09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3H06M00S">
            <text:p>13:06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20H05M00S">
            <text:p>20:05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25">
            <text:p>2020-05-25</text:p>
          </table:table-cell>
          <table:table-cell table:style-name="ce1" office:value-type="string">
            <text:p>農曆閏4月3日</text:p>
          </table:table-cell>
          <table:table-cell/>
          <table:table-cell table:style-name="ce1" office:value-type="time" office:time-value="PT06H58M00S">
            <text:p>06:5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3H59M00S">
            <text:p>13:59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21H01M00S">
            <text:p>21:01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26">
            <text:p>2020-05-26</text:p>
          </table:table-cell>
          <table:table-cell table:style-name="ce1" office:value-type="string">
            <text:p>農曆閏4月4日</text:p>
          </table:table-cell>
          <table:table-cell/>
          <table:table-cell table:style-name="ce1" office:value-type="time" office:time-value="PT07H51M00S">
            <text:p>07:51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14H54M00S">
            <text:p>14:54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21H55M00S">
            <text:p>21:55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27">
            <text:p>2020-05-27</text:p>
          </table:table-cell>
          <table:table-cell table:style-name="ce1" office:value-type="string">
            <text:p>農曆閏4月5日</text:p>
          </table:table-cell>
          <table:table-cell/>
          <table:table-cell table:style-name="ce1" office:value-type="time" office:time-value="PT08H48M00S">
            <text:p>08:48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5H49M00S">
            <text:p>15:49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22H47M00S">
            <text:p>22:47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28">
            <text:p>2020-05-28</text:p>
          </table:table-cell>
          <table:table-cell table:style-name="ce1" office:value-type="string">
            <text:p>農曆閏4月6日</text:p>
          </table:table-cell>
          <table:table-cell/>
          <table:table-cell table:style-name="ce1" office:value-type="time" office:time-value="PT09H48M00S">
            <text:p>09:4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6H44M00S">
            <text:p>16:44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23H35M00S">
            <text:p>23:35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29">
            <text:p>2020-05-29</text:p>
          </table:table-cell>
          <table:table-cell table:style-name="ce1" office:value-type="string">
            <text:p>農曆閏4月7日</text:p>
          </table:table-cell>
          <table:table-cell/>
          <table:table-cell table:style-name="ce1" office:value-type="time" office:time-value="PT10H50M00S">
            <text:p>10:50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string">
            <text:p>81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30">
            <text:p>2020-05-30</text:p>
          </table:table-cell>
          <table:table-cell table:style-name="ce1" office:value-type="string">
            <text:p>農曆閏4月8日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8H29M00S">
            <text:p>18:29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00H19M00S">
            <text:p>00:19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5-31">
            <text:p>2020-05-31</text:p>
          </table:table-cell>
          <table:table-cell table:style-name="ce1" office:value-type="string">
            <text:p>農曆閏4月9日</text:p>
          </table:table-cell>
          <table:table-cell/>
          <table:table-cell table:style-name="ce1" office:value-type="time" office:time-value="PT12H54M00S">
            <text:p>12:54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9H19M00S">
            <text:p>19:19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01H00M00S">
            <text:p>01:00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01">
            <text:p>2020-06-01</text:p>
          </table:table-cell>
          <table:table-cell table:style-name="ce1" office:value-type="string">
            <text:p>農曆閏4月10日</text:p>
          </table:table-cell>
          <table:table-cell/>
          <table:table-cell table:style-name="ce1" office:value-type="time" office:time-value="PT13H56M00S">
            <text:p>13:56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20H10M00S">
            <text:p>20:10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01H39M00S">
            <text:p>01:39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02">
            <text:p>2020-06-02</text:p>
          </table:table-cell>
          <table:table-cell table:style-name="ce1" office:value-type="string">
            <text:p>農曆閏4月11日</text:p>
          </table:table-cell>
          <table:table-cell/>
          <table:table-cell table:style-name="ce1" office:value-type="time" office:time-value="PT14H59M00S">
            <text:p>14:59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21H01M00S">
            <text:p>21:01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02H18M00S">
            <text:p>02:18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03">
            <text:p>2020-06-03</text:p>
          </table:table-cell>
          <table:table-cell table:style-name="ce1" office:value-type="string">
            <text:p>農曆閏4月12日</text:p>
          </table:table-cell>
          <table:table-cell/>
          <table:table-cell table:style-name="ce1" office:value-type="time" office:time-value="PT16H03M00S">
            <text:p>16:03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21H54M00S">
            <text:p>21:54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02H58M00S">
            <text:p>02:58</text:p>
          </table:table-cell>
          <table:table-cell office:value-type="float" office:value="261">
            <text:p>26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04">
            <text:p>2020-06-04</text:p>
          </table:table-cell>
          <table:table-cell table:style-name="ce1" office:value-type="string">
            <text:p>農曆閏4月13日</text:p>
          </table:table-cell>
          <table:table-cell/>
          <table:table-cell table:style-name="ce1" office:value-type="time" office:time-value="PT17H08M00S">
            <text:p>17:08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22H50M00S">
            <text:p>22:50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03H41M00S">
            <text:p>03:41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05">
            <text:p>2020-06-05</text:p>
          </table:table-cell>
          <table:table-cell table:style-name="ce1" office:value-type="string">
            <text:p>農曆閏4月14日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23H47M00S">
            <text:p>23:47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4H27M00S">
            <text:p>04:27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06">
            <text:p>2020-06-06</text:p>
          </table:table-cell>
          <table:table-cell table:style-name="ce1" office:value-type="string">
            <text:p>農曆閏4月15日</text:p>
          </table:table-cell>
          <table:table-cell/>
          <table:table-cell table:style-name="ce1" office:value-type="time" office:time-value="PT19H19M00S">
            <text:p>19:19</text:p>
          </table:table-cell>
          <table:table-cell office:value-type="float" office:value="116">
            <text:p>116</text:p>
          </table:table-cell>
          <table:table-cell table:number-columns-repeated="4"/>
          <table:table-cell table:style-name="ce1" office:value-type="time" office:time-value="PT05H17M00S">
            <text:p>05:17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07">
            <text:p>2020-06-07</text:p>
          </table:table-cell>
          <table:table-cell table:style-name="ce1" office:value-type="string">
            <text:p>農曆閏4月16日</text:p>
          </table:table-cell>
          <table:table-cell/>
          <table:table-cell table:style-name="ce1" office:value-type="time" office:time-value="PT20H21M00S">
            <text:p>20:21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00H46M00S">
            <text:p>00:46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6H12M00S">
            <text:p>06:12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08">
            <text:p>2020-06-08</text:p>
          </table:table-cell>
          <table:table-cell table:style-name="ce1" office:value-type="string">
            <text:p>農曆閏4月17日</text:p>
          </table:table-cell>
          <table:table-cell/>
          <table:table-cell table:style-name="ce1" office:value-type="time" office:time-value="PT21H17M00S">
            <text:p>21:17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01H45M00S">
            <text:p>01:45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07H09M00S">
            <text:p>07:09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09">
            <text:p>2020-06-09</text:p>
          </table:table-cell>
          <table:table-cell table:style-name="ce1" office:value-type="string">
            <text:p>農曆閏4月18日</text:p>
          </table:table-cell>
          <table:table-cell/>
          <table:table-cell table:style-name="ce1" office:value-type="time" office:time-value="PT22H07M00S">
            <text:p>22:07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2H42M00S">
            <text:p>02:42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8H08M00S">
            <text:p>08:08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10">
            <text:p>2020-06-10</text:p>
          </table:table-cell>
          <table:table-cell table:style-name="ce1" office:value-type="string">
            <text:p>農曆閏4月19日</text:p>
          </table:table-cell>
          <table:table-cell/>
          <table:table-cell table:style-name="ce1" office:value-type="time" office:time-value="PT22H51M00S">
            <text:p>22:51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03H36M00S">
            <text:p>03:36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9H07M00S">
            <text:p>09:07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11">
            <text:p>2020-06-11</text:p>
          </table:table-cell>
          <table:table-cell table:style-name="ce1" office:value-type="string">
            <text:p>農曆閏4月20日</text:p>
          </table:table-cell>
          <table:table-cell/>
          <table:table-cell table:style-name="ce1" office:value-type="time" office:time-value="PT23H30M00S">
            <text:p>23:30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04H25M00S">
            <text:p>04:25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10H03M00S">
            <text:p>10:03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12">
            <text:p>2020-06-12</text:p>
          </table:table-cell>
          <table:table-cell table:style-name="ce1" office:value-type="string">
            <text:p>農曆閏4月21日</text:p>
          </table:table-cell>
          <table:table-cell table:number-columns-repeated="4"/>
          <table:table-cell table:style-name="ce1" office:value-type="time" office:time-value="PT05H12M00S">
            <text:p>05:12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0H57M00S">
            <text:p>10:57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13">
            <text:p>2020-06-13</text:p>
          </table:table-cell>
          <table:table-cell table:style-name="ce1" office:value-type="string">
            <text:p>農曆閏4月22日</text:p>
          </table:table-cell>
          <table:table-cell/>
          <table:table-cell table:style-name="ce1" office:value-type="time" office:time-value="PT00H05M00S">
            <text:p>00:05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05H55M00S">
            <text:p>05:55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float" office:value="261">
            <text:p>26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14">
            <text:p>2020-06-14</text:p>
          </table:table-cell>
          <table:table-cell table:style-name="ce1" office:value-type="string">
            <text:p>農曆閏4月23日</text:p>
          </table:table-cell>
          <table:table-cell/>
          <table:table-cell table:style-name="ce1" office:value-type="time" office:time-value="PT00H38M00S">
            <text:p>00:38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06H36M00S">
            <text:p>06:36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2H40M00S">
            <text:p>12:40</text:p>
          </table:table-cell>
          <table:table-cell office:value-type="float" office:value="266">
            <text:p>26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15">
            <text:p>2020-06-15</text:p>
          </table:table-cell>
          <table:table-cell table:style-name="ce1" office:value-type="string">
            <text:p>農曆閏4月24日</text:p>
          </table:table-cell>
          <table:table-cell/>
          <table:table-cell table:style-name="ce1" office:value-type="time" office:time-value="PT01H09M00S">
            <text:p>01:09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07H17M00S">
            <text:p>07:17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3H30M00S">
            <text:p>13:30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16">
            <text:p>2020-06-16</text:p>
          </table:table-cell>
          <table:table-cell table:style-name="ce1" office:value-type="string">
            <text:p>農曆閏4月25日</text:p>
          </table:table-cell>
          <table:table-cell/>
          <table:table-cell table:style-name="ce1" office:value-type="time" office:time-value="PT01H40M00S">
            <text:p>01:40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07H57M00S">
            <text:p>07:57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4H20M00S">
            <text:p>14:20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17">
            <text:p>2020-06-17</text:p>
          </table:table-cell>
          <table:table-cell table:style-name="ce1" office:value-type="string">
            <text:p>農曆閏4月26日</text:p>
          </table:table-cell>
          <table:table-cell/>
          <table:table-cell table:style-name="ce1" office:value-type="time" office:time-value="PT02H12M00S">
            <text:p>02:12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08H39M00S">
            <text:p>08:39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5H11M00S">
            <text:p>15:11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18">
            <text:p>2020-06-18</text:p>
          </table:table-cell>
          <table:table-cell table:style-name="ce1" office:value-type="string">
            <text:p>農曆閏4月27日</text:p>
          </table:table-cell>
          <table:table-cell/>
          <table:table-cell table:style-name="ce1" office:value-type="time" office:time-value="PT02H46M00S">
            <text:p>02:46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09H23M00S">
            <text:p>09:2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6H04M00S">
            <text:p>16:04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19">
            <text:p>2020-06-19</text:p>
          </table:table-cell>
          <table:table-cell table:style-name="ce1" office:value-type="string">
            <text:p>農曆閏4月28日</text:p>
          </table:table-cell>
          <table:table-cell/>
          <table:table-cell table:style-name="ce1" office:value-type="time" office:time-value="PT03H23M00S">
            <text:p>03:23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0H09M00S">
            <text:p>10:09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6H59M00S">
            <text:p>16:59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20">
            <text:p>2020-06-20</text:p>
          </table:table-cell>
          <table:table-cell table:style-name="ce1" office:value-type="string">
            <text:p>農曆閏4月29日</text:p>
          </table:table-cell>
          <table:table-cell/>
          <table:table-cell table:style-name="ce1" office:value-type="time" office:time-value="PT04H05M00S">
            <text:p>04:05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0H59M00S">
            <text:p>10:59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21">
            <text:p>2020-06-21</text:p>
          </table:table-cell>
          <table:table-cell table:style-name="ce1" office:value-type="string">
            <text:p>農曆5月1日</text:p>
          </table:table-cell>
          <table:table-cell/>
          <table:table-cell table:style-name="ce1" office:value-type="time" office:time-value="PT04H52M00S">
            <text:p>04:52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52M00S">
            <text:p>11:52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53M00S">
            <text:p>18:53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22">
            <text:p>2020-06-22</text:p>
          </table:table-cell>
          <table:table-cell table:style-name="ce1" office:value-type="string">
            <text:p>農曆5月2日</text:p>
          </table:table-cell>
          <table:table-cell/>
          <table:table-cell table:style-name="ce1" office:value-type="time" office:time-value="PT05H44M00S">
            <text:p>05:44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12H47M00S">
            <text:p>12:4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9H50M00S">
            <text:p>19:50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23">
            <text:p>2020-06-23</text:p>
          </table:table-cell>
          <table:table-cell table:style-name="ce1" office:value-type="string">
            <text:p>農曆5月3日</text:p>
          </table:table-cell>
          <table:table-cell/>
          <table:table-cell table:style-name="ce1" office:value-type="time" office:time-value="PT06H41M00S">
            <text:p>06:41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3H43M00S">
            <text:p>13:43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20H43M00S">
            <text:p>20:43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24">
            <text:p>2020-06-24</text:p>
          </table:table-cell>
          <table:table-cell table:style-name="ce1" office:value-type="string">
            <text:p>農曆5月4日</text:p>
          </table:table-cell>
          <table:table-cell/>
          <table:table-cell table:style-name="ce1" office:value-type="time" office:time-value="PT07H42M00S">
            <text:p>07:42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4H39M00S">
            <text:p>14:39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21H33M00S">
            <text:p>21:33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25">
            <text:p>2020-06-25</text:p>
          </table:table-cell>
          <table:table-cell table:style-name="ce1" office:value-type="string">
            <text:p>農曆5月5日</text:p>
          </table:table-cell>
          <table:table-cell/>
          <table:table-cell table:style-name="ce1" office:value-type="time" office:time-value="PT08H44M00S">
            <text:p>08:4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5H34M00S">
            <text:p>15:34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22H18M00S">
            <text:p>22:18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26">
            <text:p>2020-06-26</text:p>
          </table:table-cell>
          <table:table-cell table:style-name="ce1" office:value-type="string">
            <text:p>農曆5月6日</text:p>
          </table:table-cell>
          <table:table-cell/>
          <table:table-cell table:style-name="ce1" office:value-type="time" office:time-value="PT09H46M00S">
            <text:p>09:46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6H26M00S">
            <text:p>16:26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23H00M00S">
            <text:p>23:00</text:p>
          </table:table-cell>
          <table:table-cell office:value-type="float" office:value="283">
            <text:p>28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27">
            <text:p>2020-06-27</text:p>
          </table:table-cell>
          <table:table-cell table:style-name="ce1" office:value-type="string">
            <text:p>農曆5月7日</text:p>
          </table:table-cell>
          <table:table-cell/>
          <table:table-cell table:style-name="ce1" office:value-type="time" office:time-value="PT10H48M00S">
            <text:p>10:48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7H17M00S">
            <text:p>17:17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23H40M00S">
            <text:p>23:40</text:p>
          </table:table-cell>
          <table:table-cell office:value-type="float" office:value="276">
            <text:p>27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28">
            <text:p>2020-06-28</text:p>
          </table:table-cell>
          <table:table-cell table:style-name="ce1" office:value-type="string">
            <text:p>農曆5月8日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string">
            <text:p>66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29">
            <text:p>2020-06-29</text:p>
          </table:table-cell>
          <table:table-cell table:style-name="ce1" office:value-type="string">
            <text:p>農曆5月9日</text:p>
          </table:table-cell>
          <table:table-cell/>
          <table:table-cell table:style-name="ce1" office:value-type="time" office:time-value="PT12H50M00S">
            <text:p>12:50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8H56M00S">
            <text:p>18:56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00H18M00S">
            <text:p>00:18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6-30">
            <text:p>2020-06-30</text:p>
          </table:table-cell>
          <table:table-cell table:style-name="ce1" office:value-type="string">
            <text:p>農曆5月10日</text:p>
          </table:table-cell>
          <table:table-cell/>
          <table:table-cell table:style-name="ce1" office:value-type="time" office:time-value="PT13H52M00S">
            <text:p>13:52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9H47M00S">
            <text:p>19:47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00H57M00S">
            <text:p>00:57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01">
            <text:p>2020-07-01</text:p>
          </table:table-cell>
          <table:table-cell table:style-name="ce1" office:value-type="string">
            <text:p>農曆5月11日</text:p>
          </table:table-cell>
          <table:table-cell/>
          <table:table-cell table:style-name="ce1" office:value-type="time" office:time-value="PT14H55M00S">
            <text:p>14:55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20H40M00S">
            <text:p>20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01H37M00S">
            <text:p>01:37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02">
            <text:p>2020-07-02</text:p>
          </table:table-cell>
          <table:table-cell table:style-name="ce1" office:value-type="string">
            <text:p>農曆5月12日</text:p>
          </table:table-cell>
          <table:table-cell/>
          <table:table-cell table:style-name="ce1" office:value-type="time" office:time-value="PT15H59M00S">
            <text:p>15:59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21H35M00S">
            <text:p>21:35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02H20M00S">
            <text:p>02:20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03">
            <text:p>2020-07-03</text:p>
          </table:table-cell>
          <table:table-cell table:style-name="ce1" office:value-type="string">
            <text:p>農曆5月13日</text:p>
          </table:table-cell>
          <table:table-cell/>
          <table:table-cell table:style-name="ce1" office:value-type="time" office:time-value="PT17H03M00S">
            <text:p>17:03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22H32M00S">
            <text:p>22:32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3H07M00S">
            <text:p>03:07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04">
            <text:p>2020-07-04</text:p>
          </table:table-cell>
          <table:table-cell table:style-name="ce1" office:value-type="string">
            <text:p>農曆5月14日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23H30M00S">
            <text:p>23:30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3H59M00S">
            <text:p>03:59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05">
            <text:p>2020-07-05</text:p>
          </table:table-cell>
          <table:table-cell table:style-name="ce1" office:value-type="string">
            <text:p>農曆5月15日</text:p>
          </table:table-cell>
          <table:table-cell/>
          <table:table-cell table:style-name="ce1" office:value-type="time" office:time-value="PT19H04M00S">
            <text:p>19:04</text:p>
          </table:table-cell>
          <table:table-cell office:value-type="float" office:value="117">
            <text:p>117</text:p>
          </table:table-cell>
          <table:table-cell table:number-columns-repeated="4"/>
          <table:table-cell table:style-name="ce1" office:value-type="time" office:time-value="PT04H55M00S">
            <text:p>04:55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06">
            <text:p>2020-07-06</text:p>
          </table:table-cell>
          <table:table-cell table:style-name="ce1" office:value-type="string">
            <text:p>農曆5月16日</text:p>
          </table:table-cell>
          <table:table-cell/>
          <table:table-cell table:style-name="ce1" office:value-type="time" office:time-value="PT19H57M00S">
            <text:p>19:57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00H28M00S">
            <text:p>00:28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5H53M00S">
            <text:p>05:53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07">
            <text:p>2020-07-07</text:p>
          </table:table-cell>
          <table:table-cell table:style-name="ce1" office:value-type="string">
            <text:p>農曆5月17日</text:p>
          </table:table-cell>
          <table:table-cell/>
          <table:table-cell table:style-name="ce1" office:value-type="time" office:time-value="PT20H44M00S">
            <text:p>20:44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01H24M00S">
            <text:p>01:24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6H52M00S">
            <text:p>06:52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08">
            <text:p>2020-07-08</text:p>
          </table:table-cell>
          <table:table-cell table:style-name="ce1" office:value-type="string">
            <text:p>農曆5月18日</text:p>
          </table:table-cell>
          <table:table-cell/>
          <table:table-cell table:style-name="ce1" office:value-type="time" office:time-value="PT21H25M00S">
            <text:p>21:25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02H16M00S">
            <text:p>02:16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07H51M00S">
            <text:p>07:51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09">
            <text:p>2020-07-09</text:p>
          </table:table-cell>
          <table:table-cell table:style-name="ce1" office:value-type="string">
            <text:p>農曆5月19日</text:p>
          </table:table-cell>
          <table:table-cell/>
          <table:table-cell table:style-name="ce1" office:value-type="time" office:time-value="PT22H02M00S">
            <text:p>22:02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03H04M00S">
            <text:p>03:04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08H46M00S">
            <text:p>08:46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10">
            <text:p>2020-07-10</text:p>
          </table:table-cell>
          <table:table-cell table:style-name="ce1" office:value-type="string">
            <text:p>農曆5月20日</text:p>
          </table:table-cell>
          <table:table-cell/>
          <table:table-cell table:style-name="ce1" office:value-type="time" office:time-value="PT22H36M00S">
            <text:p>22:36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03H49M00S">
            <text:p>03:49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09H40M00S">
            <text:p>09:40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11">
            <text:p>2020-07-11</text:p>
          </table:table-cell>
          <table:table-cell table:style-name="ce1" office:value-type="string">
            <text:p>農曆5月21日</text:p>
          </table:table-cell>
          <table:table-cell/>
          <table:table-cell table:style-name="ce1" office:value-type="time" office:time-value="PT23H08M00S">
            <text:p>23:08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04H32M00S">
            <text:p>04:32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0H31M00S">
            <text:p>10:31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12">
            <text:p>2020-07-12</text:p>
          </table:table-cell>
          <table:table-cell table:style-name="ce1" office:value-type="string">
            <text:p>農曆5月22日</text:p>
          </table:table-cell>
          <table:table-cell/>
          <table:table-cell table:style-name="ce1" office:value-type="time" office:time-value="PT23H39M00S">
            <text:p>23:39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05H13M00S">
            <text:p>05:13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1H22M00S">
            <text:p>11:22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13">
            <text:p>2020-07-13</text:p>
          </table:table-cell>
          <table:table-cell table:style-name="ce1" office:value-type="string">
            <text:p>農曆5月23日</text:p>
          </table:table-cell>
          <table:table-cell table:number-columns-repeated="4"/>
          <table:table-cell table:style-name="ce1" office:value-type="time" office:time-value="PT05H53M00S">
            <text:p>05:53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2H12M00S">
            <text:p>12:12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14">
            <text:p>2020-07-14</text:p>
          </table:table-cell>
          <table:table-cell table:style-name="ce1" office:value-type="string">
            <text:p>農曆5月24日</text:p>
          </table:table-cell>
          <table:table-cell/>
          <table:table-cell table:style-name="ce1" office:value-type="time" office:time-value="PT00H11M00S">
            <text:p>00:11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06H34M00S">
            <text:p>06:34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3H02M00S">
            <text:p>13:02</text:p>
          </table:table-cell>
          <table:table-cell office:value-type="float" office:value="280">
            <text:p>28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15">
            <text:p>2020-07-15</text:p>
          </table:table-cell>
          <table:table-cell table:style-name="ce1" office:value-type="string">
            <text:p>農曆5月25日</text:p>
          </table:table-cell>
          <table:table-cell/>
          <table:table-cell table:style-name="ce1" office:value-type="time" office:time-value="PT00H44M00S">
            <text:p>00:44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07H17M00S">
            <text:p>07:17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3H54M00S">
            <text:p>13:54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16">
            <text:p>2020-07-16</text:p>
          </table:table-cell>
          <table:table-cell table:style-name="ce1" office:value-type="string">
            <text:p>農曆5月26日</text:p>
          </table:table-cell>
          <table:table-cell/>
          <table:table-cell table:style-name="ce1" office:value-type="time" office:time-value="PT01H19M00S">
            <text:p>01:1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08H01M00S">
            <text:p>08:01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4H48M00S">
            <text:p>14:48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17">
            <text:p>2020-07-17</text:p>
          </table:table-cell>
          <table:table-cell table:style-name="ce1" office:value-type="string">
            <text:p>農曆5月27日</text:p>
          </table:table-cell>
          <table:table-cell/>
          <table:table-cell table:style-name="ce1" office:value-type="time" office:time-value="PT01H59M00S">
            <text:p>01:59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08H49M00S">
            <text:p>08:49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5H44M00S">
            <text:p>15:44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18">
            <text:p>2020-07-18</text:p>
          </table:table-cell>
          <table:table-cell table:style-name="ce1" office:value-type="string">
            <text:p>農曆5月28日</text:p>
          </table:table-cell>
          <table:table-cell/>
          <table:table-cell table:style-name="ce1" office:value-type="time" office:time-value="PT02H43M00S">
            <text:p>02:43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09H41M00S">
            <text:p>09:4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6H41M00S">
            <text:p>16:41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19">
            <text:p>2020-07-19</text:p>
          </table:table-cell>
          <table:table-cell table:style-name="ce1" office:value-type="string">
            <text:p>農曆5月29日</text:p>
          </table:table-cell>
          <table:table-cell/>
          <table:table-cell table:style-name="ce1" office:value-type="time" office:time-value="PT03H34M00S">
            <text:p>03:34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0H36M00S">
            <text:p>10:36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7H39M00S">
            <text:p>17:39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20">
            <text:p>2020-07-20</text:p>
          </table:table-cell>
          <table:table-cell table:style-name="ce1" office:value-type="string">
            <text:p>農曆5月30日</text:p>
          </table:table-cell>
          <table:table-cell/>
          <table:table-cell table:style-name="ce1" office:value-type="time" office:time-value="PT04H29M00S">
            <text:p>04:29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11H32M00S">
            <text:p>11:32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21">
            <text:p>2020-07-21</text:p>
          </table:table-cell>
          <table:table-cell table:style-name="ce1" office:value-type="string">
            <text:p>農曆6月1日</text:p>
          </table:table-cell>
          <table:table-cell/>
          <table:table-cell table:style-name="ce1" office:value-type="time" office:time-value="PT05H30M00S">
            <text:p>05:30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2H30M00S">
            <text:p>12:30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9H26M00S">
            <text:p>19:26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22">
            <text:p>2020-07-22</text:p>
          </table:table-cell>
          <table:table-cell table:style-name="ce1" office:value-type="string">
            <text:p>農曆6月2日</text:p>
          </table:table-cell>
          <table:table-cell/>
          <table:table-cell table:style-name="ce1" office:value-type="time" office:time-value="PT06H33M00S">
            <text:p>06:33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3H26M00S">
            <text:p>13:26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20H15M00S">
            <text:p>20:15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23">
            <text:p>2020-07-23</text:p>
          </table:table-cell>
          <table:table-cell table:style-name="ce1" office:value-type="string">
            <text:p>農曆6月3日</text:p>
          </table:table-cell>
          <table:table-cell/>
          <table:table-cell table:style-name="ce1" office:value-type="time" office:time-value="PT07H37M00S">
            <text:p>07:37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4H21M00S">
            <text:p>14:21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20H59M00S">
            <text:p>20:59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24">
            <text:p>2020-07-24</text:p>
          </table:table-cell>
          <table:table-cell table:style-name="ce1" office:value-type="string">
            <text:p>農曆6月4日</text:p>
          </table:table-cell>
          <table:table-cell/>
          <table:table-cell table:style-name="ce1" office:value-type="time" office:time-value="PT08H40M00S">
            <text:p>08:40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5H13M00S">
            <text:p>15:13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21H40M00S">
            <text:p>21:40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25">
            <text:p>2020-07-25</text:p>
          </table:table-cell>
          <table:table-cell table:style-name="ce1" office:value-type="string">
            <text:p>農曆6月5日</text:p>
          </table:table-cell>
          <table:table-cell/>
          <table:table-cell table:style-name="ce1" office:value-type="time" office:time-value="PT09H43M00S">
            <text:p>09:43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6H04M00S">
            <text:p>16:04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22H19M00S">
            <text:p>22:19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26">
            <text:p>2020-07-26</text:p>
          </table:table-cell>
          <table:table-cell table:style-name="ce1" office:value-type="string">
            <text:p>農曆6月6日</text:p>
          </table:table-cell>
          <table:table-cell/>
          <table:table-cell table:style-name="ce1" office:value-type="time" office:time-value="PT10H44M00S">
            <text:p>10:44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6H54M00S">
            <text:p>16:54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22H57M00S">
            <text:p>22:57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27">
            <text:p>2020-07-27</text:p>
          </table:table-cell>
          <table:table-cell table:style-name="ce1" office:value-type="string">
            <text:p>農曆6月7日</text:p>
          </table:table-cell>
          <table:table-cell/>
          <table:table-cell table:style-name="ce1" office:value-type="time" office:time-value="PT11H46M00S">
            <text:p>11:46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23H37M00S">
            <text:p>23:37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28">
            <text:p>2020-07-28</text:p>
          </table:table-cell>
          <table:table-cell table:style-name="ce1" office:value-type="string">
            <text:p>農曆6月8日</text:p>
          </table:table-cell>
          <table:table-cell/>
          <table:table-cell table:style-name="ce1" office:value-type="time" office:time-value="PT12H48M00S">
            <text:p>12:48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8H35M00S">
            <text:p>18:35</text:p>
          </table:table-cell>
          <table:table-cell office:value-type="string">
            <text:p>51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29">
            <text:p>2020-07-29</text:p>
          </table:table-cell>
          <table:table-cell table:style-name="ce1" office:value-type="string">
            <text:p>農曆6月9日</text:p>
          </table:table-cell>
          <table:table-cell/>
          <table:table-cell table:style-name="ce1" office:value-type="time" office:time-value="PT13H51M00S">
            <text:p>13:51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9H29M00S">
            <text:p>19:29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00H18M00S">
            <text:p>00:18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30">
            <text:p>2020-07-30</text:p>
          </table:table-cell>
          <table:table-cell table:style-name="ce1" office:value-type="string">
            <text:p>農曆6月10日</text:p>
          </table:table-cell>
          <table:table-cell/>
          <table:table-cell table:style-name="ce1" office:value-type="time" office:time-value="PT14H53M00S">
            <text:p>14:53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20H24M00S">
            <text:p>20:24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1H03M00S">
            <text:p>01:03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7-31">
            <text:p>2020-07-31</text:p>
          </table:table-cell>
          <table:table-cell table:style-name="ce1" office:value-type="string">
            <text:p>農曆6月11日</text:p>
          </table:table-cell>
          <table:table-cell/>
          <table:table-cell table:style-name="ce1" office:value-type="time" office:time-value="PT15H55M00S">
            <text:p>15:5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21H21M00S">
            <text:p>21:21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1H52M00S">
            <text:p>01:52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01">
            <text:p>2020-08-01</text:p>
          </table:table-cell>
          <table:table-cell table:style-name="ce1" office:value-type="string">
            <text:p>農曆6月12日</text:p>
          </table:table-cell>
          <table:table-cell/>
          <table:table-cell table:style-name="ce1" office:value-type="time" office:time-value="PT16H54M00S">
            <text:p>16:54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22H18M00S">
            <text:p>22:18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02H45M00S">
            <text:p>02:45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02">
            <text:p>2020-08-02</text:p>
          </table:table-cell>
          <table:table-cell table:style-name="ce1" office:value-type="string">
            <text:p>農曆6月13日</text:p>
          </table:table-cell>
          <table:table-cell/>
          <table:table-cell table:style-name="ce1" office:value-type="time" office:time-value="PT17H48M00S">
            <text:p>17:48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23H14M00S">
            <text:p>23:14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3H42M00S">
            <text:p>03:42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03">
            <text:p>2020-08-03</text:p>
          </table:table-cell>
          <table:table-cell table:style-name="ce1" office:value-type="string">
            <text:p>農曆6月14日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114">
            <text:p>114</text:p>
          </table:table-cell>
          <table:table-cell table:number-columns-repeated="4"/>
          <table:table-cell table:style-name="ce1" office:value-type="time" office:time-value="PT04H40M00S">
            <text:p>04:40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04">
            <text:p>2020-08-04</text:p>
          </table:table-cell>
          <table:table-cell table:style-name="ce1" office:value-type="string">
            <text:p>農曆6月15日</text:p>
          </table:table-cell>
          <table:table-cell/>
          <table:table-cell table:style-name="ce1" office:value-type="time" office:time-value="PT19H21M00S">
            <text:p>19:21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00H07M00S">
            <text:p>00:07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05H39M00S">
            <text:p>05:39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05">
            <text:p>2020-08-05</text:p>
          </table:table-cell>
          <table:table-cell table:style-name="ce1" office:value-type="string">
            <text:p>農曆6月16日</text:p>
          </table:table-cell>
          <table:table-cell/>
          <table:table-cell table:style-name="ce1" office:value-type="time" office:time-value="PT19H59M00S">
            <text:p>19:59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00H56M00S">
            <text:p>00:56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06H35M00S">
            <text:p>06:35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06">
            <text:p>2020-08-06</text:p>
          </table:table-cell>
          <table:table-cell table:style-name="ce1" office:value-type="string">
            <text:p>農曆6月17日</text:p>
          </table:table-cell>
          <table:table-cell/>
          <table:table-cell table:style-name="ce1" office:value-type="time" office:time-value="PT20H35M00S">
            <text:p>20:35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01H43M00S">
            <text:p>01:43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07H30M00S">
            <text:p>07:30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07">
            <text:p>2020-08-07</text:p>
          </table:table-cell>
          <table:table-cell table:style-name="ce1" office:value-type="string">
            <text:p>農曆6月18日</text:p>
          </table:table-cell>
          <table:table-cell/>
          <table:table-cell table:style-name="ce1" office:value-type="time" office:time-value="PT21H07M00S">
            <text:p>21:07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02H26M00S">
            <text:p>02:26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08H23M00S">
            <text:p>08:23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08">
            <text:p>2020-08-08</text:p>
          </table:table-cell>
          <table:table-cell table:style-name="ce1" office:value-type="string">
            <text:p>農曆6月19日</text:p>
          </table:table-cell>
          <table:table-cell/>
          <table:table-cell table:style-name="ce1" office:value-type="time" office:time-value="PT21H39M00S">
            <text:p>21:39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03H08M00S">
            <text:p>03:08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09H14M00S">
            <text:p>09:14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09">
            <text:p>2020-08-09</text:p>
          </table:table-cell>
          <table:table-cell table:style-name="ce1" office:value-type="string">
            <text:p>農曆6月20日</text:p>
          </table:table-cell>
          <table:table-cell/>
          <table:table-cell table:style-name="ce1" office:value-type="time" office:time-value="PT22H10M00S">
            <text:p>22:10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03H49M00S">
            <text:p>03:49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0H04M00S">
            <text:p>10:04</text:p>
          </table:table-cell>
          <table:table-cell office:value-type="float" office:value="273">
            <text:p>27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10">
            <text:p>2020-08-10</text:p>
          </table:table-cell>
          <table:table-cell table:style-name="ce1" office:value-type="string">
            <text:p>農曆6月21日</text:p>
          </table:table-cell>
          <table:table-cell/>
          <table:table-cell table:style-name="ce1" office:value-type="time" office:time-value="PT22H42M00S">
            <text:p>22:42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04H30M00S">
            <text:p>04:30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10H54M00S">
            <text:p>10:54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11">
            <text:p>2020-08-11</text:p>
          </table:table-cell>
          <table:table-cell table:style-name="ce1" office:value-type="string">
            <text:p>農曆6月22日</text:p>
          </table:table-cell>
          <table:table-cell/>
          <table:table-cell table:style-name="ce1" office:value-type="time" office:time-value="PT23H16M00S">
            <text:p>23:16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05H11M00S">
            <text:p>05:11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12">
            <text:p>2020-08-12</text:p>
          </table:table-cell>
          <table:table-cell table:style-name="ce1" office:value-type="string">
            <text:p>農曆6月23日</text:p>
          </table:table-cell>
          <table:table-cell/>
          <table:table-cell table:style-name="ce1" office:value-type="time" office:time-value="PT23H53M00S">
            <text:p>23:53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05H54M00S">
            <text:p>05:54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2H38M00S">
            <text:p>12:38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13">
            <text:p>2020-08-13</text:p>
          </table:table-cell>
          <table:table-cell table:style-name="ce1" office:value-type="string">
            <text:p>農曆6月24日</text:p>
          </table:table-cell>
          <table:table-cell table:number-columns-repeated="4"/>
          <table:table-cell table:style-name="ce1" office:value-type="time" office:time-value="PT06H40M00S">
            <text:p>06:40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3H32M00S">
            <text:p>13:32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14">
            <text:p>2020-08-14</text:p>
          </table:table-cell>
          <table:table-cell table:style-name="ce1" office:value-type="string">
            <text:p>農曆6月25日</text:p>
          </table:table-cell>
          <table:table-cell/>
          <table:table-cell table:style-name="ce1" office:value-type="time" office:time-value="PT00H35M00S">
            <text:p>00:35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07H30M00S">
            <text:p>07:30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4H28M00S">
            <text:p>14:28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15">
            <text:p>2020-08-15</text:p>
          </table:table-cell>
          <table:table-cell table:style-name="ce1" office:value-type="string">
            <text:p>農曆6月26日</text:p>
          </table:table-cell>
          <table:table-cell/>
          <table:table-cell table:style-name="ce1" office:value-type="time" office:time-value="PT01H22M00S">
            <text:p>01:22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08H22M00S">
            <text:p>08:22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5H25M00S">
            <text:p>15:25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16">
            <text:p>2020-08-16</text:p>
          </table:table-cell>
          <table:table-cell table:style-name="ce1" office:value-type="string">
            <text:p>農曆6月27日</text:p>
          </table:table-cell>
          <table:table-cell/>
          <table:table-cell table:style-name="ce1" office:value-type="time" office:time-value="PT02H15M00S">
            <text:p>02:15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9H18M00S">
            <text:p>09:1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6H21M00S">
            <text:p>16:21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17">
            <text:p>2020-08-17</text:p>
          </table:table-cell>
          <table:table-cell table:style-name="ce1" office:value-type="string">
            <text:p>農曆6月28日</text:p>
          </table:table-cell>
          <table:table-cell/>
          <table:table-cell table:style-name="ce1" office:value-type="time" office:time-value="PT03H13M00S">
            <text:p>03:13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0H15M00S">
            <text:p>10:1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18">
            <text:p>2020-08-18</text:p>
          </table:table-cell>
          <table:table-cell table:style-name="ce1" office:value-type="string">
            <text:p>農曆6月29日</text:p>
          </table:table-cell>
          <table:table-cell/>
          <table:table-cell table:style-name="ce1" office:value-type="time" office:time-value="PT04H16M00S">
            <text:p>04:16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1H13M00S">
            <text:p>11:1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8H05M00S">
            <text:p>18:05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19">
            <text:p>2020-08-19</text:p>
          </table:table-cell>
          <table:table-cell table:style-name="ce1" office:value-type="string">
            <text:p>農曆7月1日</text:p>
          </table:table-cell>
          <table:table-cell/>
          <table:table-cell table:style-name="ce1" office:value-type="time" office:time-value="PT05H21M00S">
            <text:p>05:21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8H52M00S">
            <text:p>18:52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20">
            <text:p>2020-08-20</text:p>
          </table:table-cell>
          <table:table-cell table:style-name="ce1" office:value-type="string">
            <text:p>農曆7月2日</text:p>
          </table:table-cell>
          <table:table-cell/>
          <table:table-cell table:style-name="ce1" office:value-type="time" office:time-value="PT06H26M00S">
            <text:p>06:26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3H04M00S">
            <text:p>13:04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9H35M00S">
            <text:p>19:35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21">
            <text:p>2020-08-21</text:p>
          </table:table-cell>
          <table:table-cell table:style-name="ce1" office:value-type="string">
            <text:p>農曆7月3日</text:p>
          </table:table-cell>
          <table:table-cell/>
          <table:table-cell table:style-name="ce1" office:value-type="time" office:time-value="PT07H31M00S">
            <text:p>07:31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3H56M00S">
            <text:p>13:56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20H16M00S">
            <text:p>20:16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22">
            <text:p>2020-08-22</text:p>
          </table:table-cell>
          <table:table-cell table:style-name="ce1" office:value-type="string">
            <text:p>農曆7月4日</text:p>
          </table:table-cell>
          <table:table-cell/>
          <table:table-cell table:style-name="ce1" office:value-type="time" office:time-value="PT08H34M00S">
            <text:p>08:34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4H48M00S">
            <text:p>14:48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20H56M00S">
            <text:p>20:56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23">
            <text:p>2020-08-23</text:p>
          </table:table-cell>
          <table:table-cell table:style-name="ce1" office:value-type="string">
            <text:p>農曆7月5日</text:p>
          </table:table-cell>
          <table:table-cell/>
          <table:table-cell table:style-name="ce1" office:value-type="time" office:time-value="PT09H38M00S">
            <text:p>09:38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5H40M00S">
            <text:p>15:40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21H36M00S">
            <text:p>21:36</text:p>
          </table:table-cell>
          <table:table-cell office:value-type="float" office:value="261">
            <text:p>26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24">
            <text:p>2020-08-24</text:p>
          </table:table-cell>
          <table:table-cell table:style-name="ce1" office:value-type="string">
            <text:p>農曆7月6日</text:p>
          </table:table-cell>
          <table:table-cell/>
          <table:table-cell table:style-name="ce1" office:value-type="time" office:time-value="PT10H41M00S">
            <text:p>10:41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6H32M00S">
            <text:p>16:32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22H17M00S">
            <text:p>22:17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25">
            <text:p>2020-08-25</text:p>
          </table:table-cell>
          <table:table-cell table:style-name="ce1" office:value-type="string">
            <text:p>農曆7月7日</text:p>
          </table:table-cell>
          <table:table-cell/>
          <table:table-cell table:style-name="ce1" office:value-type="time" office:time-value="PT11H44M00S">
            <text:p>11:44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7H25M00S">
            <text:p>17:25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23H01M00S">
            <text:p>23:01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26">
            <text:p>2020-08-26</text:p>
          </table:table-cell>
          <table:table-cell table:style-name="ce1" office:value-type="string">
            <text:p>農曆7月8日</text:p>
          </table:table-cell>
          <table:table-cell/>
          <table:table-cell table:style-name="ce1" office:value-type="time" office:time-value="PT12H48M00S">
            <text:p>12:48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23H49M00S">
            <text:p>23:49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27">
            <text:p>2020-08-27</text:p>
          </table:table-cell>
          <table:table-cell table:style-name="ce1" office:value-type="string">
            <text:p>農曆7月9日</text:p>
          </table:table-cell>
          <table:table-cell/>
          <table:table-cell table:style-name="ce1" office:value-type="time" office:time-value="PT13H50M00S">
            <text:p>13:50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9H16M00S">
            <text:p>19:16</text:p>
          </table:table-cell>
          <table:table-cell office:value-type="string">
            <text:p>41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28">
            <text:p>2020-08-28</text:p>
          </table:table-cell>
          <table:table-cell table:style-name="ce1" office:value-type="string">
            <text:p>農曆7月10日</text:p>
          </table:table-cell>
          <table:table-cell/>
          <table:table-cell table:style-name="ce1" office:value-type="time" office:time-value="PT14H49M00S">
            <text:p>14:49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20H12M00S">
            <text:p>20:12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00H41M00S">
            <text:p>00:41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29">
            <text:p>2020-08-29</text:p>
          </table:table-cell>
          <table:table-cell table:style-name="ce1" office:value-type="string">
            <text:p>農曆7月11日</text:p>
          </table:table-cell>
          <table:table-cell/>
          <table:table-cell table:style-name="ce1" office:value-type="time" office:time-value="PT15H44M00S">
            <text:p>15:44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21H08M00S">
            <text:p>21:08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1H36M00S">
            <text:p>01:36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30">
            <text:p>2020-08-30</text:p>
          </table:table-cell>
          <table:table-cell table:style-name="ce1" office:value-type="string">
            <text:p>農曆7月12日</text:p>
          </table:table-cell>
          <table:table-cell/>
          <table:table-cell table:style-name="ce1" office:value-type="time" office:time-value="PT16H33M00S">
            <text:p>16:33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22H01M00S">
            <text:p>22:01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2H33M00S">
            <text:p>02:33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8-31">
            <text:p>2020-08-31</text:p>
          </table:table-cell>
          <table:table-cell table:style-name="ce1" office:value-type="string">
            <text:p>農曆7月13日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22H51M00S">
            <text:p>22:51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03H31M00S">
            <text:p>03:31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01">
            <text:p>2020-09-01</text:p>
          </table:table-cell>
          <table:table-cell table:style-name="ce1" office:value-type="string">
            <text:p>農曆7月14日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23H38M00S">
            <text:p>23:38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04H27M00S">
            <text:p>04:27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02">
            <text:p>2020-09-02</text:p>
          </table:table-cell>
          <table:table-cell table:style-name="ce1" office:value-type="string">
            <text:p>農曆7月15日</text:p>
          </table:table-cell>
          <table:table-cell/>
          <table:table-cell table:style-name="ce1" office:value-type="time" office:time-value="PT18H34M00S">
            <text:p>18:34</text:p>
          </table:table-cell>
          <table:table-cell office:value-type="float" office:value="102">
            <text:p>102</text:p>
          </table:table-cell>
          <table:table-cell table:number-columns-repeated="4"/>
          <table:table-cell table:style-name="ce1" office:value-type="time" office:time-value="PT05H22M00S">
            <text:p>05:22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03">
            <text:p>2020-09-03</text:p>
          </table:table-cell>
          <table:table-cell table:style-name="ce1" office:value-type="string">
            <text:p>農曆7月16日</text:p>
          </table:table-cell>
          <table:table-cell/>
          <table:table-cell table:style-name="ce1" office:value-type="time" office:time-value="PT19H07M00S">
            <text:p>19:07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00H22M00S">
            <text:p>00:22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06H15M00S">
            <text:p>06:15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04">
            <text:p>2020-09-04</text:p>
          </table:table-cell>
          <table:table-cell table:style-name="ce1" office:value-type="string">
            <text:p>農曆7月17日</text:p>
          </table:table-cell>
          <table:table-cell/>
          <table:table-cell table:style-name="ce1" office:value-type="time" office:time-value="PT19H39M00S">
            <text:p>19:39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01H05M00S">
            <text:p>01:05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07H07M00S">
            <text:p>07:07</text:p>
          </table:table-cell>
          <table:table-cell office:value-type="float" office:value="266">
            <text:p>26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05">
            <text:p>2020-09-05</text:p>
          </table:table-cell>
          <table:table-cell table:style-name="ce1" office:value-type="string">
            <text:p>農曆7月18日</text:p>
          </table:table-cell>
          <table:table-cell/>
          <table:table-cell table:style-name="ce1" office:value-type="time" office:time-value="PT20H10M00S">
            <text:p>20:10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01H46M00S">
            <text:p>01:46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07H57M00S">
            <text:p>07:57</text:p>
          </table:table-cell>
          <table:table-cell office:value-type="float" office:value="271">
            <text:p>27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06">
            <text:p>2020-09-06</text:p>
          </table:table-cell>
          <table:table-cell table:style-name="ce1" office:value-type="string">
            <text:p>農曆7月19日</text:p>
          </table:table-cell>
          <table:table-cell/>
          <table:table-cell table:style-name="ce1" office:value-type="time" office:time-value="PT20H41M00S">
            <text:p>20:41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02H26M00S">
            <text:p>02:26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08H48M00S">
            <text:p>08:48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07">
            <text:p>2020-09-07</text:p>
          </table:table-cell>
          <table:table-cell table:style-name="ce1" office:value-type="string">
            <text:p>農曆7月20日</text:p>
          </table:table-cell>
          <table:table-cell/>
          <table:table-cell table:style-name="ce1" office:value-type="time" office:time-value="PT21H14M00S">
            <text:p>21:14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03H07M00S">
            <text:p>03:07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09H38M00S">
            <text:p>09:38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08">
            <text:p>2020-09-08</text:p>
          </table:table-cell>
          <table:table-cell table:style-name="ce1" office:value-type="string">
            <text:p>農曆7月21日</text:p>
          </table:table-cell>
          <table:table-cell/>
          <table:table-cell table:style-name="ce1" office:value-type="time" office:time-value="PT21H50M00S">
            <text:p>21:50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03H50M00S">
            <text:p>03:50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0H30M00S">
            <text:p>10:30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09">
            <text:p>2020-09-09</text:p>
          </table:table-cell>
          <table:table-cell table:style-name="ce1" office:value-type="string">
            <text:p>農曆7月22日</text:p>
          </table:table-cell>
          <table:table-cell/>
          <table:table-cell table:style-name="ce1" office:value-type="time" office:time-value="PT22H29M00S">
            <text:p>22:29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04H34M00S">
            <text:p>04:34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1H23M00S">
            <text:p>11:23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10">
            <text:p>2020-09-10</text:p>
          </table:table-cell>
          <table:table-cell table:style-name="ce1" office:value-type="string">
            <text:p>農曆7月23日</text:p>
          </table:table-cell>
          <table:table-cell/>
          <table:table-cell table:style-name="ce1" office:value-type="time" office:time-value="PT23H13M00S">
            <text:p>23:13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5H21M00S">
            <text:p>05:21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2H17M00S">
            <text:p>12:17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11">
            <text:p>2020-09-11</text:p>
          </table:table-cell>
          <table:table-cell table:style-name="ce1" office:value-type="string">
            <text:p>農曆7月24日</text:p>
          </table:table-cell>
          <table:table-cell table:number-columns-repeated="4"/>
          <table:table-cell table:style-name="ce1" office:value-type="time" office:time-value="PT06H11M00S">
            <text:p>06:1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3H12M00S">
            <text:p>13:12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12">
            <text:p>2020-09-12</text:p>
          </table:table-cell>
          <table:table-cell table:style-name="ce1" office:value-type="string">
            <text:p>農曆7月25日</text:p>
          </table:table-cell>
          <table:table-cell/>
          <table:table-cell table:style-name="ce1" office:value-type="time" office:time-value="PT00H02M00S">
            <text:p>00:02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7H04M00S">
            <text:p>07:04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4H08M00S">
            <text:p>14:08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13">
            <text:p>2020-09-13</text:p>
          </table:table-cell>
          <table:table-cell table:style-name="ce1" office:value-type="string">
            <text:p>農曆7月26日</text:p>
          </table:table-cell>
          <table:table-cell/>
          <table:table-cell table:style-name="ce1" office:value-type="time" office:time-value="PT00H57M00S">
            <text:p>00:57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8H00M00S">
            <text:p>08:00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5H02M00S">
            <text:p>15:02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14">
            <text:p>2020-09-14</text:p>
          </table:table-cell>
          <table:table-cell table:style-name="ce1" office:value-type="string">
            <text:p>農曆7月27日</text:p>
          </table:table-cell>
          <table:table-cell/>
          <table:table-cell table:style-name="ce1" office:value-type="time" office:time-value="PT01H56M00S">
            <text:p>01:56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8H56M00S">
            <text:p>08:56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5H53M00S">
            <text:p>15:53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15">
            <text:p>2020-09-15</text:p>
          </table:table-cell>
          <table:table-cell table:style-name="ce1" office:value-type="string">
            <text:p>農曆7月28日</text:p>
          </table:table-cell>
          <table:table-cell/>
          <table:table-cell table:style-name="ce1" office:value-type="time" office:time-value="PT03H00M00S">
            <text:p>03:00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09H53M00S">
            <text:p>09:53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6H41M00S">
            <text:p>16:41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16">
            <text:p>2020-09-16</text:p>
          </table:table-cell>
          <table:table-cell table:style-name="ce1" office:value-type="string">
            <text:p>農曆7月29日</text:p>
          </table:table-cell>
          <table:table-cell/>
          <table:table-cell table:style-name="ce1" office:value-type="time" office:time-value="PT04H05M00S">
            <text:p>04:05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0H48M00S">
            <text:p>10:48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7H26M00S">
            <text:p>17:26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17">
            <text:p>2020-09-17</text:p>
          </table:table-cell>
          <table:table-cell table:style-name="ce1" office:value-type="string">
            <text:p>農曆8月1日</text:p>
          </table:table-cell>
          <table:table-cell/>
          <table:table-cell table:style-name="ce1" office:value-type="time" office:time-value="PT05H11M00S">
            <text:p>05:11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18">
            <text:p>2020-09-18</text:p>
          </table:table-cell>
          <table:table-cell table:style-name="ce1" office:value-type="string">
            <text:p>農曆8月2日</text:p>
          </table:table-cell>
          <table:table-cell/>
          <table:table-cell table:style-name="ce1" office:value-type="time" office:time-value="PT06H16M00S">
            <text:p>06:16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2H36M00S">
            <text:p>12:36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8H49M00S">
            <text:p>18:49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19">
            <text:p>2020-09-19</text:p>
          </table:table-cell>
          <table:table-cell table:style-name="ce1" office:value-type="string">
            <text:p>農曆8月3日</text:p>
          </table:table-cell>
          <table:table-cell/>
          <table:table-cell table:style-name="ce1" office:value-type="time" office:time-value="PT07H22M00S">
            <text:p>07:22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3H29M00S">
            <text:p>13:29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9H30M00S">
            <text:p>19:30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20">
            <text:p>2020-09-20</text:p>
          </table:table-cell>
          <table:table-cell table:style-name="ce1" office:value-type="string">
            <text:p>農曆8月4日</text:p>
          </table:table-cell>
          <table:table-cell/>
          <table:table-cell table:style-name="ce1" office:value-type="time" office:time-value="PT08H27M00S">
            <text:p>08:27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4H22M00S">
            <text:p>14:22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20H12M00S">
            <text:p>20:12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21">
            <text:p>2020-09-21</text:p>
          </table:table-cell>
          <table:table-cell table:style-name="ce1" office:value-type="string">
            <text:p>農曆8月5日</text:p>
          </table:table-cell>
          <table:table-cell/>
          <table:table-cell table:style-name="ce1" office:value-type="time" office:time-value="PT09H33M00S">
            <text:p>09:33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5H17M00S">
            <text:p>15:17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20H57M00S">
            <text:p>20:57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22">
            <text:p>2020-09-22</text:p>
          </table:table-cell>
          <table:table-cell table:style-name="ce1" office:value-type="string">
            <text:p>農曆8月6日</text:p>
          </table:table-cell>
          <table:table-cell/>
          <table:table-cell table:style-name="ce1" office:value-type="time" office:time-value="PT10H39M00S">
            <text:p>10:39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6H13M00S">
            <text:p>16:13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21H44M00S">
            <text:p>21:44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23">
            <text:p>2020-09-23</text:p>
          </table:table-cell>
          <table:table-cell table:style-name="ce1" office:value-type="string">
            <text:p>農曆8月7日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7H10M00S">
            <text:p>17:10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22H36M00S">
            <text:p>22:36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24">
            <text:p>2020-09-24</text:p>
          </table:table-cell>
          <table:table-cell table:style-name="ce1" office:value-type="string">
            <text:p>農曆8月8日</text:p>
          </table:table-cell>
          <table:table-cell/>
          <table:table-cell table:style-name="ce1" office:value-type="time" office:time-value="PT12H44M00S">
            <text:p>12:44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23H31M00S">
            <text:p>23:31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25">
            <text:p>2020-09-25</text:p>
          </table:table-cell>
          <table:table-cell table:style-name="ce1" office:value-type="string">
            <text:p>農曆8月9日</text:p>
          </table:table-cell>
          <table:table-cell/>
          <table:table-cell table:style-name="ce1" office:value-type="time" office:time-value="PT13H41M00S">
            <text:p>13:41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19H04M00S">
            <text:p>19:04</text:p>
          </table:table-cell>
          <table:table-cell office:value-type="string">
            <text:p>40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26">
            <text:p>2020-09-26</text:p>
          </table:table-cell>
          <table:table-cell table:style-name="ce1" office:value-type="string">
            <text:p>農曆8月10日</text:p>
          </table:table-cell>
          <table:table-cell/>
          <table:table-cell table:style-name="ce1" office:value-type="time" office:time-value="PT14H32M00S">
            <text:p>14:32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9H58M00S">
            <text:p>19:58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0H28M00S">
            <text:p>00:28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27">
            <text:p>2020-09-27</text:p>
          </table:table-cell>
          <table:table-cell table:style-name="ce1" office:value-type="string">
            <text:p>農曆8月11日</text:p>
          </table:table-cell>
          <table:table-cell/>
          <table:table-cell table:style-name="ce1" office:value-type="time" office:time-value="PT15H18M00S">
            <text:p>15:18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20H48M00S">
            <text:p>20:48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01H25M00S">
            <text:p>01:25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28">
            <text:p>2020-09-28</text:p>
          </table:table-cell>
          <table:table-cell table:style-name="ce1" office:value-type="string">
            <text:p>農曆8月12日</text:p>
          </table:table-cell>
          <table:table-cell/>
          <table:table-cell table:style-name="ce1" office:value-type="time" office:time-value="PT15H58M00S">
            <text:p>15:58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21H36M00S">
            <text:p>21:36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02H22M00S">
            <text:p>02:22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29">
            <text:p>2020-09-29</text:p>
          </table:table-cell>
          <table:table-cell table:style-name="ce1" office:value-type="string">
            <text:p>農曆8月13日</text:p>
          </table:table-cell>
          <table:table-cell/>
          <table:table-cell table:style-name="ce1" office:value-type="time" office:time-value="PT16H35M00S">
            <text:p>16:35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22H21M00S">
            <text:p>22:21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03H17M00S">
            <text:p>03:17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09-30">
            <text:p>2020-09-30</text:p>
          </table:table-cell>
          <table:table-cell table:style-name="ce1" office:value-type="string">
            <text:p>農曆8月14日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23H03M00S">
            <text:p>23:03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04H10M00S">
            <text:p>04:10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01">
            <text:p>2020-10-01</text:p>
          </table:table-cell>
          <table:table-cell table:style-name="ce1" office:value-type="string">
            <text:p>農曆8月15日</text:p>
          </table:table-cell>
          <table:table-cell/>
          <table:table-cell table:style-name="ce1" office:value-type="time" office:time-value="PT17H40M00S">
            <text:p>17:40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23H44M00S">
            <text:p>23:44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05H02M00S">
            <text:p>05:02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02">
            <text:p>2020-10-02</text:p>
          </table:table-cell>
          <table:table-cell table:style-name="ce1" office:value-type="string">
            <text:p>農曆8月16日</text:p>
          </table:table-cell>
          <table:table-cell/>
          <table:table-cell table:style-name="ce1" office:value-type="time" office:time-value="PT18H11M00S">
            <text:p>18:11</text:p>
          </table:table-cell>
          <table:table-cell office:value-type="float" office:value="88">
            <text:p>88</text:p>
          </table:table-cell>
          <table:table-cell table:number-columns-repeated="4"/>
          <table:table-cell table:style-name="ce1" office:value-type="time" office:time-value="PT05H53M00S">
            <text:p>05:53</text:p>
          </table:table-cell>
          <table:table-cell office:value-type="float" office:value="269">
            <text:p>26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03">
            <text:p>2020-10-03</text:p>
          </table:table-cell>
          <table:table-cell table:style-name="ce1" office:value-type="string">
            <text:p>農曆8月17日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00H25M00S">
            <text:p>00:25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06H43M00S">
            <text:p>06:43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04">
            <text:p>2020-10-04</text:p>
          </table:table-cell>
          <table:table-cell table:style-name="ce1" office:value-type="string">
            <text:p>農曆8月18日</text:p>
          </table:table-cell>
          <table:table-cell/>
          <table:table-cell table:style-name="ce1" office:value-type="time" office:time-value="PT19H15M00S">
            <text:p>19:15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01H05M00S">
            <text:p>01:05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07H33M00S">
            <text:p>07:33</text:p>
          </table:table-cell>
          <table:table-cell office:value-type="float" office:value="280">
            <text:p>28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05">
            <text:p>2020-10-05</text:p>
          </table:table-cell>
          <table:table-cell table:style-name="ce1" office:value-type="string">
            <text:p>農曆8月19日</text:p>
          </table:table-cell>
          <table:table-cell/>
          <table:table-cell table:style-name="ce1" office:value-type="time" office:time-value="PT19H49M00S">
            <text:p>19:4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01H47M00S">
            <text:p>01:47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08H24M00S">
            <text:p>08:24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06">
            <text:p>2020-10-06</text:p>
          </table:table-cell>
          <table:table-cell table:style-name="ce1" office:value-type="string">
            <text:p>農曆8月20日</text:p>
          </table:table-cell>
          <table:table-cell/>
          <table:table-cell table:style-name="ce1" office:value-type="time" office:time-value="PT20H26M00S">
            <text:p>20:26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02H30M00S">
            <text:p>02:30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09H17M00S">
            <text:p>09:17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07">
            <text:p>2020-10-07</text:p>
          </table:table-cell>
          <table:table-cell table:style-name="ce1" office:value-type="string">
            <text:p>農曆8月21日</text:p>
          </table:table-cell>
          <table:table-cell/>
          <table:table-cell table:style-name="ce1" office:value-type="time" office:time-value="PT21H08M00S">
            <text:p>21:08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3H16M00S">
            <text:p>03:16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0H10M00S">
            <text:p>10:10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08">
            <text:p>2020-10-08</text:p>
          </table:table-cell>
          <table:table-cell table:style-name="ce1" office:value-type="string">
            <text:p>農曆8月22日</text:p>
          </table:table-cell>
          <table:table-cell/>
          <table:table-cell table:style-name="ce1" office:value-type="time" office:time-value="PT21H54M00S">
            <text:p>21:54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4H05M00S">
            <text:p>04:05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1H05M00S">
            <text:p>11:05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09">
            <text:p>2020-10-09</text:p>
          </table:table-cell>
          <table:table-cell table:style-name="ce1" office:value-type="string">
            <text:p>農曆8月23日</text:p>
          </table:table-cell>
          <table:table-cell/>
          <table:table-cell table:style-name="ce1" office:value-type="time" office:time-value="PT22H45M00S">
            <text:p>22:45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4H56M00S">
            <text:p>04:56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1H59M00S">
            <text:p>11:59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10">
            <text:p>2020-10-10</text:p>
          </table:table-cell>
          <table:table-cell table:style-name="ce1" office:value-type="string">
            <text:p>農曆8月24日</text:p>
          </table:table-cell>
          <table:table-cell/>
          <table:table-cell table:style-name="ce1" office:value-type="time" office:time-value="PT23H42M00S">
            <text:p>23:42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05H49M00S">
            <text:p>05:49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12H52M00S">
            <text:p>12:52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11">
            <text:p>2020-10-11</text:p>
          </table:table-cell>
          <table:table-cell table:style-name="ce1" office:value-type="string">
            <text:p>農曆8月25日</text:p>
          </table:table-cell>
          <table:table-cell table:number-columns-repeated="4"/>
          <table:table-cell table:style-name="ce1" office:value-type="time" office:time-value="PT06H44M00S">
            <text:p>06:44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3H43M00S">
            <text:p>13:43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12">
            <text:p>2020-10-12</text:p>
          </table:table-cell>
          <table:table-cell table:style-name="ce1" office:value-type="string">
            <text:p>農曆8月26日</text:p>
          </table:table-cell>
          <table:table-cell/>
          <table:table-cell table:style-name="ce1" office:value-type="time" office:time-value="PT00H42M00S">
            <text:p>00:42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07H38M00S">
            <text:p>07:38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4H31M00S">
            <text:p>14:31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13">
            <text:p>2020-10-13</text:p>
          </table:table-cell>
          <table:table-cell table:style-name="ce1" office:value-type="string">
            <text:p>農曆8月27日</text:p>
          </table:table-cell>
          <table:table-cell/>
          <table:table-cell table:style-name="ce1" office:value-type="time" office:time-value="PT01H44M00S">
            <text:p>01:44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08H33M00S">
            <text:p>08:33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5H16M00S">
            <text:p>15:16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14">
            <text:p>2020-10-14</text:p>
          </table:table-cell>
          <table:table-cell table:style-name="ce1" office:value-type="string">
            <text:p>農曆8月28日</text:p>
          </table:table-cell>
          <table:table-cell/>
          <table:table-cell table:style-name="ce1" office:value-type="time" office:time-value="PT02H48M00S">
            <text:p>02:48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09H26M00S">
            <text:p>09:26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5H58M00S">
            <text:p>15:58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15">
            <text:p>2020-10-15</text:p>
          </table:table-cell>
          <table:table-cell table:style-name="ce1" office:value-type="string">
            <text:p>農曆8月29日</text:p>
          </table:table-cell>
          <table:table-cell/>
          <table:table-cell table:style-name="ce1" office:value-type="time" office:time-value="PT03H53M00S">
            <text:p>03:53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0H19M00S">
            <text:p>10:19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6H39M00S">
            <text:p>16:39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16">
            <text:p>2020-10-16</text:p>
          </table:table-cell>
          <table:table-cell table:style-name="ce1" office:value-type="string">
            <text:p>農曆8月30日</text:p>
          </table:table-cell>
          <table:table-cell/>
          <table:table-cell table:style-name="ce1" office:value-type="time" office:time-value="PT04H59M00S">
            <text:p>04:59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1H13M00S">
            <text:p>11:13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7H20M00S">
            <text:p>17:20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17">
            <text:p>2020-10-17</text:p>
          </table:table-cell>
          <table:table-cell table:style-name="ce1" office:value-type="string">
            <text:p>農曆9月1日</text:p>
          </table:table-cell>
          <table:table-cell/>
          <table:table-cell table:style-name="ce1" office:value-type="time" office:time-value="PT06H05M00S">
            <text:p>06:05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2H06M00S">
            <text:p>12:06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8H02M00S">
            <text:p>18:02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18">
            <text:p>2020-10-18</text:p>
          </table:table-cell>
          <table:table-cell table:style-name="ce1" office:value-type="string">
            <text:p>農曆9月2日</text:p>
          </table:table-cell>
          <table:table-cell/>
          <table:table-cell table:style-name="ce1" office:value-type="time" office:time-value="PT07H13M00S">
            <text:p>07:13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3H02M00S">
            <text:p>13:02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19">
            <text:p>2020-10-19</text:p>
          </table:table-cell>
          <table:table-cell table:style-name="ce1" office:value-type="string">
            <text:p>農曆9月3日</text:p>
          </table:table-cell>
          <table:table-cell/>
          <table:table-cell table:style-name="ce1" office:value-type="time" office:time-value="PT08H21M00S">
            <text:p>08:21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3H59M00S">
            <text:p>13:59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9H34M00S">
            <text:p>19:34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20">
            <text:p>2020-10-20</text:p>
          </table:table-cell>
          <table:table-cell table:style-name="ce1" office:value-type="string">
            <text:p>農曆9月4日</text:p>
          </table:table-cell>
          <table:table-cell/>
          <table:table-cell table:style-name="ce1" office:value-type="time" office:time-value="PT09H28M00S">
            <text:p>09:28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4H59M00S">
            <text:p>14:5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20H26M00S">
            <text:p>20:26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21">
            <text:p>2020-10-21</text:p>
          </table:table-cell>
          <table:table-cell table:style-name="ce1" office:value-type="string">
            <text:p>農曆9月5日</text:p>
          </table:table-cell>
          <table:table-cell/>
          <table:table-cell table:style-name="ce1" office:value-type="time" office:time-value="PT10H34M00S">
            <text:p>10:34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15H58M00S">
            <text:p>15:58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21H22M00S">
            <text:p>21:22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22">
            <text:p>2020-10-22</text:p>
          </table:table-cell>
          <table:table-cell table:style-name="ce1" office:value-type="string">
            <text:p>農曆9月6日</text:p>
          </table:table-cell>
          <table:table-cell/>
          <table:table-cell table:style-name="ce1" office:value-type="time" office:time-value="PT11H34M00S">
            <text:p>11:34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16H57M00S">
            <text:p>16:57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22H20M00S">
            <text:p>22:20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23">
            <text:p>2020-10-23</text:p>
          </table:table-cell>
          <table:table-cell table:style-name="ce1" office:value-type="string">
            <text:p>農曆9月7日</text:p>
          </table:table-cell>
          <table:table-cell/>
          <table:table-cell table:style-name="ce1" office:value-type="time" office:time-value="PT12H29M00S">
            <text:p>12:29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17H53M00S">
            <text:p>17:53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23H19M00S">
            <text:p>23:19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24">
            <text:p>2020-10-24</text:p>
          </table:table-cell>
          <table:table-cell table:style-name="ce1" office:value-type="string">
            <text:p>農曆9月8日</text:p>
          </table:table-cell>
          <table:table-cell/>
          <table:table-cell table:style-name="ce1" office:value-type="time" office:time-value="PT13H17M00S">
            <text:p>13:17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8H45M00S">
            <text:p>18:45</text:p>
          </table:table-cell>
          <table:table-cell office:value-type="string">
            <text:p>44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25">
            <text:p>2020-10-25</text:p>
          </table:table-cell>
          <table:table-cell table:style-name="ce1" office:value-type="string">
            <text:p>農曆9月9日</text:p>
          </table:table-cell>
          <table:table-cell/>
          <table:table-cell table:style-name="ce1" office:value-type="time" office:time-value="PT13H59M00S">
            <text:p>13:59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9H34M00S">
            <text:p>19:34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00H17M00S">
            <text:p>00:17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26">
            <text:p>2020-10-26</text:p>
          </table:table-cell>
          <table:table-cell table:style-name="ce1" office:value-type="string">
            <text:p>農曆9月10日</text:p>
          </table:table-cell>
          <table:table-cell/>
          <table:table-cell table:style-name="ce1" office:value-type="time" office:time-value="PT14H37M00S">
            <text:p>14:37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20H20M00S">
            <text:p>20:20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01H13M00S">
            <text:p>01:13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27">
            <text:p>2020-10-27</text:p>
          </table:table-cell>
          <table:table-cell table:style-name="ce1" office:value-type="string">
            <text:p>農曆9月11日</text:p>
          </table:table-cell>
          <table:table-cell/>
          <table:table-cell table:style-name="ce1" office:value-type="time" office:time-value="PT15H11M00S">
            <text:p>15:11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21H02M00S">
            <text:p>21:02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02H06M00S">
            <text:p>02:06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28">
            <text:p>2020-10-28</text:p>
          </table:table-cell>
          <table:table-cell table:style-name="ce1" office:value-type="string">
            <text:p>農曆9月12日</text:p>
          </table:table-cell>
          <table:table-cell/>
          <table:table-cell table:style-name="ce1" office:value-type="time" office:time-value="PT15H43M00S">
            <text:p>15:43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21H44M00S">
            <text:p>21:44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02H58M00S">
            <text:p>02:58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29">
            <text:p>2020-10-29</text:p>
          </table:table-cell>
          <table:table-cell table:style-name="ce1" office:value-type="string">
            <text:p>農曆9月13日</text:p>
          </table:table-cell>
          <table:table-cell/>
          <table:table-cell table:style-name="ce1" office:value-type="time" office:time-value="PT16H14M00S">
            <text:p>16:14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22H24M00S">
            <text:p>22:24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03H49M00S">
            <text:p>03:49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30">
            <text:p>2020-10-30</text:p>
          </table:table-cell>
          <table:table-cell table:style-name="ce1" office:value-type="string">
            <text:p>農曆9月14日</text:p>
          </table:table-cell>
          <table:table-cell/>
          <table:table-cell table:style-name="ce1" office:value-type="time" office:time-value="PT16H45M00S">
            <text:p>16:45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23H04M00S">
            <text:p>23:04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04H39M00S">
            <text:p>04:39</text:p>
          </table:table-cell>
          <table:table-cell office:value-type="float" office:value="273">
            <text:p>27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0-31">
            <text:p>2020-10-31</text:p>
          </table:table-cell>
          <table:table-cell table:style-name="ce1" office:value-type="string">
            <text:p>農曆9月15日</text:p>
          </table:table-cell>
          <table:table-cell/>
          <table:table-cell table:style-name="ce1" office:value-type="time" office:time-value="PT17H16M00S">
            <text:p>17:16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23H46M00S">
            <text:p>23:46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05H29M00S">
            <text:p>05:29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01">
            <text:p>2020-11-01</text:p>
          </table:table-cell>
          <table:table-cell table:style-name="ce1" office:value-type="string">
            <text:p>農曆9月16日</text:p>
          </table:table-cell>
          <table:table-cell/>
          <table:table-cell table:style-name="ce1" office:value-type="time" office:time-value="PT17H50M00S">
            <text:p>17:50</text:p>
          </table:table-cell>
          <table:table-cell office:value-type="float" office:value="74">
            <text:p>74</text:p>
          </table:table-cell>
          <table:table-cell table:number-columns-repeated="4"/>
          <table:table-cell table:style-name="ce1" office:value-type="time" office:time-value="PT06H20M00S">
            <text:p>06:20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02">
            <text:p>2020-11-02</text:p>
          </table:table-cell>
          <table:table-cell table:style-name="ce1" office:value-type="string">
            <text:p>農曆9月17日</text:p>
          </table:table-cell>
          <table:table-cell/>
          <table:table-cell table:style-name="ce1" office:value-type="time" office:time-value="PT18H26M00S">
            <text:p>18:26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00H29M00S">
            <text:p>00:29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07H12M00S">
            <text:p>07:12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03">
            <text:p>2020-11-03</text:p>
          </table:table-cell>
          <table:table-cell table:style-name="ce1" office:value-type="string">
            <text:p>農曆9月18日</text:p>
          </table:table-cell>
          <table:table-cell/>
          <table:table-cell table:style-name="ce1" office:value-type="time" office:time-value="PT19H06M00S">
            <text:p>19:06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01H14M00S">
            <text:p>01:14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8H06M00S">
            <text:p>08:06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04">
            <text:p>2020-11-04</text:p>
          </table:table-cell>
          <table:table-cell table:style-name="ce1" office:value-type="string">
            <text:p>農曆9月19日</text:p>
          </table:table-cell>
          <table:table-cell/>
          <table:table-cell table:style-name="ce1" office:value-type="time" office:time-value="PT19H51M00S">
            <text:p>19:51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02H01M00S">
            <text:p>02:01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9H00M00S">
            <text:p>09:00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05">
            <text:p>2020-11-05</text:p>
          </table:table-cell>
          <table:table-cell table:style-name="ce1" office:value-type="string">
            <text:p>農曆9月20日</text:p>
          </table:table-cell>
          <table:table-cell/>
          <table:table-cell table:style-name="ce1" office:value-type="time" office:time-value="PT20H40M00S">
            <text:p>20:40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2H52M00S">
            <text:p>02:52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09H54M00S">
            <text:p>09:54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06">
            <text:p>2020-11-06</text:p>
          </table:table-cell>
          <table:table-cell table:style-name="ce1" office:value-type="string">
            <text:p>農曆9月21日</text:p>
          </table:table-cell>
          <table:table-cell/>
          <table:table-cell table:style-name="ce1" office:value-type="time" office:time-value="PT21H34M00S">
            <text:p>21:34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3H44M00S">
            <text:p>03:44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10H48M00S">
            <text:p>10:48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07">
            <text:p>2020-11-07</text:p>
          </table:table-cell>
          <table:table-cell table:style-name="ce1" office:value-type="string">
            <text:p>農曆9月22日</text:p>
          </table:table-cell>
          <table:table-cell/>
          <table:table-cell table:style-name="ce1" office:value-type="time" office:time-value="PT22H31M00S">
            <text:p>22:31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4H37M00S">
            <text:p>04:37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1H38M00S">
            <text:p>11:38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08">
            <text:p>2020-11-08</text:p>
          </table:table-cell>
          <table:table-cell table:style-name="ce1" office:value-type="string">
            <text:p>農曆9月23日</text:p>
          </table:table-cell>
          <table:table-cell/>
          <table:table-cell table:style-name="ce1" office:value-type="time" office:time-value="PT23H31M00S">
            <text:p>23:31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05H30M00S">
            <text:p>05:30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2H26M00S">
            <text:p>12:26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09">
            <text:p>2020-11-09</text:p>
          </table:table-cell>
          <table:table-cell table:style-name="ce1" office:value-type="string">
            <text:p>農曆9月24日</text:p>
          </table:table-cell>
          <table:table-cell table:number-columns-repeated="4"/>
          <table:table-cell table:style-name="ce1" office:value-type="time" office:time-value="PT06H23M00S">
            <text:p>06:23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3H10M00S">
            <text:p>13:10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10">
            <text:p>2020-11-10</text:p>
          </table:table-cell>
          <table:table-cell table:style-name="ce1" office:value-type="string">
            <text:p>農曆9月25日</text:p>
          </table:table-cell>
          <table:table-cell/>
          <table:table-cell table:style-name="ce1" office:value-type="time" office:time-value="PT00H32M00S">
            <text:p>00:32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07H15M00S">
            <text:p>07:15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3H52M00S">
            <text:p>13:52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11">
            <text:p>2020-11-11</text:p>
          </table:table-cell>
          <table:table-cell table:style-name="ce1" office:value-type="string">
            <text:p>農曆9月26日</text:p>
          </table:table-cell>
          <table:table-cell/>
          <table:table-cell table:style-name="ce1" office:value-type="time" office:time-value="PT01H34M00S">
            <text:p>01:34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08H06M00S">
            <text:p>08:06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4H32M00S">
            <text:p>14:32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12">
            <text:p>2020-11-12</text:p>
          </table:table-cell>
          <table:table-cell table:style-name="ce1" office:value-type="string">
            <text:p>農曆9月27日</text:p>
          </table:table-cell>
          <table:table-cell/>
          <table:table-cell table:style-name="ce1" office:value-type="time" office:time-value="PT02H37M00S">
            <text:p>02:37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08H57M00S">
            <text:p>08:57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5H11M00S">
            <text:p>15:11</text:p>
          </table:table-cell>
          <table:table-cell office:value-type="float" office:value="271">
            <text:p>27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13">
            <text:p>2020-11-13</text:p>
          </table:table-cell>
          <table:table-cell table:style-name="ce1" office:value-type="string">
            <text:p>農曆9月28日</text:p>
          </table:table-cell>
          <table:table-cell/>
          <table:table-cell table:style-name="ce1" office:value-type="time" office:time-value="PT03H41M00S">
            <text:p>03:41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09H49M00S">
            <text:p>09:49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5H51M00S">
            <text:p>15:51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14">
            <text:p>2020-11-14</text:p>
          </table:table-cell>
          <table:table-cell table:style-name="ce1" office:value-type="string">
            <text:p>農曆9月29日</text:p>
          </table:table-cell>
          <table:table-cell/>
          <table:table-cell table:style-name="ce1" office:value-type="time" office:time-value="PT04H47M00S">
            <text:p>04:47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0H43M00S">
            <text:p>10:43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6H33M00S">
            <text:p>16:33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15">
            <text:p>2020-11-15</text:p>
          </table:table-cell>
          <table:table-cell table:style-name="ce1" office:value-type="string">
            <text:p>農曆10月1日</text:p>
          </table:table-cell>
          <table:table-cell/>
          <table:table-cell table:style-name="ce1" office:value-type="time" office:time-value="PT05H55M00S">
            <text:p>05:55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40M00S">
            <text:p>11:40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16">
            <text:p>2020-11-16</text:p>
          </table:table-cell>
          <table:table-cell table:style-name="ce1" office:value-type="string">
            <text:p>農曆10月2日</text:p>
          </table:table-cell>
          <table:table-cell/>
          <table:table-cell table:style-name="ce1" office:value-type="time" office:time-value="PT07H04M00S">
            <text:p>07:04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39M00S">
            <text:p>12:39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8H10M00S">
            <text:p>18:10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17">
            <text:p>2020-11-17</text:p>
          </table:table-cell>
          <table:table-cell table:style-name="ce1" office:value-type="string">
            <text:p>農曆10月3日</text:p>
          </table:table-cell>
          <table:table-cell/>
          <table:table-cell table:style-name="ce1" office:value-type="time" office:time-value="PT08H13M00S">
            <text:p>08:13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3H40M00S">
            <text:p>13:40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9H05M00S">
            <text:p>19:05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18">
            <text:p>2020-11-18</text:p>
          </table:table-cell>
          <table:table-cell table:style-name="ce1" office:value-type="string">
            <text:p>農曆10月4日</text:p>
          </table:table-cell>
          <table:table-cell/>
          <table:table-cell table:style-name="ce1" office:value-type="time" office:time-value="PT09H19M00S">
            <text:p>09:19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14H42M00S">
            <text:p>14:42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20H05M00S">
            <text:p>20:05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19">
            <text:p>2020-11-19</text:p>
          </table:table-cell>
          <table:table-cell table:style-name="ce1" office:value-type="string">
            <text:p>農曆10月5日</text:p>
          </table:table-cell>
          <table:table-cell/>
          <table:table-cell table:style-name="ce1" office:value-type="time" office:time-value="PT10H18M00S">
            <text:p>10:18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15H41M00S">
            <text:p>15:41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21H06M00S">
            <text:p>21:06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20">
            <text:p>2020-11-20</text:p>
          </table:table-cell>
          <table:table-cell table:style-name="ce1" office:value-type="string">
            <text:p>農曆10月6日</text:p>
          </table:table-cell>
          <table:table-cell/>
          <table:table-cell table:style-name="ce1" office:value-type="time" office:time-value="PT11H11M00S">
            <text:p>11:1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6H37M00S">
            <text:p>16:37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22H06M00S">
            <text:p>22:06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21">
            <text:p>2020-11-21</text:p>
          </table:table-cell>
          <table:table-cell table:style-name="ce1" office:value-type="string">
            <text:p>農曆10月7日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7H29M00S">
            <text:p>17:29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23H05M00S">
            <text:p>23:05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22">
            <text:p>2020-11-22</text:p>
          </table:table-cell>
          <table:table-cell table:style-name="ce1" office:value-type="string">
            <text:p>農曆10月8日</text:p>
          </table:table-cell>
          <table:table-cell/>
          <table:table-cell table:style-name="ce1" office:value-type="time" office:time-value="PT12H37M00S">
            <text:p>12:37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string">
            <text:p>50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23">
            <text:p>2020-11-23</text:p>
          </table:table-cell>
          <table:table-cell table:style-name="ce1" office:value-type="string">
            <text:p>農曆10月9日</text:p>
          </table:table-cell>
          <table:table-cell/>
          <table:table-cell table:style-name="ce1" office:value-type="time" office:time-value="PT13H13M00S">
            <text:p>13:13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9H01M00S">
            <text:p>19:01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00H00M00S">
            <text:p>00:00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24">
            <text:p>2020-11-24</text:p>
          </table:table-cell>
          <table:table-cell table:style-name="ce1" office:value-type="string">
            <text:p>農曆10月10日</text:p>
          </table:table-cell>
          <table:table-cell/>
          <table:table-cell table:style-name="ce1" office:value-type="time" office:time-value="PT13H45M00S">
            <text:p>13:45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9H43M00S">
            <text:p>19:43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00H53M00S">
            <text:p>00:53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25">
            <text:p>2020-11-25</text:p>
          </table:table-cell>
          <table:table-cell table:style-name="ce1" office:value-type="string">
            <text:p>農曆10月11日</text:p>
          </table:table-cell>
          <table:table-cell/>
          <table:table-cell table:style-name="ce1" office:value-type="time" office:time-value="PT14H16M00S">
            <text:p>14:16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20H23M00S">
            <text:p>20:23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01H44M00S">
            <text:p>01:44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26">
            <text:p>2020-11-26</text:p>
          </table:table-cell>
          <table:table-cell table:style-name="ce1" office:value-type="string">
            <text:p>農曆10月12日</text:p>
          </table:table-cell>
          <table:table-cell/>
          <table:table-cell table:style-name="ce1" office:value-type="time" office:time-value="PT14H47M00S">
            <text:p>14:47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21H03M00S">
            <text:p>21:03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02H34M00S">
            <text:p>02:34</text:p>
          </table:table-cell>
          <table:table-cell office:value-type="float" office:value="271">
            <text:p>27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27">
            <text:p>2020-11-27</text:p>
          </table:table-cell>
          <table:table-cell table:style-name="ce1" office:value-type="string">
            <text:p>農曆10月13日</text:p>
          </table:table-cell>
          <table:table-cell/>
          <table:table-cell table:style-name="ce1" office:value-type="time" office:time-value="PT15H18M00S">
            <text:p>15:18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21H44M00S">
            <text:p>21:44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03H24M00S">
            <text:p>03:24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28">
            <text:p>2020-11-28</text:p>
          </table:table-cell>
          <table:table-cell table:style-name="ce1" office:value-type="string">
            <text:p>農曆10月14日</text:p>
          </table:table-cell>
          <table:table-cell/>
          <table:table-cell table:style-name="ce1" office:value-type="time" office:time-value="PT15H51M00S">
            <text:p>15:51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22H26M00S">
            <text:p>22:26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04H15M00S">
            <text:p>04:15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29">
            <text:p>2020-11-29</text:p>
          </table:table-cell>
          <table:table-cell table:style-name="ce1" office:value-type="string">
            <text:p>農曆10月15日</text:p>
          </table:table-cell>
          <table:table-cell/>
          <table:table-cell table:style-name="ce1" office:value-type="time" office:time-value="PT16H26M00S">
            <text:p>16:26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23H11M00S">
            <text:p>23:11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05H07M00S">
            <text:p>05:07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1-30">
            <text:p>2020-11-30</text:p>
          </table:table-cell>
          <table:table-cell table:style-name="ce1" office:value-type="string">
            <text:p>農曆10月16日</text:p>
          </table:table-cell>
          <table:table-cell/>
          <table:table-cell table:style-name="ce1" office:value-type="time" office:time-value="PT17H05M00S">
            <text:p>17:05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23H58M00S">
            <text:p>23:58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6H00M00S">
            <text:p>06:00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01">
            <text:p>2020-12-01</text:p>
          </table:table-cell>
          <table:table-cell table:style-name="ce1" office:value-type="string">
            <text:p>農曆10月17日</text:p>
          </table:table-cell>
          <table:table-cell/>
          <table:table-cell table:style-name="ce1" office:value-type="time" office:time-value="PT17H48M00S">
            <text:p>17:48</text:p>
          </table:table-cell>
          <table:table-cell office:value-type="float" office:value="64">
            <text:p>64</text:p>
          </table:table-cell>
          <table:table-cell table:number-columns-repeated="4"/>
          <table:table-cell table:style-name="ce1" office:value-type="time" office:time-value="PT06H55M00S">
            <text:p>06:55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02">
            <text:p>2020-12-02</text:p>
          </table:table-cell>
          <table:table-cell table:style-name="ce1" office:value-type="string">
            <text:p>農曆10月18日</text:p>
          </table:table-cell>
          <table:table-cell/>
          <table:table-cell table:style-name="ce1" office:value-type="time" office:time-value="PT18H37M00S">
            <text:p>18:37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0H48M00S">
            <text:p>00:48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07H50M00S">
            <text:p>07:50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03">
            <text:p>2020-12-03</text:p>
          </table:table-cell>
          <table:table-cell table:style-name="ce1" office:value-type="string">
            <text:p>農曆10月19日</text:p>
          </table:table-cell>
          <table:table-cell/>
          <table:table-cell table:style-name="ce1" office:value-type="time" office:time-value="PT19H29M00S">
            <text:p>19:29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1H40M00S">
            <text:p>01:40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08H44M00S">
            <text:p>08:44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04">
            <text:p>2020-12-04</text:p>
          </table:table-cell>
          <table:table-cell table:style-name="ce1" office:value-type="string">
            <text:p>農曆10月20日</text:p>
          </table:table-cell>
          <table:table-cell/>
          <table:table-cell table:style-name="ce1" office:value-type="time" office:time-value="PT20H26M00S">
            <text:p>20:2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02H33M00S">
            <text:p>02:33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09H36M00S">
            <text:p>09:36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05">
            <text:p>2020-12-05</text:p>
          </table:table-cell>
          <table:table-cell table:style-name="ce1" office:value-type="string">
            <text:p>農曆10月21日</text:p>
          </table:table-cell>
          <table:table-cell/>
          <table:table-cell table:style-name="ce1" office:value-type="time" office:time-value="PT21H25M00S">
            <text:p>21:25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03H27M00S">
            <text:p>03:27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0H24M00S">
            <text:p>10:24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06">
            <text:p>2020-12-06</text:p>
          </table:table-cell>
          <table:table-cell table:style-name="ce1" office:value-type="string">
            <text:p>農曆10月22日</text:p>
          </table:table-cell>
          <table:table-cell/>
          <table:table-cell table:style-name="ce1" office:value-type="time" office:time-value="PT22H24M00S">
            <text:p>22:24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04H19M00S">
            <text:p>04:19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1H09M00S">
            <text:p>11:09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07">
            <text:p>2020-12-07</text:p>
          </table:table-cell>
          <table:table-cell table:style-name="ce1" office:value-type="string">
            <text:p>農曆10月23日</text:p>
          </table:table-cell>
          <table:table-cell/>
          <table:table-cell table:style-name="ce1" office:value-type="time" office:time-value="PT23H24M00S">
            <text:p>23:24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05H10M00S">
            <text:p>05:10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08">
            <text:p>2020-12-08</text:p>
          </table:table-cell>
          <table:table-cell table:style-name="ce1" office:value-type="string">
            <text:p>農曆10月24日</text:p>
          </table:table-cell>
          <table:table-cell table:number-columns-repeated="4"/>
          <table:table-cell table:style-name="ce1" office:value-type="time" office:time-value="PT06H00M00S">
            <text:p>06:00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12H30M00S">
            <text:p>12:30</text:p>
          </table:table-cell>
          <table:table-cell office:value-type="float" office:value="280">
            <text:p>28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09">
            <text:p>2020-12-09</text:p>
          </table:table-cell>
          <table:table-cell table:style-name="ce1" office:value-type="string">
            <text:p>農曆10月25日</text:p>
          </table:table-cell>
          <table:table-cell/>
          <table:table-cell table:style-name="ce1" office:value-type="time" office:time-value="PT00H25M00S">
            <text:p>00:25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06H49M00S">
            <text:p>06:49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3H07M00S">
            <text:p>13:07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10">
            <text:p>2020-12-10</text:p>
          </table:table-cell>
          <table:table-cell table:style-name="ce1" office:value-type="string">
            <text:p>農曆10月26日</text:p>
          </table:table-cell>
          <table:table-cell/>
          <table:table-cell table:style-name="ce1" office:value-type="time" office:time-value="PT01H26M00S">
            <text:p>01:26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07H38M00S">
            <text:p>07:38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13H45M00S">
            <text:p>13:45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11">
            <text:p>2020-12-11</text:p>
          </table:table-cell>
          <table:table-cell table:style-name="ce1" office:value-type="string">
            <text:p>農曆10月27日</text:p>
          </table:table-cell>
          <table:table-cell/>
          <table:table-cell table:style-name="ce1" office:value-type="time" office:time-value="PT02H28M00S">
            <text:p>02:28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08H29M00S">
            <text:p>08:29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14H25M00S">
            <text:p>14:25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12">
            <text:p>2020-12-12</text:p>
          </table:table-cell>
          <table:table-cell table:style-name="ce1" office:value-type="string">
            <text:p>農曆10月28日</text:p>
          </table:table-cell>
          <table:table-cell/>
          <table:table-cell table:style-name="ce1" office:value-type="time" office:time-value="PT03H33M00S">
            <text:p>03:33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09H23M00S">
            <text:p>09:23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5H07M00S">
            <text:p>15:07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13">
            <text:p>2020-12-13</text:p>
          </table:table-cell>
          <table:table-cell table:style-name="ce1" office:value-type="string">
            <text:p>農曆10月29日</text:p>
          </table:table-cell>
          <table:table-cell/>
          <table:table-cell table:style-name="ce1" office:value-type="time" office:time-value="PT04H40M00S">
            <text:p>04:40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0H19M00S">
            <text:p>10:19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5H54M00S">
            <text:p>15:54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14">
            <text:p>2020-12-14</text:p>
          </table:table-cell>
          <table:table-cell table:style-name="ce1" office:value-type="string">
            <text:p>農曆10月30日</text:p>
          </table:table-cell>
          <table:table-cell/>
          <table:table-cell table:style-name="ce1" office:value-type="time" office:time-value="PT05H48M00S">
            <text:p>05:48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19M00S">
            <text:p>11:1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6H47M00S">
            <text:p>16:47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15">
            <text:p>2020-12-15</text:p>
          </table:table-cell>
          <table:table-cell table:style-name="ce1" office:value-type="string">
            <text:p>農曆11月1日</text:p>
          </table:table-cell>
          <table:table-cell/>
          <table:table-cell table:style-name="ce1" office:value-type="time" office:time-value="PT06H56M00S">
            <text:p>06:56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12H21M00S">
            <text:p>12:21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16">
            <text:p>2020-12-16</text:p>
          </table:table-cell>
          <table:table-cell table:style-name="ce1" office:value-type="string">
            <text:p>農曆11月2日</text:p>
          </table:table-cell>
          <table:table-cell/>
          <table:table-cell table:style-name="ce1" office:value-type="time" office:time-value="PT08H00M00S">
            <text:p>08:00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13H23M00S">
            <text:p>13:23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17">
            <text:p>2020-12-17</text:p>
          </table:table-cell>
          <table:table-cell table:style-name="ce1" office:value-type="string">
            <text:p>農曆11月3日</text:p>
          </table:table-cell>
          <table:table-cell/>
          <table:table-cell table:style-name="ce1" office:value-type="time" office:time-value="PT08H58M00S">
            <text:p>08:58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14H22M00S">
            <text:p>14:22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9H49M00S">
            <text:p>19:49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18">
            <text:p>2020-12-18</text:p>
          </table:table-cell>
          <table:table-cell table:style-name="ce1" office:value-type="string">
            <text:p>農曆11月4日</text:p>
          </table:table-cell>
          <table:table-cell/>
          <table:table-cell table:style-name="ce1" office:value-type="time" office:time-value="PT09H48M00S">
            <text:p>09:48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5H18M00S">
            <text:p>15:18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20H50M00S">
            <text:p>20:50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19">
            <text:p>2020-12-19</text:p>
          </table:table-cell>
          <table:table-cell table:style-name="ce1" office:value-type="string">
            <text:p>農曆11月5日</text:p>
          </table:table-cell>
          <table:table-cell/>
          <table:table-cell table:style-name="ce1" office:value-type="time" office:time-value="PT10H32M00S">
            <text:p>10:32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16H09M00S">
            <text:p>16:09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21H49M00S">
            <text:p>21:49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20">
            <text:p>2020-12-20</text:p>
          </table:table-cell>
          <table:table-cell table:style-name="ce1" office:value-type="string">
            <text:p>農曆11月6日</text:p>
          </table:table-cell>
          <table:table-cell/>
          <table:table-cell table:style-name="ce1" office:value-type="time" office:time-value="PT11H11M00S">
            <text:p>11:11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6H55M00S">
            <text:p>16:55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22H44M00S">
            <text:p>22:44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21">
            <text:p>2020-12-21</text:p>
          </table:table-cell>
          <table:table-cell table:style-name="ce1" office:value-type="string">
            <text:p>農曆11月7日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7H39M00S">
            <text:p>17:39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23H37M00S">
            <text:p>23:37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22">
            <text:p>2020-12-22</text:p>
          </table:table-cell>
          <table:table-cell table:style-name="ce1" office:value-type="string">
            <text:p>農曆11月8日</text:p>
          </table:table-cell>
          <table:table-cell/>
          <table:table-cell table:style-name="ce1" office:value-type="time" office:time-value="PT12H17M00S">
            <text:p>12:17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string">
            <text:p>62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23">
            <text:p>2020-12-23</text:p>
          </table:table-cell>
          <table:table-cell table:style-name="ce1" office:value-type="string">
            <text:p>農曆11月9日</text:p>
          </table:table-cell>
          <table:table-cell/>
          <table:table-cell table:style-name="ce1" office:value-type="time" office:time-value="PT12H48M00S">
            <text:p>12:48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9H00M00S">
            <text:p>19:00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00H28M00S">
            <text:p>00:28</text:p>
          </table:table-cell>
          <table:table-cell office:value-type="float" office:value="269">
            <text:p>26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24">
            <text:p>2020-12-24</text:p>
          </table:table-cell>
          <table:table-cell table:style-name="ce1" office:value-type="string">
            <text:p>農曆11月10日</text:p>
          </table:table-cell>
          <table:table-cell/>
          <table:table-cell table:style-name="ce1" office:value-type="time" office:time-value="PT13H19M00S">
            <text:p>13:19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19H41M00S">
            <text:p>19:41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01H18M00S">
            <text:p>01:18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25">
            <text:p>2020-12-25</text:p>
          </table:table-cell>
          <table:table-cell table:style-name="ce1" office:value-type="string">
            <text:p>農曆11月11日</text:p>
          </table:table-cell>
          <table:table-cell/>
          <table:table-cell table:style-name="ce1" office:value-type="time" office:time-value="PT13H50M00S">
            <text:p>13:50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20H22M00S">
            <text:p>20:22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02H08M00S">
            <text:p>02:08</text:p>
          </table:table-cell>
          <table:table-cell office:value-type="float" office:value="280">
            <text:p>28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26">
            <text:p>2020-12-26</text:p>
          </table:table-cell>
          <table:table-cell table:style-name="ce1" office:value-type="string">
            <text:p>農曆11月12日</text:p>
          </table:table-cell>
          <table:table-cell/>
          <table:table-cell table:style-name="ce1" office:value-type="time" office:time-value="PT14H25M00S">
            <text:p>14:25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21H06M00S">
            <text:p>21:06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02H59M00S">
            <text:p>02:59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27">
            <text:p>2020-12-27</text:p>
          </table:table-cell>
          <table:table-cell table:style-name="ce1" office:value-type="string">
            <text:p>農曆11月13日</text:p>
          </table:table-cell>
          <table:table-cell/>
          <table:table-cell table:style-name="ce1" office:value-type="time" office:time-value="PT15H02M00S">
            <text:p>15:02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21H52M00S">
            <text:p>21:52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03H52M00S">
            <text:p>03:52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28">
            <text:p>2020-12-28</text:p>
          </table:table-cell>
          <table:table-cell table:style-name="ce1" office:value-type="string">
            <text:p>農曆11月14日</text:p>
          </table:table-cell>
          <table:table-cell/>
          <table:table-cell table:style-name="ce1" office:value-type="time" office:time-value="PT15H44M00S">
            <text:p>15:4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22H41M00S">
            <text:p>22:4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4H47M00S">
            <text:p>04:47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29">
            <text:p>2020-12-29</text:p>
          </table:table-cell>
          <table:table-cell table:style-name="ce1" office:value-type="string">
            <text:p>農曆11月15日</text:p>
          </table:table-cell>
          <table:table-cell/>
          <table:table-cell table:style-name="ce1" office:value-type="time" office:time-value="PT16H31M00S">
            <text:p>16:31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23H33M00S">
            <text:p>23:33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05H42M00S">
            <text:p>05:42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4" office:value-type="date" office:date-value="2020-12-30">
            <text:p>2020-12-30</text:p>
          </table:table-cell>
          <table:table-cell table:style-name="ce1" office:value-type="string">
            <text:p>農曆11月16日</text:p>
          </table:table-cell>
          <table:table-cell/>
          <table:table-cell table:style-name="ce1" office:value-type="time" office:time-value="PT17H23M00S">
            <text:p>17:23</text:p>
          </table:table-cell>
          <table:table-cell office:value-type="float" office:value="62">
            <text:p>62</text:p>
          </table:table-cell>
          <table:table-cell table:number-columns-repeated="4"/>
          <table:table-cell table:style-name="ce1" office:value-type="time" office:time-value="PT06H37M00S">
            <text:p>06:37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0-12-31">
            <text:p>2020/12/31</text:p>
          </table:table-cell>
          <table:table-cell table:style-name="ce1" office:value-type="string">
            <text:p>農曆11月17日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0H27M00S">
            <text:p>00:27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07H31M00S">
            <text:p>07:31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01">
            <text:p>2021/01/01</text:p>
          </table:table-cell>
          <table:table-cell table:style-name="ce1" office:value-type="string">
            <text:p>農曆11月18日</text:p>
          </table:table-cell>
          <table:table-cell/>
          <table:table-cell table:style-name="ce1" office:value-type="time" office:time-value="PT19H18M00S">
            <text:p>19:1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01H22M00S">
            <text:p>01:22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08H22M00S">
            <text:p>08:22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02">
            <text:p>2021/01/02</text:p>
          </table:table-cell>
          <table:table-cell table:style-name="ce1" office:value-type="string">
            <text:p>農曆11月19日</text:p>
          </table:table-cell>
          <table:table-cell/>
          <table:table-cell table:style-name="ce1" office:value-type="time" office:time-value="PT20H19M00S">
            <text:p>20:19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02H15M00S">
            <text:p>02:15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9H08M00S">
            <text:p>09:08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03">
            <text:p>2021/01/03</text:p>
          </table:table-cell>
          <table:table-cell table:style-name="ce1" office:value-type="string">
            <text:p>農曆11月20日</text:p>
          </table:table-cell>
          <table:table-cell/>
          <table:table-cell table:style-name="ce1" office:value-type="time" office:time-value="PT21H19M00S">
            <text:p>21:19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03H07M00S">
            <text:p>03:07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09H51M00S">
            <text:p>09:51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04">
            <text:p>2021/01/04</text:p>
          </table:table-cell>
          <table:table-cell table:style-name="ce1" office:value-type="string">
            <text:p>農曆11月21日</text:p>
          </table:table-cell>
          <table:table-cell/>
          <table:table-cell table:style-name="ce1" office:value-type="time" office:time-value="PT22H19M00S">
            <text:p>22:19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03H58M00S">
            <text:p>03:58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0H31M00S">
            <text:p>10:31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05">
            <text:p>2021/01/05</text:p>
          </table:table-cell>
          <table:table-cell table:style-name="ce1" office:value-type="string">
            <text:p>農曆11月22日</text:p>
          </table:table-cell>
          <table:table-cell/>
          <table:table-cell table:style-name="ce1" office:value-type="time" office:time-value="PT23H19M00S">
            <text:p>23:19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04H47M00S">
            <text:p>04:47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1H08M00S">
            <text:p>11:08</text:p>
          </table:table-cell>
          <table:table-cell office:value-type="float" office:value="276">
            <text:p>27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06">
            <text:p>2021/01/06</text:p>
          </table:table-cell>
          <table:table-cell table:style-name="ce1" office:value-type="string">
            <text:p>農曆11月23日</text:p>
          </table:table-cell>
          <table:table-cell table:number-columns-repeated="4"/>
          <table:table-cell table:style-name="ce1" office:value-type="time" office:time-value="PT05H35M00S">
            <text:p>05:35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float" office:value="269">
            <text:p>26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07">
            <text:p>2021/01/07</text:p>
          </table:table-cell>
          <table:table-cell table:style-name="ce1" office:value-type="string">
            <text:p>農曆11月24日</text:p>
          </table:table-cell>
          <table:table-cell/>
          <table:table-cell table:style-name="ce1" office:value-type="time" office:time-value="PT00H19M00S">
            <text:p>00:19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06H24M00S">
            <text:p>06:24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2H23M00S">
            <text:p>12:23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08">
            <text:p>2021/01/08</text:p>
          </table:table-cell>
          <table:table-cell table:style-name="ce1" office:value-type="string">
            <text:p>農曆11月25日</text:p>
          </table:table-cell>
          <table:table-cell/>
          <table:table-cell table:style-name="ce1" office:value-type="time" office:time-value="PT01H21M00S">
            <text:p>01:21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07H14M00S">
            <text:p>07:14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3H02M00S">
            <text:p>13:02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09">
            <text:p>2021/01/09</text:p>
          </table:table-cell>
          <table:table-cell table:style-name="ce1" office:value-type="string">
            <text:p>農曆11月26日</text:p>
          </table:table-cell>
          <table:table-cell/>
          <table:table-cell table:style-name="ce1" office:value-type="time" office:time-value="PT02H24M00S">
            <text:p>02:24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08H07M00S">
            <text:p>08:07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3H46M00S">
            <text:p>13:46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10">
            <text:p>2021/01/10</text:p>
          </table:table-cell>
          <table:table-cell table:style-name="ce1" office:value-type="string">
            <text:p>農曆11月27日</text:p>
          </table:table-cell>
          <table:table-cell/>
          <table:table-cell table:style-name="ce1" office:value-type="time" office:time-value="PT03H30M00S">
            <text:p>03:30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09H04M00S">
            <text:p>09:0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4H34M00S">
            <text:p>14:34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11">
            <text:p>2021/01/11</text:p>
          </table:table-cell>
          <table:table-cell table:style-name="ce1" office:value-type="string">
            <text:p>農曆11月28日</text:p>
          </table:table-cell>
          <table:table-cell/>
          <table:table-cell table:style-name="ce1" office:value-type="time" office:time-value="PT04H36M00S">
            <text:p>04:36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0H03M00S">
            <text:p>10:03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5H28M00S">
            <text:p>15:28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12">
            <text:p>2021/01/12</text:p>
          </table:table-cell>
          <table:table-cell table:style-name="ce1" office:value-type="string">
            <text:p>農曆11月29日</text:p>
          </table:table-cell>
          <table:table-cell/>
          <table:table-cell table:style-name="ce1" office:value-type="time" office:time-value="PT05H41M00S">
            <text:p>05:41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11H04M00S">
            <text:p>11:04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16H27M00S">
            <text:p>16:27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13">
            <text:p>2021/01/13</text:p>
          </table:table-cell>
          <table:table-cell table:style-name="ce1" office:value-type="string">
            <text:p>農曆12月1日</text:p>
          </table:table-cell>
          <table:table-cell/>
          <table:table-cell table:style-name="ce1" office:value-type="time" office:time-value="PT06H41M00S">
            <text:p>06:41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17H29M00S">
            <text:p>17:29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14">
            <text:p>2021/01/14</text:p>
          </table:table-cell>
          <table:table-cell table:style-name="ce1" office:value-type="string">
            <text:p>農曆12月2日</text:p>
          </table:table-cell>
          <table:table-cell/>
          <table:table-cell table:style-name="ce1" office:value-type="time" office:time-value="PT07H36M00S">
            <text:p>07:36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3H02M00S">
            <text:p>13:02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8H32M00S">
            <text:p>18:32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15">
            <text:p>2021/01/15</text:p>
          </table:table-cell>
          <table:table-cell table:style-name="ce1" office:value-type="string">
            <text:p>農曆12月3日</text:p>
          </table:table-cell>
          <table:table-cell/>
          <table:table-cell table:style-name="ce1" office:value-type="time" office:time-value="PT08H23M00S">
            <text:p>08:23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3H56M00S">
            <text:p>13:56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9H33M00S">
            <text:p>19:33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16">
            <text:p>2021/01/16</text:p>
          </table:table-cell>
          <table:table-cell table:style-name="ce1" office:value-type="string">
            <text:p>農曆12月4日</text:p>
          </table:table-cell>
          <table:table-cell/>
          <table:table-cell table:style-name="ce1" office:value-type="time" office:time-value="PT09H05M00S">
            <text:p>09:05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4H46M00S">
            <text:p>14:46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20H31M00S">
            <text:p>20:31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17">
            <text:p>2021/01/17</text:p>
          </table:table-cell>
          <table:table-cell table:style-name="ce1" office:value-type="string">
            <text:p>農曆12月5日</text:p>
          </table:table-cell>
          <table:table-cell/>
          <table:table-cell table:style-name="ce1" office:value-type="time" office:time-value="PT09H42M00S">
            <text:p>09:42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5H31M00S">
            <text:p>15:31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21H26M00S">
            <text:p>21:26</text:p>
          </table:table-cell>
          <table:table-cell office:value-type="float" office:value="261">
            <text:p>26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18">
            <text:p>2021/01/18</text:p>
          </table:table-cell>
          <table:table-cell table:style-name="ce1" office:value-type="string">
            <text:p>農曆12月6日</text:p>
          </table:table-cell>
          <table:table-cell/>
          <table:table-cell table:style-name="ce1" office:value-type="time" office:time-value="PT10H15M00S">
            <text:p>10:15</text:p>
          </table:table-cell>
          <table:table-cell office:value-type="float" office:value="96">
            <text:p>96</text:p>
          </table:table-cell>
          <table:table-cell/>
          <table:table-cell table:style-name="ce1" office:value-type="time" office:time-value="PT16H14M00S">
            <text:p>16:14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22H18M00S">
            <text:p>22:18</text:p>
          </table:table-cell>
          <table:table-cell office:value-type="float" office:value="266">
            <text:p>26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19">
            <text:p>2021/01/19</text:p>
          </table:table-cell>
          <table:table-cell table:style-name="ce1" office:value-type="string">
            <text:p>農曆12月7日</text:p>
          </table:table-cell>
          <table:table-cell/>
          <table:table-cell table:style-name="ce1" office:value-type="time" office:time-value="PT10H47M00S">
            <text:p>10:47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6H56M00S">
            <text:p>16:56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23H09M00S">
            <text:p>23:09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20">
            <text:p>2021/01/20</text:p>
          </table:table-cell>
          <table:table-cell table:style-name="ce1" office:value-type="string">
            <text:p>農曆12月8日</text:p>
          </table:table-cell>
          <table:table-cell/>
          <table:table-cell table:style-name="ce1" office:value-type="time" office:time-value="PT11H18M00S">
            <text:p>11:18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17H36M00S">
            <text:p>17:36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23H59M00S">
            <text:p>23:59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21">
            <text:p>2021/01/21</text:p>
          </table:table-cell>
          <table:table-cell table:style-name="ce1" office:value-type="string">
            <text:p>農曆12月9日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string">
            <text:p>76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22">
            <text:p>2021/01/22</text:p>
          </table:table-cell>
          <table:table-cell table:style-name="ce1" office:value-type="string">
            <text:p>農曆12月10日</text:p>
          </table:table-cell>
          <table:table-cell/>
          <table:table-cell table:style-name="ce1" office:value-type="time" office:time-value="PT12H22M00S">
            <text:p>12:22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9H00M00S">
            <text:p>19:00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00H51M00S">
            <text:p>00:51</text:p>
          </table:table-cell>
          <table:table-cell office:value-type="float" office:value="283">
            <text:p>28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23">
            <text:p>2021/01/23</text:p>
          </table:table-cell>
          <table:table-cell table:style-name="ce1" office:value-type="string">
            <text:p>農曆12月11日</text:p>
          </table:table-cell>
          <table:table-cell/>
          <table:table-cell table:style-name="ce1" office:value-type="time" office:time-value="PT12H58M00S">
            <text:p>12:58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9H45M00S">
            <text:p>19:45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1H43M00S">
            <text:p>01:43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24">
            <text:p>2021/01/24</text:p>
          </table:table-cell>
          <table:table-cell table:style-name="ce1" office:value-type="string">
            <text:p>農曆12月12日</text:p>
          </table:table-cell>
          <table:table-cell/>
          <table:table-cell table:style-name="ce1" office:value-type="time" office:time-value="PT13H38M00S">
            <text:p>13:38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20H32M00S">
            <text:p>20:32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2H36M00S">
            <text:p>02:36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25">
            <text:p>2021/01/25</text:p>
          </table:table-cell>
          <table:table-cell table:style-name="ce1" office:value-type="string">
            <text:p>農曆12月13日</text:p>
          </table:table-cell>
          <table:table-cell/>
          <table:table-cell table:style-name="ce1" office:value-type="time" office:time-value="PT14H22M00S">
            <text:p>14:22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21H23M00S">
            <text:p>21:23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03H31M00S">
            <text:p>03:31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26">
            <text:p>2021/01/26</text:p>
          </table:table-cell>
          <table:table-cell table:style-name="ce1" office:value-type="string">
            <text:p>農曆12月14日</text:p>
          </table:table-cell>
          <table:table-cell/>
          <table:table-cell table:style-name="ce1" office:value-type="time" office:time-value="PT15H12M00S">
            <text:p>15:12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22H17M00S">
            <text:p>22:17</text:p>
          </table:table-cell>
          <table:table-cell office:value-type="string">
            <text:p>90N</text:p>
          </table:table-cell>
          <table:table-cell/>
          <table:table-cell table:style-name="ce1" office:value-type="time" office:time-value="PT04H26M00S">
            <text:p>04:26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27">
            <text:p>2021/01/27</text:p>
          </table:table-cell>
          <table:table-cell table:style-name="ce1" office:value-type="string">
            <text:p>農曆12月15日</text:p>
          </table:table-cell>
          <table:table-cell/>
          <table:table-cell table:style-name="ce1" office:value-type="time" office:time-value="PT16H08M00S">
            <text:p>16:08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23H11M00S">
            <text:p>23:11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05H21M00S">
            <text:p>05:21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28">
            <text:p>2021/01/28</text:p>
          </table:table-cell>
          <table:table-cell table:style-name="ce1" office:value-type="string">
            <text:p>農曆12月16日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65">
            <text:p>65</text:p>
          </table:table-cell>
          <table:table-cell table:number-columns-repeated="4"/>
          <table:table-cell table:style-name="ce1" office:value-type="time" office:time-value="PT06H14M00S">
            <text:p>06:14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29">
            <text:p>2021/01/29</text:p>
          </table:table-cell>
          <table:table-cell table:style-name="ce1" office:value-type="string">
            <text:p>農曆12月17日</text:p>
          </table:table-cell>
          <table:table-cell/>
          <table:table-cell table:style-name="ce1" office:value-type="time" office:time-value="PT18H08M00S">
            <text:p>18:08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00H07M00S">
            <text:p>00:07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7H03M00S">
            <text:p>07:03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30">
            <text:p>2021/01/30</text:p>
          </table:table-cell>
          <table:table-cell table:style-name="ce1" office:value-type="string">
            <text:p>農曆12月18日</text:p>
          </table:table-cell>
          <table:table-cell/>
          <table:table-cell table:style-name="ce1" office:value-type="time" office:time-value="PT19H10M00S">
            <text:p>19:10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01H00M00S">
            <text:p>01:00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7H48M00S">
            <text:p>07:48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1-31">
            <text:p>2021/01/31</text:p>
          </table:table-cell>
          <table:table-cell table:style-name="ce1" office:value-type="string">
            <text:p>農曆12月19日</text:p>
          </table:table-cell>
          <table:table-cell/>
          <table:table-cell table:style-name="ce1" office:value-type="time" office:time-value="PT20H12M00S">
            <text:p>20:12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01H53M00S">
            <text:p>01:53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08H29M00S">
            <text:p>08:29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01">
            <text:p>2021/02/01</text:p>
          </table:table-cell>
          <table:table-cell table:style-name="ce1" office:value-type="string">
            <text:p>農曆12月20日</text:p>
          </table:table-cell>
          <table:table-cell/>
          <table:table-cell table:style-name="ce1" office:value-type="time" office:time-value="PT21H13M00S">
            <text:p>21:13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02H43M00S">
            <text:p>02:43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09H08M00S">
            <text:p>09:08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02">
            <text:p>2021/02/02</text:p>
          </table:table-cell>
          <table:table-cell table:style-name="ce1" office:value-type="string">
            <text:p>農曆12月21日</text:p>
          </table:table-cell>
          <table:table-cell/>
          <table:table-cell table:style-name="ce1" office:value-type="time" office:time-value="PT22H14M00S">
            <text:p>22:14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03H32M00S">
            <text:p>03:32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09H46M00S">
            <text:p>09:46</text:p>
          </table:table-cell>
          <table:table-cell office:value-type="float" office:value="271">
            <text:p>27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03">
            <text:p>2021/02/03</text:p>
          </table:table-cell>
          <table:table-cell table:style-name="ce1" office:value-type="string">
            <text:p>農曆12月22日</text:p>
          </table:table-cell>
          <table:table-cell/>
          <table:table-cell table:style-name="ce1" office:value-type="time" office:time-value="PT23H15M00S">
            <text:p>23:15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04H21M00S">
            <text:p>04:21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0H23M00S">
            <text:p>10:23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04">
            <text:p>2021/02/04</text:p>
          </table:table-cell>
          <table:table-cell table:style-name="ce1" office:value-type="string">
            <text:p>農曆12月23日</text:p>
          </table:table-cell>
          <table:table-cell table:number-columns-repeated="4"/>
          <table:table-cell table:style-name="ce1" office:value-type="time" office:time-value="PT05H11M00S">
            <text:p>05:11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1H02M00S">
            <text:p>11:02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05">
            <text:p>2021/02/05</text:p>
          </table:table-cell>
          <table:table-cell table:style-name="ce1" office:value-type="string">
            <text:p>農曆12月24日</text:p>
          </table:table-cell>
          <table:table-cell/>
          <table:table-cell table:style-name="ce1" office:value-type="time" office:time-value="PT00H17M00S">
            <text:p>00:17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06H03M00S">
            <text:p>06:03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06">
            <text:p>2021/02/06</text:p>
          </table:table-cell>
          <table:table-cell table:style-name="ce1" office:value-type="string">
            <text:p>農曆12月25日</text:p>
          </table:table-cell>
          <table:table-cell/>
          <table:table-cell table:style-name="ce1" office:value-type="time" office:time-value="PT01H21M00S">
            <text:p>01:21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06H57M00S">
            <text:p>06:5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2H29M00S">
            <text:p>12:29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07">
            <text:p>2021/02/07</text:p>
          </table:table-cell>
          <table:table-cell table:style-name="ce1" office:value-type="string">
            <text:p>農曆12月26日</text:p>
          </table:table-cell>
          <table:table-cell/>
          <table:table-cell table:style-name="ce1" office:value-type="time" office:time-value="PT02H26M00S">
            <text:p>02:26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07H54M00S">
            <text:p>07:54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3H20M00S">
            <text:p>13:20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08">
            <text:p>2021/02/08</text:p>
          </table:table-cell>
          <table:table-cell table:style-name="ce1" office:value-type="string">
            <text:p>農曆12月27日</text:p>
          </table:table-cell>
          <table:table-cell/>
          <table:table-cell table:style-name="ce1" office:value-type="time" office:time-value="PT03H29M00S">
            <text:p>03:29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08H53M00S">
            <text:p>08:53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14H15M00S">
            <text:p>14:15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09">
            <text:p>2021/02/09</text:p>
          </table:table-cell>
          <table:table-cell table:style-name="ce1" office:value-type="string">
            <text:p>農曆12月28日</text:p>
          </table:table-cell>
          <table:table-cell/>
          <table:table-cell table:style-name="ce1" office:value-type="time" office:time-value="PT04H30M00S">
            <text:p>04:30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09H52M00S">
            <text:p>09:52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15H15M00S">
            <text:p>15:15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10">
            <text:p>2021/02/10</text:p>
          </table:table-cell>
          <table:table-cell table:style-name="ce1" office:value-type="string">
            <text:p>農曆12月29日</text:p>
          </table:table-cell>
          <table:table-cell/>
          <table:table-cell table:style-name="ce1" office:value-type="time" office:time-value="PT05H25M00S">
            <text:p>05:2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0H50M00S">
            <text:p>10:50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6H17M00S">
            <text:p>16:17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11">
            <text:p>2021/02/11</text:p>
          </table:table-cell>
          <table:table-cell table:style-name="ce1" office:value-type="string">
            <text:p>農曆12月30日</text:p>
          </table:table-cell>
          <table:table-cell/>
          <table:table-cell table:style-name="ce1" office:value-type="time" office:time-value="PT06H15M00S">
            <text:p>06:1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45M00S">
            <text:p>11:4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12">
            <text:p>2021/02/12</text:p>
          </table:table-cell>
          <table:table-cell table:style-name="ce1" office:value-type="string">
            <text:p>農曆1月1日</text:p>
          </table:table-cell>
          <table:table-cell/>
          <table:table-cell table:style-name="ce1" office:value-type="time" office:time-value="PT06H58M00S">
            <text:p>06:58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2H36M00S">
            <text:p>12:36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13">
            <text:p>2021/02/13</text:p>
          </table:table-cell>
          <table:table-cell table:style-name="ce1" office:value-type="string">
            <text:p>農曆1月2日</text:p>
          </table:table-cell>
          <table:table-cell/>
          <table:table-cell table:style-name="ce1" office:value-type="time" office:time-value="PT07H37M00S">
            <text:p>07:37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13H23M00S">
            <text:p>13:23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9H13M00S">
            <text:p>19:13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14">
            <text:p>2021/02/14</text:p>
          </table:table-cell>
          <table:table-cell table:style-name="ce1" office:value-type="string">
            <text:p>農曆1月3日</text:p>
          </table:table-cell>
          <table:table-cell/>
          <table:table-cell table:style-name="ce1" office:value-type="time" office:time-value="PT08H12M00S">
            <text:p>08:12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4H07M00S">
            <text:p>14:07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20H07M00S">
            <text:p>20:07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15">
            <text:p>2021/02/15</text:p>
          </table:table-cell>
          <table:table-cell table:style-name="ce1" office:value-type="string">
            <text:p>農曆1月4日</text:p>
          </table:table-cell>
          <table:table-cell/>
          <table:table-cell table:style-name="ce1" office:value-type="time" office:time-value="PT08H45M00S">
            <text:p>08:45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4H50M00S">
            <text:p>14:50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21H00M00S">
            <text:p>21:00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16">
            <text:p>2021/02/16</text:p>
          </table:table-cell>
          <table:table-cell table:style-name="ce1" office:value-type="string">
            <text:p>農曆1月5日</text:p>
          </table:table-cell>
          <table:table-cell/>
          <table:table-cell table:style-name="ce1" office:value-type="time" office:time-value="PT09H16M00S">
            <text:p>09:16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5H31M00S">
            <text:p>15:31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21H51M00S">
            <text:p>21:51</text:p>
          </table:table-cell>
          <table:table-cell office:value-type="float" office:value="276">
            <text:p>27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17">
            <text:p>2021/02/17</text:p>
          </table:table-cell>
          <table:table-cell table:style-name="ce1" office:value-type="string">
            <text:p>農曆1月6日</text:p>
          </table:table-cell>
          <table:table-cell/>
          <table:table-cell table:style-name="ce1" office:value-type="time" office:time-value="PT09H47M00S">
            <text:p>09:47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6H12M00S">
            <text:p>16:12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22H42M00S">
            <text:p>22:42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18">
            <text:p>2021/02/18</text:p>
          </table:table-cell>
          <table:table-cell table:style-name="ce1" office:value-type="string">
            <text:p>農曆1月7日</text:p>
          </table:table-cell>
          <table:table-cell/>
          <table:table-cell table:style-name="ce1" office:value-type="time" office:time-value="PT10H19M00S">
            <text:p>10:19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6H54M00S">
            <text:p>16:54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23H33M00S">
            <text:p>23:33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19">
            <text:p>2021/02/19</text:p>
          </table:table-cell>
          <table:table-cell table:style-name="ce1" office:value-type="string">
            <text:p>農曆1月8日</text:p>
          </table:table-cell>
          <table:table-cell/>
          <table:table-cell table:style-name="ce1" office:value-type="time" office:time-value="PT10H54M00S">
            <text:p>10:54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7H38M00S">
            <text:p>17:38</text:p>
          </table:table-cell>
          <table:table-cell office:value-type="string">
            <text:p>83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20">
            <text:p>2021/02/20</text:p>
          </table:table-cell>
          <table:table-cell table:style-name="ce1" office:value-type="string">
            <text:p>農曆1月9日</text:p>
          </table:table-cell>
          <table:table-cell/>
          <table:table-cell table:style-name="ce1" office:value-type="time" office:time-value="PT11H32M00S">
            <text:p>11:32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18H24M00S">
            <text:p>18:24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0H26M00S">
            <text:p>00:26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21">
            <text:p>2021/02/21</text:p>
          </table:table-cell>
          <table:table-cell table:style-name="ce1" office:value-type="string">
            <text:p>農曆1月10日</text:p>
          </table:table-cell>
          <table:table-cell/>
          <table:table-cell table:style-name="ce1" office:value-type="time" office:time-value="PT12H14M00S">
            <text:p>12:1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9H12M00S">
            <text:p>19:12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01H19M00S">
            <text:p>01:19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22">
            <text:p>2021/02/22</text:p>
          </table:table-cell>
          <table:table-cell table:style-name="ce1" office:value-type="string">
            <text:p>農曆1月11日</text:p>
          </table:table-cell>
          <table:table-cell/>
          <table:table-cell table:style-name="ce1" office:value-type="time" office:time-value="PT13H01M00S">
            <text:p>13:01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20H04M00S">
            <text:p>20:04</text:p>
          </table:table-cell>
          <table:table-cell office:value-type="string">
            <text:p>90N</text:p>
          </table:table-cell>
          <table:table-cell/>
          <table:table-cell table:style-name="ce1" office:value-type="time" office:time-value="PT02H14M00S">
            <text:p>02:14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23">
            <text:p>2021/02/23</text:p>
          </table:table-cell>
          <table:table-cell table:style-name="ce1" office:value-type="string">
            <text:p>農曆1月12日</text:p>
          </table:table-cell>
          <table:table-cell/>
          <table:table-cell table:style-name="ce1" office:value-type="time" office:time-value="PT13H53M00S">
            <text:p>13:53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20H58M00S">
            <text:p>20:58</text:p>
          </table:table-cell>
          <table:table-cell office:value-type="string">
            <text:p>90N</text:p>
          </table:table-cell>
          <table:table-cell/>
          <table:table-cell table:style-name="ce1" office:value-type="time" office:time-value="PT03H09M00S">
            <text:p>03:09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24">
            <text:p>2021/02/24</text:p>
          </table:table-cell>
          <table:table-cell table:style-name="ce1" office:value-type="string">
            <text:p>農曆1月13日</text:p>
          </table:table-cell>
          <table:table-cell/>
          <table:table-cell table:style-name="ce1" office:value-type="time" office:time-value="PT14H50M00S">
            <text:p>14:50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21H53M00S">
            <text:p>21:53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04H02M00S">
            <text:p>04:02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25">
            <text:p>2021/02/25</text:p>
          </table:table-cell>
          <table:table-cell table:style-name="ce1" office:value-type="string">
            <text:p>農曆1月14日</text:p>
          </table:table-cell>
          <table:table-cell/>
          <table:table-cell table:style-name="ce1" office:value-type="time" office:time-value="PT15H51M00S">
            <text:p>15:51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22H48M00S">
            <text:p>22:48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4H52M00S">
            <text:p>04:52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26">
            <text:p>2021/02/26</text:p>
          </table:table-cell>
          <table:table-cell table:style-name="ce1" office:value-type="string">
            <text:p>農曆1月15日</text:p>
          </table:table-cell>
          <table:table-cell/>
          <table:table-cell table:style-name="ce1" office:value-type="time" office:time-value="PT16H54M00S">
            <text:p>16:54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23H41M00S">
            <text:p>23:41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05H39M00S">
            <text:p>05:39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27">
            <text:p>2021/02/27</text:p>
          </table:table-cell>
          <table:table-cell table:style-name="ce1" office:value-type="string">
            <text:p>農曆1月16日</text:p>
          </table:table-cell>
          <table:table-cell/>
          <table:table-cell table:style-name="ce1" office:value-type="time" office:time-value="PT17H57M00S">
            <text:p>17:57</text:p>
          </table:table-cell>
          <table:table-cell office:value-type="float" office:value="76">
            <text:p>76</text:p>
          </table:table-cell>
          <table:table-cell table:number-columns-repeated="4"/>
          <table:table-cell table:style-name="ce1" office:value-type="time" office:time-value="PT06H23M00S">
            <text:p>06:23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2-28">
            <text:p>2021/02/28</text:p>
          </table:table-cell>
          <table:table-cell table:style-name="ce1" office:value-type="string">
            <text:p>農曆1月17日</text:p>
          </table:table-cell>
          <table:table-cell/>
          <table:table-cell table:style-name="ce1" office:value-type="time" office:time-value="PT19H00M00S">
            <text:p>19:00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00H33M00S">
            <text:p>00:33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07H04M00S">
            <text:p>07:04</text:p>
          </table:table-cell>
          <table:table-cell office:value-type="float" office:value="280">
            <text:p>28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01">
            <text:p>2021/03/01</text:p>
          </table:table-cell>
          <table:table-cell table:style-name="ce1" office:value-type="string">
            <text:p>農曆1月18日</text:p>
          </table:table-cell>
          <table:table-cell/>
          <table:table-cell table:style-name="ce1" office:value-type="time" office:time-value="PT20H03M00S">
            <text:p>20:03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01H25M00S">
            <text:p>01:25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07H43M00S">
            <text:p>07:43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02">
            <text:p>2021/03/02</text:p>
          </table:table-cell>
          <table:table-cell table:style-name="ce1" office:value-type="string">
            <text:p>農曆1月19日</text:p>
          </table:table-cell>
          <table:table-cell/>
          <table:table-cell table:style-name="ce1" office:value-type="time" office:time-value="PT21H06M00S">
            <text:p>21:06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02H15M00S">
            <text:p>02:15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08H21M00S">
            <text:p>08:21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03">
            <text:p>2021/03/03</text:p>
          </table:table-cell>
          <table:table-cell table:style-name="ce1" office:value-type="string">
            <text:p>農曆1月20日</text:p>
          </table:table-cell>
          <table:table-cell/>
          <table:table-cell table:style-name="ce1" office:value-type="time" office:time-value="PT22H10M00S">
            <text:p>22:10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03H06M00S">
            <text:p>03:06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09H01M00S">
            <text:p>09:01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04">
            <text:p>2021/03/04</text:p>
          </table:table-cell>
          <table:table-cell table:style-name="ce1" office:value-type="string">
            <text:p>農曆1月21日</text:p>
          </table:table-cell>
          <table:table-cell/>
          <table:table-cell table:style-name="ce1" office:value-type="time" office:time-value="PT23H14M00S">
            <text:p>23:14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03H58M00S">
            <text:p>03:58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09H42M00S">
            <text:p>09:42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05">
            <text:p>2021/03/05</text:p>
          </table:table-cell>
          <table:table-cell table:style-name="ce1" office:value-type="string">
            <text:p>農曆1月22日</text:p>
          </table:table-cell>
          <table:table-cell table:number-columns-repeated="4"/>
          <table:table-cell table:style-name="ce1" office:value-type="time" office:time-value="PT04H53M00S">
            <text:p>04:53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0H27M00S">
            <text:p>10:27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06">
            <text:p>2021/03/06</text:p>
          </table:table-cell>
          <table:table-cell table:style-name="ce1" office:value-type="string">
            <text:p>農曆1月23日</text:p>
          </table:table-cell>
          <table:table-cell/>
          <table:table-cell table:style-name="ce1" office:value-type="time" office:time-value="PT00H19M00S">
            <text:p>00:19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5H49M00S">
            <text:p>05:4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1H16M00S">
            <text:p>11:16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07">
            <text:p>2021/03/07</text:p>
          </table:table-cell>
          <table:table-cell table:style-name="ce1" office:value-type="string">
            <text:p>農曆1月24日</text:p>
          </table:table-cell>
          <table:table-cell/>
          <table:table-cell table:style-name="ce1" office:value-type="time" office:time-value="PT01H23M00S">
            <text:p>01:23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06H48M00S">
            <text:p>06:48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12H10M00S">
            <text:p>12:10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08">
            <text:p>2021/03/08</text:p>
          </table:table-cell>
          <table:table-cell table:style-name="ce1" office:value-type="string">
            <text:p>農曆1月25日</text:p>
          </table:table-cell>
          <table:table-cell/>
          <table:table-cell table:style-name="ce1" office:value-type="time" office:time-value="PT02H24M00S">
            <text:p>02:24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07H46M00S">
            <text:p>07:46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13H08M00S">
            <text:p>13:08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09">
            <text:p>2021/03/09</text:p>
          </table:table-cell>
          <table:table-cell table:style-name="ce1" office:value-type="string">
            <text:p>農曆1月26日</text:p>
          </table:table-cell>
          <table:table-cell/>
          <table:table-cell table:style-name="ce1" office:value-type="time" office:time-value="PT03H21M00S">
            <text:p>03:21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08H43M00S">
            <text:p>08:43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14H08M00S">
            <text:p>14:08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10">
            <text:p>2021/03/10</text:p>
          </table:table-cell>
          <table:table-cell table:style-name="ce1" office:value-type="string">
            <text:p>農曆1月27日</text:p>
          </table:table-cell>
          <table:table-cell/>
          <table:table-cell table:style-name="ce1" office:value-type="time" office:time-value="PT04H11M00S">
            <text:p>04:1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09H38M00S">
            <text:p>09:38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15H08M00S">
            <text:p>15:08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11">
            <text:p>2021/03/11</text:p>
          </table:table-cell>
          <table:table-cell table:style-name="ce1" office:value-type="string">
            <text:p>農曆1月28日</text:p>
          </table:table-cell>
          <table:table-cell/>
          <table:table-cell table:style-name="ce1" office:value-type="time" office:time-value="PT04H56M00S">
            <text:p>04:56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0H29M00S">
            <text:p>10:29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6H07M00S">
            <text:p>16:07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12">
            <text:p>2021/03/12</text:p>
          </table:table-cell>
          <table:table-cell table:style-name="ce1" office:value-type="string">
            <text:p>農曆1月29日</text:p>
          </table:table-cell>
          <table:table-cell/>
          <table:table-cell table:style-name="ce1" office:value-type="time" office:time-value="PT05H35M00S">
            <text:p>05:35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17M00S">
            <text:p>11:17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7H04M00S">
            <text:p>17:04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13">
            <text:p>2021/03/13</text:p>
          </table:table-cell>
          <table:table-cell table:style-name="ce1" office:value-type="string">
            <text:p>農曆2月1日</text:p>
          </table:table-cell>
          <table:table-cell/>
          <table:table-cell table:style-name="ce1" office:value-type="time" office:time-value="PT06H11M00S">
            <text:p>06:11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14">
            <text:p>2021/03/14</text:p>
          </table:table-cell>
          <table:table-cell table:style-name="ce1" office:value-type="string">
            <text:p>農曆2月2日</text:p>
          </table:table-cell>
          <table:table-cell/>
          <table:table-cell table:style-name="ce1" office:value-type="time" office:time-value="PT06H44M00S">
            <text:p>06:44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2H45M00S">
            <text:p>12:45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8H51M00S">
            <text:p>18:51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15">
            <text:p>2021/03/15</text:p>
          </table:table-cell>
          <table:table-cell table:style-name="ce1" office:value-type="string">
            <text:p>農曆2月3日</text:p>
          </table:table-cell>
          <table:table-cell/>
          <table:table-cell table:style-name="ce1" office:value-type="time" office:time-value="PT07H15M00S">
            <text:p>07:15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13H26M00S">
            <text:p>13:26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9H43M00S">
            <text:p>19:43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16">
            <text:p>2021/03/16</text:p>
          </table:table-cell>
          <table:table-cell table:style-name="ce1" office:value-type="string">
            <text:p>農曆2月4日</text:p>
          </table:table-cell>
          <table:table-cell/>
          <table:table-cell table:style-name="ce1" office:value-type="time" office:time-value="PT07H46M00S">
            <text:p>07:46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4H07M00S">
            <text:p>14:07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20H34M00S">
            <text:p>20:34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17">
            <text:p>2021/03/17</text:p>
          </table:table-cell>
          <table:table-cell table:style-name="ce1" office:value-type="string">
            <text:p>農曆2月5日</text:p>
          </table:table-cell>
          <table:table-cell/>
          <table:table-cell table:style-name="ce1" office:value-type="time" office:time-value="PT08H18M00S">
            <text:p>08:18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4H49M00S">
            <text:p>14:49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21H25M00S">
            <text:p>21:25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18">
            <text:p>2021/03/18</text:p>
          </table:table-cell>
          <table:table-cell table:style-name="ce1" office:value-type="string">
            <text:p>農曆2月6日</text:p>
          </table:table-cell>
          <table:table-cell/>
          <table:table-cell table:style-name="ce1" office:value-type="time" office:time-value="PT08H52M00S">
            <text:p>08:52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5H32M00S">
            <text:p>15:3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22H17M00S">
            <text:p>22:17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19">
            <text:p>2021/03/19</text:p>
          </table:table-cell>
          <table:table-cell table:style-name="ce1" office:value-type="string">
            <text:p>農曆2月7日</text:p>
          </table:table-cell>
          <table:table-cell/>
          <table:table-cell table:style-name="ce1" office:value-type="time" office:time-value="PT09H28M00S">
            <text:p>09:28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6H17M00S">
            <text:p>16:17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23H10M00S">
            <text:p>23:10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20">
            <text:p>2021/03/20</text:p>
          </table:table-cell>
          <table:table-cell table:style-name="ce1" office:value-type="string">
            <text:p>農曆2月8日</text:p>
          </table:table-cell>
          <table:table-cell/>
          <table:table-cell table:style-name="ce1" office:value-type="time" office:time-value="PT10H07M00S">
            <text:p>10:07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7H04M00S">
            <text:p>17:04</text:p>
          </table:table-cell>
          <table:table-cell office:value-type="string">
            <text:p>88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21">
            <text:p>2021/03/21</text:p>
          </table:table-cell>
          <table:table-cell table:style-name="ce1" office:value-type="string">
            <text:p>農曆2月9日</text:p>
          </table:table-cell>
          <table:table-cell/>
          <table:table-cell table:style-name="ce1" office:value-type="time" office:time-value="PT10H52M00S">
            <text:p>10:52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17H54M00S">
            <text:p>17:54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00H04M00S">
            <text:p>00:04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22">
            <text:p>2021/03/22</text:p>
          </table:table-cell>
          <table:table-cell table:style-name="ce1" office:value-type="string">
            <text:p>農曆2月10日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8H46M00S">
            <text:p>18:46</text:p>
          </table:table-cell>
          <table:table-cell office:value-type="string">
            <text:p>90N</text:p>
          </table:table-cell>
          <table:table-cell/>
          <table:table-cell table:style-name="ce1" office:value-type="time" office:time-value="PT00H58M00S">
            <text:p>00:58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23">
            <text:p>2021/03/23</text:p>
          </table:table-cell>
          <table:table-cell table:style-name="ce1" office:value-type="string">
            <text:p>農曆2月11日</text:p>
          </table:table-cell>
          <table:table-cell/>
          <table:table-cell table:style-name="ce1" office:value-type="time" office:time-value="PT12H35M00S">
            <text:p>12:35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9H39M00S">
            <text:p>19:39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01H51M00S">
            <text:p>01:51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24">
            <text:p>2021/03/24</text:p>
          </table:table-cell>
          <table:table-cell table:style-name="ce1" office:value-type="string">
            <text:p>農曆2月12日</text:p>
          </table:table-cell>
          <table:table-cell/>
          <table:table-cell table:style-name="ce1" office:value-type="time" office:time-value="PT13H33M00S">
            <text:p>13:33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20H33M00S">
            <text:p>20:33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2H42M00S">
            <text:p>02:42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25">
            <text:p>2021/03/25</text:p>
          </table:table-cell>
          <table:table-cell table:style-name="ce1" office:value-type="string">
            <text:p>農曆2月13日</text:p>
          </table:table-cell>
          <table:table-cell/>
          <table:table-cell table:style-name="ce1" office:value-type="time" office:time-value="PT14H34M00S">
            <text:p>14:34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21H27M00S">
            <text:p>21:27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3H29M00S">
            <text:p>03:29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26">
            <text:p>2021/03/26</text:p>
          </table:table-cell>
          <table:table-cell table:style-name="ce1" office:value-type="string">
            <text:p>農曆2月14日</text:p>
          </table:table-cell>
          <table:table-cell/>
          <table:table-cell table:style-name="ce1" office:value-type="time" office:time-value="PT15H37M00S">
            <text:p>15:37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22H19M00S">
            <text:p>22:19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04H14M00S">
            <text:p>04:14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27">
            <text:p>2021/03/27</text:p>
          </table:table-cell>
          <table:table-cell table:style-name="ce1" office:value-type="string">
            <text:p>農曆2月15日</text:p>
          </table:table-cell>
          <table:table-cell/>
          <table:table-cell table:style-name="ce1" office:value-type="time" office:time-value="PT16H40M00S">
            <text:p>16:40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23H11M00S">
            <text:p>23:11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04H56M00S">
            <text:p>04:56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28">
            <text:p>2021/03/28</text:p>
          </table:table-cell>
          <table:table-cell table:style-name="ce1" office:value-type="string">
            <text:p>農曆2月16日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float" office:value="86">
            <text:p>86</text:p>
          </table:table-cell>
          <table:table-cell table:number-columns-repeated="4"/>
          <table:table-cell table:style-name="ce1" office:value-type="time" office:time-value="PT05H35M00S">
            <text:p>05:35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29">
            <text:p>2021/03/29</text:p>
          </table:table-cell>
          <table:table-cell table:style-name="ce1" office:value-type="string">
            <text:p>農曆2月17日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00H02M00S">
            <text:p>00:02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06H14M00S">
            <text:p>06:14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30">
            <text:p>2021/03/30</text:p>
          </table:table-cell>
          <table:table-cell table:style-name="ce1" office:value-type="string">
            <text:p>農曆2月18日</text:p>
          </table:table-cell>
          <table:table-cell/>
          <table:table-cell table:style-name="ce1" office:value-type="time" office:time-value="PT19H54M00S">
            <text:p>19:54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00H54M00S">
            <text:p>00:54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06H54M00S">
            <text:p>06:54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3-31">
            <text:p>2021/03/31</text:p>
          </table:table-cell>
          <table:table-cell table:style-name="ce1" office:value-type="string">
            <text:p>農曆2月19日</text:p>
          </table:table-cell>
          <table:table-cell/>
          <table:table-cell table:style-name="ce1" office:value-type="time" office:time-value="PT21H01M00S">
            <text:p>21:01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01H48M00S">
            <text:p>01:48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07H36M00S">
            <text:p>07:36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01">
            <text:p>2021/04/01</text:p>
          </table:table-cell>
          <table:table-cell table:style-name="ce1" office:value-type="string">
            <text:p>農曆2月20日</text:p>
          </table:table-cell>
          <table:table-cell/>
          <table:table-cell table:style-name="ce1" office:value-type="time" office:time-value="PT22H08M00S">
            <text:p>22:08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02H43M00S">
            <text:p>02:43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08H21M00S">
            <text:p>08:21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02">
            <text:p>2021/04/02</text:p>
          </table:table-cell>
          <table:table-cell table:style-name="ce1" office:value-type="string">
            <text:p>農曆2月21日</text:p>
          </table:table-cell>
          <table:table-cell/>
          <table:table-cell table:style-name="ce1" office:value-type="time" office:time-value="PT23H15M00S">
            <text:p>23:15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03H41M00S">
            <text:p>03:41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9H10M00S">
            <text:p>09:10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03">
            <text:p>2021/04/03</text:p>
          </table:table-cell>
          <table:table-cell table:style-name="ce1" office:value-type="string">
            <text:p>農曆2月22日</text:p>
          </table:table-cell>
          <table:table-cell table:number-columns-repeated="4"/>
          <table:table-cell table:style-name="ce1" office:value-type="time" office:time-value="PT04H41M00S">
            <text:p>04:41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10H04M00S">
            <text:p>10:04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04">
            <text:p>2021/04/04</text:p>
          </table:table-cell>
          <table:table-cell table:style-name="ce1" office:value-type="string">
            <text:p>農曆2月23日</text:p>
          </table:table-cell>
          <table:table-cell/>
          <table:table-cell table:style-name="ce1" office:value-type="time" office:time-value="PT00H19M00S">
            <text:p>00:19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05H41M00S">
            <text:p>05:41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11H02M00S">
            <text:p>11:02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05">
            <text:p>2021/04/05</text:p>
          </table:table-cell>
          <table:table-cell table:style-name="ce1" office:value-type="string">
            <text:p>農曆2月24日</text:p>
          </table:table-cell>
          <table:table-cell/>
          <table:table-cell table:style-name="ce1" office:value-type="time" office:time-value="PT01H18M00S">
            <text:p>01:18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06H39M00S">
            <text:p>06:39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12H02M00S">
            <text:p>12:02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06">
            <text:p>2021/04/06</text:p>
          </table:table-cell>
          <table:table-cell table:style-name="ce1" office:value-type="string">
            <text:p>農曆2月25日</text:p>
          </table:table-cell>
          <table:table-cell/>
          <table:table-cell table:style-name="ce1" office:value-type="time" office:time-value="PT02H10M00S">
            <text:p>02:10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07H35M00S">
            <text:p>07:3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3H03M00S">
            <text:p>13:03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07">
            <text:p>2021/04/07</text:p>
          </table:table-cell>
          <table:table-cell table:style-name="ce1" office:value-type="string">
            <text:p>農曆2月26日</text:p>
          </table:table-cell>
          <table:table-cell/>
          <table:table-cell table:style-name="ce1" office:value-type="time" office:time-value="PT02H56M00S">
            <text:p>02:56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08H27M00S">
            <text:p>08:27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14H02M00S">
            <text:p>14:02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08">
            <text:p>2021/04/08</text:p>
          </table:table-cell>
          <table:table-cell table:style-name="ce1" office:value-type="string">
            <text:p>農曆2月27日</text:p>
          </table:table-cell>
          <table:table-cell/>
          <table:table-cell table:style-name="ce1" office:value-type="time" office:time-value="PT03H36M00S">
            <text:p>03:36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09H15M00S">
            <text:p>09:15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4H59M00S">
            <text:p>14:59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09">
            <text:p>2021/04/09</text:p>
          </table:table-cell>
          <table:table-cell table:style-name="ce1" office:value-type="string">
            <text:p>農曆2月28日</text:p>
          </table:table-cell>
          <table:table-cell/>
          <table:table-cell table:style-name="ce1" office:value-type="time" office:time-value="PT04H12M00S">
            <text:p>04:12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0H00M00S">
            <text:p>10:00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5H53M00S">
            <text:p>15:53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10">
            <text:p>2021/04/10</text:p>
          </table:table-cell>
          <table:table-cell table:style-name="ce1" office:value-type="string">
            <text:p>農曆2月29日</text:p>
          </table:table-cell>
          <table:table-cell/>
          <table:table-cell table:style-name="ce1" office:value-type="time" office:time-value="PT04H45M00S">
            <text:p>04:45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10H43M00S">
            <text:p>10:43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16H46M00S">
            <text:p>16:46</text:p>
          </table:table-cell>
          <table:table-cell office:value-type="float" office:value="266">
            <text:p>26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11">
            <text:p>2021/04/11</text:p>
          </table:table-cell>
          <table:table-cell table:style-name="ce1" office:value-type="string">
            <text:p>農曆2月30日</text:p>
          </table:table-cell>
          <table:table-cell/>
          <table:table-cell table:style-name="ce1" office:value-type="time" office:time-value="PT05H17M00S">
            <text:p>05:17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1H24M00S">
            <text:p>11:24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12">
            <text:p>2021/04/12</text:p>
          </table:table-cell>
          <table:table-cell table:style-name="ce1" office:value-type="string">
            <text:p>農曆3月1日</text:p>
          </table:table-cell>
          <table:table-cell/>
          <table:table-cell table:style-name="ce1" office:value-type="time" office:time-value="PT05H48M00S">
            <text:p>05:48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13">
            <text:p>2021/04/13</text:p>
          </table:table-cell>
          <table:table-cell table:style-name="ce1" office:value-type="string">
            <text:p>農曆3月2日</text:p>
          </table:table-cell>
          <table:table-cell/>
          <table:table-cell table:style-name="ce1" office:value-type="time" office:time-value="PT06H19M00S">
            <text:p>06:19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2H46M00S">
            <text:p>12:46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9H19M00S">
            <text:p>19:19</text:p>
          </table:table-cell>
          <table:table-cell office:value-type="float" office:value="283">
            <text:p>28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14">
            <text:p>2021/04/14</text:p>
          </table:table-cell>
          <table:table-cell table:style-name="ce1" office:value-type="string">
            <text:p>農曆3月3日</text:p>
          </table:table-cell>
          <table:table-cell/>
          <table:table-cell table:style-name="ce1" office:value-type="time" office:time-value="PT06H51M00S">
            <text:p>06:51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13H29M00S">
            <text:p>13:29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20H11M00S">
            <text:p>20:11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15">
            <text:p>2021/04/15</text:p>
          </table:table-cell>
          <table:table-cell table:style-name="ce1" office:value-type="string">
            <text:p>農曆3月4日</text:p>
          </table:table-cell>
          <table:table-cell/>
          <table:table-cell table:style-name="ce1" office:value-type="time" office:time-value="PT07H26M00S">
            <text:p>07:26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4H13M00S">
            <text:p>14:13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21H04M00S">
            <text:p>21:04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16">
            <text:p>2021/04/16</text:p>
          </table:table-cell>
          <table:table-cell table:style-name="ce1" office:value-type="string">
            <text:p>農曆3月5日</text:p>
          </table:table-cell>
          <table:table-cell/>
          <table:table-cell table:style-name="ce1" office:value-type="time" office:time-value="PT08H05M00S">
            <text:p>08:05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4H59M00S">
            <text:p>14:59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21H58M00S">
            <text:p>21:58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17">
            <text:p>2021/04/17</text:p>
          </table:table-cell>
          <table:table-cell table:style-name="ce1" office:value-type="string">
            <text:p>農曆3月6日</text:p>
          </table:table-cell>
          <table:table-cell/>
          <table:table-cell table:style-name="ce1" office:value-type="time" office:time-value="PT08H47M00S">
            <text:p>08:47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15H48M00S">
            <text:p>15:48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22H51M00S">
            <text:p>22:51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18">
            <text:p>2021/04/18</text:p>
          </table:table-cell>
          <table:table-cell table:style-name="ce1" office:value-type="string">
            <text:p>農曆3月7日</text:p>
          </table:table-cell>
          <table:table-cell/>
          <table:table-cell table:style-name="ce1" office:value-type="time" office:time-value="PT09H34M00S">
            <text:p>09:34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6H39M00S">
            <text:p>16:39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23H44M00S">
            <text:p>23:44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19">
            <text:p>2021/04/19</text:p>
          </table:table-cell>
          <table:table-cell table:style-name="ce1" office:value-type="string">
            <text:p>農曆3月8日</text:p>
          </table:table-cell>
          <table:table-cell/>
          <table:table-cell table:style-name="ce1" office:value-type="time" office:time-value="PT10H25M00S">
            <text:p>10:25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7H31M00S">
            <text:p>17:31</text:p>
          </table:table-cell>
          <table:table-cell office:value-type="string">
            <text:p>90N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20">
            <text:p>2021/04/20</text:p>
          </table:table-cell>
          <table:table-cell table:style-name="ce1" office:value-type="string">
            <text:p>農曆3月9日</text:p>
          </table:table-cell>
          <table:table-cell/>
          <table:table-cell table:style-name="ce1" office:value-type="time" office:time-value="PT11H21M00S">
            <text:p>11:21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00H34M00S">
            <text:p>00:34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21">
            <text:p>2021/04/21</text:p>
          </table:table-cell>
          <table:table-cell table:style-name="ce1" office:value-type="string">
            <text:p>農曆3月10日</text:p>
          </table:table-cell>
          <table:table-cell/>
          <table:table-cell table:style-name="ce1" office:value-type="time" office:time-value="PT12H19M00S">
            <text:p>12:19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9H15M00S">
            <text:p>19:15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01H22M00S">
            <text:p>01:22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22">
            <text:p>2021/04/22</text:p>
          </table:table-cell>
          <table:table-cell table:style-name="ce1" office:value-type="string">
            <text:p>農曆3月11日</text:p>
          </table:table-cell>
          <table:table-cell/>
          <table:table-cell table:style-name="ce1" office:value-type="time" office:time-value="PT13H19M00S">
            <text:p>13:19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20H06M00S">
            <text:p>20:06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02H07M00S">
            <text:p>02:07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23">
            <text:p>2021/04/23</text:p>
          </table:table-cell>
          <table:table-cell table:style-name="ce1" office:value-type="string">
            <text:p>農曆3月12日</text:p>
          </table:table-cell>
          <table:table-cell/>
          <table:table-cell table:style-name="ce1" office:value-type="time" office:time-value="PT14H20M00S">
            <text:p>14:20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20H57M00S">
            <text:p>20:57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02H48M00S">
            <text:p>02:48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24">
            <text:p>2021/04/24</text:p>
          </table:table-cell>
          <table:table-cell table:style-name="ce1" office:value-type="string">
            <text:p>農曆3月13日</text:p>
          </table:table-cell>
          <table:table-cell/>
          <table:table-cell table:style-name="ce1" office:value-type="time" office:time-value="PT15H23M00S">
            <text:p>15:23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21H47M00S">
            <text:p>21:47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03H28M00S">
            <text:p>03:28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25">
            <text:p>2021/04/25</text:p>
          </table:table-cell>
          <table:table-cell table:style-name="ce1" office:value-type="string">
            <text:p>農曆3月14日</text:p>
          </table:table-cell>
          <table:table-cell/>
          <table:table-cell table:style-name="ce1" office:value-type="time" office:time-value="PT16H26M00S">
            <text:p>16:26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22H39M00S">
            <text:p>22:39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04H06M00S">
            <text:p>04:06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26">
            <text:p>2021/04/26</text:p>
          </table:table-cell>
          <table:table-cell table:style-name="ce1" office:value-type="string">
            <text:p>農曆3月15日</text:p>
          </table:table-cell>
          <table:table-cell/>
          <table:table-cell table:style-name="ce1" office:value-type="time" office:time-value="PT17H31M00S">
            <text:p>17:31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23H31M00S">
            <text:p>23:31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04H45M00S">
            <text:p>04:45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27">
            <text:p>2021/04/27</text:p>
          </table:table-cell>
          <table:table-cell table:style-name="ce1" office:value-type="string">
            <text:p>農曆3月16日</text:p>
          </table:table-cell>
          <table:table-cell/>
          <table:table-cell table:style-name="ce1" office:value-type="time" office:time-value="PT18H38M00S">
            <text:p>18:38</text:p>
          </table:table-cell>
          <table:table-cell office:value-type="float" office:value="104">
            <text:p>104</text:p>
          </table:table-cell>
          <table:table-cell table:number-columns-repeated="4"/>
          <table:table-cell table:style-name="ce1" office:value-type="time" office:time-value="PT05H25M00S">
            <text:p>05:25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28">
            <text:p>2021/04/28</text:p>
          </table:table-cell>
          <table:table-cell table:style-name="ce1" office:value-type="string">
            <text:p>農曆3月17日</text:p>
          </table:table-cell>
          <table:table-cell/>
          <table:table-cell table:style-name="ce1" office:value-type="time" office:time-value="PT19H48M00S">
            <text:p>19:48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00H26M00S">
            <text:p>00:26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06H09M00S">
            <text:p>06:09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29">
            <text:p>2021/04/29</text:p>
          </table:table-cell>
          <table:table-cell table:style-name="ce1" office:value-type="string">
            <text:p>農曆3月18日</text:p>
          </table:table-cell>
          <table:table-cell/>
          <table:table-cell table:style-name="ce1" office:value-type="time" office:time-value="PT20H58M00S">
            <text:p>20:58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01H25M00S">
            <text:p>01:25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06H58M00S">
            <text:p>06:58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4-30">
            <text:p>2021/04/30</text:p>
          </table:table-cell>
          <table:table-cell table:style-name="ce1" office:value-type="string">
            <text:p>農曆3月19日</text:p>
          </table:table-cell>
          <table:table-cell/>
          <table:table-cell table:style-name="ce1" office:value-type="time" office:time-value="PT22H06M00S">
            <text:p>22:06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02H26M00S">
            <text:p>02:26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7H52M00S">
            <text:p>07:52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01">
            <text:p>2021/05/01</text:p>
          </table:table-cell>
          <table:table-cell table:style-name="ce1" office:value-type="string">
            <text:p>農曆3月20日</text:p>
          </table:table-cell>
          <table:table-cell/>
          <table:table-cell table:style-name="ce1" office:value-type="time" office:time-value="PT23H09M00S">
            <text:p>23:09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03H29M00S">
            <text:p>03:29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08H50M00S">
            <text:p>08:50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02">
            <text:p>2021/05/02</text:p>
          </table:table-cell>
          <table:table-cell table:style-name="ce1" office:value-type="string">
            <text:p>農曆3月21日</text:p>
          </table:table-cell>
          <table:table-cell table:number-columns-repeated="4"/>
          <table:table-cell table:style-name="ce1" office:value-type="time" office:time-value="PT04H30M00S">
            <text:p>04:30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09H52M00S">
            <text:p>09:52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03">
            <text:p>2021/05/03</text:p>
          </table:table-cell>
          <table:table-cell table:style-name="ce1" office:value-type="string">
            <text:p>農曆3月22日</text:p>
          </table:table-cell>
          <table:table-cell/>
          <table:table-cell table:style-name="ce1" office:value-type="time" office:time-value="PT00H06M00S">
            <text:p>00:06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05H29M00S">
            <text:p>05:29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10H55M00S">
            <text:p>10:55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04">
            <text:p>2021/05/04</text:p>
          </table:table-cell>
          <table:table-cell table:style-name="ce1" office:value-type="string">
            <text:p>農曆3月23日</text:p>
          </table:table-cell>
          <table:table-cell/>
          <table:table-cell table:style-name="ce1" office:value-type="time" office:time-value="PT00H55M00S">
            <text:p>00:5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6H24M00S">
            <text:p>06:2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05">
            <text:p>2021/05/05</text:p>
          </table:table-cell>
          <table:table-cell table:style-name="ce1" office:value-type="string">
            <text:p>農曆3月24日</text:p>
          </table:table-cell>
          <table:table-cell/>
          <table:table-cell table:style-name="ce1" office:value-type="time" office:time-value="PT01H37M00S">
            <text:p>01:37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07H14M00S">
            <text:p>07:14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12H54M00S">
            <text:p>12:54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06">
            <text:p>2021/05/06</text:p>
          </table:table-cell>
          <table:table-cell table:style-name="ce1" office:value-type="string">
            <text:p>農曆3月25日</text:p>
          </table:table-cell>
          <table:table-cell/>
          <table:table-cell table:style-name="ce1" office:value-type="time" office:time-value="PT02H15M00S">
            <text:p>02:15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08H00M00S">
            <text:p>08:00</text:p>
          </table:table-cell>
          <table:table-cell office:value-type="string">
            <text:p>53S</text:p>
          </table:table-cell>
          <table:table-cell/>
          <table:table-cell table:style-name="ce1" office:value-type="time" office:time-value="PT13H49M00S">
            <text:p>13:49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07">
            <text:p>2021/05/07</text:p>
          </table:table-cell>
          <table:table-cell table:style-name="ce1" office:value-type="string">
            <text:p>農曆3月26日</text:p>
          </table:table-cell>
          <table:table-cell/>
          <table:table-cell table:style-name="ce1" office:value-type="time" office:time-value="PT02H48M00S">
            <text:p>02:48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08H43M00S">
            <text:p>08:43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4H42M00S">
            <text:p>14:42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08">
            <text:p>2021/05/08</text:p>
          </table:table-cell>
          <table:table-cell table:style-name="ce1" office:value-type="string">
            <text:p>農曆3月27日</text:p>
          </table:table-cell>
          <table:table-cell/>
          <table:table-cell table:style-name="ce1" office:value-type="time" office:time-value="PT03H20M00S">
            <text:p>03:20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09H24M00S">
            <text:p>09:24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5H33M00S">
            <text:p>15:33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09">
            <text:p>2021/05/09</text:p>
          </table:table-cell>
          <table:table-cell table:style-name="ce1" office:value-type="string">
            <text:p>農曆3月28日</text:p>
          </table:table-cell>
          <table:table-cell/>
          <table:table-cell table:style-name="ce1" office:value-type="time" office:time-value="PT03H50M00S">
            <text:p>03:50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0H05M00S">
            <text:p>10:05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6H24M00S">
            <text:p>16:24</text:p>
          </table:table-cell>
          <table:table-cell office:value-type="float" office:value="276">
            <text:p>27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10">
            <text:p>2021/05/10</text:p>
          </table:table-cell>
          <table:table-cell table:style-name="ce1" office:value-type="string">
            <text:p>農曆3月29日</text:p>
          </table:table-cell>
          <table:table-cell/>
          <table:table-cell table:style-name="ce1" office:value-type="time" office:time-value="PT04H21M00S">
            <text:p>04:21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0H45M00S">
            <text:p>10:45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11">
            <text:p>2021/05/11</text:p>
          </table:table-cell>
          <table:table-cell table:style-name="ce1" office:value-type="string">
            <text:p>農曆3月30日</text:p>
          </table:table-cell>
          <table:table-cell/>
          <table:table-cell table:style-name="ce1" office:value-type="time" office:time-value="PT04H53M00S">
            <text:p>04:53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1H27M00S">
            <text:p>11:27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8H06M00S">
            <text:p>18:06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12">
            <text:p>2021/05/12</text:p>
          </table:table-cell>
          <table:table-cell table:style-name="ce1" office:value-type="string">
            <text:p>農曆4月1日</text:p>
          </table:table-cell>
          <table:table-cell/>
          <table:table-cell table:style-name="ce1" office:value-type="time" office:time-value="PT05H27M00S">
            <text:p>05:27</text:p>
          </table:table-cell>
          <table:table-cell office:value-type="float" office:value="71">
            <text:p>71</text:p>
          </table:table-cell>
          <table:table-cell/>
          <table:table-cell table:style-name="ce1" office:value-type="time" office:time-value="PT12H11M00S">
            <text:p>12:11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8H59M00S">
            <text:p>18:59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13">
            <text:p>2021/05/13</text:p>
          </table:table-cell>
          <table:table-cell table:style-name="ce1" office:value-type="string">
            <text:p>農曆4月2日</text:p>
          </table:table-cell>
          <table:table-cell/>
          <table:table-cell table:style-name="ce1" office:value-type="time" office:time-value="PT06H04M00S">
            <text:p>06:04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2H56M00S">
            <text:p>12:56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9H53M00S">
            <text:p>19:53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14">
            <text:p>2021/05/14</text:p>
          </table:table-cell>
          <table:table-cell table:style-name="ce1" office:value-type="string">
            <text:p>農曆4月3日</text:p>
          </table:table-cell>
          <table:table-cell/>
          <table:table-cell table:style-name="ce1" office:value-type="time" office:time-value="PT06H45M00S">
            <text:p>06:45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3H44M00S">
            <text:p>13:44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20H46M00S">
            <text:p>20:46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15">
            <text:p>2021/05/15</text:p>
          </table:table-cell>
          <table:table-cell table:style-name="ce1" office:value-type="string">
            <text:p>農曆4月4日</text:p>
          </table:table-cell>
          <table:table-cell/>
          <table:table-cell table:style-name="ce1" office:value-type="time" office:time-value="PT07H30M00S">
            <text:p>07:30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4H34M00S">
            <text:p>14:34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21H40M00S">
            <text:p>21:40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16">
            <text:p>2021/05/16</text:p>
          </table:table-cell>
          <table:table-cell table:style-name="ce1" office:value-type="string">
            <text:p>農曆4月5日</text:p>
          </table:table-cell>
          <table:table-cell/>
          <table:table-cell table:style-name="ce1" office:value-type="time" office:time-value="PT08H20M00S">
            <text:p>08:20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5H26M00S">
            <text:p>15:26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22H31M00S">
            <text:p>22:31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17">
            <text:p>2021/05/17</text:p>
          </table:table-cell>
          <table:table-cell table:style-name="ce1" office:value-type="string">
            <text:p>農曆4月6日</text:p>
          </table:table-cell>
          <table:table-cell/>
          <table:table-cell table:style-name="ce1" office:value-type="time" office:time-value="PT09H14M00S">
            <text:p>09:14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6H17M00S">
            <text:p>16:17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23H19M00S">
            <text:p>23:19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18">
            <text:p>2021/05/18</text:p>
          </table:table-cell>
          <table:table-cell table:style-name="ce1" office:value-type="string">
            <text:p>農曆4月7日</text:p>
          </table:table-cell>
          <table:table-cell/>
          <table:table-cell table:style-name="ce1" office:value-type="time" office:time-value="PT10H10M00S">
            <text:p>10:10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7H09M00S">
            <text:p>17:09</text:p>
          </table:table-cell>
          <table:table-cell office:value-type="string">
            <text:p>87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19">
            <text:p>2021/05/19</text:p>
          </table:table-cell>
          <table:table-cell table:style-name="ce1" office:value-type="string">
            <text:p>農曆4月8日</text:p>
          </table:table-cell>
          <table:table-cell/>
          <table:table-cell table:style-name="ce1" office:value-type="time" office:time-value="PT11H08M00S">
            <text:p>11:08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7H59M00S">
            <text:p>17:59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00H03M00S">
            <text:p>00:03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20">
            <text:p>2021/05/20</text:p>
          </table:table-cell>
          <table:table-cell table:style-name="ce1" office:value-type="string">
            <text:p>農曆4月9日</text:p>
          </table:table-cell>
          <table:table-cell/>
          <table:table-cell table:style-name="ce1" office:value-type="time" office:time-value="PT12H07M00S">
            <text:p>12:07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8H48M00S">
            <text:p>18:48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00H45M00S">
            <text:p>00:45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21">
            <text:p>2021/05/21</text:p>
          </table:table-cell>
          <table:table-cell table:style-name="ce1" office:value-type="string">
            <text:p>農曆4月10日</text:p>
          </table:table-cell>
          <table:table-cell/>
          <table:table-cell table:style-name="ce1" office:value-type="time" office:time-value="PT13H07M00S">
            <text:p>13:07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9H37M00S">
            <text:p>19:37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01H23M00S">
            <text:p>01:23</text:p>
          </table:table-cell>
          <table:table-cell office:value-type="float" office:value="283">
            <text:p>28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22">
            <text:p>2021/05/22</text:p>
          </table:table-cell>
          <table:table-cell table:style-name="ce1" office:value-type="string">
            <text:p>農曆4月11日</text:p>
          </table:table-cell>
          <table:table-cell/>
          <table:table-cell table:style-name="ce1" office:value-type="time" office:time-value="PT14H08M00S">
            <text:p>14:08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20H26M00S">
            <text:p>20:26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02H01M00S">
            <text:p>02:01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23">
            <text:p>2021/05/23</text:p>
          </table:table-cell>
          <table:table-cell table:style-name="ce1" office:value-type="string">
            <text:p>農曆4月12日</text:p>
          </table:table-cell>
          <table:table-cell/>
          <table:table-cell table:style-name="ce1" office:value-type="time" office:time-value="PT15H10M00S">
            <text:p>15:10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21H16M00S">
            <text:p>21:16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02H38M00S">
            <text:p>02:38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24">
            <text:p>2021/05/24</text:p>
          </table:table-cell>
          <table:table-cell table:style-name="ce1" office:value-type="string">
            <text:p>農曆4月13日</text:p>
          </table:table-cell>
          <table:table-cell/>
          <table:table-cell table:style-name="ce1" office:value-type="time" office:time-value="PT16H15M00S">
            <text:p>16:15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22H09M00S">
            <text:p>22:09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03H16M00S">
            <text:p>03:16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25">
            <text:p>2021/05/25</text:p>
          </table:table-cell>
          <table:table-cell table:style-name="ce1" office:value-type="string">
            <text:p>農曆4月14日</text:p>
          </table:table-cell>
          <table:table-cell/>
          <table:table-cell table:style-name="ce1" office:value-type="time" office:time-value="PT17H22M00S">
            <text:p>17:22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23H05M00S">
            <text:p>23:05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03H57M00S">
            <text:p>03:57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26">
            <text:p>2021/05/26</text:p>
          </table:table-cell>
          <table:table-cell table:style-name="ce1" office:value-type="string">
            <text:p>農曆4月15日</text:p>
          </table:table-cell>
          <table:table-cell/>
          <table:table-cell table:style-name="ce1" office:value-type="time" office:time-value="PT18H33M00S">
            <text:p>18:33</text:p>
          </table:table-cell>
          <table:table-cell office:value-type="float" office:value="113">
            <text:p>113</text:p>
          </table:table-cell>
          <table:table-cell table:number-columns-repeated="4"/>
          <table:table-cell table:style-name="ce1" office:value-type="time" office:time-value="PT04H43M00S">
            <text:p>04:43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27">
            <text:p>2021/05/27</text:p>
          </table:table-cell>
          <table:table-cell table:style-name="ce1" office:value-type="string">
            <text:p>農曆4月16日</text:p>
          </table:table-cell>
          <table:table-cell/>
          <table:table-cell table:style-name="ce1" office:value-type="time" office:time-value="PT19H43M00S">
            <text:p>19:43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00H05M00S">
            <text:p>00:05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5H34M00S">
            <text:p>05:34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28">
            <text:p>2021/05/28</text:p>
          </table:table-cell>
          <table:table-cell table:style-name="ce1" office:value-type="string">
            <text:p>農曆4月17日</text:p>
          </table:table-cell>
          <table:table-cell/>
          <table:table-cell table:style-name="ce1" office:value-type="time" office:time-value="PT20H51M00S">
            <text:p>20:51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01H09M00S">
            <text:p>01:09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06H32M00S">
            <text:p>06:32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29">
            <text:p>2021/05/29</text:p>
          </table:table-cell>
          <table:table-cell table:style-name="ce1" office:value-type="string">
            <text:p>農曆4月18日</text:p>
          </table:table-cell>
          <table:table-cell/>
          <table:table-cell table:style-name="ce1" office:value-type="time" office:time-value="PT21H53M00S">
            <text:p>21:53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02H13M00S">
            <text:p>02:13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07H35M00S">
            <text:p>07:35</text:p>
          </table:table-cell>
          <table:table-cell office:value-type="float" office:value="241">
            <text:p>24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30">
            <text:p>2021/05/30</text:p>
          </table:table-cell>
          <table:table-cell table:style-name="ce1" office:value-type="string">
            <text:p>農曆4月19日</text:p>
          </table:table-cell>
          <table:table-cell/>
          <table:table-cell table:style-name="ce1" office:value-type="time" office:time-value="PT22H48M00S">
            <text:p>22:48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03H16M00S">
            <text:p>03:16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08H40M00S">
            <text:p>08:40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5-31">
            <text:p>2021/05/31</text:p>
          </table:table-cell>
          <table:table-cell table:style-name="ce1" office:value-type="string">
            <text:p>農曆4月20日</text:p>
          </table:table-cell>
          <table:table-cell/>
          <table:table-cell table:style-name="ce1" office:value-type="time" office:time-value="PT23H34M00S">
            <text:p>23:34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04H14M00S">
            <text:p>04:14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9H44M00S">
            <text:p>09:44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01">
            <text:p>2021/06/01</text:p>
          </table:table-cell>
          <table:table-cell table:style-name="ce1" office:value-type="string">
            <text:p>農曆4月21日</text:p>
          </table:table-cell>
          <table:table-cell table:number-columns-repeated="4"/>
          <table:table-cell table:style-name="ce1" office:value-type="time" office:time-value="PT05H08M00S">
            <text:p>05:08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0H45M00S">
            <text:p>10:45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02">
            <text:p>2021/06/02</text:p>
          </table:table-cell>
          <table:table-cell table:style-name="ce1" office:value-type="string">
            <text:p>農曆4月22日</text:p>
          </table:table-cell>
          <table:table-cell/>
          <table:table-cell table:style-name="ce1" office:value-type="time" office:time-value="PT00H14M00S">
            <text:p>00:14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05H56M00S">
            <text:p>05:56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03">
            <text:p>2021/06/03</text:p>
          </table:table-cell>
          <table:table-cell table:style-name="ce1" office:value-type="string">
            <text:p>農曆4月23日</text:p>
          </table:table-cell>
          <table:table-cell/>
          <table:table-cell table:style-name="ce1" office:value-type="time" office:time-value="PT00H50M00S">
            <text:p>00:50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06H41M00S">
            <text:p>06:41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12H37M00S">
            <text:p>12:37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04">
            <text:p>2021/06/04</text:p>
          </table:table-cell>
          <table:table-cell table:style-name="ce1" office:value-type="string">
            <text:p>農曆4月24日</text:p>
          </table:table-cell>
          <table:table-cell/>
          <table:table-cell table:style-name="ce1" office:value-type="time" office:time-value="PT01H22M00S">
            <text:p>01:22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07H23M00S">
            <text:p>07:23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3H29M00S">
            <text:p>13:29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05">
            <text:p>2021/06/05</text:p>
          </table:table-cell>
          <table:table-cell table:style-name="ce1" office:value-type="string">
            <text:p>農曆4月25日</text:p>
          </table:table-cell>
          <table:table-cell/>
          <table:table-cell table:style-name="ce1" office:value-type="time" office:time-value="PT01H53M00S">
            <text:p>01:53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08H04M00S">
            <text:p>08:04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14H20M00S">
            <text:p>14:20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06">
            <text:p>2021/06/06</text:p>
          </table:table-cell>
          <table:table-cell table:style-name="ce1" office:value-type="string">
            <text:p>農曆4月26日</text:p>
          </table:table-cell>
          <table:table-cell/>
          <table:table-cell table:style-name="ce1" office:value-type="time" office:time-value="PT02H24M00S">
            <text:p>02:24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08H45M00S">
            <text:p>08:45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5H11M00S">
            <text:p>15:11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07">
            <text:p>2021/06/07</text:p>
          </table:table-cell>
          <table:table-cell table:style-name="ce1" office:value-type="string">
            <text:p>農曆4月27日</text:p>
          </table:table-cell>
          <table:table-cell/>
          <table:table-cell table:style-name="ce1" office:value-type="time" office:time-value="PT02H55M00S">
            <text:p>02:55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09H26M00S">
            <text:p>09:26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6H02M00S">
            <text:p>16:02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08">
            <text:p>2021/06/08</text:p>
          </table:table-cell>
          <table:table-cell table:style-name="ce1" office:value-type="string">
            <text:p>農曆4月28日</text:p>
          </table:table-cell>
          <table:table-cell/>
          <table:table-cell table:style-name="ce1" office:value-type="time" office:time-value="PT03H28M00S">
            <text:p>03:28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10H09M00S">
            <text:p>10:09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6H54M00S">
            <text:p>16:54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09">
            <text:p>2021/06/09</text:p>
          </table:table-cell>
          <table:table-cell table:style-name="ce1" office:value-type="string">
            <text:p>農曆4月29日</text:p>
          </table:table-cell>
          <table:table-cell/>
          <table:table-cell table:style-name="ce1" office:value-type="time" office:time-value="PT04H04M00S">
            <text:p>04:04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0H54M00S">
            <text:p>10:54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7H48M00S">
            <text:p>17:48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10">
            <text:p>2021/06/10</text:p>
          </table:table-cell>
          <table:table-cell table:style-name="ce1" office:value-type="string">
            <text:p>農曆5月1日</text:p>
          </table:table-cell>
          <table:table-cell/>
          <table:table-cell table:style-name="ce1" office:value-type="time" office:time-value="PT04H44M00S">
            <text:p>04:4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41M00S">
            <text:p>11:4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11">
            <text:p>2021/06/11</text:p>
          </table:table-cell>
          <table:table-cell table:style-name="ce1" office:value-type="string">
            <text:p>農曆5月2日</text:p>
          </table:table-cell>
          <table:table-cell/>
          <table:table-cell table:style-name="ce1" office:value-type="time" office:time-value="PT05H28M00S">
            <text:p>05:28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12H31M00S">
            <text:p>12:31</text:p>
          </table:table-cell>
          <table:table-cell office:value-type="string">
            <text:p>90N</text:p>
          </table:table-cell>
          <table:table-cell/>
          <table:table-cell table:style-name="ce1" office:value-type="time" office:time-value="PT19H35M00S">
            <text:p>19:35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12">
            <text:p>2021/06/12</text:p>
          </table:table-cell>
          <table:table-cell table:style-name="ce1" office:value-type="string">
            <text:p>農曆5月3日</text:p>
          </table:table-cell>
          <table:table-cell/>
          <table:table-cell table:style-name="ce1" office:value-type="time" office:time-value="PT06H17M00S">
            <text:p>06:17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3H22M00S">
            <text:p>13:22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20H27M00S">
            <text:p>20:27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13">
            <text:p>2021/06/13</text:p>
          </table:table-cell>
          <table:table-cell table:style-name="ce1" office:value-type="string">
            <text:p>農曆5月4日</text:p>
          </table:table-cell>
          <table:table-cell/>
          <table:table-cell table:style-name="ce1" office:value-type="time" office:time-value="PT07H09M00S">
            <text:p>07:09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4H14M00S">
            <text:p>14:14</text:p>
          </table:table-cell>
          <table:table-cell office:value-type="string">
            <text:p>90N</text:p>
          </table:table-cell>
          <table:table-cell/>
          <table:table-cell table:style-name="ce1" office:value-type="time" office:time-value="PT21H17M00S">
            <text:p>21:17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14">
            <text:p>2021/06/14</text:p>
          </table:table-cell>
          <table:table-cell table:style-name="ce1" office:value-type="string">
            <text:p>農曆5月5日</text:p>
          </table:table-cell>
          <table:table-cell/>
          <table:table-cell table:style-name="ce1" office:value-type="time" office:time-value="PT08H05M00S">
            <text:p>08:05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15H06M00S">
            <text:p>15:06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22H02M00S">
            <text:p>22:02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15">
            <text:p>2021/06/15</text:p>
          </table:table-cell>
          <table:table-cell table:style-name="ce1" office:value-type="string">
            <text:p>農曆5月6日</text:p>
          </table:table-cell>
          <table:table-cell/>
          <table:table-cell table:style-name="ce1" office:value-type="time" office:time-value="PT09H02M00S">
            <text:p>09:02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5H56M00S">
            <text:p>15:56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22H44M00S">
            <text:p>22:44</text:p>
          </table:table-cell>
          <table:table-cell office:value-type="float" office:value="290">
            <text:p>29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16">
            <text:p>2021/06/16</text:p>
          </table:table-cell>
          <table:table-cell table:style-name="ce1" office:value-type="string">
            <text:p>農曆5月7日</text:p>
          </table:table-cell>
          <table:table-cell/>
          <table:table-cell table:style-name="ce1" office:value-type="time" office:time-value="PT10H01M00S">
            <text:p>10:01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6H45M00S">
            <text:p>16:45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23H23M00S">
            <text:p>23:23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17">
            <text:p>2021/06/17</text:p>
          </table:table-cell>
          <table:table-cell table:style-name="ce1" office:value-type="string">
            <text:p>農曆5月8日</text:p>
          </table:table-cell>
          <table:table-cell/>
          <table:table-cell table:style-name="ce1" office:value-type="time" office:time-value="PT10H59M00S">
            <text:p>10:59</text:p>
          </table:table-cell>
          <table:table-cell office:value-type="float" office:value="77">
            <text:p>77</text:p>
          </table:table-cell>
          <table:table-cell/>
          <table:table-cell table:style-name="ce1" office:value-type="time" office:time-value="PT17H32M00S">
            <text:p>17:32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23H59M00S">
            <text:p>23:59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18">
            <text:p>2021/06/18</text:p>
          </table:table-cell>
          <table:table-cell table:style-name="ce1" office:value-type="string">
            <text:p>農曆5月9日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8H19M00S">
            <text:p>18:19</text:p>
          </table:table-cell>
          <table:table-cell office:value-type="string">
            <text:p>69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19">
            <text:p>2021/06/19</text:p>
          </table:table-cell>
          <table:table-cell table:style-name="ce1" office:value-type="string">
            <text:p>農曆5月10日</text:p>
          </table:table-cell>
          <table:table-cell/>
          <table:table-cell table:style-name="ce1" office:value-type="time" office:time-value="PT12H57M00S">
            <text:p>12:57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9H07M00S">
            <text:p>19:07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00H36M00S">
            <text:p>00:36</text:p>
          </table:table-cell>
          <table:table-cell office:value-type="float" office:value="273">
            <text:p>27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20">
            <text:p>2021/06/20</text:p>
          </table:table-cell>
          <table:table-cell table:style-name="ce1" office:value-type="string">
            <text:p>農曆5月11日</text:p>
          </table:table-cell>
          <table:table-cell/>
          <table:table-cell table:style-name="ce1" office:value-type="time" office:time-value="PT13H58M00S">
            <text:p>13:58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9H57M00S">
            <text:p>19:57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01H12M00S">
            <text:p>01:12</text:p>
          </table:table-cell>
          <table:table-cell office:value-type="float" office:value="266">
            <text:p>26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21">
            <text:p>2021/06/21</text:p>
          </table:table-cell>
          <table:table-cell table:style-name="ce1" office:value-type="string">
            <text:p>農曆5月12日</text:p>
          </table:table-cell>
          <table:table-cell/>
          <table:table-cell table:style-name="ce1" office:value-type="time" office:time-value="PT15H02M00S">
            <text:p>15:02</text:p>
          </table:table-cell>
          <table:table-cell office:value-type="float" office:value="104">
            <text:p>104</text:p>
          </table:table-cell>
          <table:table-cell/>
          <table:table-cell table:style-name="ce1" office:value-type="time" office:time-value="PT20H50M00S">
            <text:p>20:50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01H50M00S">
            <text:p>01:50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22">
            <text:p>2021/06/22</text:p>
          </table:table-cell>
          <table:table-cell table:style-name="ce1" office:value-type="string">
            <text:p>農曆5月13日</text:p>
          </table:table-cell>
          <table:table-cell/>
          <table:table-cell table:style-name="ce1" office:value-type="time" office:time-value="PT16H09M00S">
            <text:p>16:09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21H46M00S">
            <text:p>21:46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02H32M00S">
            <text:p>02:32</text:p>
          </table:table-cell>
          <table:table-cell office:value-type="float" office:value="253">
            <text:p>25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23">
            <text:p>2021/06/23</text:p>
          </table:table-cell>
          <table:table-cell table:style-name="ce1" office:value-type="string">
            <text:p>農曆5月14日</text:p>
          </table:table-cell>
          <table:table-cell/>
          <table:table-cell table:style-name="ce1" office:value-type="time" office:time-value="PT17H19M00S">
            <text:p>17:19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22H47M00S">
            <text:p>22:47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3H19M00S">
            <text:p>03:19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24">
            <text:p>2021/06/24</text:p>
          </table:table-cell>
          <table:table-cell table:style-name="ce1" office:value-type="string">
            <text:p>農曆5月15日</text:p>
          </table:table-cell>
          <table:table-cell/>
          <table:table-cell table:style-name="ce1" office:value-type="time" office:time-value="PT18H28M00S">
            <text:p>18:28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23H52M00S">
            <text:p>23:52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04H13M00S">
            <text:p>04:13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25">
            <text:p>2021/06/25</text:p>
          </table:table-cell>
          <table:table-cell table:style-name="ce1" office:value-type="string">
            <text:p>農曆5月16日</text:p>
          </table:table-cell>
          <table:table-cell/>
          <table:table-cell table:style-name="ce1" office:value-type="time" office:time-value="PT19H34M00S">
            <text:p>19:34</text:p>
          </table:table-cell>
          <table:table-cell office:value-type="float" office:value="118">
            <text:p>118</text:p>
          </table:table-cell>
          <table:table-cell table:number-columns-repeated="4"/>
          <table:table-cell table:style-name="ce1" office:value-type="time" office:time-value="PT05H13M00S">
            <text:p>05:13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26">
            <text:p>2021/06/26</text:p>
          </table:table-cell>
          <table:table-cell table:style-name="ce1" office:value-type="string">
            <text:p>農曆5月17日</text:p>
          </table:table-cell>
          <table:table-cell/>
          <table:table-cell table:style-name="ce1" office:value-type="time" office:time-value="PT20H34M00S">
            <text:p>20:34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00H56M00S">
            <text:p>00:56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06H18M00S">
            <text:p>06:18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27">
            <text:p>2021/06/27</text:p>
          </table:table-cell>
          <table:table-cell table:style-name="ce1" office:value-type="string">
            <text:p>農曆5月18日</text:p>
          </table:table-cell>
          <table:table-cell/>
          <table:table-cell table:style-name="ce1" office:value-type="time" office:time-value="PT21H25M00S">
            <text:p>21:2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01H58M00S">
            <text:p>01:58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7H25M00S">
            <text:p>07:25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28">
            <text:p>2021/06/28</text:p>
          </table:table-cell>
          <table:table-cell table:style-name="ce1" office:value-type="string">
            <text:p>農曆5月19日</text:p>
          </table:table-cell>
          <table:table-cell/>
          <table:table-cell table:style-name="ce1" office:value-type="time" office:time-value="PT22H09M00S">
            <text:p>22:09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02H55M00S">
            <text:p>02:5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08H29M00S">
            <text:p>08:29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29">
            <text:p>2021/06/29</text:p>
          </table:table-cell>
          <table:table-cell table:style-name="ce1" office:value-type="string">
            <text:p>農曆5月20日</text:p>
          </table:table-cell>
          <table:table-cell/>
          <table:table-cell table:style-name="ce1" office:value-type="time" office:time-value="PT22H48M00S">
            <text:p>22:48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03H48M00S">
            <text:p>03:48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09H30M00S">
            <text:p>09:30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6-30">
            <text:p>2021/06/30</text:p>
          </table:table-cell>
          <table:table-cell table:style-name="ce1" office:value-type="string">
            <text:p>農曆5月21日</text:p>
          </table:table-cell>
          <table:table-cell/>
          <table:table-cell table:style-name="ce1" office:value-type="time" office:time-value="PT23H22M00S">
            <text:p>23:22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04H35M00S">
            <text:p>04:35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10H28M00S">
            <text:p>10:28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01">
            <text:p>2021/07/01</text:p>
          </table:table-cell>
          <table:table-cell table:style-name="ce1" office:value-type="string">
            <text:p>農曆5月22日</text:p>
          </table:table-cell>
          <table:table-cell/>
          <table:table-cell table:style-name="ce1" office:value-type="time" office:time-value="PT23H54M00S">
            <text:p>23:54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05H20M00S">
            <text:p>05:20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1H22M00S">
            <text:p>11:22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02">
            <text:p>2021/07/02</text:p>
          </table:table-cell>
          <table:table-cell table:style-name="ce1" office:value-type="string">
            <text:p>農曆5月23日</text:p>
          </table:table-cell>
          <table:table-cell table:number-columns-repeated="4"/>
          <table:table-cell table:style-name="ce1" office:value-type="time" office:time-value="PT06H02M00S">
            <text:p>06:02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2H14M00S">
            <text:p>12:14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03">
            <text:p>2021/07/03</text:p>
          </table:table-cell>
          <table:table-cell table:style-name="ce1" office:value-type="string">
            <text:p>農曆5月24日</text:p>
          </table:table-cell>
          <table:table-cell/>
          <table:table-cell table:style-name="ce1" office:value-type="time" office:time-value="PT00H25M00S">
            <text:p>00:25</text:p>
          </table:table-cell>
          <table:table-cell office:value-type="float" office:value="86">
            <text:p>86</text:p>
          </table:table-cell>
          <table:table-cell/>
          <table:table-cell table:style-name="ce1" office:value-type="time" office:time-value="PT06H43M00S">
            <text:p>06:43</text:p>
          </table:table-cell>
          <table:table-cell office:value-type="string">
            <text:p>70S</text:p>
          </table:table-cell>
          <table:table-cell/>
          <table:table-cell table:style-name="ce1" office:value-type="time" office:time-value="PT13H05M00S">
            <text:p>13:05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04">
            <text:p>2021/07/04</text:p>
          </table:table-cell>
          <table:table-cell table:style-name="ce1" office:value-type="string">
            <text:p>農曆5月25日</text:p>
          </table:table-cell>
          <table:table-cell/>
          <table:table-cell table:style-name="ce1" office:value-type="time" office:time-value="PT00H56M00S">
            <text:p>00:56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07H24M00S">
            <text:p>07:24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3H56M00S">
            <text:p>13:56</text:p>
          </table:table-cell>
          <table:table-cell office:value-type="float" office:value="283">
            <text:p>28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05">
            <text:p>2021/07/05</text:p>
          </table:table-cell>
          <table:table-cell table:style-name="ce1" office:value-type="string">
            <text:p>農曆5月26日</text:p>
          </table:table-cell>
          <table:table-cell/>
          <table:table-cell table:style-name="ce1" office:value-type="time" office:time-value="PT01H29M00S">
            <text:p>01:29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08H06M00S">
            <text:p>08:06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4H48M00S">
            <text:p>14:48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06">
            <text:p>2021/07/06</text:p>
          </table:table-cell>
          <table:table-cell table:style-name="ce1" office:value-type="string">
            <text:p>農曆5月27日</text:p>
          </table:table-cell>
          <table:table-cell/>
          <table:table-cell table:style-name="ce1" office:value-type="time" office:time-value="PT02H03M00S">
            <text:p>02:03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08H50M00S">
            <text:p>08:50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5H41M00S">
            <text:p>15:41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07">
            <text:p>2021/07/07</text:p>
          </table:table-cell>
          <table:table-cell table:style-name="ce1" office:value-type="string">
            <text:p>農曆5月28日</text:p>
          </table:table-cell>
          <table:table-cell/>
          <table:table-cell table:style-name="ce1" office:value-type="time" office:time-value="PT02H42M00S">
            <text:p>02:42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09H37M00S">
            <text:p>09:37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6H35M00S">
            <text:p>16:35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08">
            <text:p>2021/07/08</text:p>
          </table:table-cell>
          <table:table-cell table:style-name="ce1" office:value-type="string">
            <text:p>農曆5月29日</text:p>
          </table:table-cell>
          <table:table-cell/>
          <table:table-cell table:style-name="ce1" office:value-type="time" office:time-value="PT03H24M00S">
            <text:p>03:24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10H26M00S">
            <text:p>10:26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17H29M00S">
            <text:p>17:29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09">
            <text:p>2021/07/09</text:p>
          </table:table-cell>
          <table:table-cell table:style-name="ce1" office:value-type="string">
            <text:p>農曆5月30日</text:p>
          </table:table-cell>
          <table:table-cell/>
          <table:table-cell table:style-name="ce1" office:value-type="time" office:time-value="PT04H12M00S">
            <text:p>04:12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1H17M00S">
            <text:p>11:17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18H23M00S">
            <text:p>18:23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10">
            <text:p>2021/07/10</text:p>
          </table:table-cell>
          <table:table-cell table:style-name="ce1" office:value-type="string">
            <text:p>農曆6月1日</text:p>
          </table:table-cell>
          <table:table-cell/>
          <table:table-cell table:style-name="ce1" office:value-type="time" office:time-value="PT05H04M00S">
            <text:p>05:04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2H09M00S">
            <text:p>12:09</text:p>
          </table:table-cell>
          <table:table-cell office:value-type="string">
            <text:p>90N</text:p>
          </table:table-cell>
          <table:table-cell/>
          <table:table-cell table:style-name="ce1" office:value-type="time" office:time-value="PT19H13M00S">
            <text:p>19:13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11">
            <text:p>2021/07/11</text:p>
          </table:table-cell>
          <table:table-cell table:style-name="ce1" office:value-type="string">
            <text:p>農曆6月2日</text:p>
          </table:table-cell>
          <table:table-cell/>
          <table:table-cell table:style-name="ce1" office:value-type="time" office:time-value="PT05H59M00S">
            <text:p>05:59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13H02M00S">
            <text:p>13:02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20H01M00S">
            <text:p>20:01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12">
            <text:p>2021/07/12</text:p>
          </table:table-cell>
          <table:table-cell table:style-name="ce1" office:value-type="string">
            <text:p>農曆6月3日</text:p>
          </table:table-cell>
          <table:table-cell/>
          <table:table-cell table:style-name="ce1" office:value-type="time" office:time-value="PT06H57M00S">
            <text:p>06:57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13H53M00S">
            <text:p>13:53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20H44M00S">
            <text:p>20:44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13">
            <text:p>2021/07/13</text:p>
          </table:table-cell>
          <table:table-cell table:style-name="ce1" office:value-type="string">
            <text:p>農曆6月4日</text:p>
          </table:table-cell>
          <table:table-cell/>
          <table:table-cell table:style-name="ce1" office:value-type="time" office:time-value="PT07H56M00S">
            <text:p>07:56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14H42M00S">
            <text:p>14:42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21H24M00S">
            <text:p>21:24</text:p>
          </table:table-cell>
          <table:table-cell office:value-type="float" office:value="287">
            <text:p>28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14">
            <text:p>2021/07/14</text:p>
          </table:table-cell>
          <table:table-cell table:style-name="ce1" office:value-type="string">
            <text:p>農曆6月5日</text:p>
          </table:table-cell>
          <table:table-cell/>
          <table:table-cell table:style-name="ce1" office:value-type="time" office:time-value="PT08H54M00S">
            <text:p>08:54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15H30M00S">
            <text:p>15:30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22H01M00S">
            <text:p>22:01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15">
            <text:p>2021/07/15</text:p>
          </table:table-cell>
          <table:table-cell table:style-name="ce1" office:value-type="string">
            <text:p>農曆6月6日</text:p>
          </table:table-cell>
          <table:table-cell/>
          <table:table-cell table:style-name="ce1" office:value-type="time" office:time-value="PT09H52M00S">
            <text:p>09:52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16H17M00S">
            <text:p>16:17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22H37M00S">
            <text:p>22:37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16">
            <text:p>2021/07/16</text:p>
          </table:table-cell>
          <table:table-cell table:style-name="ce1" office:value-type="string">
            <text:p>農曆6月7日</text:p>
          </table:table-cell>
          <table:table-cell/>
          <table:table-cell table:style-name="ce1" office:value-type="time" office:time-value="PT10H50M00S">
            <text:p>10:50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7H04M00S">
            <text:p>17:04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23H12M00S">
            <text:p>23:12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17">
            <text:p>2021/07/17</text:p>
          </table:table-cell>
          <table:table-cell table:style-name="ce1" office:value-type="string">
            <text:p>農曆6月8日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7H52M00S">
            <text:p>17:52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23H48M00S">
            <text:p>23:48</text:p>
          </table:table-cell>
          <table:table-cell office:value-type="float" office:value="261">
            <text:p>26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18">
            <text:p>2021/07/18</text:p>
          </table:table-cell>
          <table:table-cell table:style-name="ce1" office:value-type="string">
            <text:p>農曆6月9日</text:p>
          </table:table-cell>
          <table:table-cell/>
          <table:table-cell table:style-name="ce1" office:value-type="time" office:time-value="PT12H51M00S">
            <text:p>12:51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8H42M00S">
            <text:p>18:42</text:p>
          </table:table-cell>
          <table:table-cell office:value-type="string">
            <text:p>52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19">
            <text:p>2021/07/19</text:p>
          </table:table-cell>
          <table:table-cell table:style-name="ce1" office:value-type="string">
            <text:p>農曆6月10日</text:p>
          </table:table-cell>
          <table:table-cell/>
          <table:table-cell table:style-name="ce1" office:value-type="time" office:time-value="PT13H54M00S">
            <text:p>13:54</text:p>
          </table:table-cell>
          <table:table-cell office:value-type="float" office:value="108">
            <text:p>108</text:p>
          </table:table-cell>
          <table:table-cell/>
          <table:table-cell table:style-name="ce1" office:value-type="time" office:time-value="PT19H35M00S">
            <text:p>19:35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00H28M00S">
            <text:p>00:28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20">
            <text:p>2021/07/20</text:p>
          </table:table-cell>
          <table:table-cell table:style-name="ce1" office:value-type="string">
            <text:p>農曆6月11日</text:p>
          </table:table-cell>
          <table:table-cell/>
          <table:table-cell table:style-name="ce1" office:value-type="time" office:time-value="PT15H01M00S">
            <text:p>15:01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20H32M00S">
            <text:p>20:32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1H11M00S">
            <text:p>01:11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21">
            <text:p>2021/07/21</text:p>
          </table:table-cell>
          <table:table-cell table:style-name="ce1" office:value-type="string">
            <text:p>農曆6月12日</text:p>
          </table:table-cell>
          <table:table-cell/>
          <table:table-cell table:style-name="ce1" office:value-type="time" office:time-value="PT16H09M00S">
            <text:p>16:09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21H34M00S">
            <text:p>21:34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02H00M00S">
            <text:p>02:00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22">
            <text:p>2021/07/22</text:p>
          </table:table-cell>
          <table:table-cell table:style-name="ce1" office:value-type="string">
            <text:p>農曆6月13日</text:p>
          </table:table-cell>
          <table:table-cell/>
          <table:table-cell table:style-name="ce1" office:value-type="time" office:time-value="PT17H15M00S">
            <text:p>17:15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22H37M00S">
            <text:p>22:37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02H56M00S">
            <text:p>02:56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23">
            <text:p>2021/07/23</text:p>
          </table:table-cell>
          <table:table-cell table:style-name="ce1" office:value-type="string">
            <text:p>農曆6月14日</text:p>
          </table:table-cell>
          <table:table-cell/>
          <table:table-cell table:style-name="ce1" office:value-type="time" office:time-value="PT18H17M00S">
            <text:p>18:17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23H40M00S">
            <text:p>23:40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03H58M00S">
            <text:p>03:58</text:p>
          </table:table-cell>
          <table:table-cell office:value-type="float" office:value="241">
            <text:p>24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24">
            <text:p>2021/07/24</text:p>
          </table:table-cell>
          <table:table-cell table:style-name="ce1" office:value-type="string">
            <text:p>農曆6月15日</text:p>
          </table:table-cell>
          <table:table-cell/>
          <table:table-cell table:style-name="ce1" office:value-type="time" office:time-value="PT19H12M00S">
            <text:p>19:12</text:p>
          </table:table-cell>
          <table:table-cell office:value-type="float" office:value="115">
            <text:p>115</text:p>
          </table:table-cell>
          <table:table-cell table:number-columns-repeated="4"/>
          <table:table-cell table:style-name="ce1" office:value-type="time" office:time-value="PT05H04M00S">
            <text:p>05:04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25">
            <text:p>2021/07/25</text:p>
          </table:table-cell>
          <table:table-cell table:style-name="ce1" office:value-type="string">
            <text:p>農曆6月16日</text:p>
          </table:table-cell>
          <table:table-cell/>
          <table:table-cell table:style-name="ce1" office:value-type="time" office:time-value="PT20H00M00S">
            <text:p>20:00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00H39M00S">
            <text:p>00:39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06H10M00S">
            <text:p>06:10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26">
            <text:p>2021/07/26</text:p>
          </table:table-cell>
          <table:table-cell table:style-name="ce1" office:value-type="string">
            <text:p>農曆6月17日</text:p>
          </table:table-cell>
          <table:table-cell/>
          <table:table-cell table:style-name="ce1" office:value-type="time" office:time-value="PT20H42M00S">
            <text:p>20:42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01H35M00S">
            <text:p>01:35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07H13M00S">
            <text:p>07:13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27">
            <text:p>2021/07/27</text:p>
          </table:table-cell>
          <table:table-cell table:style-name="ce1" office:value-type="string">
            <text:p>農曆6月18日</text:p>
          </table:table-cell>
          <table:table-cell/>
          <table:table-cell table:style-name="ce1" office:value-type="time" office:time-value="PT21H19M00S">
            <text:p>21:19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02H25M00S">
            <text:p>02:25</text:p>
          </table:table-cell>
          <table:table-cell office:value-type="string">
            <text:p>51S</text:p>
          </table:table-cell>
          <table:table-cell/>
          <table:table-cell table:style-name="ce1" office:value-type="time" office:time-value="PT08H14M00S">
            <text:p>08:14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28">
            <text:p>2021/07/28</text:p>
          </table:table-cell>
          <table:table-cell table:style-name="ce1" office:value-type="string">
            <text:p>農曆6月19日</text:p>
          </table:table-cell>
          <table:table-cell/>
          <table:table-cell table:style-name="ce1" office:value-type="time" office:time-value="PT21H52M00S">
            <text:p>21:52</text:p>
          </table:table-cell>
          <table:table-cell office:value-type="float" office:value="94">
            <text:p>94</text:p>
          </table:table-cell>
          <table:table-cell/>
          <table:table-cell table:style-name="ce1" office:value-type="time" office:time-value="PT03H12M00S">
            <text:p>03:12</text:p>
          </table:table-cell>
          <table:table-cell office:value-type="string">
            <text:p>57S</text:p>
          </table:table-cell>
          <table:table-cell/>
          <table:table-cell table:style-name="ce1" office:value-type="time" office:time-value="PT09H10M00S">
            <text:p>09:10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29">
            <text:p>2021/07/29</text:p>
          </table:table-cell>
          <table:table-cell table:style-name="ce1" office:value-type="string">
            <text:p>農曆6月20日</text:p>
          </table:table-cell>
          <table:table-cell/>
          <table:table-cell table:style-name="ce1" office:value-type="time" office:time-value="PT22H24M00S">
            <text:p>22:24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03H56M00S">
            <text:p>03:56</text:p>
          </table:table-cell>
          <table:table-cell office:value-type="string">
            <text:p>63S</text:p>
          </table:table-cell>
          <table:table-cell/>
          <table:table-cell table:style-name="ce1" office:value-type="time" office:time-value="PT10H05M00S">
            <text:p>10:05</text:p>
          </table:table-cell>
          <table:table-cell office:value-type="float" office:value="269">
            <text:p>26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30">
            <text:p>2021/07/30</text:p>
          </table:table-cell>
          <table:table-cell table:style-name="ce1" office:value-type="string">
            <text:p>農曆6月21日</text:p>
          </table:table-cell>
          <table:table-cell/>
          <table:table-cell table:style-name="ce1" office:value-type="time" office:time-value="PT22H55M00S">
            <text:p>22:55</text:p>
          </table:table-cell>
          <table:table-cell office:value-type="float" office:value="82">
            <text:p>82</text:p>
          </table:table-cell>
          <table:table-cell/>
          <table:table-cell table:style-name="ce1" office:value-type="time" office:time-value="PT04H38M00S">
            <text:p>04:38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0H57M00S">
            <text:p>10:57</text:p>
          </table:table-cell>
          <table:table-cell office:value-type="float" office:value="275">
            <text:p>27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7-31">
            <text:p>2021/07/31</text:p>
          </table:table-cell>
          <table:table-cell table:style-name="ce1" office:value-type="string">
            <text:p>農曆6月22日</text:p>
          </table:table-cell>
          <table:table-cell/>
          <table:table-cell table:style-name="ce1" office:value-type="time" office:time-value="PT23H27M00S">
            <text:p>23:27</text:p>
          </table:table-cell>
          <table:table-cell office:value-type="float" office:value="76">
            <text:p>76</text:p>
          </table:table-cell>
          <table:table-cell/>
          <table:table-cell table:style-name="ce1" office:value-type="time" office:time-value="PT05H19M00S">
            <text:p>05:19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1H49M00S">
            <text:p>11:49</text:p>
          </table:table-cell>
          <table:table-cell office:value-type="float" office:value="281">
            <text:p>28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01">
            <text:p>2021/08/01</text:p>
          </table:table-cell>
          <table:table-cell table:style-name="ce1" office:value-type="string">
            <text:p>農曆6月23日</text:p>
          </table:table-cell>
          <table:table-cell table:number-columns-repeated="4"/>
          <table:table-cell table:style-name="ce1" office:value-type="time" office:time-value="PT06H02M00S">
            <text:p>06:02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2H41M00S">
            <text:p>12:41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02">
            <text:p>2021/08/02</text:p>
          </table:table-cell>
          <table:table-cell table:style-name="ce1" office:value-type="string">
            <text:p>農曆6月24日</text:p>
          </table:table-cell>
          <table:table-cell/>
          <table:table-cell table:style-name="ce1" office:value-type="time" office:time-value="PT00H01M00S">
            <text:p>00:01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06H45M00S">
            <text:p>06:45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3H33M00S">
            <text:p>13:33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03">
            <text:p>2021/08/03</text:p>
          </table:table-cell>
          <table:table-cell table:style-name="ce1" office:value-type="string">
            <text:p>農曆6月25日</text:p>
          </table:table-cell>
          <table:table-cell/>
          <table:table-cell table:style-name="ce1" office:value-type="time" office:time-value="PT00H38M00S">
            <text:p>00:38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07H31M00S">
            <text:p>07:31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4H27M00S">
            <text:p>14:27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04">
            <text:p>2021/08/04</text:p>
          </table:table-cell>
          <table:table-cell table:style-name="ce1" office:value-type="string">
            <text:p>農曆6月26日</text:p>
          </table:table-cell>
          <table:table-cell/>
          <table:table-cell table:style-name="ce1" office:value-type="time" office:time-value="PT01H19M00S">
            <text:p>01:1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08H19M00S">
            <text:p>08:19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5H21M00S">
            <text:p>15:21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05">
            <text:p>2021/08/05</text:p>
          </table:table-cell>
          <table:table-cell table:style-name="ce1" office:value-type="string">
            <text:p>農曆6月27日</text:p>
          </table:table-cell>
          <table:table-cell/>
          <table:table-cell table:style-name="ce1" office:value-type="time" office:time-value="PT02H05M00S">
            <text:p>02:05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09H09M00S">
            <text:p>09:09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16H15M00S">
            <text:p>16:15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06">
            <text:p>2021/08/06</text:p>
          </table:table-cell>
          <table:table-cell table:style-name="ce1" office:value-type="string">
            <text:p>農曆6月28日</text:p>
          </table:table-cell>
          <table:table-cell/>
          <table:table-cell table:style-name="ce1" office:value-type="time" office:time-value="PT02H56M00S">
            <text:p>02:56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0H02M00S">
            <text:p>10:02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07">
            <text:p>2021/08/07</text:p>
          </table:table-cell>
          <table:table-cell table:style-name="ce1" office:value-type="string">
            <text:p>農曆6月29日</text:p>
          </table:table-cell>
          <table:table-cell/>
          <table:table-cell table:style-name="ce1" office:value-type="time" office:time-value="PT03H50M00S">
            <text:p>03:50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10H54M00S">
            <text:p>10:54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08">
            <text:p>2021/08/08</text:p>
          </table:table-cell>
          <table:table-cell table:style-name="ce1" office:value-type="string">
            <text:p>農曆7月1日</text:p>
          </table:table-cell>
          <table:table-cell/>
          <table:table-cell table:style-name="ce1" office:value-type="time" office:time-value="PT04H48M00S">
            <text:p>04:48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8H41M00S">
            <text:p>18:41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09">
            <text:p>2021/08/09</text:p>
          </table:table-cell>
          <table:table-cell table:style-name="ce1" office:value-type="string">
            <text:p>農曆7月2日</text:p>
          </table:table-cell>
          <table:table-cell/>
          <table:table-cell table:style-name="ce1" office:value-type="time" office:time-value="PT05H47M00S">
            <text:p>05:47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12H38M00S">
            <text:p>12:38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9H23M00S">
            <text:p>19:23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10">
            <text:p>2021/08/10</text:p>
          </table:table-cell>
          <table:table-cell table:style-name="ce1" office:value-type="string">
            <text:p>農曆7月3日</text:p>
          </table:table-cell>
          <table:table-cell/>
          <table:table-cell table:style-name="ce1" office:value-type="time" office:time-value="PT06H47M00S">
            <text:p>06:47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13H27M00S">
            <text:p>13:27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20H01M00S">
            <text:p>20:01</text:p>
          </table:table-cell>
          <table:table-cell office:value-type="float" office:value="283">
            <text:p>28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11">
            <text:p>2021/08/11</text:p>
          </table:table-cell>
          <table:table-cell table:style-name="ce1" office:value-type="string">
            <text:p>農曆7月4日</text:p>
          </table:table-cell>
          <table:table-cell/>
          <table:table-cell table:style-name="ce1" office:value-type="time" office:time-value="PT07H46M00S">
            <text:p>07:46</text:p>
          </table:table-cell>
          <table:table-cell office:value-type="float" office:value="80">
            <text:p>80</text:p>
          </table:table-cell>
          <table:table-cell/>
          <table:table-cell table:style-name="ce1" office:value-type="time" office:time-value="PT14H15M00S">
            <text:p>14:15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20H38M00S">
            <text:p>20:38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12">
            <text:p>2021/08/12</text:p>
          </table:table-cell>
          <table:table-cell table:style-name="ce1" office:value-type="string">
            <text:p>農曆7月5日</text:p>
          </table:table-cell>
          <table:table-cell/>
          <table:table-cell table:style-name="ce1" office:value-type="time" office:time-value="PT08H45M00S">
            <text:p>08:45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5H02M00S">
            <text:p>15:02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21H13M00S">
            <text:p>21:13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13">
            <text:p>2021/08/13</text:p>
          </table:table-cell>
          <table:table-cell table:style-name="ce1" office:value-type="string">
            <text:p>農曆7月6日</text:p>
          </table:table-cell>
          <table:table-cell/>
          <table:table-cell table:style-name="ce1" office:value-type="time" office:time-value="PT09H44M00S">
            <text:p>09:44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5H50M00S">
            <text:p>15:50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21H49M00S">
            <text:p>21:49</text:p>
          </table:table-cell>
          <table:table-cell office:value-type="float" office:value="263">
            <text:p>26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14">
            <text:p>2021/08/14</text:p>
          </table:table-cell>
          <table:table-cell table:style-name="ce1" office:value-type="string">
            <text:p>農曆7月7日</text:p>
          </table:table-cell>
          <table:table-cell/>
          <table:table-cell table:style-name="ce1" office:value-type="time" office:time-value="PT10H45M00S">
            <text:p>10:45</text:p>
          </table:table-cell>
          <table:table-cell office:value-type="float" office:value="100">
            <text:p>100</text:p>
          </table:table-cell>
          <table:table-cell/>
          <table:table-cell table:style-name="ce1" office:value-type="time" office:time-value="PT16H39M00S">
            <text:p>16:39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22H27M00S">
            <text:p>22:27</text:p>
          </table:table-cell>
          <table:table-cell office:value-type="float" office:value="257">
            <text:p>25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15">
            <text:p>2021/08/15</text:p>
          </table:table-cell>
          <table:table-cell table:style-name="ce1" office:value-type="string">
            <text:p>農曆7月8日</text:p>
          </table:table-cell>
          <table:table-cell/>
          <table:table-cell table:style-name="ce1" office:value-type="time" office:time-value="PT11H47M00S">
            <text:p>11:47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17H30M00S">
            <text:p>17:30</text:p>
          </table:table-cell>
          <table:table-cell office:value-type="string">
            <text:p>48S</text:p>
          </table:table-cell>
          <table:table-cell/>
          <table:table-cell table:style-name="ce1" office:value-type="time" office:time-value="PT23H09M00S">
            <text:p>23:09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16">
            <text:p>2021/08/16</text:p>
          </table:table-cell>
          <table:table-cell table:style-name="ce1" office:value-type="string">
            <text:p>農曆7月9日</text:p>
          </table:table-cell>
          <table:table-cell/>
          <table:table-cell table:style-name="ce1" office:value-type="time" office:time-value="PT12H52M00S">
            <text:p>12:5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23H55M00S">
            <text:p>23:55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17">
            <text:p>2021/08/17</text:p>
          </table:table-cell>
          <table:table-cell table:style-name="ce1" office:value-type="string">
            <text:p>農曆7月10日</text:p>
          </table:table-cell>
          <table:table-cell/>
          <table:table-cell table:style-name="ce1" office:value-type="time" office:time-value="PT13H58M00S">
            <text:p>13:58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9H24M00S">
            <text:p>19:24</text:p>
          </table:table-cell>
          <table:table-cell office:value-type="string">
            <text:p>40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18">
            <text:p>2021/08/18</text:p>
          </table:table-cell>
          <table:table-cell table:style-name="ce1" office:value-type="string">
            <text:p>農曆7月11日</text:p>
          </table:table-cell>
          <table:table-cell/>
          <table:table-cell table:style-name="ce1" office:value-type="time" office:time-value="PT15H03M00S">
            <text:p>15:03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20H25M00S">
            <text:p>20:25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00H47M00S">
            <text:p>00:47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19">
            <text:p>2021/08/19</text:p>
          </table:table-cell>
          <table:table-cell table:style-name="ce1" office:value-type="string">
            <text:p>農曆7月12日</text:p>
          </table:table-cell>
          <table:table-cell/>
          <table:table-cell table:style-name="ce1" office:value-type="time" office:time-value="PT16H05M00S">
            <text:p>16:05</text:p>
          </table:table-cell>
          <table:table-cell office:value-type="float" office:value="119">
            <text:p>119</text:p>
          </table:table-cell>
          <table:table-cell/>
          <table:table-cell table:style-name="ce1" office:value-type="time" office:time-value="PT21H26M00S">
            <text:p>21:26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01H45M00S">
            <text:p>01:45</text:p>
          </table:table-cell>
          <table:table-cell office:value-type="float" office:value="241">
            <text:p>24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20">
            <text:p>2021/08/20</text:p>
          </table:table-cell>
          <table:table-cell table:style-name="ce1" office:value-type="string">
            <text:p>農曆7月13日</text:p>
          </table:table-cell>
          <table:table-cell/>
          <table:table-cell table:style-name="ce1" office:value-type="time" office:time-value="PT17H02M00S">
            <text:p>17:02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22H26M00S">
            <text:p>22:26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02H48M00S">
            <text:p>02:48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21">
            <text:p>2021/08/21</text:p>
          </table:table-cell>
          <table:table-cell table:style-name="ce1" office:value-type="string">
            <text:p>農曆7月14日</text:p>
          </table:table-cell>
          <table:table-cell/>
          <table:table-cell table:style-name="ce1" office:value-type="time" office:time-value="PT17H52M00S">
            <text:p>17:52</text:p>
          </table:table-cell>
          <table:table-cell office:value-type="float" office:value="113">
            <text:p>113</text:p>
          </table:table-cell>
          <table:table-cell/>
          <table:table-cell table:style-name="ce1" office:value-type="time" office:time-value="PT23H22M00S">
            <text:p>23:22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03H53M00S">
            <text:p>03:53</text:p>
          </table:table-cell>
          <table:table-cell office:value-type="float" office:value="245">
            <text:p>24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22">
            <text:p>2021/08/22</text:p>
          </table:table-cell>
          <table:table-cell table:style-name="ce1" office:value-type="string">
            <text:p>農曆7月15日</text:p>
          </table:table-cell>
          <table:table-cell/>
          <table:table-cell table:style-name="ce1" office:value-type="time" office:time-value="PT18H35M00S">
            <text:p>18:35</text:p>
          </table:table-cell>
          <table:table-cell office:value-type="float" office:value="108">
            <text:p>108</text:p>
          </table:table-cell>
          <table:table-cell table:number-columns-repeated="4"/>
          <table:table-cell table:style-name="ce1" office:value-type="time" office:time-value="PT04H57M00S">
            <text:p>04:57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23">
            <text:p>2021/08/23</text:p>
          </table:table-cell>
          <table:table-cell table:style-name="ce1" office:value-type="string">
            <text:p>農曆7月16日</text:p>
          </table:table-cell>
          <table:table-cell/>
          <table:table-cell table:style-name="ce1" office:value-type="time" office:time-value="PT19H14M00S">
            <text:p>19:14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00H15M00S">
            <text:p>00:15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05H58M00S">
            <text:p>05:58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24">
            <text:p>2021/08/24</text:p>
          </table:table-cell>
          <table:table-cell table:style-name="ce1" office:value-type="string">
            <text:p>農曆7月17日</text:p>
          </table:table-cell>
          <table:table-cell/>
          <table:table-cell table:style-name="ce1" office:value-type="time" office:time-value="PT19H49M00S">
            <text:p>19:49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01H03M00S">
            <text:p>01:03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06H57M00S">
            <text:p>06:57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25">
            <text:p>2021/08/25</text:p>
          </table:table-cell>
          <table:table-cell table:style-name="ce1" office:value-type="string">
            <text:p>農曆7月18日</text:p>
          </table:table-cell>
          <table:table-cell/>
          <table:table-cell table:style-name="ce1" office:value-type="time" office:time-value="PT20H22M00S">
            <text:p>20:22</text:p>
          </table:table-cell>
          <table:table-cell office:value-type="float" office:value="90">
            <text:p>90</text:p>
          </table:table-cell>
          <table:table-cell/>
          <table:table-cell table:style-name="ce1" office:value-type="time" office:time-value="PT01H48M00S">
            <text:p>01:48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07H53M00S">
            <text:p>07:53</text:p>
          </table:table-cell>
          <table:table-cell office:value-type="float" office:value="267">
            <text:p>26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26">
            <text:p>2021/08/26</text:p>
          </table:table-cell>
          <table:table-cell table:style-name="ce1" office:value-type="string">
            <text:p>農曆7月19日</text:p>
          </table:table-cell>
          <table:table-cell/>
          <table:table-cell table:style-name="ce1" office:value-type="time" office:time-value="PT20H53M00S">
            <text:p>20:53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02H31M00S">
            <text:p>02:31</text:p>
          </table:table-cell>
          <table:table-cell office:value-type="string">
            <text:p>66S</text:p>
          </table:table-cell>
          <table:table-cell/>
          <table:table-cell table:style-name="ce1" office:value-type="time" office:time-value="PT08H46M00S">
            <text:p>08:46</text:p>
          </table:table-cell>
          <table:table-cell office:value-type="float" office:value="273">
            <text:p>27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27">
            <text:p>2021/08/27</text:p>
          </table:table-cell>
          <table:table-cell table:style-name="ce1" office:value-type="string">
            <text:p>農曆7月20日</text:p>
          </table:table-cell>
          <table:table-cell/>
          <table:table-cell table:style-name="ce1" office:value-type="time" office:time-value="PT21H25M00S">
            <text:p>21:25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03H14M00S">
            <text:p>03:14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09H39M00S">
            <text:p>09:39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28">
            <text:p>2021/08/28</text:p>
          </table:table-cell>
          <table:table-cell table:style-name="ce1" office:value-type="string">
            <text:p>農曆7月21日</text:p>
          </table:table-cell>
          <table:table-cell/>
          <table:table-cell table:style-name="ce1" office:value-type="time" office:time-value="PT21H59M00S">
            <text:p>21:59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03H56M00S">
            <text:p>03:56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0H32M00S">
            <text:p>10:32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29">
            <text:p>2021/08/29</text:p>
          </table:table-cell>
          <table:table-cell table:style-name="ce1" office:value-type="string">
            <text:p>農曆7月22日</text:p>
          </table:table-cell>
          <table:table-cell/>
          <table:table-cell table:style-name="ce1" office:value-type="time" office:time-value="PT22H35M00S">
            <text:p>22:35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04H39M00S">
            <text:p>04:39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11H24M00S">
            <text:p>11:24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30">
            <text:p>2021/08/30</text:p>
          </table:table-cell>
          <table:table-cell table:style-name="ce1" office:value-type="string">
            <text:p>農曆7月23日</text:p>
          </table:table-cell>
          <table:table-cell/>
          <table:table-cell table:style-name="ce1" office:value-type="time" office:time-value="PT23H14M00S">
            <text:p>23:1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5H24M00S">
            <text:p>05:24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2H18M00S">
            <text:p>12:18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8-31">
            <text:p>2021/08/31</text:p>
          </table:table-cell>
          <table:table-cell table:style-name="ce1" office:value-type="string">
            <text:p>農曆7月24日</text:p>
          </table:table-cell>
          <table:table-cell/>
          <table:table-cell table:style-name="ce1" office:value-type="time" office:time-value="PT23H57M00S">
            <text:p>23:57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6H11M00S">
            <text:p>06:11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3H12M00S">
            <text:p>13:12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01">
            <text:p>2021/09/01</text:p>
          </table:table-cell>
          <table:table-cell table:style-name="ce1" office:value-type="string">
            <text:p>農曆7月25日</text:p>
          </table:table-cell>
          <table:table-cell table:number-columns-repeated="4"/>
          <table:table-cell table:style-name="ce1" office:value-type="time" office:time-value="PT07H00M00S">
            <text:p>07:00</text:p>
          </table:table-cell>
          <table:table-cell office:value-type="string">
            <text:p>90N</text:p>
          </table:table-cell>
          <table:table-cell/>
          <table:table-cell table:style-name="ce1" office:value-type="time" office:time-value="PT14H05M00S">
            <text:p>14:05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02">
            <text:p>2021/09/02</text:p>
          </table:table-cell>
          <table:table-cell table:style-name="ce1" office:value-type="string">
            <text:p>農曆7月26日</text:p>
          </table:table-cell>
          <table:table-cell/>
          <table:table-cell table:style-name="ce1" office:value-type="time" office:time-value="PT00H46M00S">
            <text:p>00:46</text:p>
          </table:table-cell>
          <table:table-cell office:value-type="float" office:value="61">
            <text:p>61</text:p>
          </table:table-cell>
          <table:table-cell/>
          <table:table-cell table:style-name="ce1" office:value-type="time" office:time-value="PT07H52M00S">
            <text:p>07:52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14H58M00S">
            <text:p>14:58</text:p>
          </table:table-cell>
          <table:table-cell office:value-type="float" office:value="299">
            <text:p>29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03">
            <text:p>2021/09/03</text:p>
          </table:table-cell>
          <table:table-cell table:style-name="ce1" office:value-type="string">
            <text:p>農曆7月27日</text:p>
          </table:table-cell>
          <table:table-cell/>
          <table:table-cell table:style-name="ce1" office:value-type="time" office:time-value="PT01H39M00S">
            <text:p>01:39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08H44M00S">
            <text:p>08:44</text:p>
          </table:table-cell>
          <table:table-cell office:value-type="string">
            <text:p>90N</text:p>
          </table:table-cell>
          <table:table-cell/>
          <table:table-cell table:style-name="ce1" office:value-type="time" office:time-value="PT15H48M00S">
            <text:p>15:48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04">
            <text:p>2021/09/04</text:p>
          </table:table-cell>
          <table:table-cell table:style-name="ce1" office:value-type="string">
            <text:p>農曆7月28日</text:p>
          </table:table-cell>
          <table:table-cell/>
          <table:table-cell table:style-name="ce1" office:value-type="time" office:time-value="PT02H35M00S">
            <text:p>02:35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09H37M00S">
            <text:p>09:37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6H35M00S">
            <text:p>16:35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05">
            <text:p>2021/09/05</text:p>
          </table:table-cell>
          <table:table-cell table:style-name="ce1" office:value-type="string">
            <text:p>農曆7月29日</text:p>
          </table:table-cell>
          <table:table-cell/>
          <table:table-cell table:style-name="ce1" office:value-type="time" office:time-value="PT03H34M00S">
            <text:p>03:34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10H29M00S">
            <text:p>10:29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06">
            <text:p>2021/09/06</text:p>
          </table:table-cell>
          <table:table-cell table:style-name="ce1" office:value-type="string">
            <text:p>農曆7月30日</text:p>
          </table:table-cell>
          <table:table-cell/>
          <table:table-cell table:style-name="ce1" office:value-type="time" office:time-value="PT04H34M00S">
            <text:p>04:34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11H19M00S">
            <text:p>11:19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7H58M00S">
            <text:p>17:58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07">
            <text:p>2021/09/07</text:p>
          </table:table-cell>
          <table:table-cell table:style-name="ce1" office:value-type="string">
            <text:p>農曆8月1日</text:p>
          </table:table-cell>
          <table:table-cell/>
          <table:table-cell table:style-name="ce1" office:value-type="time" office:time-value="PT05H35M00S">
            <text:p>05:35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12H08M00S">
            <text:p>12:08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8H36M00S">
            <text:p>18:36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08">
            <text:p>2021/09/08</text:p>
          </table:table-cell>
          <table:table-cell table:style-name="ce1" office:value-type="string">
            <text:p>農曆8月2日</text:p>
          </table:table-cell>
          <table:table-cell/>
          <table:table-cell table:style-name="ce1" office:value-type="time" office:time-value="PT06H35M00S">
            <text:p>06:35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12H57M00S">
            <text:p>12:57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9H12M00S">
            <text:p>19:12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09">
            <text:p>2021/09/09</text:p>
          </table:table-cell>
          <table:table-cell table:style-name="ce1" office:value-type="string">
            <text:p>農曆8月3日</text:p>
          </table:table-cell>
          <table:table-cell/>
          <table:table-cell table:style-name="ce1" office:value-type="time" office:time-value="PT07H36M00S">
            <text:p>07:36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3H45M00S">
            <text:p>13:45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9H49M00S">
            <text:p>19:49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10">
            <text:p>2021/09/10</text:p>
          </table:table-cell>
          <table:table-cell table:style-name="ce1" office:value-type="string">
            <text:p>農曆8月4日</text:p>
          </table:table-cell>
          <table:table-cell/>
          <table:table-cell table:style-name="ce1" office:value-type="time" office:time-value="PT08H37M00S">
            <text:p>08:37</text:p>
          </table:table-cell>
          <table:table-cell office:value-type="float" office:value="98">
            <text:p>98</text:p>
          </table:table-cell>
          <table:table-cell/>
          <table:table-cell table:style-name="ce1" office:value-type="time" office:time-value="PT14H35M00S">
            <text:p>14:35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20H27M00S">
            <text:p>20:27</text:p>
          </table:table-cell>
          <table:table-cell office:value-type="float" office:value="259">
            <text:p>25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11">
            <text:p>2021/09/11</text:p>
          </table:table-cell>
          <table:table-cell table:style-name="ce1" office:value-type="string">
            <text:p>農曆8月5日</text:p>
          </table:table-cell>
          <table:table-cell/>
          <table:table-cell table:style-name="ce1" office:value-type="time" office:time-value="PT09H40M00S">
            <text:p>09:40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5H26M00S">
            <text:p>15:26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21H07M00S">
            <text:p>21:07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12">
            <text:p>2021/09/12</text:p>
          </table:table-cell>
          <table:table-cell table:style-name="ce1" office:value-type="string">
            <text:p>農曆8月6日</text:p>
          </table:table-cell>
          <table:table-cell/>
          <table:table-cell table:style-name="ce1" office:value-type="time" office:time-value="PT10H45M00S">
            <text:p>10:45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6H21M00S">
            <text:p>16:21</text:p>
          </table:table-cell>
          <table:table-cell office:value-type="string">
            <text:p>45S</text:p>
          </table:table-cell>
          <table:table-cell/>
          <table:table-cell table:style-name="ce1" office:value-type="time" office:time-value="PT21H52M00S">
            <text:p>21:52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13">
            <text:p>2021/09/13</text:p>
          </table:table-cell>
          <table:table-cell table:style-name="ce1" office:value-type="string">
            <text:p>農曆8月7日</text:p>
          </table:table-cell>
          <table:table-cell/>
          <table:table-cell table:style-name="ce1" office:value-type="time" office:time-value="PT11H51M00S">
            <text:p>11:51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7H18M00S">
            <text:p>17:18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22H43M00S">
            <text:p>22:43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14">
            <text:p>2021/09/14</text:p>
          </table:table-cell>
          <table:table-cell table:style-name="ce1" office:value-type="string">
            <text:p>農曆8月8日</text:p>
          </table:table-cell>
          <table:table-cell/>
          <table:table-cell table:style-name="ce1" office:value-type="time" office:time-value="PT12H56M00S">
            <text:p>12:56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18H18M00S">
            <text:p>18:18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23H39M00S">
            <text:p>23:39</text:p>
          </table:table-cell>
          <table:table-cell office:value-type="float" office:value="241">
            <text:p>24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15">
            <text:p>2021/09/15</text:p>
          </table:table-cell>
          <table:table-cell table:style-name="ce1" office:value-type="string">
            <text:p>農曆8月9日</text:p>
          </table:table-cell>
          <table:table-cell/>
          <table:table-cell table:style-name="ce1" office:value-type="time" office:time-value="PT13H59M00S">
            <text:p>13:59</text:p>
          </table:table-cell>
          <table:table-cell office:value-type="float" office:value="119">
            <text:p>119</text:p>
          </table:table-cell>
          <table:table-cell/>
          <table:table-cell table:style-name="ce1" office:value-type="time" office:time-value="PT19H19M00S">
            <text:p>19:19</text:p>
          </table:table-cell>
          <table:table-cell office:value-type="string">
            <text:p>39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16">
            <text:p>2021/09/16</text:p>
          </table:table-cell>
          <table:table-cell table:style-name="ce1" office:value-type="string">
            <text:p>農曆8月10日</text:p>
          </table:table-cell>
          <table:table-cell/>
          <table:table-cell table:style-name="ce1" office:value-type="time" office:time-value="PT14H56M00S">
            <text:p>14:56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20H18M00S">
            <text:p>20:18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00H39M00S">
            <text:p>00:39</text:p>
          </table:table-cell>
          <table:table-cell office:value-type="float" office:value="241">
            <text:p>24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17">
            <text:p>2021/09/17</text:p>
          </table:table-cell>
          <table:table-cell table:style-name="ce1" office:value-type="string">
            <text:p>農曆8月11日</text:p>
          </table:table-cell>
          <table:table-cell/>
          <table:table-cell table:style-name="ce1" office:value-type="time" office:time-value="PT15H47M00S">
            <text:p>15:47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21H15M00S">
            <text:p>21:15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01H43M00S">
            <text:p>01:43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18">
            <text:p>2021/09/18</text:p>
          </table:table-cell>
          <table:table-cell table:style-name="ce1" office:value-type="string">
            <text:p>農曆8月12日</text:p>
          </table:table-cell>
          <table:table-cell/>
          <table:table-cell table:style-name="ce1" office:value-type="time" office:time-value="PT16H32M00S">
            <text:p>16:32</text:p>
          </table:table-cell>
          <table:table-cell office:value-type="float" office:value="110">
            <text:p>110</text:p>
          </table:table-cell>
          <table:table-cell/>
          <table:table-cell table:style-name="ce1" office:value-type="time" office:time-value="PT22H07M00S">
            <text:p>22:07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02H46M00S">
            <text:p>02:46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19">
            <text:p>2021/09/19</text:p>
          </table:table-cell>
          <table:table-cell table:style-name="ce1" office:value-type="string">
            <text:p>農曆8月13日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22H56M00S">
            <text:p>22:56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03H47M00S">
            <text:p>03:47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20">
            <text:p>2021/09/20</text:p>
          </table:table-cell>
          <table:table-cell table:style-name="ce1" office:value-type="string">
            <text:p>農曆8月14日</text:p>
          </table:table-cell>
          <table:table-cell/>
          <table:table-cell table:style-name="ce1" office:value-type="time" office:time-value="PT17H47M00S">
            <text:p>17:47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23H42M00S">
            <text:p>23:42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04H46M00S">
            <text:p>04:46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21">
            <text:p>2021/09/21</text:p>
          </table:table-cell>
          <table:table-cell table:style-name="ce1" office:value-type="string">
            <text:p>農曆8月15日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float" office:value="93">
            <text:p>93</text:p>
          </table:table-cell>
          <table:table-cell table:number-columns-repeated="4"/>
          <table:table-cell table:style-name="ce1" office:value-type="time" office:time-value="PT05H42M00S">
            <text:p>05:42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22">
            <text:p>2021/09/22</text:p>
          </table:table-cell>
          <table:table-cell table:style-name="ce1" office:value-type="string">
            <text:p>農曆8月16日</text:p>
          </table:table-cell>
          <table:table-cell/>
          <table:table-cell table:style-name="ce1" office:value-type="time" office:time-value="PT18H52M00S">
            <text:p>18:52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00H25M00S">
            <text:p>00:25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06H36M00S">
            <text:p>06:36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23">
            <text:p>2021/09/23</text:p>
          </table:table-cell>
          <table:table-cell table:style-name="ce1" office:value-type="string">
            <text:p>農曆8月17日</text:p>
          </table:table-cell>
          <table:table-cell/>
          <table:table-cell table:style-name="ce1" office:value-type="time" office:time-value="PT19H24M00S">
            <text:p>19:24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01H08M00S">
            <text:p>01:08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07H29M00S">
            <text:p>07:29</text:p>
          </table:table-cell>
          <table:table-cell office:value-type="float" office:value="277">
            <text:p>27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24">
            <text:p>2021/09/24</text:p>
          </table:table-cell>
          <table:table-cell table:style-name="ce1" office:value-type="string">
            <text:p>農曆8月18日</text:p>
          </table:table-cell>
          <table:table-cell/>
          <table:table-cell table:style-name="ce1" office:value-type="time" office:time-value="PT19H56M00S">
            <text:p>19:56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01H50M00S">
            <text:p>01:50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08H22M00S">
            <text:p>08:22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25">
            <text:p>2021/09/25</text:p>
          </table:table-cell>
          <table:table-cell table:style-name="ce1" office:value-type="string">
            <text:p>農曆8月19日</text:p>
          </table:table-cell>
          <table:table-cell/>
          <table:table-cell table:style-name="ce1" office:value-type="time" office:time-value="PT20H31M00S">
            <text:p>20:31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02H33M00S">
            <text:p>02:33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09H15M00S">
            <text:p>09:15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26">
            <text:p>2021/09/26</text:p>
          </table:table-cell>
          <table:table-cell table:style-name="ce1" office:value-type="string">
            <text:p>農曆8月20日</text:p>
          </table:table-cell>
          <table:table-cell/>
          <table:table-cell table:style-name="ce1" office:value-type="time" office:time-value="PT21H09M00S">
            <text:p>21:09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03H18M00S">
            <text:p>03:18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0H09M00S">
            <text:p>10:09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27">
            <text:p>2021/09/27</text:p>
          </table:table-cell>
          <table:table-cell table:style-name="ce1" office:value-type="string">
            <text:p>農曆8月21日</text:p>
          </table:table-cell>
          <table:table-cell/>
          <table:table-cell table:style-name="ce1" office:value-type="time" office:time-value="PT21H51M00S">
            <text:p>21:51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4H04M00S">
            <text:p>04:04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1H03M00S">
            <text:p>11:03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28">
            <text:p>2021/09/28</text:p>
          </table:table-cell>
          <table:table-cell table:style-name="ce1" office:value-type="string">
            <text:p>農曆8月22日</text:p>
          </table:table-cell>
          <table:table-cell/>
          <table:table-cell table:style-name="ce1" office:value-type="time" office:time-value="PT22H37M00S">
            <text:p>22:37</text:p>
          </table:table-cell>
          <table:table-cell office:value-type="float" office:value="61">
            <text:p>61</text:p>
          </table:table-cell>
          <table:table-cell/>
          <table:table-cell table:style-name="ce1" office:value-type="time" office:time-value="PT04H52M00S">
            <text:p>04:52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11H56M00S">
            <text:p>11:56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29">
            <text:p>2021/09/29</text:p>
          </table:table-cell>
          <table:table-cell table:style-name="ce1" office:value-type="string">
            <text:p>農曆8月23日</text:p>
          </table:table-cell>
          <table:table-cell/>
          <table:table-cell table:style-name="ce1" office:value-type="time" office:time-value="PT23H27M00S">
            <text:p>23:27</text:p>
          </table:table-cell>
          <table:table-cell office:value-type="float" office:value="61">
            <text:p>61</text:p>
          </table:table-cell>
          <table:table-cell/>
          <table:table-cell table:style-name="ce1" office:value-type="time" office:time-value="PT05H42M00S">
            <text:p>05:42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12H49M00S">
            <text:p>12:49</text:p>
          </table:table-cell>
          <table:table-cell office:value-type="float" office:value="299">
            <text:p>29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09-30">
            <text:p>2021/09/30</text:p>
          </table:table-cell>
          <table:table-cell table:style-name="ce1" office:value-type="string">
            <text:p>農曆8月24日</text:p>
          </table:table-cell>
          <table:table-cell table:number-columns-repeated="4"/>
          <table:table-cell table:style-name="ce1" office:value-type="time" office:time-value="PT06H34M00S">
            <text:p>06:34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13H39M00S">
            <text:p>13:39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01">
            <text:p>2021/10/01</text:p>
          </table:table-cell>
          <table:table-cell table:style-name="ce1" office:value-type="string">
            <text:p>農曆8月25日</text:p>
          </table:table-cell>
          <table:table-cell/>
          <table:table-cell table:style-name="ce1" office:value-type="time" office:time-value="PT00H22M00S">
            <text:p>00:22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07H26M00S">
            <text:p>07:26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14H27M00S">
            <text:p>14:27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02">
            <text:p>2021/10/02</text:p>
          </table:table-cell>
          <table:table-cell table:style-name="ce1" office:value-type="string">
            <text:p>農曆8月26日</text:p>
          </table:table-cell>
          <table:table-cell/>
          <table:table-cell table:style-name="ce1" office:value-type="time" office:time-value="PT01H19M00S">
            <text:p>01:19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8H17M00S">
            <text:p>08:17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15H11M00S">
            <text:p>15:11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03">
            <text:p>2021/10/03</text:p>
          </table:table-cell>
          <table:table-cell table:style-name="ce1" office:value-type="string">
            <text:p>農曆8月27日</text:p>
          </table:table-cell>
          <table:table-cell/>
          <table:table-cell table:style-name="ce1" office:value-type="time" office:time-value="PT02H18M00S">
            <text:p>02:18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09H08M00S">
            <text:p>09:08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15H52M00S">
            <text:p>15:52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04">
            <text:p>2021/10/04</text:p>
          </table:table-cell>
          <table:table-cell table:style-name="ce1" office:value-type="string">
            <text:p>農曆8月28日</text:p>
          </table:table-cell>
          <table:table-cell/>
          <table:table-cell table:style-name="ce1" office:value-type="time" office:time-value="PT03H18M00S">
            <text:p>03:18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09H57M00S">
            <text:p>09:57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16H30M00S">
            <text:p>16:30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05">
            <text:p>2021/10/05</text:p>
          </table:table-cell>
          <table:table-cell table:style-name="ce1" office:value-type="string">
            <text:p>農曆8月29日</text:p>
          </table:table-cell>
          <table:table-cell/>
          <table:table-cell table:style-name="ce1" office:value-type="time" office:time-value="PT04H19M00S">
            <text:p>04:19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10H46M00S">
            <text:p>10:46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7H07M00S">
            <text:p>17:07</text:p>
          </table:table-cell>
          <table:table-cell office:value-type="float" office:value="276">
            <text:p>27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06">
            <text:p>2021/10/06</text:p>
          </table:table-cell>
          <table:table-cell table:style-name="ce1" office:value-type="string">
            <text:p>農曆9月1日</text:p>
          </table:table-cell>
          <table:table-cell/>
          <table:table-cell table:style-name="ce1" office:value-type="time" office:time-value="PT05H20M00S">
            <text:p>05:20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11H35M00S">
            <text:p>11:35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07">
            <text:p>2021/10/07</text:p>
          </table:table-cell>
          <table:table-cell table:style-name="ce1" office:value-type="string">
            <text:p>農曆9月2日</text:p>
          </table:table-cell>
          <table:table-cell/>
          <table:table-cell table:style-name="ce1" office:value-type="time" office:time-value="PT06H22M00S">
            <text:p>06:22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12H25M00S">
            <text:p>12:25</text:p>
          </table:table-cell>
          <table:table-cell office:value-type="string">
            <text:p>58S</text:p>
          </table:table-cell>
          <table:table-cell/>
          <table:table-cell table:style-name="ce1" office:value-type="time" office:time-value="PT18H22M00S">
            <text:p>18:22</text:p>
          </table:table-cell>
          <table:table-cell office:value-type="float" office:value="261">
            <text:p>26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08">
            <text:p>2021/10/08</text:p>
          </table:table-cell>
          <table:table-cell table:style-name="ce1" office:value-type="string">
            <text:p>農曆9月3日</text:p>
          </table:table-cell>
          <table:table-cell/>
          <table:table-cell table:style-name="ce1" office:value-type="time" office:time-value="PT07H27M00S">
            <text:p>07:27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13H17M00S">
            <text:p>13:17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9H03M00S">
            <text:p>19:03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09">
            <text:p>2021/10/09</text:p>
          </table:table-cell>
          <table:table-cell table:style-name="ce1" office:value-type="string">
            <text:p>農曆9月4日</text:p>
          </table:table-cell>
          <table:table-cell/>
          <table:table-cell table:style-name="ce1" office:value-type="time" office:time-value="PT08H33M00S">
            <text:p>08:33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4H12M00S">
            <text:p>14:12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9H47M00S">
            <text:p>19:47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10">
            <text:p>2021/10/10</text:p>
          </table:table-cell>
          <table:table-cell table:style-name="ce1" office:value-type="string">
            <text:p>農曆9月5日</text:p>
          </table:table-cell>
          <table:table-cell/>
          <table:table-cell table:style-name="ce1" office:value-type="time" office:time-value="PT09H41M00S">
            <text:p>09:41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5H11M00S">
            <text:p>15:11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20H37M00S">
            <text:p>20:37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11">
            <text:p>2021/10/11</text:p>
          </table:table-cell>
          <table:table-cell table:style-name="ce1" office:value-type="string">
            <text:p>農曆9月6日</text:p>
          </table:table-cell>
          <table:table-cell/>
          <table:table-cell table:style-name="ce1" office:value-type="time" office:time-value="PT10H49M00S">
            <text:p>10:49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16H12M00S">
            <text:p>16:12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21H33M00S">
            <text:p>21:33</text:p>
          </table:table-cell>
          <table:table-cell office:value-type="float" office:value="241">
            <text:p>24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12">
            <text:p>2021/10/12</text:p>
          </table:table-cell>
          <table:table-cell table:style-name="ce1" office:value-type="string">
            <text:p>農曆9月7日</text:p>
          </table:table-cell>
          <table:table-cell/>
          <table:table-cell table:style-name="ce1" office:value-type="time" office:time-value="PT11H53M00S">
            <text:p>11:53</text:p>
          </table:table-cell>
          <table:table-cell office:value-type="float" office:value="119">
            <text:p>119</text:p>
          </table:table-cell>
          <table:table-cell/>
          <table:table-cell table:style-name="ce1" office:value-type="time" office:time-value="PT17H13M00S">
            <text:p>17:13</text:p>
          </table:table-cell>
          <table:table-cell office:value-type="string">
            <text:p>38S</text:p>
          </table:table-cell>
          <table:table-cell/>
          <table:table-cell table:style-name="ce1" office:value-type="time" office:time-value="PT22H33M00S">
            <text:p>22:33</text:p>
          </table:table-cell>
          <table:table-cell office:value-type="float" office:value="241">
            <text:p>24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13">
            <text:p>2021/10/13</text:p>
          </table:table-cell>
          <table:table-cell table:style-name="ce1" office:value-type="string">
            <text:p>農曆9月8日</text:p>
          </table:table-cell>
          <table:table-cell/>
          <table:table-cell table:style-name="ce1" office:value-type="time" office:time-value="PT12H53M00S">
            <text:p>12:53</text:p>
          </table:table-cell>
          <table:table-cell office:value-type="float" office:value="119">
            <text:p>119</text:p>
          </table:table-cell>
          <table:table-cell/>
          <table:table-cell table:style-name="ce1" office:value-type="time" office:time-value="PT18H14M00S">
            <text:p>18:14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23H36M00S">
            <text:p>23:36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14">
            <text:p>2021/10/14</text:p>
          </table:table-cell>
          <table:table-cell table:style-name="ce1" office:value-type="string">
            <text:p>農曆9月9日</text:p>
          </table:table-cell>
          <table:table-cell/>
          <table:table-cell table:style-name="ce1" office:value-type="time" office:time-value="PT13H46M00S">
            <text:p>13:46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9H11M00S">
            <text:p>19:11</text:p>
          </table:table-cell>
          <table:table-cell office:value-type="string">
            <text:p>42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15">
            <text:p>2021/10/15</text:p>
          </table:table-cell>
          <table:table-cell table:style-name="ce1" office:value-type="string">
            <text:p>農曆9月10日</text:p>
          </table:table-cell>
          <table:table-cell/>
          <table:table-cell table:style-name="ce1" office:value-type="time" office:time-value="PT14H32M00S">
            <text:p>14:32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20H04M00S">
            <text:p>20:04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00H39M00S">
            <text:p>00:39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16">
            <text:p>2021/10/16</text:p>
          </table:table-cell>
          <table:table-cell table:style-name="ce1" office:value-type="string">
            <text:p>農曆9月11日</text:p>
          </table:table-cell>
          <table:table-cell/>
          <table:table-cell table:style-name="ce1" office:value-type="time" office:time-value="PT15H12M00S">
            <text:p>15:12</text:p>
          </table:table-cell>
          <table:table-cell office:value-type="float" office:value="107">
            <text:p>107</text:p>
          </table:table-cell>
          <table:table-cell/>
          <table:table-cell table:style-name="ce1" office:value-type="time" office:time-value="PT20H53M00S">
            <text:p>20:53</text:p>
          </table:table-cell>
          <table:table-cell office:value-type="string">
            <text:p>50S</text:p>
          </table:table-cell>
          <table:table-cell/>
          <table:table-cell table:style-name="ce1" office:value-type="time" office:time-value="PT01H40M00S">
            <text:p>01:40</text:p>
          </table:table-cell>
          <table:table-cell office:value-type="float" office:value="250">
            <text:p>25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17">
            <text:p>2021/10/17</text:p>
          </table:table-cell>
          <table:table-cell table:style-name="ce1" office:value-type="string">
            <text:p>農曆9月12日</text:p>
          </table:table-cell>
          <table:table-cell/>
          <table:table-cell table:style-name="ce1" office:value-type="time" office:time-value="PT15H48M00S">
            <text:p>15:48</text:p>
          </table:table-cell>
          <table:table-cell office:value-type="float" office:value="101">
            <text:p>101</text:p>
          </table:table-cell>
          <table:table-cell/>
          <table:table-cell table:style-name="ce1" office:value-type="time" office:time-value="PT21H39M00S">
            <text:p>21:39</text:p>
          </table:table-cell>
          <table:table-cell office:value-type="string">
            <text:p>56S</text:p>
          </table:table-cell>
          <table:table-cell/>
          <table:table-cell table:style-name="ce1" office:value-type="time" office:time-value="PT02H39M00S">
            <text:p>02:39</text:p>
          </table:table-cell>
          <table:table-cell office:value-type="float" office:value="256">
            <text:p>25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18">
            <text:p>2021/10/18</text:p>
          </table:table-cell>
          <table:table-cell table:style-name="ce1" office:value-type="string">
            <text:p>農曆9月13日</text:p>
          </table:table-cell>
          <table:table-cell/>
          <table:table-cell table:style-name="ce1" office:value-type="time" office:time-value="PT16H21M00S">
            <text:p>16:21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22H22M00S">
            <text:p>22:22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03H35M00S">
            <text:p>03:35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19">
            <text:p>2021/10/19</text:p>
          </table:table-cell>
          <table:table-cell table:style-name="ce1" office:value-type="string">
            <text:p>農曆9月14日</text:p>
          </table:table-cell>
          <table:table-cell/>
          <table:table-cell table:style-name="ce1" office:value-type="time" office:time-value="PT16H52M00S">
            <text:p>16:52</text:p>
          </table:table-cell>
          <table:table-cell office:value-type="float" office:value="89">
            <text:p>89</text:p>
          </table:table-cell>
          <table:table-cell/>
          <table:table-cell table:style-name="ce1" office:value-type="time" office:time-value="PT23H04M00S">
            <text:p>23:04</text:p>
          </table:table-cell>
          <table:table-cell office:value-type="string">
            <text:p>67S</text:p>
          </table:table-cell>
          <table:table-cell/>
          <table:table-cell table:style-name="ce1" office:value-type="time" office:time-value="PT04H29M00S">
            <text:p>04:29</text:p>
          </table:table-cell>
          <table:table-cell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20">
            <text:p>2021/10/20</text:p>
          </table:table-cell>
          <table:table-cell table:style-name="ce1" office:value-type="string">
            <text:p>農曆9月15日</text:p>
          </table:table-cell>
          <table:table-cell/>
          <table:table-cell table:style-name="ce1" office:value-type="time" office:time-value="PT17H24M00S">
            <text:p>17:24</text:p>
          </table:table-cell>
          <table:table-cell office:value-type="float" office:value="83">
            <text:p>83</text:p>
          </table:table-cell>
          <table:table-cell/>
          <table:table-cell table:style-name="ce1" office:value-type="time" office:time-value="PT23H46M00S">
            <text:p>23:46</text:p>
          </table:table-cell>
          <table:table-cell office:value-type="string">
            <text:p>73S</text:p>
          </table:table-cell>
          <table:table-cell/>
          <table:table-cell table:style-name="ce1" office:value-type="time" office:time-value="PT05H22M00S">
            <text:p>05:22</text:p>
          </table:table-cell>
          <table:table-cell office:value-type="float" office:value="274">
            <text:p>27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21">
            <text:p>2021/10/21</text:p>
          </table:table-cell>
          <table:table-cell table:style-name="ce1" office:value-type="string">
            <text:p>農曆9月16日</text:p>
          </table:table-cell>
          <table:table-cell/>
          <table:table-cell table:style-name="ce1" office:value-type="time" office:time-value="PT17H56M00S">
            <text:p>17:56</text:p>
          </table:table-cell>
          <table:table-cell office:value-type="float" office:value="77">
            <text:p>77</text:p>
          </table:table-cell>
          <table:table-cell table:number-columns-repeated="4"/>
          <table:table-cell table:style-name="ce1" office:value-type="time" office:time-value="PT06H14M00S">
            <text:p>06:14</text:p>
          </table:table-cell>
          <table:table-cell office:value-type="float" office:value="280">
            <text:p>28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22">
            <text:p>2021/10/22</text:p>
          </table:table-cell>
          <table:table-cell table:style-name="ce1" office:value-type="string">
            <text:p>農曆9月17日</text:p>
          </table:table-cell>
          <table:table-cell/>
          <table:table-cell table:style-name="ce1" office:value-type="time" office:time-value="PT18H30M00S">
            <text:p>18:30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00H29M00S">
            <text:p>00:29</text:p>
          </table:table-cell>
          <table:table-cell office:value-type="string">
            <text:p>78S</text:p>
          </table:table-cell>
          <table:table-cell/>
          <table:table-cell table:style-name="ce1" office:value-type="time" office:time-value="PT07H07M00S">
            <text:p>07:07</text:p>
          </table:table-cell>
          <table:table-cell office:value-type="float" office:value="286">
            <text:p>28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23">
            <text:p>2021/10/23</text:p>
          </table:table-cell>
          <table:table-cell table:style-name="ce1" office:value-type="string">
            <text:p>農曆9月18日</text:p>
          </table:table-cell>
          <table:table-cell/>
          <table:table-cell table:style-name="ce1" office:value-type="time" office:time-value="PT19H06M00S">
            <text:p>19:06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01H13M00S">
            <text:p>01:13</text:p>
          </table:table-cell>
          <table:table-cell office:value-type="string">
            <text:p>83S</text:p>
          </table:table-cell>
          <table:table-cell/>
          <table:table-cell table:style-name="ce1" office:value-type="time" office:time-value="PT08H01M00S">
            <text:p>08:01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24">
            <text:p>2021/10/24</text:p>
          </table:table-cell>
          <table:table-cell table:style-name="ce1" office:value-type="string">
            <text:p>農曆9月19日</text:p>
          </table:table-cell>
          <table:table-cell/>
          <table:table-cell table:style-name="ce1" office:value-type="time" office:time-value="PT19H46M00S">
            <text:p>19:46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01H58M00S">
            <text:p>01:58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8H55M00S">
            <text:p>08:55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25">
            <text:p>2021/10/25</text:p>
          </table:table-cell>
          <table:table-cell table:style-name="ce1" office:value-type="string">
            <text:p>農曆9月20日</text:p>
          </table:table-cell>
          <table:table-cell/>
          <table:table-cell table:style-name="ce1" office:value-type="time" office:time-value="PT20H30M00S">
            <text:p>20:30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02H46M00S">
            <text:p>02:46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09H49M00S">
            <text:p>09:49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26">
            <text:p>2021/10/26</text:p>
          </table:table-cell>
          <table:table-cell table:style-name="ce1" office:value-type="string">
            <text:p>農曆9月21日</text:p>
          </table:table-cell>
          <table:table-cell/>
          <table:table-cell table:style-name="ce1" office:value-type="time" office:time-value="PT21H19M00S">
            <text:p>21:19</text:p>
          </table:table-cell>
          <table:table-cell office:value-type="float" office:value="61">
            <text:p>61</text:p>
          </table:table-cell>
          <table:table-cell/>
          <table:table-cell table:style-name="ce1" office:value-type="time" office:time-value="PT03H35M00S">
            <text:p>03:35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10H42M00S">
            <text:p>10:42</text:p>
          </table:table-cell>
          <table:table-cell office:value-type="float" office:value="299">
            <text:p>29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27">
            <text:p>2021/10/27</text:p>
          </table:table-cell>
          <table:table-cell table:style-name="ce1" office:value-type="string">
            <text:p>農曆9月22日</text:p>
          </table:table-cell>
          <table:table-cell/>
          <table:table-cell table:style-name="ce1" office:value-type="time" office:time-value="PT22H11M00S">
            <text:p>22:11</text:p>
          </table:table-cell>
          <table:table-cell office:value-type="float" office:value="61">
            <text:p>61</text:p>
          </table:table-cell>
          <table:table-cell/>
          <table:table-cell table:style-name="ce1" office:value-type="time" office:time-value="PT04H26M00S">
            <text:p>04:26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11H33M00S">
            <text:p>11:33</text:p>
          </table:table-cell>
          <table:table-cell office:value-type="float" office:value="299">
            <text:p>29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28">
            <text:p>2021/10/28</text:p>
          </table:table-cell>
          <table:table-cell table:style-name="ce1" office:value-type="string">
            <text:p>農曆9月23日</text:p>
          </table:table-cell>
          <table:table-cell/>
          <table:table-cell table:style-name="ce1" office:value-type="time" office:time-value="PT23H06M00S">
            <text:p>23:06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5H17M00S">
            <text:p>05:17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12H20M00S">
            <text:p>12:20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29">
            <text:p>2021/10/29</text:p>
          </table:table-cell>
          <table:table-cell table:style-name="ce1" office:value-type="string">
            <text:p>農曆9月24日</text:p>
          </table:table-cell>
          <table:table-cell table:number-columns-repeated="4"/>
          <table:table-cell table:style-name="ce1" office:value-type="time" office:time-value="PT06H07M00S">
            <text:p>06:07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13H05M00S">
            <text:p>13:05</text:p>
          </table:table-cell>
          <table:table-cell office:value-type="float" office:value="295">
            <text:p>29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30">
            <text:p>2021/10/30</text:p>
          </table:table-cell>
          <table:table-cell table:style-name="ce1" office:value-type="string">
            <text:p>農曆9月25日</text:p>
          </table:table-cell>
          <table:table-cell/>
          <table:table-cell table:style-name="ce1" office:value-type="time" office:time-value="PT00H03M00S">
            <text:p>00:03</text:p>
          </table:table-cell>
          <table:table-cell office:value-type="float" office:value="67">
            <text:p>67</text:p>
          </table:table-cell>
          <table:table-cell/>
          <table:table-cell table:style-name="ce1" office:value-type="time" office:time-value="PT06H57M00S">
            <text:p>06:57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13H46M00S">
            <text:p>13:46</text:p>
          </table:table-cell>
          <table:table-cell office:value-type="float" office:value="291">
            <text:p>29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0-31">
            <text:p>2021/10/31</text:p>
          </table:table-cell>
          <table:table-cell table:style-name="ce1" office:value-type="string">
            <text:p>農曆9月26日</text:p>
          </table:table-cell>
          <table:table-cell/>
          <table:table-cell table:style-name="ce1" office:value-type="time" office:time-value="PT01H02M00S">
            <text:p>01:02</text:p>
          </table:table-cell>
          <table:table-cell office:value-type="float" office:value="72">
            <text:p>72</text:p>
          </table:table-cell>
          <table:table-cell/>
          <table:table-cell table:style-name="ce1" office:value-type="time" office:time-value="PT07H46M00S">
            <text:p>07:46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14H24M00S">
            <text:p>14:24</text:p>
          </table:table-cell>
          <table:table-cell office:value-type="float" office:value="285">
            <text:p>28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01">
            <text:p>2021/11/01</text:p>
          </table:table-cell>
          <table:table-cell table:style-name="ce1" office:value-type="string">
            <text:p>農曆9月27日</text:p>
          </table:table-cell>
          <table:table-cell/>
          <table:table-cell table:style-name="ce1" office:value-type="time" office:time-value="PT02H00M00S">
            <text:p>02:00</text:p>
          </table:table-cell>
          <table:table-cell office:value-type="float" office:value="78">
            <text:p>78</text:p>
          </table:table-cell>
          <table:table-cell/>
          <table:table-cell table:style-name="ce1" office:value-type="time" office:time-value="PT08H34M00S">
            <text:p>08:34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15H01M00S">
            <text:p>15:01</text:p>
          </table:table-cell>
          <table:table-cell office:value-type="float" office:value="279">
            <text:p>27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02">
            <text:p>2021/11/02</text:p>
          </table:table-cell>
          <table:table-cell table:style-name="ce1" office:value-type="string">
            <text:p>農曆9月28日</text:p>
          </table:table-cell>
          <table:table-cell/>
          <table:table-cell table:style-name="ce1" office:value-type="time" office:time-value="PT03H00M00S">
            <text:p>03:00</text:p>
          </table:table-cell>
          <table:table-cell office:value-type="float" office:value="84">
            <text:p>84</text:p>
          </table:table-cell>
          <table:table-cell/>
          <table:table-cell table:style-name="ce1" office:value-type="time" office:time-value="PT09H22M00S">
            <text:p>09:22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15H37M00S">
            <text:p>15:37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03">
            <text:p>2021/11/03</text:p>
          </table:table-cell>
          <table:table-cell table:style-name="ce1" office:value-type="string">
            <text:p>農曆9月29日</text:p>
          </table:table-cell>
          <table:table-cell/>
          <table:table-cell table:style-name="ce1" office:value-type="time" office:time-value="PT04H01M00S">
            <text:p>04:01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10H11M00S">
            <text:p>10:11</text:p>
          </table:table-cell>
          <table:table-cell office:value-type="string">
            <text:p>62S</text:p>
          </table:table-cell>
          <table:table-cell/>
          <table:table-cell table:style-name="ce1" office:value-type="time" office:time-value="PT16H14M00S">
            <text:p>16:14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04">
            <text:p>2021/11/04</text:p>
          </table:table-cell>
          <table:table-cell table:style-name="ce1" office:value-type="string">
            <text:p>農曆9月30日</text:p>
          </table:table-cell>
          <table:table-cell/>
          <table:table-cell table:style-name="ce1" office:value-type="time" office:time-value="PT05H05M00S">
            <text:p>05:05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1H02M00S">
            <text:p>11:02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6H53M00S">
            <text:p>16:53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05">
            <text:p>2021/11/05</text:p>
          </table:table-cell>
          <table:table-cell table:style-name="ce1" office:value-type="string">
            <text:p>農曆10月1日</text:p>
          </table:table-cell>
          <table:table-cell/>
          <table:table-cell table:style-name="ce1" office:value-type="time" office:time-value="PT06H12M00S">
            <text:p>06:12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11H57M00S">
            <text:p>11:57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7H37M00S">
            <text:p>17:37</text:p>
          </table:table-cell>
          <table:table-cell office:value-type="float" office:value="251">
            <text:p>25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06">
            <text:p>2021/11/06</text:p>
          </table:table-cell>
          <table:table-cell table:style-name="ce1" office:value-type="string">
            <text:p>農曆10月2日</text:p>
          </table:table-cell>
          <table:table-cell/>
          <table:table-cell table:style-name="ce1" office:value-type="time" office:time-value="PT07H21M00S">
            <text:p>07:21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12H55M00S">
            <text:p>12:55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8H25M00S">
            <text:p>18:25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07">
            <text:p>2021/11/07</text:p>
          </table:table-cell>
          <table:table-cell table:style-name="ce1" office:value-type="string">
            <text:p>農曆10月3日</text:p>
          </table:table-cell>
          <table:table-cell/>
          <table:table-cell table:style-name="ce1" office:value-type="time" office:time-value="PT08H32M00S">
            <text:p>08:32</text:p>
          </table:table-cell>
          <table:table-cell office:value-type="float" office:value="116">
            <text:p>116</text:p>
          </table:table-cell>
          <table:table-cell/>
          <table:table-cell table:style-name="ce1" office:value-type="time" office:time-value="PT13H57M00S">
            <text:p>13:57</text:p>
          </table:table-cell>
          <table:table-cell office:value-type="string">
            <text:p>40S</text:p>
          </table:table-cell>
          <table:table-cell/>
          <table:table-cell table:style-name="ce1" office:value-type="time" office:time-value="PT19H20M00S">
            <text:p>19:20</text:p>
          </table:table-cell>
          <table:table-cell office:value-type="float" office:value="242">
            <text:p>24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08">
            <text:p>2021/11/08</text:p>
          </table:table-cell>
          <table:table-cell table:style-name="ce1" office:value-type="string">
            <text:p>農曆10月4日</text:p>
          </table:table-cell>
          <table:table-cell/>
          <table:table-cell table:style-name="ce1" office:value-type="time" office:time-value="PT09H41M00S">
            <text:p>09:41</text:p>
          </table:table-cell>
          <table:table-cell office:value-type="float" office:value="119">
            <text:p>119</text:p>
          </table:table-cell>
          <table:table-cell/>
          <table:table-cell table:style-name="ce1" office:value-type="time" office:time-value="PT15H01M00S">
            <text:p>15:01</text:p>
          </table:table-cell>
          <table:table-cell office:value-type="string">
            <text:p>38S</text:p>
          </table:table-cell>
          <table:table-cell/>
          <table:table-cell table:style-name="ce1" office:value-type="time" office:time-value="PT20H21M00S">
            <text:p>20:21</text:p>
          </table:table-cell>
          <table:table-cell office:value-type="float" office:value="241">
            <text:p>24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09">
            <text:p>2021/11/09</text:p>
          </table:table-cell>
          <table:table-cell table:style-name="ce1" office:value-type="string">
            <text:p>農曆10月5日</text:p>
          </table:table-cell>
          <table:table-cell/>
          <table:table-cell table:style-name="ce1" office:value-type="time" office:time-value="PT10H45M00S">
            <text:p>10:45</text:p>
          </table:table-cell>
          <table:table-cell office:value-type="float" office:value="119">
            <text:p>119</text:p>
          </table:table-cell>
          <table:table-cell/>
          <table:table-cell table:style-name="ce1" office:value-type="time" office:time-value="PT16H05M00S">
            <text:p>16:05</text:p>
          </table:table-cell>
          <table:table-cell office:value-type="string">
            <text:p>38S</text:p>
          </table:table-cell>
          <table:table-cell/>
          <table:table-cell table:style-name="ce1" office:value-type="time" office:time-value="PT21H26M00S">
            <text:p>21:26</text:p>
          </table:table-cell>
          <table:table-cell office:value-type="float" office:value="241">
            <text:p>24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10">
            <text:p>2021/11/10</text:p>
          </table:table-cell>
          <table:table-cell table:style-name="ce1" office:value-type="string">
            <text:p>農曆10月6日</text:p>
          </table:table-cell>
          <table:table-cell/>
          <table:table-cell table:style-name="ce1" office:value-type="time" office:time-value="PT11H42M00S">
            <text:p>11:42</text:p>
          </table:table-cell>
          <table:table-cell office:value-type="float" office:value="117">
            <text:p>117</text:p>
          </table:table-cell>
          <table:table-cell/>
          <table:table-cell table:style-name="ce1" office:value-type="time" office:time-value="PT17H05M00S">
            <text:p>17:05</text:p>
          </table:table-cell>
          <table:table-cell office:value-type="string">
            <text:p>41S</text:p>
          </table:table-cell>
          <table:table-cell/>
          <table:table-cell table:style-name="ce1" office:value-type="time" office:time-value="PT22H31M00S">
            <text:p>22:31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11">
            <text:p>2021/11/11</text:p>
          </table:table-cell>
          <table:table-cell table:style-name="ce1" office:value-type="string">
            <text:p>農曆10月7日</text:p>
          </table:table-cell>
          <table:table-cell/>
          <table:table-cell table:style-name="ce1" office:value-type="time" office:time-value="PT12H31M00S">
            <text:p>12:31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23H34M00S">
            <text:p>23:34</text:p>
          </table:table-cell>
          <table:table-cell office:value-type="float" office:value="248">
            <text:p>24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12">
            <text:p>2021/11/12</text:p>
          </table:table-cell>
          <table:table-cell table:style-name="ce1" office:value-type="string">
            <text:p>農曆10月8日</text:p>
          </table:table-cell>
          <table:table-cell/>
          <table:table-cell table:style-name="ce1" office:value-type="time" office:time-value="PT13H13M00S">
            <text:p>13:13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8H51M00S">
            <text:p>18:51</text:p>
          </table:table-cell>
          <table:table-cell office:value-type="string">
            <text:p>49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13">
            <text:p>2021/11/13</text:p>
          </table:table-cell>
          <table:table-cell table:style-name="ce1" office:value-type="string">
            <text:p>農曆10月9日</text:p>
          </table:table-cell>
          <table:table-cell/>
          <table:table-cell table:style-name="ce1" office:value-type="time" office:time-value="PT13H50M00S">
            <text:p>13:50</text:p>
          </table:table-cell>
          <table:table-cell office:value-type="float" office:value="103">
            <text:p>103</text:p>
          </table:table-cell>
          <table:table-cell/>
          <table:table-cell table:style-name="ce1" office:value-type="time" office:time-value="PT19H38M00S">
            <text:p>19:38</text:p>
          </table:table-cell>
          <table:table-cell office:value-type="string">
            <text:p>54S</text:p>
          </table:table-cell>
          <table:table-cell/>
          <table:table-cell table:style-name="ce1" office:value-type="time" office:time-value="PT00H34M00S">
            <text:p>00:34</text:p>
          </table:table-cell>
          <table:table-cell office:value-type="float" office:value="254">
            <text:p>25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14">
            <text:p>2021/11/14</text:p>
          </table:table-cell>
          <table:table-cell table:style-name="ce1" office:value-type="string">
            <text:p>農曆10月10日</text:p>
          </table:table-cell>
          <table:table-cell/>
          <table:table-cell table:style-name="ce1" office:value-type="time" office:time-value="PT14H24M00S">
            <text:p>14:24</text:p>
          </table:table-cell>
          <table:table-cell office:value-type="float" office:value="97">
            <text:p>97</text:p>
          </table:table-cell>
          <table:table-cell/>
          <table:table-cell table:style-name="ce1" office:value-type="time" office:time-value="PT20H22M00S">
            <text:p>20:22</text:p>
          </table:table-cell>
          <table:table-cell office:value-type="string">
            <text:p>60S</text:p>
          </table:table-cell>
          <table:table-cell/>
          <table:table-cell table:style-name="ce1" office:value-type="time" office:time-value="PT01H31M00S">
            <text:p>01:31</text:p>
          </table:table-cell>
          <table:table-cell office:value-type="float" office:value="260">
            <text:p>26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15">
            <text:p>2021/11/15</text:p>
          </table:table-cell>
          <table:table-cell table:style-name="ce1" office:value-type="string">
            <text:p>農曆10月11日</text:p>
          </table:table-cell>
          <table:table-cell/>
          <table:table-cell table:style-name="ce1" office:value-type="time" office:time-value="PT14H55M00S">
            <text:p>14:55</text:p>
          </table:table-cell>
          <table:table-cell office:value-type="float" office:value="91">
            <text:p>91</text:p>
          </table:table-cell>
          <table:table-cell/>
          <table:table-cell table:style-name="ce1" office:value-type="time" office:time-value="PT21H04M00S">
            <text:p>21:04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02H25M00S">
            <text:p>02:25</text:p>
          </table:table-cell>
          <table:table-cell office:value-type="float" office:value="266">
            <text:p>26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16">
            <text:p>2021/11/16</text:p>
          </table:table-cell>
          <table:table-cell table:style-name="ce1" office:value-type="string">
            <text:p>農曆10月12日</text:p>
          </table:table-cell>
          <table:table-cell/>
          <table:table-cell table:style-name="ce1" office:value-type="time" office:time-value="PT15H26M00S">
            <text:p>15:26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21H45M00S">
            <text:p>21:45</text:p>
          </table:table-cell>
          <table:table-cell office:value-type="string">
            <text:p>71S</text:p>
          </table:table-cell>
          <table:table-cell/>
          <table:table-cell table:style-name="ce1" office:value-type="time" office:time-value="PT03H17M00S">
            <text:p>03:17</text:p>
          </table:table-cell>
          <table:table-cell office:value-type="float" office:value="272">
            <text:p>27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17">
            <text:p>2021/11/17</text:p>
          </table:table-cell>
          <table:table-cell table:style-name="ce1" office:value-type="string">
            <text:p>農曆10月13日</text:p>
          </table:table-cell>
          <table:table-cell/>
          <table:table-cell table:style-name="ce1" office:value-type="time" office:time-value="PT15H57M00S">
            <text:p>15:57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22H27M00S">
            <text:p>22:27</text:p>
          </table:table-cell>
          <table:table-cell office:value-type="string">
            <text:p>76S</text:p>
          </table:table-cell>
          <table:table-cell/>
          <table:table-cell table:style-name="ce1" office:value-type="time" office:time-value="PT04H09M00S">
            <text:p>04:09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18">
            <text:p>2021/11/18</text:p>
          </table:table-cell>
          <table:table-cell table:style-name="ce1" office:value-type="string">
            <text:p>農曆10月14日</text:p>
          </table:table-cell>
          <table:table-cell/>
          <table:table-cell table:style-name="ce1" office:value-type="time" office:time-value="PT16H30M00S">
            <text:p>16:30</text:p>
          </table:table-cell>
          <table:table-cell office:value-type="float" office:value="74">
            <text:p>74</text:p>
          </table:table-cell>
          <table:table-cell/>
          <table:table-cell table:style-name="ce1" office:value-type="time" office:time-value="PT23H10M00S">
            <text:p>23:10</text:p>
          </table:table-cell>
          <table:table-cell office:value-type="string">
            <text:p>81S</text:p>
          </table:table-cell>
          <table:table-cell/>
          <table:table-cell table:style-name="ce1" office:value-type="time" office:time-value="PT05H02M00S">
            <text:p>05:02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19">
            <text:p>2021/11/19</text:p>
          </table:table-cell>
          <table:table-cell table:style-name="ce1" office:value-type="string">
            <text:p>農曆10月15日</text:p>
          </table:table-cell>
          <table:table-cell/>
          <table:table-cell table:style-name="ce1" office:value-type="time" office:time-value="PT17H05M00S">
            <text:p>17:05</text:p>
          </table:table-cell>
          <table:table-cell office:value-type="float" office:value="69">
            <text:p>69</text:p>
          </table:table-cell>
          <table:table-cell/>
          <table:table-cell table:style-name="ce1" office:value-type="time" office:time-value="PT23H55M00S">
            <text:p>23:55</text:p>
          </table:table-cell>
          <table:table-cell office:value-type="string">
            <text:p>85S</text:p>
          </table:table-cell>
          <table:table-cell/>
          <table:table-cell table:style-name="ce1" office:value-type="time" office:time-value="PT05H55M00S">
            <text:p>05:55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20">
            <text:p>2021/11/20</text:p>
          </table:table-cell>
          <table:table-cell table:style-name="ce1" office:value-type="string">
            <text:p>農曆10月16日</text:p>
          </table:table-cell>
          <table:table-cell/>
          <table:table-cell table:style-name="ce1" office:value-type="time" office:time-value="PT17H44M00S">
            <text:p>17:44</text:p>
          </table:table-cell>
          <table:table-cell office:value-type="float" office:value="65">
            <text:p>65</text:p>
          </table:table-cell>
          <table:table-cell table:number-columns-repeated="4"/>
          <table:table-cell table:style-name="ce1" office:value-type="time" office:time-value="PT06H48M00S">
            <text:p>06:48</text:p>
          </table:table-cell>
          <table:table-cell office:value-type="float" office:value="293">
            <text:p>29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21">
            <text:p>2021/11/21</text:p>
          </table:table-cell>
          <table:table-cell table:style-name="ce1" office:value-type="string">
            <text:p>農曆10月17日</text:p>
          </table:table-cell>
          <table:table-cell/>
          <table:table-cell table:style-name="ce1" office:value-type="time" office:time-value="PT18H27M00S">
            <text:p>18:27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00H41M00S">
            <text:p>00:41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07H42M00S">
            <text:p>07:42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22">
            <text:p>2021/11/22</text:p>
          </table:table-cell>
          <table:table-cell table:style-name="ce1" office:value-type="string">
            <text:p>農曆10月18日</text:p>
          </table:table-cell>
          <table:table-cell/>
          <table:table-cell table:style-name="ce1" office:value-type="time" office:time-value="PT19H14M00S">
            <text:p>19:14</text:p>
          </table:table-cell>
          <table:table-cell office:value-type="float" office:value="61">
            <text:p>61</text:p>
          </table:table-cell>
          <table:table-cell/>
          <table:table-cell table:style-name="ce1" office:value-type="time" office:time-value="PT01H30M00S">
            <text:p>01:30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08H36M00S">
            <text:p>08:36</text:p>
          </table:table-cell>
          <table:table-cell office:value-type="float" office:value="299">
            <text:p>29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23">
            <text:p>2021/11/23</text:p>
          </table:table-cell>
          <table:table-cell table:style-name="ce1" office:value-type="string">
            <text:p>農曆10月19日</text:p>
          </table:table-cell>
          <table:table-cell/>
          <table:table-cell table:style-name="ce1" office:value-type="time" office:time-value="PT20H05M00S">
            <text:p>20:05</text:p>
          </table:table-cell>
          <table:table-cell office:value-type="float" office:value="61">
            <text:p>61</text:p>
          </table:table-cell>
          <table:table-cell/>
          <table:table-cell table:style-name="ce1" office:value-type="time" office:time-value="PT02H21M00S">
            <text:p>02:21</text:p>
          </table:table-cell>
          <table:table-cell office:value-type="string">
            <text:p>88N</text:p>
          </table:table-cell>
          <table:table-cell/>
          <table:table-cell table:style-name="ce1" office:value-type="time" office:time-value="PT09H28M00S">
            <text:p>09:28</text:p>
          </table:table-cell>
          <table:table-cell office:value-type="float" office:value="299">
            <text:p>29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24">
            <text:p>2021/11/24</text:p>
          </table:table-cell>
          <table:table-cell table:style-name="ce1" office:value-type="string">
            <text:p>農曆10月20日</text:p>
          </table:table-cell>
          <table:table-cell/>
          <table:table-cell table:style-name="ce1" office:value-type="time" office:time-value="PT20H59M00S">
            <text:p>20:59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03H11M00S">
            <text:p>03:11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10H16M00S">
            <text:p>10:16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25">
            <text:p>2021/11/25</text:p>
          </table:table-cell>
          <table:table-cell table:style-name="ce1" office:value-type="string">
            <text:p>農曆10月21日</text:p>
          </table:table-cell>
          <table:table-cell/>
          <table:table-cell table:style-name="ce1" office:value-type="time" office:time-value="PT21H54M00S">
            <text:p>21:54</text:p>
          </table:table-cell>
          <table:table-cell office:value-type="float" office:value="65">
            <text:p>65</text:p>
          </table:table-cell>
          <table:table-cell/>
          <table:table-cell table:style-name="ce1" office:value-type="time" office:time-value="PT04H02M00S">
            <text:p>04:02</text:p>
          </table:table-cell>
          <table:table-cell office:value-type="string">
            <text:p>89S</text:p>
          </table:table-cell>
          <table:table-cell/>
          <table:table-cell table:style-name="ce1" office:value-type="time" office:time-value="PT11H02M00S">
            <text:p>11:02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26">
            <text:p>2021/11/26</text:p>
          </table:table-cell>
          <table:table-cell table:style-name="ce1" office:value-type="string">
            <text:p>農曆10月22日</text:p>
          </table:table-cell>
          <table:table-cell/>
          <table:table-cell table:style-name="ce1" office:value-type="time" office:time-value="PT22H51M00S">
            <text:p>22:51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04H51M00S">
            <text:p>04:51</text:p>
          </table:table-cell>
          <table:table-cell office:value-type="string">
            <text:p>86S</text:p>
          </table:table-cell>
          <table:table-cell/>
          <table:table-cell table:style-name="ce1" office:value-type="time" office:time-value="PT11H43M00S">
            <text:p>11:43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27">
            <text:p>2021/11/27</text:p>
          </table:table-cell>
          <table:table-cell table:style-name="ce1" office:value-type="string">
            <text:p>農曆10月23日</text:p>
          </table:table-cell>
          <table:table-cell/>
          <table:table-cell table:style-name="ce1" office:value-type="time" office:time-value="PT23H47M00S">
            <text:p>23:47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05H39M00S">
            <text:p>05:39</text:p>
          </table:table-cell>
          <table:table-cell office:value-type="string">
            <text:p>82S</text:p>
          </table:table-cell>
          <table:table-cell/>
          <table:table-cell table:style-name="ce1" office:value-type="time" office:time-value="PT12H21M00S">
            <text:p>12:21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28">
            <text:p>2021/11/28</text:p>
          </table:table-cell>
          <table:table-cell table:style-name="ce1" office:value-type="string">
            <text:p>農曆10月24日</text:p>
          </table:table-cell>
          <table:table-cell table:number-columns-repeated="4"/>
          <table:table-cell table:style-name="ce1" office:value-type="time" office:time-value="PT06H25M00S">
            <text:p>06:25</text:p>
          </table:table-cell>
          <table:table-cell office:value-type="string">
            <text:p>77S</text:p>
          </table:table-cell>
          <table:table-cell/>
          <table:table-cell table:style-name="ce1" office:value-type="time" office:time-value="PT12H57M00S">
            <text:p>12:57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29">
            <text:p>2021/11/29</text:p>
          </table:table-cell>
          <table:table-cell table:style-name="ce1" office:value-type="string">
            <text:p>農曆10月25日</text:p>
          </table:table-cell>
          <table:table-cell/>
          <table:table-cell table:style-name="ce1" office:value-type="time" office:time-value="PT00H45M00S">
            <text:p>00:45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07H11M00S">
            <text:p>07:11</text:p>
          </table:table-cell>
          <table:table-cell office:value-type="string">
            <text:p>72S</text:p>
          </table:table-cell>
          <table:table-cell/>
          <table:table-cell table:style-name="ce1" office:value-type="time" office:time-value="PT13H32M00S">
            <text:p>13:32</text:p>
          </table:table-cell>
          <table:table-cell office:value-type="float" office:value="276">
            <text:p>27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1-30">
            <text:p>2021/11/30</text:p>
          </table:table-cell>
          <table:table-cell table:style-name="ce1" office:value-type="string">
            <text:p>農曆10月26日</text:p>
          </table:table-cell>
          <table:table-cell/>
          <table:table-cell table:style-name="ce1" office:value-type="time" office:time-value="PT01H43M00S">
            <text:p>01:43</text:p>
          </table:table-cell>
          <table:table-cell office:value-type="float" office:value="88">
            <text:p>88</text:p>
          </table:table-cell>
          <table:table-cell/>
          <table:table-cell table:style-name="ce1" office:value-type="time" office:time-value="PT07H58M00S">
            <text:p>07:58</text:p>
          </table:table-cell>
          <table:table-cell office:value-type="string">
            <text:p>65S</text:p>
          </table:table-cell>
          <table:table-cell/>
          <table:table-cell table:style-name="ce1" office:value-type="time" office:time-value="PT14H07M00S">
            <text:p>14:07</text:p>
          </table:table-cell>
          <table:table-cell office:value-type="float" office:value="269">
            <text:p>26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01">
            <text:p>2021/12/01</text:p>
          </table:table-cell>
          <table:table-cell table:style-name="ce1" office:value-type="string">
            <text:p>農曆10月27日</text:p>
          </table:table-cell>
          <table:table-cell/>
          <table:table-cell table:style-name="ce1" office:value-type="time" office:time-value="PT02H43M00S">
            <text:p>02:43</text:p>
          </table:table-cell>
          <table:table-cell office:value-type="float" office:value="95">
            <text:p>95</text:p>
          </table:table-cell>
          <table:table-cell/>
          <table:table-cell table:style-name="ce1" office:value-type="time" office:time-value="PT08H47M00S">
            <text:p>08:47</text:p>
          </table:table-cell>
          <table:table-cell office:value-type="string">
            <text:p>59S</text:p>
          </table:table-cell>
          <table:table-cell/>
          <table:table-cell table:style-name="ce1" office:value-type="time" office:time-value="PT14H44M00S">
            <text:p>14:44</text:p>
          </table:table-cell>
          <table:table-cell office:value-type="float" office:value="262">
            <text:p>26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02">
            <text:p>2021/12/02</text:p>
          </table:table-cell>
          <table:table-cell table:style-name="ce1" office:value-type="string">
            <text:p>農曆10月28日</text:p>
          </table:table-cell>
          <table:table-cell/>
          <table:table-cell table:style-name="ce1" office:value-type="time" office:time-value="PT03H47M00S">
            <text:p>03:47</text:p>
          </table:table-cell>
          <table:table-cell office:value-type="float" office:value="102">
            <text:p>102</text:p>
          </table:table-cell>
          <table:table-cell/>
          <table:table-cell table:style-name="ce1" office:value-type="time" office:time-value="PT09H38M00S">
            <text:p>09:38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15H24M00S">
            <text:p>15:24</text:p>
          </table:table-cell>
          <table:table-cell office:value-type="float" office:value="255">
            <text:p>25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03">
            <text:p>2021/12/03</text:p>
          </table:table-cell>
          <table:table-cell table:style-name="ce1" office:value-type="string">
            <text:p>農曆10月29日</text:p>
          </table:table-cell>
          <table:table-cell/>
          <table:table-cell table:style-name="ce1" office:value-type="time" office:time-value="PT04H54M00S">
            <text:p>04:54</text:p>
          </table:table-cell>
          <table:table-cell office:value-type="float" office:value="109">
            <text:p>109</text:p>
          </table:table-cell>
          <table:table-cell/>
          <table:table-cell table:style-name="ce1" office:value-type="time" office:time-value="PT10H34M00S">
            <text:p>10:34</text:p>
          </table:table-cell>
          <table:table-cell office:value-type="string">
            <text:p>46S</text:p>
          </table:table-cell>
          <table:table-cell/>
          <table:table-cell table:style-name="ce1" office:value-type="time" office:time-value="PT16H10M00S">
            <text:p>16:10</text:p>
          </table:table-cell>
          <table:table-cell office:value-type="float" office:value="249">
            <text:p>24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04">
            <text:p>2021/12/04</text:p>
          </table:table-cell>
          <table:table-cell table:style-name="ce1" office:value-type="string">
            <text:p>農曆11月1日</text:p>
          </table:table-cell>
          <table:table-cell/>
          <table:table-cell table:style-name="ce1" office:value-type="time" office:time-value="PT06H05M00S">
            <text:p>06:05</text:p>
          </table:table-cell>
          <table:table-cell office:value-type="float" office:value="114">
            <text:p>114</text:p>
          </table:table-cell>
          <table:table-cell/>
          <table:table-cell table:style-name="ce1" office:value-type="time" office:time-value="PT11H35M00S">
            <text:p>11:35</text:p>
          </table:table-cell>
          <table:table-cell office:value-type="string">
            <text:p>42S</text:p>
          </table:table-cell>
          <table:table-cell/>
          <table:table-cell table:style-name="ce1" office:value-type="time" office:time-value="PT17H02M00S">
            <text:p>17:02</text:p>
          </table:table-cell>
          <table:table-cell office:value-type="float" office:value="244">
            <text:p>24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05">
            <text:p>2021/12/05</text:p>
          </table:table-cell>
          <table:table-cell table:style-name="ce1" office:value-type="string">
            <text:p>農曆11月2日</text:p>
          </table:table-cell>
          <table:table-cell/>
          <table:table-cell table:style-name="ce1" office:value-type="time" office:time-value="PT07H17M00S">
            <text:p>07:17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12H40M00S">
            <text:p>12:40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18H01M00S">
            <text:p>18:01</text:p>
          </table:table-cell>
          <table:table-cell office:value-type="float" office:value="241">
            <text:p>24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06">
            <text:p>2021/12/06</text:p>
          </table:table-cell>
          <table:table-cell table:style-name="ce1" office:value-type="string">
            <text:p>農曆11月3日</text:p>
          </table:table-cell>
          <table:table-cell/>
          <table:table-cell table:style-name="ce1" office:value-type="time" office:time-value="PT08H26M00S">
            <text:p>08:26</text:p>
          </table:table-cell>
          <table:table-cell office:value-type="float" office:value="119">
            <text:p>119</text:p>
          </table:table-cell>
          <table:table-cell/>
          <table:table-cell table:style-name="ce1" office:value-type="time" office:time-value="PT13H46M00S">
            <text:p>13:46</text:p>
          </table:table-cell>
          <table:table-cell office:value-type="string">
            <text:p>38S</text:p>
          </table:table-cell>
          <table:table-cell/>
          <table:table-cell table:style-name="ce1" office:value-type="time" office:time-value="PT19H07M00S">
            <text:p>19:07</text:p>
          </table:table-cell>
          <table:table-cell office:value-type="float" office:value="241">
            <text:p>24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07">
            <text:p>2021/12/07</text:p>
          </table:table-cell>
          <table:table-cell table:style-name="ce1" office:value-type="string">
            <text:p>農曆11月4日</text:p>
          </table:table-cell>
          <table:table-cell/>
          <table:table-cell table:style-name="ce1" office:value-type="time" office:time-value="PT09H29M00S">
            <text:p>09:29</text:p>
          </table:table-cell>
          <table:table-cell office:value-type="float" office:value="118">
            <text:p>118</text:p>
          </table:table-cell>
          <table:table-cell/>
          <table:table-cell table:style-name="ce1" office:value-type="time" office:time-value="PT14H51M00S">
            <text:p>14:51</text:p>
          </table:table-cell>
          <table:table-cell office:value-type="string">
            <text:p>39S</text:p>
          </table:table-cell>
          <table:table-cell/>
          <table:table-cell table:style-name="ce1" office:value-type="time" office:time-value="PT20H15M00S">
            <text:p>20:15</text:p>
          </table:table-cell>
          <table:table-cell office:value-type="float" office:value="243">
            <text:p>243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08">
            <text:p>2021/12/08</text:p>
          </table:table-cell>
          <table:table-cell table:style-name="ce1" office:value-type="string">
            <text:p>農曆11月5日</text:p>
          </table:table-cell>
          <table:table-cell/>
          <table:table-cell table:style-name="ce1" office:value-type="time" office:time-value="PT10H24M00S">
            <text:p>10:24</text:p>
          </table:table-cell>
          <table:table-cell office:value-type="float" office:value="115">
            <text:p>115</text:p>
          </table:table-cell>
          <table:table-cell/>
          <table:table-cell table:style-name="ce1" office:value-type="time" office:time-value="PT15H51M00S">
            <text:p>15:51</text:p>
          </table:table-cell>
          <table:table-cell office:value-type="string">
            <text:p>43S</text:p>
          </table:table-cell>
          <table:table-cell/>
          <table:table-cell table:style-name="ce1" office:value-type="time" office:time-value="PT21H21M00S">
            <text:p>21:21</text:p>
          </table:table-cell>
          <table:table-cell office:value-type="float" office:value="247">
            <text:p>24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09">
            <text:p>2021/12/09</text:p>
          </table:table-cell>
          <table:table-cell table:style-name="ce1" office:value-type="string">
            <text:p>農曆11月6日</text:p>
          </table:table-cell>
          <table:table-cell/>
          <table:table-cell table:style-name="ce1" office:value-type="time" office:time-value="PT11H10M00S">
            <text:p>11:10</text:p>
          </table:table-cell>
          <table:table-cell office:value-type="float" office:value="111">
            <text:p>111</text:p>
          </table:table-cell>
          <table:table-cell/>
          <table:table-cell table:style-name="ce1" office:value-type="time" office:time-value="PT16H45M00S">
            <text:p>16:45</text:p>
          </table:table-cell>
          <table:table-cell office:value-type="string">
            <text:p>47S</text:p>
          </table:table-cell>
          <table:table-cell/>
          <table:table-cell table:style-name="ce1" office:value-type="time" office:time-value="PT22H25M00S">
            <text:p>22:25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10">
            <text:p>2021/12/10</text:p>
          </table:table-cell>
          <table:table-cell table:style-name="ce1" office:value-type="string">
            <text:p>農曆11月7日</text:p>
          </table:table-cell>
          <table:table-cell/>
          <table:table-cell table:style-name="ce1" office:value-type="time" office:time-value="PT11H50M00S">
            <text:p>11:50</text:p>
          </table:table-cell>
          <table:table-cell office:value-type="float" office:value="105">
            <text:p>105</text:p>
          </table:table-cell>
          <table:table-cell/>
          <table:table-cell table:style-name="ce1" office:value-type="time" office:time-value="PT17H35M00S">
            <text:p>17:35</text:p>
          </table:table-cell>
          <table:table-cell office:value-type="string">
            <text:p>52S</text:p>
          </table:table-cell>
          <table:table-cell/>
          <table:table-cell table:style-name="ce1" office:value-type="time" office:time-value="PT23H24M00S">
            <text:p>23:24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11">
            <text:p>2021/12/11</text:p>
          </table:table-cell>
          <table:table-cell table:style-name="ce1" office:value-type="string">
            <text:p>農曆11月8日</text:p>
          </table:table-cell>
          <table:table-cell/>
          <table:table-cell table:style-name="ce1" office:value-type="time" office:time-value="PT12H25M00S">
            <text:p>12:25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18H20M00S">
            <text:p>18:20</text:p>
          </table:table-cell>
          <table:table-cell office:value-type="string">
            <text:p>58S</text:p>
          </table:table-cell>
          <table:table-cell table:number-columns-repeated="1015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12">
            <text:p>2021/12/12</text:p>
          </table:table-cell>
          <table:table-cell table:style-name="ce1" office:value-type="string">
            <text:p>農曆11月9日</text:p>
          </table:table-cell>
          <table:table-cell/>
          <table:table-cell table:style-name="ce1" office:value-type="time" office:time-value="PT12H58M00S">
            <text:p>12:58</text:p>
          </table:table-cell>
          <table:table-cell office:value-type="float" office:value="93">
            <text:p>93</text:p>
          </table:table-cell>
          <table:table-cell/>
          <table:table-cell table:style-name="ce1" office:value-type="time" office:time-value="PT19H03M00S">
            <text:p>19:03</text:p>
          </table:table-cell>
          <table:table-cell office:value-type="string">
            <text:p>64S</text:p>
          </table:table-cell>
          <table:table-cell/>
          <table:table-cell table:style-name="ce1" office:value-type="time" office:time-value="PT00H20M00S">
            <text:p>00:20</text:p>
          </table:table-cell>
          <table:table-cell office:value-type="float" office:value="264">
            <text:p>26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13">
            <text:p>2021/12/13</text:p>
          </table:table-cell>
          <table:table-cell table:style-name="ce1" office:value-type="string">
            <text:p>農曆11月10日</text:p>
          </table:table-cell>
          <table:table-cell/>
          <table:table-cell table:style-name="ce1" office:value-type="time" office:time-value="PT13H29M00S">
            <text:p>13:29</text:p>
          </table:table-cell>
          <table:table-cell office:value-type="float" office:value="87">
            <text:p>87</text:p>
          </table:table-cell>
          <table:table-cell/>
          <table:table-cell table:style-name="ce1" office:value-type="time" office:time-value="PT19H44M00S">
            <text:p>19:44</text:p>
          </table:table-cell>
          <table:table-cell office:value-type="string">
            <text:p>69S</text:p>
          </table:table-cell>
          <table:table-cell/>
          <table:table-cell table:style-name="ce1" office:value-type="time" office:time-value="PT01H13M00S">
            <text:p>01:13</text:p>
          </table:table-cell>
          <table:table-cell office:value-type="float" office:value="270">
            <text:p>270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14">
            <text:p>2021/12/14</text:p>
          </table:table-cell>
          <table:table-cell table:style-name="ce1" office:value-type="string">
            <text:p>農曆11月11日</text:p>
          </table:table-cell>
          <table:table-cell/>
          <table:table-cell table:style-name="ce1" office:value-type="time" office:time-value="PT14H00M00S">
            <text:p>14:00</text:p>
          </table:table-cell>
          <table:table-cell office:value-type="float" office:value="81">
            <text:p>81</text:p>
          </table:table-cell>
          <table:table-cell/>
          <table:table-cell table:style-name="ce1" office:value-type="time" office:time-value="PT20H26M00S">
            <text:p>20:26</text:p>
          </table:table-cell>
          <table:table-cell office:value-type="string">
            <text:p>75S</text:p>
          </table:table-cell>
          <table:table-cell/>
          <table:table-cell table:style-name="ce1" office:value-type="time" office:time-value="PT02H05M00S">
            <text:p>02:05</text:p>
          </table:table-cell>
          <table:table-cell office:value-type="float" office:value="276">
            <text:p>27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15">
            <text:p>2021/12/15</text:p>
          </table:table-cell>
          <table:table-cell table:style-name="ce1" office:value-type="string">
            <text:p>農曆11月12日</text:p>
          </table:table-cell>
          <table:table-cell/>
          <table:table-cell table:style-name="ce1" office:value-type="time" office:time-value="PT14H32M00S">
            <text:p>14:32</text:p>
          </table:table-cell>
          <table:table-cell office:value-type="float" office:value="75">
            <text:p>75</text:p>
          </table:table-cell>
          <table:table-cell/>
          <table:table-cell table:style-name="ce1" office:value-type="time" office:time-value="PT21H08M00S">
            <text:p>21:08</text:p>
          </table:table-cell>
          <table:table-cell office:value-type="string">
            <text:p>80S</text:p>
          </table:table-cell>
          <table:table-cell/>
          <table:table-cell table:style-name="ce1" office:value-type="time" office:time-value="PT02H57M00S">
            <text:p>02:57</text:p>
          </table:table-cell>
          <table:table-cell office:value-type="float" office:value="282">
            <text:p>28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16">
            <text:p>2021/12/16</text:p>
          </table:table-cell>
          <table:table-cell table:style-name="ce1" office:value-type="string">
            <text:p>農曆11月13日</text:p>
          </table:table-cell>
          <table:table-cell/>
          <table:table-cell table:style-name="ce1" office:value-type="time" office:time-value="PT15H06M00S">
            <text:p>15:06</text:p>
          </table:table-cell>
          <table:table-cell office:value-type="float" office:value="70">
            <text:p>70</text:p>
          </table:table-cell>
          <table:table-cell/>
          <table:table-cell table:style-name="ce1" office:value-type="time" office:time-value="PT21H52M00S">
            <text:p>21:52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03H50M00S">
            <text:p>03:50</text:p>
          </table:table-cell>
          <table:table-cell office:value-type="float" office:value="288">
            <text:p>28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17">
            <text:p>2021/12/17</text:p>
          </table:table-cell>
          <table:table-cell table:style-name="ce1" office:value-type="string">
            <text:p>農曆11月14日</text:p>
          </table:table-cell>
          <table:table-cell/>
          <table:table-cell table:style-name="ce1" office:value-type="time" office:time-value="PT15H43M00S">
            <text:p>15:43</text:p>
          </table:table-cell>
          <table:table-cell office:value-type="float" office:value="66">
            <text:p>66</text:p>
          </table:table-cell>
          <table:table-cell/>
          <table:table-cell table:style-name="ce1" office:value-type="time" office:time-value="PT22H38M00S">
            <text:p>22:38</text:p>
          </table:table-cell>
          <table:table-cell office:value-type="string">
            <text:p>88S</text:p>
          </table:table-cell>
          <table:table-cell/>
          <table:table-cell table:style-name="ce1" office:value-type="time" office:time-value="PT04H43M00S">
            <text:p>04:43</text:p>
          </table:table-cell>
          <table:table-cell office:value-type="float" office:value="292">
            <text:p>29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18">
            <text:p>2021/12/18</text:p>
          </table:table-cell>
          <table:table-cell table:style-name="ce1" office:value-type="string">
            <text:p>農曆11月15日</text:p>
          </table:table-cell>
          <table:table-cell/>
          <table:table-cell table:style-name="ce1" office:value-type="time" office:time-value="PT16H25M00S">
            <text:p>16:25</text:p>
          </table:table-cell>
          <table:table-cell office:value-type="float" office:value="63">
            <text:p>63</text:p>
          </table:table-cell>
          <table:table-cell/>
          <table:table-cell table:style-name="ce1" office:value-type="time" office:time-value="PT23H26M00S">
            <text:p>23:26</text:p>
          </table:table-cell>
          <table:table-cell office:value-type="string">
            <text:p>90N</text:p>
          </table:table-cell>
          <table:table-cell/>
          <table:table-cell table:style-name="ce1" office:value-type="time" office:time-value="PT05H37M00S">
            <text:p>05:37</text:p>
          </table:table-cell>
          <table:table-cell office:value-type="float" office:value="296">
            <text:p>296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19">
            <text:p>2021/12/19</text:p>
          </table:table-cell>
          <table:table-cell table:style-name="ce1" office:value-type="string">
            <text:p>農曆11月16日</text:p>
          </table:table-cell>
          <table:table-cell/>
          <table:table-cell table:style-name="ce1" office:value-type="time" office:time-value="PT17H11M00S">
            <text:p>17:11</text:p>
          </table:table-cell>
          <table:table-cell office:value-type="float" office:value="61">
            <text:p>61</text:p>
          </table:table-cell>
          <table:table-cell table:number-columns-repeated="4"/>
          <table:table-cell table:style-name="ce1" office:value-type="time" office:time-value="PT06H31M00S">
            <text:p>06:31</text:p>
          </table:table-cell>
          <table:table-cell office:value-type="float" office:value="298">
            <text:p>29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20">
            <text:p>2021/12/20</text:p>
          </table:table-cell>
          <table:table-cell table:style-name="ce1" office:value-type="string">
            <text:p>農曆11月17日</text:p>
          </table:table-cell>
          <table:table-cell/>
          <table:table-cell table:style-name="ce1" office:value-type="time" office:time-value="PT18H00M00S">
            <text:p>18:00</text:p>
          </table:table-cell>
          <table:table-cell office:value-type="float" office:value="61">
            <text:p>61</text:p>
          </table:table-cell>
          <table:table-cell/>
          <table:table-cell table:style-name="ce1" office:value-type="time" office:time-value="PT00H16M00S">
            <text:p>00:16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07H23M00S">
            <text:p>07:23</text:p>
          </table:table-cell>
          <table:table-cell office:value-type="float" office:value="299">
            <text:p>29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21">
            <text:p>2021/12/21</text:p>
          </table:table-cell>
          <table:table-cell table:style-name="ce1" office:value-type="string">
            <text:p>農曆11月18日</text:p>
          </table:table-cell>
          <table:table-cell/>
          <table:table-cell table:style-name="ce1" office:value-type="time" office:time-value="PT18H54M00S">
            <text:p>18:54</text:p>
          </table:table-cell>
          <table:table-cell office:value-type="float" office:value="62">
            <text:p>62</text:p>
          </table:table-cell>
          <table:table-cell/>
          <table:table-cell table:style-name="ce1" office:value-type="time" office:time-value="PT01H07M00S">
            <text:p>01:07</text:p>
          </table:table-cell>
          <table:table-cell office:value-type="string">
            <text:p>89N</text:p>
          </table:table-cell>
          <table:table-cell/>
          <table:table-cell table:style-name="ce1" office:value-type="time" office:time-value="PT08H13M00S">
            <text:p>08:13</text:p>
          </table:table-cell>
          <table:table-cell office:value-type="float" office:value="299">
            <text:p>29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22">
            <text:p>2021/12/22</text:p>
          </table:table-cell>
          <table:table-cell table:style-name="ce1" office:value-type="string">
            <text:p>農曆11月19日</text:p>
          </table:table-cell>
          <table:table-cell/>
          <table:table-cell table:style-name="ce1" office:value-type="time" office:time-value="PT19H49M00S">
            <text:p>19:49</text:p>
          </table:table-cell>
          <table:table-cell office:value-type="float" office:value="64">
            <text:p>64</text:p>
          </table:table-cell>
          <table:table-cell/>
          <table:table-cell table:style-name="ce1" office:value-type="time" office:time-value="PT01H58M00S">
            <text:p>01:58</text:p>
          </table:table-cell>
          <table:table-cell office:value-type="string">
            <text:p>90S</text:p>
          </table:table-cell>
          <table:table-cell/>
          <table:table-cell table:style-name="ce1" office:value-type="time" office:time-value="PT09H00M00S">
            <text:p>09:00</text:p>
          </table:table-cell>
          <table:table-cell office:value-type="float" office:value="297">
            <text:p>297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23">
            <text:p>2021/12/23</text:p>
          </table:table-cell>
          <table:table-cell table:style-name="ce1" office:value-type="string">
            <text:p>農曆11月20日</text:p>
          </table:table-cell>
          <table:table-cell/>
          <table:table-cell table:style-name="ce1" office:value-type="time" office:time-value="PT20H45M00S">
            <text:p>20:45</text:p>
          </table:table-cell>
          <table:table-cell office:value-type="float" office:value="68">
            <text:p>68</text:p>
          </table:table-cell>
          <table:table-cell/>
          <table:table-cell table:style-name="ce1" office:value-type="time" office:time-value="PT02H48M00S">
            <text:p>02:48</text:p>
          </table:table-cell>
          <table:table-cell office:value-type="string">
            <text:p>87S</text:p>
          </table:table-cell>
          <table:table-cell/>
          <table:table-cell table:style-name="ce1" office:value-type="time" office:time-value="PT09H42M00S">
            <text:p>09:42</text:p>
          </table:table-cell>
          <table:table-cell office:value-type="float" office:value="294">
            <text:p>29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24">
            <text:p>2021/12/24</text:p>
          </table:table-cell>
          <table:table-cell table:style-name="ce1" office:value-type="string">
            <text:p>農曆11月21日</text:p>
          </table:table-cell>
          <table:table-cell/>
          <table:table-cell table:style-name="ce1" office:value-type="time" office:time-value="PT21H41M00S">
            <text:p>21:41</text:p>
          </table:table-cell>
          <table:table-cell office:value-type="float" office:value="73">
            <text:p>73</text:p>
          </table:table-cell>
          <table:table-cell/>
          <table:table-cell table:style-name="ce1" office:value-type="time" office:time-value="PT03H36M00S">
            <text:p>03:36</text:p>
          </table:table-cell>
          <table:table-cell office:value-type="string">
            <text:p>84S</text:p>
          </table:table-cell>
          <table:table-cell/>
          <table:table-cell table:style-name="ce1" office:value-type="time" office:time-value="PT10H21M00S">
            <text:p>10:21</text:p>
          </table:table-cell>
          <table:table-cell office:value-type="float" office:value="289">
            <text:p>289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25">
            <text:p>2021/12/25</text:p>
          </table:table-cell>
          <table:table-cell table:style-name="ce1" office:value-type="string">
            <text:p>農曆11月22日</text:p>
          </table:table-cell>
          <table:table-cell/>
          <table:table-cell table:style-name="ce1" office:value-type="time" office:time-value="PT22H36M00S">
            <text:p>22:36</text:p>
          </table:table-cell>
          <table:table-cell office:value-type="float" office:value="79">
            <text:p>79</text:p>
          </table:table-cell>
          <table:table-cell/>
          <table:table-cell table:style-name="ce1" office:value-type="time" office:time-value="PT04H22M00S">
            <text:p>04:22</text:p>
          </table:table-cell>
          <table:table-cell office:value-type="string">
            <text:p>79S</text:p>
          </table:table-cell>
          <table:table-cell/>
          <table:table-cell table:style-name="ce1" office:value-type="time" office:time-value="PT10H57M00S">
            <text:p>10:57</text:p>
          </table:table-cell>
          <table:table-cell office:value-type="float" office:value="284">
            <text:p>284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26">
            <text:p>2021/12/26</text:p>
          </table:table-cell>
          <table:table-cell table:style-name="ce1" office:value-type="string">
            <text:p>農曆11月23日</text:p>
          </table:table-cell>
          <table:table-cell/>
          <table:table-cell table:style-name="ce1" office:value-type="time" office:time-value="PT23H33M00S">
            <text:p>23:33</text:p>
          </table:table-cell>
          <table:table-cell office:value-type="float" office:value="85">
            <text:p>85</text:p>
          </table:table-cell>
          <table:table-cell/>
          <table:table-cell table:style-name="ce1" office:value-type="time" office:time-value="PT05H07M00S">
            <text:p>05:07</text:p>
          </table:table-cell>
          <table:table-cell office:value-type="string">
            <text:p>74S</text:p>
          </table:table-cell>
          <table:table-cell/>
          <table:table-cell table:style-name="ce1" office:value-type="time" office:time-value="PT11H31M00S">
            <text:p>11:31</text:p>
          </table:table-cell>
          <table:table-cell office:value-type="float" office:value="278">
            <text:p>27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27">
            <text:p>2021/12/27</text:p>
          </table:table-cell>
          <table:table-cell table:style-name="ce1" office:value-type="string">
            <text:p>農曆11月24日</text:p>
          </table:table-cell>
          <table:table-cell table:number-columns-repeated="4"/>
          <table:table-cell table:style-name="ce1" office:value-type="time" office:time-value="PT05H52M00S">
            <text:p>05:52</text:p>
          </table:table-cell>
          <table:table-cell office:value-type="string">
            <text:p>68S</text:p>
          </table:table-cell>
          <table:table-cell/>
          <table:table-cell table:style-name="ce1" office:value-type="time" office:time-value="PT12H05M00S">
            <text:p>12:05</text:p>
          </table:table-cell>
          <table:table-cell office:value-type="float" office:value="271">
            <text:p>271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28">
            <text:p>2021/12/28</text:p>
          </table:table-cell>
          <table:table-cell table:style-name="ce1" office:value-type="string">
            <text:p>農曆11月25日</text:p>
          </table:table-cell>
          <table:table-cell/>
          <table:table-cell table:style-name="ce1" office:value-type="time" office:time-value="PT00H30M00S">
            <text:p>00:30</text:p>
          </table:table-cell>
          <table:table-cell office:value-type="float" office:value="92">
            <text:p>92</text:p>
          </table:table-cell>
          <table:table-cell/>
          <table:table-cell table:style-name="ce1" office:value-type="time" office:time-value="PT06H37M00S">
            <text:p>06:37</text:p>
          </table:table-cell>
          <table:table-cell office:value-type="string">
            <text:p>61S</text:p>
          </table:table-cell>
          <table:table-cell/>
          <table:table-cell table:style-name="ce1" office:value-type="time" office:time-value="PT12H39M00S">
            <text:p>12:39</text:p>
          </table:table-cell>
          <table:table-cell office:value-type="float" office:value="265">
            <text:p>265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29">
            <text:p>2021/12/29</text:p>
          </table:table-cell>
          <table:table-cell table:style-name="ce1" office:value-type="string">
            <text:p>農曆11月26日</text:p>
          </table:table-cell>
          <table:table-cell/>
          <table:table-cell table:style-name="ce1" office:value-type="time" office:time-value="PT01H29M00S">
            <text:p>01:29</text:p>
          </table:table-cell>
          <table:table-cell office:value-type="float" office:value="99">
            <text:p>99</text:p>
          </table:table-cell>
          <table:table-cell/>
          <table:table-cell table:style-name="ce1" office:value-type="time" office:time-value="PT07H26M00S">
            <text:p>07:26</text:p>
          </table:table-cell>
          <table:table-cell office:value-type="string">
            <text:p>55S</text:p>
          </table:table-cell>
          <table:table-cell/>
          <table:table-cell table:style-name="ce1" office:value-type="time" office:time-value="PT13H16M00S">
            <text:p>13:16</text:p>
          </table:table-cell>
          <table:table-cell office:value-type="float" office:value="258">
            <text:p>258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30">
            <text:p>2021/12/30</text:p>
          </table:table-cell>
          <table:table-cell table:style-name="ce1" office:value-type="string">
            <text:p>農曆11月27日</text:p>
          </table:table-cell>
          <table:table-cell/>
          <table:table-cell table:style-name="ce1" office:value-type="time" office:time-value="PT02H32M00S">
            <text:p>02:32</text:p>
          </table:table-cell>
          <table:table-cell office:value-type="float" office:value="106">
            <text:p>106</text:p>
          </table:table-cell>
          <table:table-cell/>
          <table:table-cell table:style-name="ce1" office:value-type="time" office:time-value="PT08H17M00S">
            <text:p>08:17</text:p>
          </table:table-cell>
          <table:table-cell office:value-type="string">
            <text:p>49S</text:p>
          </table:table-cell>
          <table:table-cell/>
          <table:table-cell table:style-name="ce1" office:value-type="time" office:time-value="PT13H57M00S">
            <text:p>13:57</text:p>
          </table:table-cell>
          <table:table-cell office:value-type="float" office:value="252">
            <text:p>252</text:p>
          </table:table-cell>
          <table:table-cell table:number-columns-repeated="1012"/>
        </table:table-row>
        <table:table-row table:style-name="ro2">
          <table:table-cell office:value-type="string">
            <text:p>新竹</text:p>
          </table:table-cell>
          <table:table-cell table:style-name="ce3" office:value-type="date" office:date-value="2021-12-31">
            <text:p>2021/12/31</text:p>
          </table:table-cell>
          <table:table-cell table:style-name="ce1" office:value-type="string">
            <text:p>農曆11月28日</text:p>
          </table:table-cell>
          <table:table-cell/>
          <table:table-cell table:style-name="ce1" office:value-type="time" office:time-value="PT03H39M00S">
            <text:p>03:39</text:p>
          </table:table-cell>
          <table:table-cell office:value-type="float" office:value="112">
            <text:p>112</text:p>
          </table:table-cell>
          <table:table-cell/>
          <table:table-cell table:style-name="ce1" office:value-type="time" office:time-value="PT09H14M00S">
            <text:p>09:14</text:p>
          </table:table-cell>
          <table:table-cell office:value-type="string">
            <text:p>44S</text:p>
          </table:table-cell>
          <table:table-cell/>
          <table:table-cell table:style-name="ce1" office:value-type="time" office:time-value="PT14H44M00S">
            <text:p>14:44</text:p>
          </table:table-cell>
          <table:table-cell office:value-type="float" office:value="246">
            <text:p>246</text:p>
          </table:table-cell>
          <table:table-cell table:number-columns-repeated="1012"/>
        </table:table-row>
        <table:table-row table:style-name="ro1" table:number-rows-repeated="104747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新細明體" svg:font-family="新細明體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/</number:text>
      <number:month number:style="long"/>
      <number:text>/</number:text>
      <number:day number:style="long"/>
    </number:date-style>
    <number:date-style style:name="N118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新細明體" fo:font-size="12pt" style:font-name-asian="新細明體" style:font-size-asian="12pt" style:font-name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2018/12/11</text:date>, <text:time>14:06:0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title>新竹月出月沒時刻表</dc:title>
    <dc:description>月出月沒時刻查詢</dc:description>
    <dc:subject>新竹月出月沒時刻</dc:subject>
    <meta:keyword>月出月沒時刻</meta:keyword>
    <meta:initial-creator>交通部中央氣象局天文站</meta:initial-creator>
    <dc:creator>振豐 鄭</dc:creator>
    <meta:creation-date>2007-12-03T05:35:03</meta:creation-date>
    <dc:date>2018-12-11T14:06:01.43</dc:date>
    <meta:editing-cycles>1</meta:editing-cycles>
    <meta:editing-duration>PT15S</meta:editing-duration>
    <meta:document-statistic meta:table-count="1" meta:cell-count="9651" meta:object-count="0"/>
  </office:meta>
</office:document-meta>
</file>